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Excel_32_Built-in_32_Comma" style:data-style-name="N4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6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3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4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Comma" style:data-style-name="N3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3">
      <style:table-cell-properties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Millares" style:data-style-name="N4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Millares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Millares" style:data-style-name="N4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4" style:family="table-cell" style:parent-style-name="Millares" style:data-style-name="N4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5" style:family="table-cell" style:parent-style-name="Millares" style:data-style-name="N42">
      <style:table-cell-properties fo:border-top="none" fo:border-bottom="thin solid #000000" fo:border-left="none" fo:border-right="none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6" style:family="table-cell" style:parent-style-name="Millares" style:data-style-name="N4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7" style:family="table-cell" style:parent-style-name="Millares" style:data-style-name="N42">
      <style:table-cell-properties fo:border-top="thin solid #000000" fo:border-bottom="none" fo:border-left="none" fo:border-right="none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Millares" style:data-style-name="N4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81" style:family="table-cell" style:parent-style-name="Millares" style:data-style-name="N42">
      <style:table-cell-properties fo:border-top="thin solid #000000" fo:border-bottom="none" fo:border-left="none" fo:border-right="thin solid #000000" fo:background-color="#FFFFFF"/>
    </style:style>
    <style:style style:name="ce82" style:family="table-cell" style:parent-style-name="Millares" style:data-style-name="N42">
      <style:table-cell-properties fo:border-top="thin solid #000000" fo:border-bottom="none" fo:border-left="thin solid #000000" fo:border-right="thin solid #000000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weight="bold" style:font-weight-asian="bold" style:font-weight-complex="bold"/>
    </style:style>
    <style:style style:name="ce84" style:family="table-cell" style:parent-style-name="Millares" style:data-style-name="N42">
      <style:table-cell-properties fo:border-top="none" fo:border-bottom="none" fo:border-left="none" fo:border-right="thin solid #000000" fo:background-color="#FFFFFF"/>
    </style:style>
    <style:style style:name="ce85" style:family="table-cell" style:parent-style-name="Millares" style:data-style-name="N42">
      <style:table-cell-properties fo:border-top="none" fo:border-bottom="none" fo:border-left="thin solid #000000" fo:border-right="thin solid #000000" fo:background-color="#FFFFFF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353cm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90" style:family="table-cell" style:parent-style-name="Millares" style:data-style-name="N42">
      <style:table-cell-properties fo:border-top="thin solid #000000" fo:border-bottom="thin solid #000000" fo:border-left="none" fo:border-right="thin solid #000000" fo:background-color="#FFFFFF"/>
      <style:text-properties fo:font-weight="bold" style:font-weight-asian="bold" style:font-weight-complex="bold"/>
    </style:style>
    <style:style style:name="ce91" style:family="table-cell" style:parent-style-name="Millares" style:data-style-name="N42">
      <style:table-cell-properties fo:border="thin solid #000000" fo:background-color="#FFFFFF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0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2" style:font-name-asian="Arial2" style:font-name-complex="Arial2" fo:font-size="16pt" style:font-size-asian="16pt" style:font-size-complex="16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02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3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fo:background-color="#FFFFFF"/>
    </style:style>
    <style:style style:name="ce10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8" style:family="table-cell" style:parent-style-name="Excel_32_Built-in_32_Comma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16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font-family-generic="swiss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 Light" style:font-name-asian="Calibri Light" style:font-name-complex="Calibri Light" style:font-family-generic="swiss"/>
    </style:style>
    <style:style style:name="ce12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text-underline-style="solid" style:text-underline-type="single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4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0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31" style:family="table-cell" style:parent-style-name="Default" style:data-style-name="N3">
      <style:table-cell-properties fo:border-top="none" fo:border-bottom="none" fo:border-left="thin solid #000000" fo:border-right="thin solid #000000" fo:background-color="#FFFFFF"/>
    </style:style>
    <style:style style:name="ce132" style:family="table-cell" style:parent-style-name="Normal_32_2" style:data-style-name="N0">
      <style:table-cell-properties fo:border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3" style:family="table-cell" style:parent-style-name="Default" style:data-style-name="N3">
      <style:table-cell-properties fo:border="thin solid #000000" fo:background-color="#FFFFFF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3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Default" style:data-style-name="N0">
      <style:table-cell-properties fo:border="thin solid #000000" style:vertical-align="middle" fo:background-color="#FFFFFF" style:rotation-angle="90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14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42" style:family="table-cell" style:parent-style-name="Default" style:data-style-name="N0"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6" style:family="table-cell" style:parent-style-name="Default" style:data-style-name="N0">
      <style:table-cell-properties fo:border="thin solid #000000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  <style:text-properties fo:font-size="9pt" style:font-size-asian="9pt" style:font-size-complex="9pt"/>
    </style:style>
    <style:style style:name="ce150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00"/>
      <style:text-properties fo:font-size="9pt" style:font-size-asian="9pt" style:font-size-complex="9pt"/>
    </style:style>
    <style:style style:name="ce151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52" style:family="table-cell" style:parent-style-name="Default" style:data-style-name="N3">
      <style:table-cell-properties fo:border-top="none" fo:border-bottom="none" fo:border-left="thin solid #000000" fo:border-right="thin solid #000000" fo:background-color="#FFFF00"/>
    </style:style>
    <style:style style:name="ce153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5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56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00"/>
    </style:style>
    <style:style style:name="ce157" style:family="table-cell" style:parent-style-name="Comma" style:data-style-name="N3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158" style:family="table-cell" style:parent-style-name="Comma" style:data-style-name="N3">
      <style:table-cell-properties fo:border="thin solid #000000" style:vertical-align="automatic" fo:background-color="#FFFF00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2" style:family="table-cell" style:parent-style-name="Pivot_32_Table_32_Field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63" style:family="table-cell" style:parent-style-name="Pivot_32_Table_32_Field" style:data-style-name="N0">
      <style:table-cell-properties style:vertical-align="automatic" fo:background-color="transparent"/>
    </style:style>
    <style:style style:name="ce164" style:family="table-cell" style:parent-style-name="Pivot_32_Table_32_Category" style:data-style-name="N4">
      <style:table-cell-properties style:vertical-align="automatic" fo:background-color="transparent" style:repeat-content="false"/>
      <style:paragraph-properties fo:text-align="start" fo:margin-left="0cm"/>
    </style:style>
    <style:style style:name="ce165" style:family="table-cell" style:parent-style-name="Default" style:data-style-name="N4"/>
    <style:style style:name="ce166" style:family="table-cell" style:parent-style-name="Pivot_32_Table_32_Field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167" style:family="table-cell" style:parent-style-name="Pivot_32_Table_32_Category" style:data-style-name="N4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9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0" style:family="table-cell" style:parent-style-name="Pivot_32_Table_32_Value" style:data-style-name="N4">
      <style:table-cell-properties fo:border-top="none" fo:border-bottom="none" fo:border-left="thin solid #000000" fo:border-right="thin solid #000000" style:vertical-align="automatic" fo:background-color="transparent"/>
    </style:style>
    <style:style style:name="ce171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172" style:family="table-cell" style:parent-style-name="Pivot_32_Table_32_Title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Pivot_32_Table_32_Result" style:data-style-name="N4">
      <style:table-cell-properties fo:border-top="none" fo:border-bottom="thin solid #000000" fo:border-left="thin solid #000000" fo:border-right="thin solid #000000" style:vertical-align="automatic" fo:background-color="transparent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7.11729166666667cm" style:use-optimal-column-width="true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11666666666667cm"/>
    </style:style>
    <style:style style:name="co11" style:family="table-column">
      <style:table-column-properties fo:break-before="auto" style:column-width="9.18104166666667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1.95791666666667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2.2225cm"/>
    </style:style>
    <style:style style:name="co22" style:family="table-column">
      <style:table-column-properties fo:break-before="auto" style:column-width="2.91041666666667cm"/>
    </style:style>
    <style:style style:name="co23" style:family="table-column">
      <style:table-column-properties fo:break-before="auto" style:column-width="9.78958333333333cm"/>
    </style:style>
    <style:style style:name="co24" style:family="table-column">
      <style:table-column-properties fo:break-before="auto" style:column-width="1.00541666666667cm"/>
    </style:style>
    <style:style style:name="co25" style:family="table-column">
      <style:table-column-properties fo:break-before="auto" style:column-width="3.30729166666667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22791666666667cm"/>
    </style:style>
    <style:style style:name="co29" style:family="table-column">
      <style:table-column-properties fo:break-before="auto" style:column-width="2.83104166666667cm"/>
    </style:style>
    <style:style style:name="co30" style:family="table-column">
      <style:table-column-properties fo:break-before="auto" style:column-width="2.48708333333333cm"/>
    </style:style>
    <style:style style:name="co31" style:family="table-column">
      <style:table-column-properties fo:break-before="auto" style:column-width="2.88395833333333cm"/>
    </style:style>
    <style:style style:name="co32" style:family="table-column">
      <style:table-column-properties fo:break-before="auto" style:column-width="9.55145833333333cm"/>
    </style:style>
    <style:style style:name="co33" style:family="table-column">
      <style:table-column-properties fo:break-before="auto" style:column-width="4.048125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2.51354166666667cm" style:use-optimal-column-width="true"/>
    </style:style>
    <style:style style:name="co37" style:family="table-column">
      <style:table-column-properties fo:break-before="auto" style:column-width="2.09020833333333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34.8720833333333cm"/>
    </style:style>
    <style:style style:name="co41" style:family="table-column">
      <style:table-column-properties fo:break-before="auto" style:column-width="4.65666666666667cm"/>
    </style:style>
    <style:style style:name="co42" style:family="table-column">
      <style:table-column-properties fo:break-before="auto" style:column-width="11.1125cm"/>
    </style:style>
    <style:style style:name="co43" style:family="table-column">
      <style:table-column-properties fo:break-before="auto" style:column-width="3.14854166666667cm"/>
    </style:style>
    <style:style style:name="co44" style:family="table-column">
      <style:table-column-properties fo:break-before="auto" style:column-width="3.75708333333333cm"/>
    </style:style>
    <style:style style:name="co45" style:family="table-column">
      <style:table-column-properties fo:break-before="auto" style:column-width="3.59833333333333cm"/>
    </style:style>
    <style:style style:name="co46" style:family="table-column">
      <style:table-column-properties fo:break-before="auto" style:column-width="0.926041666666667cm"/>
    </style:style>
    <style:style style:name="co47" style:family="table-column">
      <style:table-column-properties fo:break-before="auto" style:column-width="1.74625cm"/>
    </style:style>
    <style:style style:name="co48" style:family="table-column">
      <style:table-column-properties fo:break-before="auto" style:column-width="2.301875cm"/>
    </style:style>
    <style:style style:name="co49" style:family="table-column">
      <style:table-column-properties fo:break-before="auto" style:column-width="0.978958333333333cm"/>
    </style:style>
    <style:style style:name="co50" style:family="table-column">
      <style:table-column-properties fo:break-before="auto" style:column-width="1.16416666666667cm"/>
    </style:style>
    <style:style style:name="co51" style:family="table-column">
      <style:table-column-properties fo:break-before="auto" style:column-width="1.40229166666667cm"/>
    </style:style>
    <style:style style:name="co52" style:family="table-column">
      <style:table-column-properties fo:break-before="auto" style:column-width="1.984375cm"/>
    </style:style>
    <style:style style:name="co53" style:family="table-column">
      <style:table-column-properties fo:break-before="auto" style:column-width="3.65125cm"/>
    </style:style>
    <style:style style:name="co54" style:family="table-column">
      <style:table-column-properties fo:break-before="auto" style:column-width="3.889375cm"/>
    </style:style>
    <style:style style:name="co55" style:family="table-column">
      <style:table-column-properties fo:break-before="auto" style:column-width="1.21708333333333cm"/>
    </style:style>
    <style:style style:name="co56" style:family="table-column">
      <style:table-column-properties fo:break-before="auto" style:column-width="1.56104166666667cm"/>
    </style:style>
    <style:style style:name="co57" style:family="table-column">
      <style:table-column-properties fo:break-before="auto" style:column-width="1.53458333333333cm"/>
    </style:style>
    <style:style style:name="co58" style:family="table-column">
      <style:table-column-properties fo:break-before="auto" style:column-width="6.35cm"/>
    </style:style>
    <style:style style:name="co59" style:family="table-column">
      <style:table-column-properties fo:break-before="auto" style:column-width="25.955625cm"/>
    </style:style>
    <style:style style:name="co60" style:family="table-column">
      <style:table-column-properties fo:break-before="auto" style:column-width="4.7625cm"/>
    </style:style>
    <style:style style:name="co61" style:family="table-column">
      <style:table-column-properties fo:break-before="auto" style:column-width="1.87854166666667cm"/>
    </style:style>
    <style:style style:name="co62" style:family="table-column">
      <style:table-column-properties fo:break-before="auto" style:column-width="1.666875cm"/>
    </style:style>
    <style:style style:name="co63" style:family="table-column">
      <style:table-column-properties fo:break-before="auto" style:column-width="7.46125cm"/>
    </style:style>
    <style:style style:name="co64" style:family="table-column">
      <style:table-column-properties fo:break-before="auto" style:column-width="24.2622916666667cm"/>
    </style:style>
    <style:style style:name="co65" style:family="table-column">
      <style:table-column-properties fo:break-before="auto" style:column-width="25.902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4" table:default-cell-style-name="ce5"/>
        <table:table-column table:style-name="co1" table:default-cell-style-name="ce5"/>
        <table:table-column table:style-name="co9" table:number-columns-repeated="15368" table:default-cell-style-name="ce5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99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120" table:number-columns-spanned="2" table:number-rows-spanned="1" table:style-name="ce100">
            <text:p>7120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10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102">
            <text:p>Dara Macias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101">
            <text:p>Ingresos por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0-10-21T00:00:00" table:number-columns-spanned="2" table:number-rows-spanned="1" table:style-name="ce103">
            <text:p>21/10/2020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101">
            <text:p>Cedula resumen de Ventas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102">
            <text:p>Carlos Almeida</text:p>
          </table:table-cell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101">
            <text:p>Al 31 de Diciembre del 2020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104"/>
          <table:covered-table-cell/>
          <table:table-cell table:number-columns-repeated="45" table:style-name="ce4"/>
          <table:table-cell table:number-columns-repeated="16328"/>
        </table:table-row>
        <table:table-row table:style-name="ro2">
          <table:table-cell table:number-columns-repeated="16384" table:style-name="ce5"/>
        </table:table-row>
        <table:table-row table:style-name="ro3"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6">
            <text:p>Cuenta</text:p>
          </table:table-cell>
          <table:table-cell office:value-type="string" table:number-columns-spanned="1" table:number-rows-spanned="2" table:style-name="ce106">
            <text:p>Referencia</text:p>
          </table:table-cell>
          <table:table-cell office:value-type="string" table:style-name="ce7">
            <text:p>Saldos contables al</text:p>
          </table:table-cell>
          <table:table-cell office:value-type="string" table:number-columns-spanned="2" table:number-rows-spanned="1" table:style-name="ce107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6">
            <text:p>Cuenta</text:p>
          </table:table-cell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108">
            <text:p>Variacion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9">
            <text:p>31-oct-20</text:p>
          </table:table-cell>
          <table:table-cell office:value-type="string" table:style-name="ce10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0-12-31T00:00:00" table:style-name="ce9">
            <text:p>31-dic-20</text:p>
          </table:table-cell>
          <table:covered-table-cell/>
          <table:covered-table-cell/>
          <table:table-cell office:value-type="date" office:date-value="2019-12-31T00:00:00" table:style-name="ce9">
            <text:p>31-dic-19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23">
            <text:p>Ingresos por Actividades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2"/>
          <table:table-cell office:value-type="string" table:style-name="ce29">
            <text:p>Ingresos por Actividades</text:p>
          </table:table-cell>
          <table:table-cell table:style-name="ce30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4">
          <table:table-cell office:value-type="string" table:style-name="ce22">
            <text:p>4.1.2.1</text:p>
          </table:table-cell>
          <table:table-cell office:value-type="string" table:style-name="ce32">
            <text:p>Servicios de Publicidad</text:p>
          </table:table-cell>
          <table:table-cell office:value-type="string" table:number-columns-spanned="1" table:number-rows-spanned="2" table:style-name="ce109">
            <text:p>Prueba de Ventas</text:p>
          </table:table-cell>
          <table:table-cell office:value-type="float" office:value="922308.48" table:style-name="ce33">
            <text:p>922.308</text:p>
          </table:table-cell>
          <table:table-cell office:value-type="float" office:value="1306.2" table:style-name="ce34">
            <text:p>1.306</text:p>
          </table:table-cell>
          <table:table-cell office:value-type="float" office:value="217627.59" table:style-name="ce33">
            <text:p>217.628</text:p>
          </table:table-cell>
          <table:table-cell office:value-type="float" office:value="1138629.8700000001" table:formula="of:=[.D11]-[.E11]+[.F11]" table:style-name="ce35">
            <text:p>1.138.630</text:p>
          </table:table-cell>
          <table:table-cell office:value-type="string" table:style-name="ce22">
            <text:p>4.1.2.1</text:p>
          </table:table-cell>
          <table:table-cell office:value-type="string" table:style-name="ce36">
            <text:p>Servicios de Publicidad</text:p>
          </table:table-cell>
          <table:table-cell office:value-type="float" office:value="1086471" table:style-name="ce33">
            <text:p>1.086.471</text:p>
          </table:table-cell>
          <table:table-cell office:value-type="float" office:value="52158.870000000112" table:formula="of:=[.G11]-[.J11]" table:style-name="ce31">
            <text:p>52.159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2.2</text:p>
          </table:table-cell>
          <table:table-cell office:value-type="string" table:style-name="ce32">
            <text:p>Comisión de Agencia</text:p>
          </table:table-cell>
          <table:covered-table-cell/>
          <table:table-cell office:value-type="float" office:value="91407.57" table:style-name="ce33">
            <text:p>91.408</text:p>
          </table:table-cell>
          <table:table-cell office:value-type="float" office:value="130.62" table:style-name="ce34">
            <text:p>131</text:p>
          </table:table-cell>
          <table:table-cell office:value-type="float" office:value="22342.39" table:style-name="ce33">
            <text:p>22.342</text:p>
          </table:table-cell>
          <table:table-cell office:value-type="float" office:value="113619.34000000001" table:formula="of:=[.D12]-[.E12]+[.F12]" table:style-name="ce35">
            <text:p>113.619</text:p>
          </table:table-cell>
          <table:table-cell office:value-type="string" table:style-name="ce22">
            <text:p>4.1.2.2</text:p>
          </table:table-cell>
          <table:table-cell office:value-type="string" table:style-name="ce36">
            <text:p>Comisión de Agencia</text:p>
          </table:table-cell>
          <table:table-cell office:value-type="float" office:value="91131" table:style-name="ce33">
            <text:p>91.131</text:p>
          </table:table-cell>
          <table:table-cell office:value-type="float" office:value="22488.340000000011" table:formula="of:=[.G12]-[.J12]" table:style-name="ce31">
            <text:p>22.488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2.3</text:p>
          </table:table-cell>
          <table:table-cell office:value-type="string" table:style-name="ce32">
            <text:p>Eventos, Tickets T.H.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13]-[.E13]+[.F13]" table:style-name="ce35">
            <text:p>0</text:p>
          </table:table-cell>
          <table:table-cell office:value-type="string" table:style-name="ce22">
            <text:p>4.1.2.3</text:p>
          </table:table-cell>
          <table:table-cell office:value-type="string" table:style-name="ce36">
            <text:p>Eventos, Tickets T.H.</text:p>
          </table:table-cell>
          <table:table-cell office:value-type="float" office:value="60560" table:style-name="ce33">
            <text:p>60.560</text:p>
          </table:table-cell>
          <table:table-cell office:value-type="float" office:value="-60560" table:formula="of:=[.G13]-[.J13]" table:style-name="ce31">
            <text:p>-60.560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2.4</text:p>
          </table:table-cell>
          <table:table-cell office:value-type="string" table:style-name="ce32">
            <text:p>Auspicios T.H.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14]-[.E14]+[.F14]" table:style-name="ce35">
            <text:p>0</text:p>
          </table:table-cell>
          <table:table-cell office:value-type="string" table:style-name="ce22">
            <text:p>4.1.2.4</text:p>
          </table:table-cell>
          <table:table-cell office:value-type="string" table:style-name="ce36">
            <text:p>Auspicios T.H.</text:p>
          </table:table-cell>
          <table:table-cell office:value-type="float" office:value="33500" table:style-name="ce33">
            <text:p>33.500</text:p>
          </table:table-cell>
          <table:table-cell office:value-type="float" office:value="-33500" table:formula="of:=[.G14]-[.J14]" table:style-name="ce31">
            <text:p>-33.500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1.4</text:p>
          </table:table-cell>
          <table:table-cell office:value-type="string" table:style-name="ce32">
            <text:p>Rebajas y/o Descuentos sobre Venta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15]-[.E15]+[.F15]" table:style-name="ce35">
            <text:p>0</text:p>
          </table:table-cell>
          <table:table-cell office:value-type="string" table:style-name="ce22">
            <text:p>4.1.4</text:p>
          </table:table-cell>
          <table:table-cell office:value-type="string" table:style-name="ce36">
            <text:p>Rebajas y/o Descuentos sobre Ventas</text:p>
          </table:table-cell>
          <table:table-cell office:value-type="float" office:value="-10508" table:style-name="ce33">
            <text:p>-10.508</text:p>
          </table:table-cell>
          <table:table-cell office:value-type="float" office:value="10508" table:formula="of:=[.G15]-[.J15]" table:style-name="ce31">
            <text:p>10.508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table:number-columns-repeated="2"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37">
            <text:p>Otros Ingresos por Actividade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office:value-type="string" table:style-name="ce29">
            <text:p>Otros Ingresos por Actividades</text:p>
          </table:table-cell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2.1</text:p>
          </table:table-cell>
          <table:table-cell office:value-type="string" table:style-name="ce32">
            <text:p>Otros Ingreso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.01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-0.01" table:formula="of:=[.D18]-[.E18]+[.F18]" table:style-name="ce35">
            <text:p>0</text:p>
          </table:table-cell>
          <table:table-cell office:value-type="string" table:style-name="ce22">
            <text:p>4.2.1</text:p>
          </table:table-cell>
          <table:table-cell office:value-type="string" table:style-name="ce36">
            <text:p>Otros Ingresos</text:p>
          </table:table-cell>
          <table:table-cell office:value-type="float" office:value="169" table:style-name="ce33">
            <text:p>169</text:p>
          </table:table-cell>
          <table:table-cell office:value-type="float" office:value="-169.01" table:formula="of:=[.G18]-[.J18]" table:style-name="ce31">
            <text:p>-169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table:number-columns-repeated="2"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37">
            <text:p>Ingresos Financiero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office:value-type="string" table:style-name="ce29">
            <text:p>Ingresos Financieros</text:p>
          </table:table-cell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3.2</text:p>
          </table:table-cell>
          <table:table-cell office:value-type="string" table:style-name="ce32">
            <text:p>Intereses Ganados cuenta Ahorro</text:p>
          </table:table-cell>
          <table:table-cell table:style-name="ce32"/>
          <table:table-cell office:value-type="float" office:value="23.32" table:style-name="ce33">
            <text:p>23</text:p>
          </table:table-cell>
          <table:table-cell office:value-type="float" office:value="0" table:style-name="ce34">
            <text:p>0</text:p>
          </table:table-cell>
          <table:table-cell office:value-type="float" office:value="22.05" table:style-name="ce33">
            <text:p>22</text:p>
          </table:table-cell>
          <table:table-cell office:value-type="float" office:value="45.370000000000005" table:formula="of:=[.D21]-[.E21]+[.F21]" table:style-name="ce35">
            <text:p>45</text:p>
          </table:table-cell>
          <table:table-cell office:value-type="string" table:style-name="ce22">
            <text:p>4.3.2</text:p>
          </table:table-cell>
          <table:table-cell office:value-type="string" table:style-name="ce36">
            <text:p>Intereses Ganados cuenta Ahorro</text:p>
          </table:table-cell>
          <table:table-cell office:value-type="float" office:value="20" table:style-name="ce33">
            <text:p>20</text:p>
          </table:table-cell>
          <table:table-cell office:value-type="float" office:value="25.370000000000005" table:formula="of:=[.G21]-[.J21]" table:style-name="ce31">
            <text:p>25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table:number-columns-repeated="2"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22"/>
          <table:table-cell office:value-type="string" table:style-name="ce38">
            <text:p>Ingresos de Actividades no Ordinaria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office:value-type="string" table:style-name="ce29">
            <text:p>Ingresos de Actividades no Ordinarias</text:p>
          </table:table-cell>
          <table:table-cell table:style-name="ce33"/>
          <table:table-cell table:style-name="ce31"/>
          <table:table-cell table:number-columns-repeated="45" table:style-name="ce4"/>
          <table:table-cell table:number-columns-repeated="16328"/>
        </table:table-row>
        <table:table-row table:style-name="ro2">
          <table:table-cell office:value-type="string" table:style-name="ce22">
            <text:p>4.4.3</text:p>
          </table:table-cell>
          <table:table-cell office:value-type="string" table:style-name="ce32">
            <text:p>Otros Ingreso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table:style-name="ce34"/>
          <table:table-cell table:style-name="ce33"/>
          <table:table-cell office:value-type="float" office:value="0" table:formula="of:=[.D24]-[.E24]+[.F24]" table:style-name="ce35">
            <text:p>0</text:p>
          </table:table-cell>
          <table:table-cell office:value-type="string" table:style-name="ce22">
            <text:p>4.4.3</text:p>
          </table:table-cell>
          <table:table-cell office:value-type="string" table:style-name="ce36">
            <text:p>Otros Ingresos</text:p>
          </table:table-cell>
          <table:table-cell office:value-type="float" office:value="17946" table:style-name="ce33">
            <text:p>17.946</text:p>
          </table:table-cell>
          <table:table-cell office:value-type="float" office:value="-17946" table:formula="of:=[.G24]-[.J24]" table:style-name="ce31">
            <text:p>-17.946</text:p>
          </table:table-cell>
          <table:table-cell table:number-columns-repeated="45" table:style-name="ce4"/>
          <table:table-cell table:number-columns-repeated="16328"/>
        </table:table-row>
        <table:table-row table:style-name="ro2">
          <table:table-cell table:style-name="ce39"/>
          <table:table-cell table:number-columns-repeated="2" table:style-name="ce40"/>
          <table:table-cell table:number-columns-repeated="4" table:style-name="ce41"/>
          <table:table-cell table:number-columns-repeated="2" table:style-name="ce42"/>
          <table:table-cell table:style-name="ce41"/>
          <table:table-cell table:style-name="ce43"/>
          <table:table-cell table:number-columns-repeated="45" table:style-name="ce4"/>
          <table:table-cell table:number-columns-repeated="16328"/>
        </table:table-row>
        <table:table-row table:style-name="ro5"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18"/>
          <table:table-cell table:style-name="ce51"/>
          <table:table-cell table:style-name="ce52"/>
          <table:table-cell table:style-name="ce53"/>
          <table:table-cell table:number-columns-repeated="45" table:style-name="ce4"/>
          <table:table-cell table:number-columns-repeated="16328"/>
        </table:table-row>
        <table:table-row table:style-name="ro6">
          <table:table-cell table:style-name="ce54"/>
          <table:table-cell office:value-type="string" table:style-name="ce55">
            <text:p>Total</text:p>
          </table:table-cell>
          <table:table-cell table:style-name="ce55"/>
          <table:table-cell office:value-type="float" office:value="1013739.37" table:formula="of:=SUM([.D9:.D25])" table:style-name="ce56">
            <text:p>1.013.739</text:p>
          </table:table-cell>
          <table:table-cell office:value-type="float" office:value="1436.8300000000002" table:formula="of:=SUM([.E9:.E25])" table:style-name="ce56">
            <text:p>1.437</text:p>
          </table:table-cell>
          <table:table-cell office:value-type="float" office:value="239992.02999999997" table:formula="of:=SUM([.F9:.F25])" table:style-name="ce56">
            <text:p>239.992</text:p>
          </table:table-cell>
          <table:table-cell office:value-type="float" office:value="1252294.5700000003" table:formula="of:=SUM([.G9:.G25])" table:style-name="ce56">
            <text:p>1.252.295</text:p>
          </table:table-cell>
          <table:table-cell table:number-columns-repeated="2" table:style-name="ce54"/>
          <table:table-cell office:value-type="float" office:value="1279289" table:formula="of:=SUM([.J9:.J25])" table:style-name="ce56">
            <text:p>1.279.289</text:p>
          </table:table-cell>
          <table:table-cell office:value-type="float" office:value="52158.870000000112" table:formula="of:=SUM([.K9:.K11])" table:style-name="ce56">
            <text:p>52.159</text:p>
          </table:table-cell>
          <table:table-cell table:number-columns-repeated="16373" table:style-name="ce57"/>
        </table:table-row>
        <table:table-row table:style-name="ro2">
          <table:table-cell table:number-columns-repeated="3" table:style-name="ce5"/>
          <table:table-cell table:number-columns-repeated="4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59"/>
          <table:table-cell office:value-type="string" table:number-columns-spanned="1" table:number-rows-spanned="2" table:style-name="ce106">
            <text:p>Referencia</text:p>
          </table:table-cell>
          <table:table-cell office:value-type="string" table:style-name="ce60">
            <text:p>Saldo al</text:p>
          </table:table-cell>
          <table:table-cell office:value-type="string" table:style-name="ce61">
            <text:p>Saldo al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2">
            <text:p>Nota a los estados financieros:</text:p>
          </table:table-cell>
          <table:covered-table-cell/>
          <table:table-cell office:value-type="date" office:date-value="2020-12-31T00:00:00" table:style-name="ce63">
            <text:p>31/12/20</text:p>
          </table:table-cell>
          <table:table-cell office:value-type="date" office:date-value="2019-12-31T00:00:00" table:style-name="ce64">
            <text:p>31/12/19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65"/>
          <table:table-cell table:style-name="ce66"/>
          <table:table-cell table:style-name="ce67"/>
          <table:table-cell table:style-name="ce68"/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9">
            <text:p>Ventas de Servicios</text:p>
          </table:table-cell>
          <table:table-cell table:style-name="ce70"/>
          <table:table-cell office:value-type="float" office:value="1138629.8700000001" table:formula="of:=[.G11]" table:style-name="ce71">
            <text:p><text:s/>1.138.630<text:s/></text:p>
          </table:table-cell>
          <table:table-cell office:value-type="float" office:value="1086471" table:formula="of:=[.J11]" table:style-name="ce72">
            <text:p><text:s/>1.086.471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9">
            <text:p>Comisiones Ganadas</text:p>
          </table:table-cell>
          <table:table-cell table:style-name="ce70"/>
          <table:table-cell office:value-type="float" office:value="113619.34000000001" table:formula="of:=[.G12]" table:style-name="ce73">
            <text:p><text:s/>113.619<text:s/></text:p>
          </table:table-cell>
          <table:table-cell office:value-type="float" office:value="91131" table:formula="of:=[.J12]" table:style-name="ce74">
            <text:p><text:s/>91.131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9">
            <text:p>Ingresos por Eventos Propios</text:p>
          </table:table-cell>
          <table:table-cell table:style-name="ce70"/>
          <table:table-cell office:value-type="float" office:value="-0.01" table:formula="of:=SUM([.G13:.G18])" table:style-name="ce73">
            <text:p><text:s/>-0<text:s/></text:p>
          </table:table-cell>
          <table:table-cell office:value-type="float" office:value="83721" table:formula="of:=SUM([.J13:.J18])" table:style-name="ce74">
            <text:p><text:s/>83.721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69"/>
          <table:table-cell table:style-name="ce70"/>
          <table:table-cell table:style-name="ce75"/>
          <table:table-cell table:style-name="ce76"/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65">
            <text:p>Total</text:p>
          </table:table-cell>
          <table:table-cell table:style-name="ce23"/>
          <table:table-cell office:value-type="float" office:value="1252249.2000000002" table:formula="of:=+SUM([.D32:.D35])" table:style-name="ce77">
            <text:p><text:s/>1.252.249<text:s/></text:p>
          </table:table-cell>
          <table:table-cell office:value-type="float" office:value="1261323" table:formula="of:=SUM([.E32:.E35])" table:style-name="ce78">
            <text:p><text:s/>1.261.323<text:s/></text:p>
          </table:table-cell>
          <table:table-cell table:number-columns-repeated="2" table:style-name="ce58"/>
          <table:table-cell table:number-columns-repeated="16377" table:style-name="ce5"/>
        </table:table-row>
        <table:table-row table:style-name="ro2">
          <table:table-cell table:style-name="ce5"/>
          <table:table-cell table:style-name="ce79"/>
          <table:table-cell table:style-name="ce80"/>
          <table:table-cell table:style-name="ce81"/>
          <table:table-cell table:style-name="ce82"/>
          <table:table-cell table:number-columns-repeated="51" table:style-name="ce5"/>
          <table:table-cell table:number-columns-repeated="16328" table:style-name="ce1"/>
        </table:table-row>
        <table:table-row table:style-name="ro7">
          <table:table-cell table:style-name="ce5"/>
          <table:table-cell office:value-type="string" table:style-name="ce83">
            <text:p>Otros Ingresos</text:p>
          </table:table-cell>
          <table:table-cell table:style-name="ce80"/>
          <table:table-cell table:style-name="ce84"/>
          <table:table-cell table:style-name="ce85"/>
          <table:table-cell table:number-columns-repeated="51" table:style-name="ce5"/>
          <table:table-cell table:number-columns-repeated="16328" table:style-name="ce1"/>
        </table:table-row>
        <table:table-row table:style-name="ro2">
          <table:table-cell table:style-name="ce5"/>
          <table:table-cell office:value-type="string" table:style-name="ce86">
            <text:p>Ingresos Financieros</text:p>
          </table:table-cell>
          <table:table-cell table:style-name="ce80"/>
          <table:table-cell office:value-type="float" office:value="45.370000000000005" table:formula="of:=[.G21]" table:style-name="ce84">
            <text:p><text:s/>45<text:s/></text:p>
          </table:table-cell>
          <table:table-cell office:value-type="float" office:value="20" table:formula="of:=[.J21]" table:style-name="ce85">
            <text:p><text:s/>20<text:s/></text:p>
          </table:table-cell>
          <table:table-cell table:number-columns-repeated="51" table:style-name="ce5"/>
          <table:table-cell table:number-columns-repeated="16328" table:style-name="ce1"/>
        </table:table-row>
        <table:table-row table:style-name="ro2">
          <table:table-cell table:style-name="ce5"/>
          <table:table-cell office:value-type="string" table:style-name="ce86">
            <text:p>Ingresos por actividades no ordinarias</text:p>
          </table:table-cell>
          <table:table-cell table:style-name="ce80"/>
          <table:table-cell office:value-type="float" office:value="0" table:formula="of:=[.G24]" table:style-name="ce84">
            <text:p><text:s/>-00<text:s/></text:p>
          </table:table-cell>
          <table:table-cell office:value-type="float" office:value="17946" table:formula="of:=[.J24]" table:style-name="ce85">
            <text:p><text:s/>17.946<text:s/></text:p>
          </table:table-cell>
          <table:table-cell table:number-columns-repeated="51" table:style-name="ce5"/>
          <table:table-cell table:number-columns-repeated="16328" table:style-name="ce1"/>
        </table:table-row>
        <table:table-row table:style-name="ro2">
          <table:table-cell table:style-name="ce5"/>
          <table:table-cell table:style-name="ce87"/>
          <table:table-cell table:style-name="ce80"/>
          <table:table-cell table:style-name="ce84"/>
          <table:table-cell table:style-name="ce85"/>
          <table:table-cell table:number-columns-repeated="51" table:style-name="ce5"/>
          <table:table-cell table:number-columns-repeated="16328" table:style-name="ce1"/>
        </table:table-row>
        <table:table-row table:style-name="ro7">
          <table:table-cell table:style-name="ce5"/>
          <table:table-cell office:value-type="string" table:style-name="ce88">
            <text:p>Total</text:p>
          </table:table-cell>
          <table:table-cell table:style-name="ce89"/>
          <table:table-cell office:value-type="float" office:value="1252294.5700000003" table:formula="of:=SUM([.D36:.D40])" table:style-name="ce90">
            <text:p><text:s/>1.252.295<text:s/></text:p>
          </table:table-cell>
          <table:table-cell office:value-type="float" office:value="1279289" table:formula="of:=SUM([.E36:.E40])" table:style-name="ce91">
            <text:p><text:s/>1.279.289<text:s/></text:p>
          </table:table-cell>
          <table:table-cell table:number-columns-repeated="51" table:style-name="ce5"/>
          <table:table-cell table:number-columns-repeated="16328" table:style-name="ce1"/>
        </table:table-row>
        <table:table-row table:number-rows-repeated="2" table:style-name="ro2">
          <table:table-cell table:number-columns-repeated="56" table:style-name="ce5"/>
          <table:table-cell table:number-columns-repeated="16328" table:style-name="ce1"/>
        </table:table-row>
        <table:table-row table:style-name="ro2">
          <table:table-cell office:value-type="string" table:style-name="ce92">
            <text:p>Fuente:</text:p>
          </table:table-cell>
          <table:table-cell table:number-columns-repeated="9" table:style-name="ce93"/>
          <table:table-cell table:style-name="ce94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Estados Financieros de la compañía proporcionado por el cliente y mayores generales, para el anio corriente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Nuestros papeles de trabajo y balance de comprobación del 2019 para el anio anterior.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style-name="ce95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7">
            <text:p>Objetivos: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Identificar posibles variaciones significativas no analizadas en nuestra revision analitica y que ameriten un examen mas detallado.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style-name="ce95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8">
            <text:p>Explicacion del trabajo realizado: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5">
            <text:p><text:span text:style-name="T1">- Ver el</text:span><text:span text:style-name="T2"><text:s/></text:span><text:span text:style-name="T3">PT 4003<text:s/></text:span><text:span text:style-name="T1">en el cual se encuentra el programa de auditoria de cada area y detallan los procedimientos a aplicar</text:span>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number-rows-repeated="2" table:style-name="ro2">
          <table:table-cell table:style-name="ce98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style-name="ce95"/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office:value-type="string" table:style-name="ce97">
            <text:p>Conclusiones (A ser completado por el Auditor a cargo del compromiso):</text:p>
          </table:table-cell>
          <table:table-cell table:number-columns-repeated="9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number-rows-repeated="3" table:style-name="ro2">
          <table:table-cell table:number-columns-repeated="10" table:style-name="ce5"/>
          <table:table-cell table:style-name="ce96"/>
          <table:table-cell table:number-columns-repeated="45" table:style-name="ce5"/>
          <table:table-cell table:number-columns-repeated="16328" table:style-name="ce1"/>
        </table:table-row>
        <table:table-row table:style-name="ro2">
          <table:table-cell table:number-columns-repeated="16384" table:style-name="ce5"/>
        </table:table-row>
        <table:table-row table:number-rows-repeated="1048514" table:style-name="ro8">
          <table:table-cell table:number-columns-repeated="16384"/>
        </table:table-row>
      </table:table>
      <table:table table:name="Prueba_de_Ventas" table:style-name="ta2">
        <table:table-column table:style-name="co10" table:default-cell-style-name="ce5"/>
        <table:table-column table:style-name="co1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9" table:number-columns-repeated="56" table:default-cell-style-name="ce5"/>
        <table:table-column table:style-name="co8" table:number-columns-repeated="960" table:default-cell-style-name="ce5"/>
        <table:table-column table:style-name="co9" table:number-columns-repeated="15360" table:default-cell-style-name="ce1"/>
        <table:table-row table:style-name="ro2">
          <table:table-cell table:style-name="ce110"/>
          <table:table-cell office:value-type="string" table:style-name="ce2">
            <text:p>Cliente:</text:p>
          </table:table-cell>
          <table:table-cell office:value-type="string" table:style-name="ce111">
            <text:p>VISACOM S.A</text:p>
          </table:table-cell>
          <table:table-cell table:number-columns-repeated="3" table:style-name="ce112"/>
          <table:table-cell table:style-name="ce113"/>
          <table:table-cell office:value-type="string" table:style-name="ce114">
            <text:p>P/T:</text:p>
          </table:table-cell>
          <table:table-cell table:number-columns-spanned="2" table:number-rows-spanned="1" table:style-name="ce104"/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Sección:</text:p>
          </table:table-cell>
          <table:table-cell office:value-type="string" table:style-name="ce111">
            <text:p>Fase 2 – Ejecución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Preparado por:</text:p>
          </table:table-cell>
          <table:table-cell office:value-type="string" table:number-columns-spanned="2" table:number-rows-spanned="1" table:style-name="ce138">
            <text:p>Dara Macias</text:p>
          </table:table-cell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Area:</text:p>
          </table:table-cell>
          <table:table-cell office:value-type="string" table:style-name="ce111">
            <text:p>Ingresos por ventas y Comisiones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Fecha:</text:p>
          </table:table-cell>
          <table:table-cell office:value-type="date" office:date-value="2020-10-30T00:00:00" table:number-columns-spanned="2" table:number-rows-spanned="1" table:style-name="ce139">
            <text:p>30/10/2020</text:p>
          </table:table-cell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Prueba:</text:p>
          </table:table-cell>
          <table:table-cell office:value-type="string" table:style-name="ce111">
            <text:p>Prueba de ventas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Revisado por:</text:p>
          </table:table-cell>
          <table:table-cell office:value-type="string" table:number-columns-spanned="2" table:number-rows-spanned="1" table:style-name="ce138">
            <text:p>Carlos Almeida</text:p>
          </table:table-cell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office:value-type="string" table:style-name="ce2">
            <text:p>Con corte al:</text:p>
          </table:table-cell>
          <table:table-cell office:value-type="string" table:style-name="ce111">
            <text:p>Al 31 de diciembre del 2020</text:p>
          </table:table-cell>
          <table:table-cell table:number-columns-repeated="3" table:style-name="ce112"/>
          <table:table-cell table:style-name="ce115"/>
          <table:table-cell office:value-type="string" table:style-name="ce114">
            <text:p>Fecha:</text:p>
          </table:table-cell>
          <table:table-cell table:number-columns-spanned="2" table:number-rows-spanned="1" table:style-name="ce104"/>
          <table:covered-table-cell/>
          <table:table-cell table:number-columns-repeated="54" table:style-name="ce110"/>
          <table:table-cell table:number-columns-repeated="16320"/>
        </table:table-row>
        <table:table-row table:style-name="ro2">
          <table:table-cell table:style-name="ce110"/>
          <table:table-cell table:style-name="ce116"/>
          <table:table-cell table:number-columns-repeated="4" table:style-name="ce110"/>
          <table:table-cell table:number-columns-repeated="2" table:style-name="ce117"/>
          <table:table-cell table:number-columns-repeated="2" table:style-name="ce5"/>
          <table:table-cell table:number-columns-repeated="54" table:style-name="ce110"/>
          <table:table-cell table:number-columns-repeated="16320"/>
        </table:table-row>
        <table:table-row table:style-name="ro7">
          <table:table-cell table:style-name="ce5"/>
          <table:table-cell table:style-name="ce118"/>
          <table:table-cell table:style-name="ce119"/>
          <table:table-cell table:style-name="ce120"/>
          <table:table-cell table:style-name="ce119"/>
          <table:table-cell office:value-type="string" table:style-name="ce118">
            <text:p>Ventas de</text:p>
          </table:table-cell>
          <table:table-cell table:style-name="ce119"/>
          <table:table-cell table:number-columns-repeated="2" table:style-name="ce93"/>
          <table:table-cell table:style-name="ce94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121"/>
          <table:table-cell office:value-type="string" table:style-name="ce122">
            <text:p>Ventas por Cliente</text:p>
          </table:table-cell>
          <table:table-cell office:value-type="string" table:style-name="ce123">
            <text:p>Referencia</text:p>
          </table:table-cell>
          <table:table-cell office:value-type="date" office:date-value="2020-10-01T00:00:00" table:style-name="ce124">
            <text:p>oct-20</text:p>
          </table:table-cell>
          <table:table-cell office:value-type="string" table:style-name="ce125">
            <text:p>nov a dic.</text:p>
          </table:table-cell>
          <table:table-cell office:value-type="date" office:date-value="2020-12-01T00:00:00" table:style-name="ce124">
            <text:p>dic-20</text:p>
          </table:table-cell>
          <table:table-cell table:style-name="ce126"/>
          <table:table-cell office:value-type="string" table:style-name="ce127">
            <text:p>Comentarios</text:p>
          </table:table-cell>
          <table:table-cell table:style-name="ce128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DINADEC S.A.</text:p>
          </table:table-cell>
          <table:table-cell office:value-type="string" table:number-columns-spanned="1" table:number-rows-spanned="15" table:style-name="ce140">
            <text:p>Ventas x Cliente</text:p>
          </table:table-cell>
          <table:table-cell office:value-type="float" office:value="738115.53" table:style-name="ce130">
            <text:p>738.116</text:p>
          </table:table-cell>
          <table:table-cell office:value-type="float" office:value="17124.72" table:style-name="ce131">
            <text:p>17.125</text:p>
          </table:table-cell>
          <table:table-cell office:value-type="float" office:value="755240.25" table:formula="of:=[.E9]+[.F9]" table:style-name="ce131">
            <text:p>755.240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LA FABRIL</text:p>
          </table:table-cell>
          <table:covered-table-cell/>
          <table:table-cell office:value-type="float" office:value="89560.47" table:style-name="ce130">
            <text:p>89.560</text:p>
          </table:table-cell>
          <table:table-cell office:value-type="float" office:value="20867.490000000002" table:style-name="ce131">
            <text:p>20.867</text:p>
          </table:table-cell>
          <table:table-cell office:value-type="float" office:value="110427.96" table:formula="of:=[.E10]+[.F10]" table:style-name="ce131">
            <text:p>110.428</text:p>
          </table:table-cell>
          <table:table-cell office:value-type="string" table:style-name="ce5">
            <text:p>Tiene una nota de credito por $ 1436</text:p>
          </table:table-cell>
          <table:table-cell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OTELO &amp; FABELL S.A.</text:p>
          </table:table-cell>
          <table:covered-table-cell/>
          <table:table-cell office:value-type="float" office:value="63254.34" table:style-name="ce130">
            <text:p>63.254</text:p>
          </table:table-cell>
          <table:table-cell table:style-name="ce131"/>
          <table:table-cell office:value-type="float" office:value="63254.34" table:formula="of:=[.E11]+[.F11]" table:style-name="ce131">
            <text:p>63.254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BANCO GUAYAQUIL S.A.</text:p>
          </table:table-cell>
          <table:covered-table-cell/>
          <table:table-cell office:value-type="float" office:value="53471.23" table:style-name="ce130">
            <text:p>53.471</text:p>
          </table:table-cell>
          <table:table-cell office:value-type="float" office:value="165626.16" table:style-name="ce131">
            <text:p>165.626</text:p>
          </table:table-cell>
          <table:table-cell office:value-type="float" office:value="219097.39" table:formula="of:=[.E12]+[.F12]" table:style-name="ce131">
            <text:p>219.097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UNILEVER ANDINA ECUADOR S.A.</text:p>
          </table:table-cell>
          <table:covered-table-cell/>
          <table:table-cell office:value-type="float" office:value="33243.65" table:style-name="ce130">
            <text:p>33.244</text:p>
          </table:table-cell>
          <table:table-cell office:value-type="float" office:value="9009.33" table:style-name="ce131">
            <text:p>9.009</text:p>
          </table:table-cell>
          <table:table-cell office:value-type="float" office:value="42252.98" table:formula="of:=[.E13]+[.F13]" table:style-name="ce131">
            <text:p>42.253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CERVECERIA NACIONAL CN S.A.</text:p>
          </table:table-cell>
          <table:covered-table-cell/>
          <table:table-cell office:value-type="float" office:value="21226.7" table:style-name="ce130">
            <text:p>21.227</text:p>
          </table:table-cell>
          <table:table-cell table:style-name="ce131"/>
          <table:table-cell office:value-type="float" office:value="21226.7" table:formula="of:=[.E14]+[.F14]" table:style-name="ce131">
            <text:p>21.227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JENNY ALVEAR CUCALON</text:p>
          </table:table-cell>
          <table:covered-table-cell/>
          <table:table-cell office:value-type="float" office:value="0" table:style-name="ce130">
            <text:p>0</text:p>
          </table:table-cell>
          <table:table-cell office:value-type="float" office:value="3218.96" table:style-name="ce131">
            <text:p>3.219</text:p>
          </table:table-cell>
          <table:table-cell office:value-type="float" office:value="3218.96" table:formula="of:=[.E15]+[.F15]" table:style-name="ce131">
            <text:p>3.219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 table:style-name="ce5"/>
          <table:table-cell table:style-name="ce80"/>
          <table:table-cell office:value-type="string" table:style-name="ce129">
            <text:p>BENEMERITO CUERPO DE BOMBEROS DE GUAYAQUIL</text:p>
          </table:table-cell>
          <table:covered-table-cell/>
          <table:table-cell office:value-type="float" office:value="7844" table:style-name="ce130">
            <text:p>7.844</text:p>
          </table:table-cell>
          <table:table-cell table:style-name="ce131"/>
          <table:table-cell office:value-type="float" office:value="7844" table:formula="of:=[.E16]+[.F16]" table:style-name="ce131">
            <text:p>7.844</text:p>
          </table:table-cell>
          <table:table-cell table:number-columns-repeated="2" table:style-name="ce5"/>
          <table:table-cell table:style-name="ce96"/>
          <table:table-cell table:number-columns-repeated="1014" table:style-name="ce5"/>
          <table:table-cell table:number-columns-repeated="15360"/>
        </table:table-row>
        <table:table-row table:style-name="ro7">
          <table:table-cell/>
          <table:table-cell table:style-name="ce80"/>
          <table:table-cell office:value-type="string" table:style-name="ce129">
            <text:p>DENDA</text:p>
          </table:table-cell>
          <table:covered-table-cell/>
          <table:table-cell office:value-type="float" office:value="0" table:style-name="ce130">
            <text:p>0</text:p>
          </table:table-cell>
          <table:table-cell office:value-type="float" office:value="22343" table:style-name="ce131">
            <text:p>22.343</text:p>
          </table:table-cell>
          <table:table-cell office:value-type="float" office:value="22343" table:formula="of:=[.E17]+[.F17]" table:style-name="ce131">
            <text:p>22.343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PRODUCTOS TISSUE DEL ECUADOR S.A.</text:p>
          </table:table-cell>
          <table:covered-table-cell/>
          <table:table-cell office:value-type="float" office:value="2707.04" table:style-name="ce130">
            <text:p>2.707</text:p>
          </table:table-cell>
          <table:table-cell table:style-name="ce131"/>
          <table:table-cell office:value-type="float" office:value="2707.04" table:formula="of:=[.E18]+[.F18]" table:style-name="ce131">
            <text:p>2.707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MC CANN ERICKSON ECUADOR PUBLICIDAD S.A.</text:p>
          </table:table-cell>
          <table:covered-table-cell/>
          <table:table-cell office:value-type="float" office:value="1705.76" table:style-name="ce130">
            <text:p>1.706</text:p>
          </table:table-cell>
          <table:table-cell table:style-name="ce131"/>
          <table:table-cell office:value-type="float" office:value="1705.76" table:formula="of:=[.E19]+[.F19]" table:style-name="ce131">
            <text:p>1.706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PREDIOS BONAFIDE S.A.</text:p>
          </table:table-cell>
          <table:covered-table-cell/>
          <table:table-cell office:value-type="float" office:value="1456.48" table:style-name="ce130">
            <text:p>1.456</text:p>
          </table:table-cell>
          <table:table-cell office:value-type="float" office:value="343.5" table:style-name="ce131">
            <text:p>344</text:p>
          </table:table-cell>
          <table:table-cell office:value-type="float" office:value="1799.98" table:formula="of:=[.E20]+[.F20]" table:style-name="ce131">
            <text:p>1.800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CHUBB SEGUROS ECUADOR S.A.</text:p>
          </table:table-cell>
          <table:covered-table-cell/>
          <table:table-cell office:value-type="float" office:value="924" table:style-name="ce130">
            <text:p>924</text:p>
          </table:table-cell>
          <table:table-cell table:style-name="ce131"/>
          <table:table-cell office:value-type="float" office:value="924" table:formula="of:=[.E21]+[.F21]" table:style-name="ce131">
            <text:p>924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LEVEL PRINT S.A.</text:p>
          </table:table-cell>
          <table:covered-table-cell/>
          <table:table-cell office:value-type="float" office:value="161.85" table:style-name="ce130">
            <text:p>162</text:p>
          </table:table-cell>
          <table:table-cell table:style-name="ce131"/>
          <table:table-cell office:value-type="float" office:value="161.85" table:formula="of:=[.E22]+[.F22]" table:style-name="ce131">
            <text:p>162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80"/>
          <table:table-cell office:value-type="string" table:style-name="ce129">
            <text:p>BADITH YAMIL HANNA CONTRERAS</text:p>
          </table:table-cell>
          <table:covered-table-cell/>
          <table:table-cell office:value-type="float" office:value="45" table:style-name="ce130">
            <text:p>45</text:p>
          </table:table-cell>
          <table:table-cell table:style-name="ce131"/>
          <table:table-cell office:value-type="float" office:value="45" table:formula="of:=[.E23]+[.F23]" table:style-name="ce131">
            <text:p>45</text:p>
          </table:table-cell>
          <table:table-cell table:number-columns-repeated="2" table:style-name="ce5"/>
          <table:table-cell table:style-name="ce96"/>
          <table:table-cell table:number-columns-repeated="16374"/>
        </table:table-row>
        <table:table-row table:style-name="ro7">
          <table:table-cell/>
          <table:table-cell table:style-name="ce6"/>
          <table:table-cell office:value-type="string" table:style-name="ce132">
            <text:p>SUMAN</text:p>
          </table:table-cell>
          <table:table-cell table:style-name="ce6"/>
          <table:table-cell office:value-type="float" office:value="1013716.0499999999" table:formula="of:=SUM([.E9:.E23])" table:style-name="ce133">
            <text:p>1.013.716</text:p>
          </table:table-cell>
          <table:table-cell office:value-type="float" office:value="238533.15999999997" table:formula="of:=SUM([.F9:.F23])" table:style-name="ce133">
            <text:p>238.533</text:p>
          </table:table-cell>
          <table:table-cell office:value-type="float" office:value="1252249.21" table:formula="of:=SUM([.G9:.G23])" table:style-name="ce133">
            <text:p>1.252.249</text:p>
          </table:table-cell>
          <table:table-cell table:number-columns-repeated="2" table:style-name="ce134"/>
          <table:table-cell table:style-name="ce135"/>
          <table:table-cell table:number-columns-repeated="16374"/>
        </table:table-row>
        <table:table-row table:style-name="ro2">
          <table:table-cell/>
          <table:table-cell table:number-columns-repeated="1023" table:style-name="ce5"/>
          <table:table-cell table:number-columns-repeated="15360"/>
        </table:table-row>
        <table:table-row table:style-name="ro2">
          <table:table-cell/>
          <table:table-cell office:value-type="string" table:style-name="ce136">
            <text:p>Fuente:</text:p>
          </table:table-cell>
          <table:table-cell table:number-columns-repeated="7" table:style-name="ce93"/>
          <table:table-cell table:style-name="ce94"/>
          <table:table-cell table:number-columns-repeated="16374"/>
        </table:table-row>
        <table:table-row table:style-name="ro2">
          <table:table-cell/>
          <table:table-cell office:value-type="string" table:style-name="ce95">
            <text:p>Importes tomados de los estados financieros, mayor general e información suplementaria proporcionada por la empresa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table:style-name="ce95"/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8">
            <text:p>Objetivo: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5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5">
            <text:p>Identificar las principales variaciones de los saldos.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number-rows-repeated="2" table:style-name="ro2">
          <table:table-cell/>
          <table:table-cell table:style-name="ce95"/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98">
            <text:p>Conclusiones: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office:value-type="string" table:style-name="ce87">
            <text:p>Todas las transacciones aquí presentadas, son antes del IVA, y de las Retenciones.</text:p>
          </table:table-cell>
          <table:table-cell table:number-columns-repeated="7" table:style-name="ce5"/>
          <table:table-cell table:style-name="ce96"/>
          <table:table-cell table:number-columns-repeated="16374"/>
        </table:table-row>
        <table:table-row table:style-name="ro2">
          <table:table-cell/>
          <table:table-cell table:style-name="ce137"/>
          <table:table-cell table:number-columns-repeated="7" table:style-name="ce126"/>
          <table:table-cell table:style-name="ce128"/>
          <table:table-cell table:number-columns-repeated="16374"/>
        </table:table-row>
        <table:table-row table:number-rows-repeated="1048540" table:style-name="ro8">
          <table:table-cell table:number-columns-repeated="16384"/>
        </table:table-row>
      </table:table>
      <table:table table:name="Ventas_MxM" table:style-name="ta1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number-columns-repeated="3" table:default-cell-style-name="ce1"/>
        <table:table-column table:style-name="co9" table:default-cell-style-name="ce1"/>
        <table:table-column table:style-name="co21" table:default-cell-style-name="ce1"/>
        <table:table-column table:style-name="co9" table:number-columns-repeated="16371" table:default-cell-style-name="ce1"/>
        <table:table-row table:style-name="ro7">
          <table:table-cell office:value-type="string" table:style-name="ce141">
            <text:p>VISACOM S.A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42">
            <text:p>PRUEBA DE INGRESOS OPERACIONALE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42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number-columns-spanned="2" table:number-rows-spanned="1" table:style-name="ce159">
            <text:p>Servicios prestados</text:p>
          </table:table-cell>
          <table:covered-table-cell/>
          <table:table-cell office:value-type="string" table:number-columns-spanned="1" table:number-rows-spanned="2" table:style-name="ce160">
            <text:p>Suman</text:p>
          </table:table-cell>
          <table:table-cell office:value-type="string" table:number-columns-spanned="1" table:number-rows-spanned="2" table:style-name="ce160">
            <text:p>IVA</text:p>
          </table:table-cell>
          <table:table-cell office:value-type="string" table:number-columns-spanned="1" table:number-rows-spanned="2" table:style-name="ce160">
            <text:p>Suman</text:p>
          </table:table-cell>
          <table:table-cell office:value-type="string" table:number-columns-spanned="3" table:number-rows-spanned="1" table:style-name="ce161">
            <text:p>Retenciones</text:p>
          </table:table-cell>
          <table:covered-table-cell table:number-columns-repeated="2"/>
          <table:table-cell table:number-columns-repeated="16373" table:style-name="ce1"/>
        </table:table-row>
        <table:table-row table:style-name="ro9">
          <table:table-cell table:number-columns-repeated="2" table:style-name="ce1"/>
          <table:table-cell office:value-type="string" table:style-name="ce143">
            <text:p>Referencia</text:p>
          </table:table-cell>
          <table:table-cell office:value-type="string" table:style-name="ce144">
            <text:p>Publicidad</text:p>
          </table:table-cell>
          <table:table-cell office:value-type="string" table:style-name="ce145">
            <text:p>Comisiones</text:p>
          </table:table-cell>
          <table:covered-table-cell/>
          <table:covered-table-cell/>
          <table:covered-table-cell/>
          <table:table-cell office:value-type="string" table:style-name="ce145">
            <text:p>Ret. IVA</text:p>
          </table:table-cell>
          <table:table-cell office:value-type="string" table:style-name="ce145">
            <text:p>Ret. Fuente</text:p>
          </table:table-cell>
          <table:table-cell office:value-type="string" table:style-name="ce145">
            <text:p>Total de Retencion</text:p>
          </table:table-cell>
          <table:table-cell table:style-name="ce146"/>
          <table:table-cell office:value-type="string" table:style-name="ce145">
            <text:p>Total de Ingreso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47">
            <text:p>Enero</text:p>
          </table:table-cell>
          <table:table-cell office:value-type="string" table:style-name="ce148">
            <text:p>0120</text:p>
          </table:table-cell>
          <table:table-cell office:value-type="float" office:value="234283.74" table:formula="of:=['0120'.M21]" table:style-name="ce149">
            <text:p>234.284</text:p>
          </table:table-cell>
          <table:table-cell table:style-name="ce149"/>
          <table:table-cell office:value-type="float" office:value="234283.74" table:formula="of:=[.D7]+[.E7]" table:style-name="ce149">
            <text:p>234.284</text:p>
          </table:table-cell>
          <table:table-cell office:value-type="float" office:value="28114.04" table:formula="of:=['0120'.N21]" table:style-name="ce149">
            <text:p>28.114</text:p>
          </table:table-cell>
          <table:table-cell office:value-type="float" office:value="262397.77999999997" table:formula="of:=[.F7]+[.G7]" table:style-name="ce150">
            <text:p>262.398</text:p>
          </table:table-cell>
          <table:table-cell office:value-type="float" office:value="20384.689999999999" table:formula="of:=['0120'.X21]" table:style-name="ce151">
            <text:p>20.385</text:p>
          </table:table-cell>
          <table:table-cell office:value-type="float" office:value="2644.13" table:formula="of:=['0120'.AR21]" table:style-name="ce151">
            <text:p>2.644</text:p>
          </table:table-cell>
          <table:table-cell office:value-type="float" office:value="23028.82" table:formula="of:=[.I7]+[.J7]" table:style-name="ce152">
            <text:p>23.029</text:p>
          </table:table-cell>
          <table:table-cell table:style-name="ce153"/>
          <table:table-cell office:value-type="float" office:value="239368.95999999996" table:formula="of:=[.H7]-[.K7]" table:style-name="ce152">
            <text:p>239.369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Febrero</text:p>
          </table:table-cell>
          <table:table-cell office:value-type="string" table:style-name="ce148">
            <text:p>0220</text:p>
          </table:table-cell>
          <table:table-cell office:value-type="float" office:value="388306.33000000007" table:formula="of:=['0220'.M33]" table:style-name="ce149">
            <text:p>388.306</text:p>
          </table:table-cell>
          <table:table-cell table:style-name="ce149"/>
          <table:table-cell office:value-type="float" office:value="388306.33000000007" table:formula="of:=[.D8]+[.E8]" table:style-name="ce149">
            <text:p>388.306</text:p>
          </table:table-cell>
          <table:table-cell office:value-type="float" office:value="46596.76" table:formula="of:=['0220'.N33]" table:style-name="ce149">
            <text:p>46.597</text:p>
          </table:table-cell>
          <table:table-cell office:value-type="float" office:value="434903.09000000008" table:formula="of:=[.F8]+[.G8]" table:style-name="ce150">
            <text:p>434.903</text:p>
          </table:table-cell>
          <table:table-cell office:value-type="float" office:value="31449.460000000003" table:formula="of:=['0220'.X33]" table:style-name="ce153">
            <text:p>31.449</text:p>
          </table:table-cell>
          <table:table-cell office:value-type="float" office:value="4189.83" table:formula="of:=['0220'.AR33]" table:style-name="ce153">
            <text:p>4.190</text:p>
          </table:table-cell>
          <table:table-cell office:value-type="float" office:value="35639.29" table:formula="of:=[.I8]+[.J8]" table:style-name="ce152">
            <text:p>35.639</text:p>
          </table:table-cell>
          <table:table-cell table:style-name="ce153"/>
          <table:table-cell office:value-type="float" office:value="399263.8000000001" table:formula="of:=[.H8]-[.K8]" table:style-name="ce152">
            <text:p>399.264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Marzo</text:p>
          </table:table-cell>
          <table:table-cell office:value-type="string" table:style-name="ce148">
            <text:p>0320</text:p>
          </table:table-cell>
          <table:table-cell office:value-type="float" office:value="209959.25" table:formula="of:=['0320'.M28]" table:style-name="ce149">
            <text:p>209.959</text:p>
          </table:table-cell>
          <table:table-cell table:style-name="ce149"/>
          <table:table-cell office:value-type="float" office:value="209959.25" table:formula="of:=[.D9]+[.E9]" table:style-name="ce149">
            <text:p>209.959</text:p>
          </table:table-cell>
          <table:table-cell office:value-type="float" office:value="25195.129999999997" table:formula="of:=['0320'.N28]" table:style-name="ce149">
            <text:p>25.195</text:p>
          </table:table-cell>
          <table:table-cell office:value-type="float" office:value="235154.38" table:formula="of:=[.F9]+[.G9]" table:style-name="ce150">
            <text:p>235.154</text:p>
          </table:table-cell>
          <table:table-cell office:value-type="float" office:value="17134.14" table:formula="of:=['0320'.X28]" table:style-name="ce153">
            <text:p>17.134</text:p>
          </table:table-cell>
          <table:table-cell office:value-type="float" office:value="2271.1299999999992" table:formula="of:=['0320'.AR28]" table:style-name="ce153">
            <text:p>2.271</text:p>
          </table:table-cell>
          <table:table-cell office:value-type="float" office:value="19405.269999999997" table:formula="of:=[.I9]+[.J9]" table:style-name="ce152">
            <text:p>19.405</text:p>
          </table:table-cell>
          <table:table-cell table:style-name="ce153"/>
          <table:table-cell office:value-type="float" office:value="215749.11000000002" table:formula="of:=[.H9]-[.K9]" table:style-name="ce152">
            <text:p>215.749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Abril</text:p>
          </table:table-cell>
          <table:table-cell office:value-type="string" table:style-name="ce148">
            <text:p>0420</text:p>
          </table:table-cell>
          <table:table-cell office:value-type="float" office:value="4141.8500000000004" table:formula="of:=['0420'.M8]" table:style-name="ce149">
            <text:p>4.142</text:p>
          </table:table-cell>
          <table:table-cell table:style-name="ce149"/>
          <table:table-cell office:value-type="float" office:value="4141.8500000000004" table:formula="of:=[.D10]+[.E10]" table:style-name="ce149">
            <text:p>4.142</text:p>
          </table:table-cell>
          <table:table-cell office:value-type="float" office:value="497.02" table:formula="of:=['0420'.N8]" table:style-name="ce149">
            <text:p>497</text:p>
          </table:table-cell>
          <table:table-cell office:value-type="float" office:value="4638.8700000000008" table:formula="of:=[.F10]+[.G10]" table:style-name="ce150">
            <text:p>4.639</text:p>
          </table:table-cell>
          <table:table-cell office:value-type="float" office:value="1851.22" table:formula="of:=['0420'.X8]" table:style-name="ce153">
            <text:p>1.851</text:p>
          </table:table-cell>
          <table:table-cell office:value-type="float" office:value="577.95000000000005" table:formula="of:=['0420'.AR8]" table:style-name="ce153">
            <text:p>578</text:p>
          </table:table-cell>
          <table:table-cell office:value-type="float" office:value="2429.17" table:formula="of:=[.I10]+[.J10]" table:style-name="ce152">
            <text:p>2.429</text:p>
          </table:table-cell>
          <table:table-cell table:style-name="ce153"/>
          <table:table-cell office:value-type="float" office:value="2209.7000000000007" table:formula="of:=[.H10]-[.K10]" table:style-name="ce152">
            <text:p>2.210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Mayo</text:p>
          </table:table-cell>
          <table:table-cell office:value-type="string" table:style-name="ce148">
            <text:p>0520</text:p>
          </table:table-cell>
          <table:table-cell office:value-type="float" office:value="46781.120000000003" table:formula="of:=['0520'.M19]" table:style-name="ce149">
            <text:p>46.781</text:p>
          </table:table-cell>
          <table:table-cell table:style-name="ce149"/>
          <table:table-cell office:value-type="float" office:value="46781.120000000003" table:formula="of:=[.D11]+[.E11]" table:style-name="ce149">
            <text:p>46.781</text:p>
          </table:table-cell>
          <table:table-cell office:value-type="float" office:value="5613.73" table:formula="of:=['0520'.N19]" table:style-name="ce149">
            <text:p>5.614</text:p>
          </table:table-cell>
          <table:table-cell office:value-type="float" office:value="52394.850000000006" table:formula="of:=[.F11]+[.G11]" table:style-name="ce150">
            <text:p>52.395</text:p>
          </table:table-cell>
          <table:table-cell office:value-type="float" office:value="3431.8700000000003" table:formula="of:=['0520'.X19]" table:style-name="ce153">
            <text:p>3.432</text:p>
          </table:table-cell>
          <table:table-cell office:value-type="float" office:value="984.32" table:formula="of:=['0520'.AR19]" table:style-name="ce153">
            <text:p>984</text:p>
          </table:table-cell>
          <table:table-cell office:value-type="float" office:value="4416.1900000000005" table:formula="of:=[.I11]+[.J11]" table:style-name="ce152">
            <text:p>4.416</text:p>
          </table:table-cell>
          <table:table-cell table:style-name="ce153"/>
          <table:table-cell office:value-type="float" office:value="47978.66" table:formula="of:=[.H11]-[.K11]" table:style-name="ce152">
            <text:p>47.979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Junio</text:p>
          </table:table-cell>
          <table:table-cell office:value-type="string" table:style-name="ce148">
            <text:p>0620</text:p>
          </table:table-cell>
          <table:table-cell office:value-type="float" office:value="3379.5600000000004" table:formula="of:=['0620'.M8]" table:style-name="ce149">
            <text:p>3.380</text:p>
          </table:table-cell>
          <table:table-cell table:style-name="ce149"/>
          <table:table-cell office:value-type="float" office:value="3379.5600000000004" table:formula="of:=[.D12]+[.E12]" table:style-name="ce149">
            <text:p>3.380</text:p>
          </table:table-cell>
          <table:table-cell office:value-type="float" office:value="405.55000000000007" table:formula="of:=['0620'.N8]" table:style-name="ce149">
            <text:p>406</text:p>
          </table:table-cell>
          <table:table-cell office:value-type="float" office:value="3785.1100000000006" table:formula="of:=[.F12]+[.G12]" table:style-name="ce150">
            <text:p>3.785</text:p>
          </table:table-cell>
          <table:table-cell office:value-type="float" office:value="236.07000000000002" table:formula="of:=['0620'.X8]" table:style-name="ce153">
            <text:p>236</text:p>
          </table:table-cell>
          <table:table-cell office:value-type="float" office:value="77.289999999999992" table:formula="of:=['0620'.AR8]" table:style-name="ce153">
            <text:p>77</text:p>
          </table:table-cell>
          <table:table-cell office:value-type="float" office:value="313.36" table:formula="of:=[.I12]+[.J12]" table:style-name="ce152">
            <text:p>313</text:p>
          </table:table-cell>
          <table:table-cell table:style-name="ce153"/>
          <table:table-cell office:value-type="float" office:value="3471.7500000000005" table:formula="of:=[.H12]-[.K12]" table:style-name="ce152">
            <text:p>3.472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Julio</text:p>
          </table:table-cell>
          <table:table-cell office:value-type="string" table:style-name="ce148">
            <text:p>0720</text:p>
          </table:table-cell>
          <table:table-cell office:value-type="float" office:value="9469.86" table:formula="of:=['0720'.M14]" table:style-name="ce149">
            <text:p>9.470</text:p>
          </table:table-cell>
          <table:table-cell table:style-name="ce149"/>
          <table:table-cell office:value-type="float" office:value="9469.86" table:formula="of:=[.D13]+[.E13]" table:style-name="ce149">
            <text:p>9.470</text:p>
          </table:table-cell>
          <table:table-cell office:value-type="float" office:value="1136.3699999999999" table:formula="of:=['0720'.N14]" table:style-name="ce149">
            <text:p>1.136</text:p>
          </table:table-cell>
          <table:table-cell office:value-type="float" office:value="10606.23" table:formula="of:=[.F13]+[.G13]" table:style-name="ce150">
            <text:p>10.606</text:p>
          </table:table-cell>
          <table:table-cell office:value-type="float" office:value="1337.6800000000003" table:formula="of:=['0720'.X14]" table:style-name="ce153">
            <text:p>1.338</text:p>
          </table:table-cell>
          <table:table-cell office:value-type="float" office:value="317.85999999999996" table:formula="of:=['0720'.AR14]" table:style-name="ce153">
            <text:p>318</text:p>
          </table:table-cell>
          <table:table-cell office:value-type="float" office:value="1655.5400000000002" table:formula="of:=[.I13]+[.J13]" table:style-name="ce152">
            <text:p>1.656</text:p>
          </table:table-cell>
          <table:table-cell table:style-name="ce153"/>
          <table:table-cell office:value-type="float" office:value="8950.6899999999987" table:formula="of:=[.H13]-[.K13]" table:style-name="ce152">
            <text:p>8.951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Agosto</text:p>
          </table:table-cell>
          <table:table-cell office:value-type="string" table:style-name="ce148">
            <text:p>0820</text:p>
          </table:table-cell>
          <table:table-cell office:value-type="float" office:value="54117.899999999994" table:formula="of:=['0820'.M25]" table:style-name="ce149">
            <text:p>54.118</text:p>
          </table:table-cell>
          <table:table-cell table:style-name="ce149"/>
          <table:table-cell office:value-type="float" office:value="54117.899999999994" table:formula="of:=[.D14]+[.E14]" table:style-name="ce149">
            <text:p>54.118</text:p>
          </table:table-cell>
          <table:table-cell office:value-type="float" office:value="6494.14" table:formula="of:=['0820'.N25]" table:style-name="ce149">
            <text:p>6.494</text:p>
          </table:table-cell>
          <table:table-cell office:value-type="float" office:value="60612.039999999994" table:formula="of:=[.F14]+[.G14]" table:style-name="ce150">
            <text:p>60.612</text:p>
          </table:table-cell>
          <table:table-cell office:value-type="float" office:value="4699.1799999999994" table:formula="of:=['0820'.X25]" table:style-name="ce153">
            <text:p>4.699</text:p>
          </table:table-cell>
          <table:table-cell office:value-type="float" office:value="1212.5400000000002" table:formula="of:=['0820'.AR25]" table:style-name="ce153">
            <text:p>1.213</text:p>
          </table:table-cell>
          <table:table-cell office:value-type="float" office:value="5911.7199999999993" table:formula="of:=[.I14]+[.J14]" table:style-name="ce152">
            <text:p>5.912</text:p>
          </table:table-cell>
          <table:table-cell table:style-name="ce153"/>
          <table:table-cell office:value-type="float" office:value="54700.319999999992" table:formula="of:=[.H14]-[.K14]" table:style-name="ce152">
            <text:p>54.700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Septiembre</text:p>
          </table:table-cell>
          <table:table-cell office:value-type="string" table:style-name="ce148">
            <text:p>0920</text:p>
          </table:table-cell>
          <table:table-cell office:value-type="float" office:value="43131.32" table:formula="of:=['0920'.M24]" table:style-name="ce149">
            <text:p>43.131</text:p>
          </table:table-cell>
          <table:table-cell table:style-name="ce149"/>
          <table:table-cell office:value-type="float" office:value="43131.32" table:formula="of:=[.D15]+[.E15]" table:style-name="ce149">
            <text:p>43.131</text:p>
          </table:table-cell>
          <table:table-cell office:value-type="float" office:value="5175.75" table:formula="of:=['0920'.N24]" table:style-name="ce149">
            <text:p>5.176</text:p>
          </table:table-cell>
          <table:table-cell office:value-type="float" office:value="48307.07" table:formula="of:=[.F15]+[.G15]" table:style-name="ce150">
            <text:p>48.307</text:p>
          </table:table-cell>
          <table:table-cell office:value-type="float" office:value="3259.74" table:formula="of:=['0920'.X24]" table:style-name="ce153">
            <text:p>3.260</text:p>
          </table:table-cell>
          <table:table-cell office:value-type="float" office:value="795" table:formula="of:=['0920'.AR24]" table:style-name="ce153">
            <text:p>795</text:p>
          </table:table-cell>
          <table:table-cell office:value-type="float" office:value="4054.74" table:formula="of:=[.I15]+[.J15]" table:style-name="ce152">
            <text:p>4.055</text:p>
          </table:table-cell>
          <table:table-cell table:style-name="ce153"/>
          <table:table-cell office:value-type="float" office:value="44252.33" table:formula="of:=[.H15]-[.K15]" table:style-name="ce152">
            <text:p>44.252</text:p>
          </table:table-cell>
          <table:table-cell table:number-columns-repeated="16371"/>
        </table:table-row>
        <table:table-row table:style-name="ro7">
          <table:table-cell table:style-name="ce1"/>
          <table:table-cell office:value-type="string" table:style-name="ce154">
            <text:p>Octubre</text:p>
          </table:table-cell>
          <table:table-cell office:value-type="float" office:value="1020" table:style-name="ce148">
            <text:p>1020</text:p>
          </table:table-cell>
          <table:table-cell office:value-type="float" office:value="20145.12" table:formula="of:=['1020'.M25]" table:style-name="ce149">
            <text:p>20.145</text:p>
          </table:table-cell>
          <table:table-cell table:style-name="ce149"/>
          <table:table-cell office:value-type="float" office:value="20145.12" table:formula="of:=[.D16]+[.E16]" table:style-name="ce149">
            <text:p>20.145</text:p>
          </table:table-cell>
          <table:table-cell office:value-type="float" office:value="2417.42" table:formula="of:=['1020'.N25]" table:style-name="ce149">
            <text:p>2.417</text:p>
          </table:table-cell>
          <table:table-cell office:value-type="float" office:value="22562.54" table:formula="of:=[.F16]+[.G16]" table:style-name="ce150">
            <text:p>22.563</text:p>
          </table:table-cell>
          <table:table-cell office:value-type="float" office:value="1495.3300000000002" table:formula="of:=['1020'.X25]" table:style-name="ce153">
            <text:p>1.495</text:p>
          </table:table-cell>
          <table:table-cell office:value-type="float" office:value="436.4899999999999" table:formula="of:=['1020'.AR25]" table:style-name="ce153">
            <text:p>436</text:p>
          </table:table-cell>
          <table:table-cell office:value-type="float" office:value="1931.8200000000002" table:formula="of:=[.I16]+[.J16]" table:style-name="ce152">
            <text:p>1.932</text:p>
          </table:table-cell>
          <table:table-cell table:style-name="ce153"/>
          <table:table-cell office:value-type="float" office:value="20630.72" table:formula="of:=[.H16]-[.K16]" table:style-name="ce152">
            <text:p>20.631</text:p>
          </table:table-cell>
          <table:table-cell table:number-columns-repeated="16371"/>
        </table:table-row>
        <table:table-row table:style-name="ro7">
          <table:table-cell/>
          <table:table-cell office:value-type="string" table:style-name="ce154">
            <text:p>Noviembre</text:p>
          </table:table-cell>
          <table:table-cell office:value-type="float" office:value="1120" table:style-name="ce148">
            <text:p>1120</text:p>
          </table:table-cell>
          <table:table-cell office:value-type="float" office:value="173645.95" table:formula="of:=['1120'.M35]" table:style-name="ce149">
            <text:p>173.646</text:p>
          </table:table-cell>
          <table:table-cell table:style-name="ce149"/>
          <table:table-cell office:value-type="float" office:value="173645.95" table:formula="of:=[.D17]+[.E17]" table:style-name="ce149">
            <text:p>173.646</text:p>
          </table:table-cell>
          <table:table-cell office:value-type="float" office:value="20837.510000000002" table:formula="of:=['1120'.N35]" table:style-name="ce149">
            <text:p>20.838</text:p>
          </table:table-cell>
          <table:table-cell office:value-type="float" office:value="194483.46000000002" table:formula="of:=[.F17]+[.G17]" table:style-name="ce150">
            <text:p>194.483</text:p>
          </table:table-cell>
          <table:table-cell office:value-type="float" office:value="4642.93" table:formula="of:=['1120'.X35]" table:style-name="ce153">
            <text:p>4.643</text:p>
          </table:table-cell>
          <table:table-cell office:value-type="float" office:value="1198.1200000000001" table:formula="of:=['1120'.AR35]" table:style-name="ce153">
            <text:p>1.198</text:p>
          </table:table-cell>
          <table:table-cell office:value-type="float" office:value="5841.05" table:formula="of:=[.I17]+[.J17]" table:style-name="ce152">
            <text:p>5.841</text:p>
          </table:table-cell>
          <table:table-cell table:style-name="ce153"/>
          <table:table-cell office:value-type="float" office:value="188642.41000000003" table:formula="of:=[.H17]-[.K17]" table:style-name="ce152">
            <text:p>188.642</text:p>
          </table:table-cell>
          <table:table-cell table:number-columns-repeated="16371"/>
        </table:table-row>
        <table:table-row table:style-name="ro7">
          <table:table-cell/>
          <table:table-cell office:value-type="string" table:style-name="ce154">
            <text:p>Diciembre</text:p>
          </table:table-cell>
          <table:table-cell office:value-type="float" office:value="1220" table:style-name="ce148">
            <text:p>1220</text:p>
          </table:table-cell>
          <table:table-cell office:value-type="float" office:value="64887.21" table:formula="of:=['1220'.M33]" table:style-name="ce149">
            <text:p>64.887</text:p>
          </table:table-cell>
          <table:table-cell table:style-name="ce149"/>
          <table:table-cell office:value-type="float" office:value="64887.21" table:formula="of:=[.D18]+[.E18]" table:style-name="ce149">
            <text:p>64.887</text:p>
          </table:table-cell>
          <table:table-cell office:value-type="float" office:value="7786.4600000000009" table:formula="of:=['1220'.N33]" table:style-name="ce149">
            <text:p>7.786</text:p>
          </table:table-cell>
          <table:table-cell office:value-type="float" office:value="72673.67" table:formula="of:=[.F18]+[.G18]" table:style-name="ce150">
            <text:p>72.674</text:p>
          </table:table-cell>
          <table:table-cell office:value-type="float" office:value="15494.409999999998" table:formula="of:=['1220'.X33]" table:style-name="ce155">
            <text:p>15.494</text:p>
          </table:table-cell>
          <table:table-cell office:value-type="float" office:value="4999.7699999999986" table:formula="of:=['1220'.AR33]" table:style-name="ce155">
            <text:p>5.000</text:p>
          </table:table-cell>
          <table:table-cell office:value-type="float" office:value="20494.179999999997" table:formula="of:=[.I18]+[.J18]" table:style-name="ce156">
            <text:p>20.494</text:p>
          </table:table-cell>
          <table:table-cell table:style-name="ce155"/>
          <table:table-cell office:value-type="float" office:value="52179.490000000005" table:formula="of:=[.H18]-[.K18]" table:style-name="ce152">
            <text:p>52.179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46">
            <text:p>TOTAL</text:p>
          </table:table-cell>
          <table:table-cell table:style-name="ce146"/>
          <table:table-cell office:value-type="float" office:value="1252249.21" table:formula="of:=SUM([.D7:.D18])" table:style-name="ce157">
            <text:p>1.252.249</text:p>
          </table:table-cell>
          <table:table-cell office:value-type="float" office:value="0" table:formula="of:=SUM([.E7:.E18])" table:style-name="ce157">
            <text:p>0</text:p>
          </table:table-cell>
          <table:table-cell office:value-type="float" office:value="1252249.21" table:formula="of:=SUM([.F7:.F18])" table:style-name="ce157">
            <text:p>1.252.249</text:p>
          </table:table-cell>
          <table:table-cell office:value-type="float" office:value="150269.87999999998" table:formula="of:=SUM([.G7:.G18])" table:style-name="ce157">
            <text:p>150.270</text:p>
          </table:table-cell>
          <table:table-cell office:value-type="float" office:value="1402519.09" table:formula="of:=SUM([.H7:.H18])" table:style-name="ce158">
            <text:p>1.402.519</text:p>
          </table:table-cell>
          <table:table-cell office:value-type="float" office:value="105416.72" table:formula="of:=SUM([.I7:.I18])" table:style-name="ce157">
            <text:p>105.417</text:p>
          </table:table-cell>
          <table:table-cell office:value-type="float" office:value="19704.43" table:formula="of:=SUM([.J7:.J18])" table:style-name="ce157">
            <text:p>19.704</text:p>
          </table:table-cell>
          <table:table-cell office:value-type="float" office:value="125121.15000000001" table:formula="of:=SUM([.K7:.K18])" table:style-name="ce158">
            <text:p>125.121</text:p>
          </table:table-cell>
          <table:table-cell table:style-name="ce157"/>
          <table:table-cell office:value-type="float" office:value="1277397.9399999997" table:formula="of:=SUM([.M7:.M18])" table:style-name="ce158">
            <text:p>1.277.398</text:p>
          </table:table-cell>
          <table:table-cell table:number-columns-repeated="16371"/>
        </table:table-row>
        <table:table-row table:number-rows-repeated="1048557" table:style-name="ro2">
          <table:table-cell table:number-columns-repeated="16384"/>
        </table:table-row>
      </table:table>
      <table:table table:name="Ventas_x_Clien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65"/>
        <table:table-column table:style-name="co1" table:default-cell-style-name="ce165"/>
        <table:table-column table:style-name="co13" table:default-cell-style-name="ce165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7">
          <table:table-cell office:value-type="string" table:style-name="ce162">
            <text:p>Resumen de Ventas por Cliente, de Enero a Diciembre</text:p>
          </table:table-cell>
          <table:table-cell table:number-columns-repeated="2" table:style-name="ce163"/>
          <table:table-cell table:number-columns-repeated="6" table:style-name="ce164"/>
          <table:table-cell table:style-name="ce165"/>
          <table:table-cell table:number-columns-repeated="16374"/>
        </table:table-row>
        <table:table-row table:style-name="ro7">
          <table:table-cell office:value-type="string" table:style-name="ce166">
            <text:p>RUC</text:p>
          </table:table-cell>
          <table:table-cell office:value-type="string" table:style-name="ce166">
            <text:p>Razón Social</text:p>
          </table:table-cell>
          <table:table-cell office:value-type="string" table:style-name="ce166">
            <text:p>tipo</text:p>
          </table:table-cell>
          <table:table-cell office:value-type="string" table:style-name="ce167">
            <text:p>Subtotal</text:p>
          </table:table-cell>
          <table:table-cell office:value-type="string" table:style-name="ce167">
            <text:p>IVA</text:p>
          </table:table-cell>
          <table:table-cell office:value-type="string" table:style-name="ce167">
            <text:p>TOTAL</text:p>
          </table:table-cell>
          <table:table-cell office:value-type="string" table:style-name="ce167">
            <text:p>RET. IVA</text:p>
          </table:table-cell>
          <table:table-cell office:value-type="string" table:style-name="ce167">
            <text:p>RET. FT.</text:p>
          </table:table-cell>
          <table:table-cell office:value-type="string" table:style-name="ce167">
            <text:p>Total Retenciones</text:p>
          </table:table-cell>
          <table:table-cell office:value-type="string" table:style-name="ce168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05907895001</text:p>
          </table:table-cell>
          <table:table-cell office:value-type="string" table:style-name="ce169">
            <text:p>JENNY VERONICA ALVEAR CUCALON</text:p>
          </table:table-cell>
          <table:table-cell office:value-type="string" table:style-name="ce169">
            <text:p>FAC</text:p>
          </table:table-cell>
          <table:table-cell office:value-type="float" office:value="3218.96" table:style-name="ce170">
            <text:p>3.218,96</text:p>
          </table:table-cell>
          <table:table-cell office:value-type="float" office:value="386.27" table:style-name="ce170">
            <text:p>386,27</text:p>
          </table:table-cell>
          <table:table-cell office:value-type="float" office:value="3605.23" table:style-name="ce170">
            <text:p>3.605,23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3605.23" table:formula="of:=[.F3]-[.I3]" table:style-name="ce171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10966407001</text:p>
          </table:table-cell>
          <table:table-cell office:value-type="string" table:style-name="ce169">
            <text:p>BADITH YAMIL HANNA CONTRERAS</text:p>
          </table:table-cell>
          <table:table-cell office:value-type="string" table:style-name="ce169">
            <text:p>FAC</text:p>
          </table:table-cell>
          <table:table-cell office:value-type="float" office:value="45" table:style-name="ce170">
            <text:p>45,00</text:p>
          </table:table-cell>
          <table:table-cell office:value-type="float" office:value="5.4" table:style-name="ce170">
            <text:p>5,40</text:p>
          </table:table-cell>
          <table:table-cell office:value-type="float" office:value="50.4" table:style-name="ce170">
            <text:p>50,40</text:p>
          </table:table-cell>
          <table:table-cell office:value-type="float" office:value="0" table:style-name="ce170">
            <text:p>0,00</text:p>
          </table:table-cell>
          <table:table-cell office:value-type="float" office:value="1.24" table:style-name="ce170">
            <text:p>1,24</text:p>
          </table:table-cell>
          <table:table-cell office:value-type="float" office:value="1.24" table:style-name="ce170">
            <text:p>1,24</text:p>
          </table:table-cell>
          <table:table-cell office:value-type="float" office:value="49.16" table:formula="of:=[.F4]-[.I4]" table:style-name="ce171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FAC</text:p>
          </table:table-cell>
          <table:table-cell office:value-type="float" office:value="7844" table:style-name="ce170">
            <text:p>7.844,00</text:p>
          </table:table-cell>
          <table:table-cell office:value-type="float" office:value="941.28" table:style-name="ce170">
            <text:p>941,28</text:p>
          </table:table-cell>
          <table:table-cell office:value-type="float" office:value="8785.2800000000007" table:style-name="ce170">
            <text:p>8.785,28</text:p>
          </table:table-cell>
          <table:table-cell office:value-type="float" office:value="658.9" table:style-name="ce170">
            <text:p>658,90</text:p>
          </table:table-cell>
          <table:table-cell office:value-type="float" office:value="156.88" table:style-name="ce170">
            <text:p>156,88</text:p>
          </table:table-cell>
          <table:table-cell office:value-type="float" office:value="815.78" table:style-name="ce170">
            <text:p>815,78</text:p>
          </table:table-cell>
          <table:table-cell office:value-type="float" office:value="7969.5000000000009" table:formula="of:=[.F5]-[.I5]" table:style-name="ce171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FAC</text:p>
          </table:table-cell>
          <table:table-cell office:value-type="float" office:value="21226.7" table:style-name="ce170">
            <text:p>21.226,70</text:p>
          </table:table-cell>
          <table:table-cell office:value-type="float" office:value="2547.1999999999998" table:style-name="ce170">
            <text:p>2.547,20</text:p>
          </table:table-cell>
          <table:table-cell office:value-type="float" office:value="23773.9" table:style-name="ce170">
            <text:p>23.773,90</text:p>
          </table:table-cell>
          <table:table-cell office:value-type="float" office:value="1783.04" table:style-name="ce170">
            <text:p>1.783,04</text:p>
          </table:table-cell>
          <table:table-cell office:value-type="float" office:value="371.47" table:style-name="ce170">
            <text:p>371,47</text:p>
          </table:table-cell>
          <table:table-cell office:value-type="float" office:value="2154.5100000000002" table:style-name="ce170">
            <text:p>2.154,51</text:p>
          </table:table-cell>
          <table:table-cell office:value-type="float" office:value="21619.39" table:formula="of:=[.F6]-[.I6]" table:style-name="ce171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FAC</text:p>
          </table:table-cell>
          <table:table-cell office:value-type="float" office:value="230597.83" table:style-name="ce170">
            <text:p>230.597,83</text:p>
          </table:table-cell>
          <table:table-cell office:value-type="float" office:value="27671.73" table:style-name="ce170">
            <text:p>27.671,73</text:p>
          </table:table-cell>
          <table:table-cell office:value-type="float" office:value="258269.56" table:style-name="ce170">
            <text:p>258.269,56</text:p>
          </table:table-cell>
          <table:table-cell office:value-type="float" office:value="19254.28" table:style-name="ce170">
            <text:p>19.254,28</text:p>
          </table:table-cell>
          <table:table-cell office:value-type="float" office:value="6018.72" table:style-name="ce170">
            <text:p>6.018,72</text:p>
          </table:table-cell>
          <table:table-cell office:value-type="float" office:value="25273" table:style-name="ce170">
            <text:p>25.273,00</text:p>
          </table:table-cell>
          <table:table-cell office:value-type="float" office:value="232996.56" table:formula="of:=[.F7]-[.I7]" table:style-name="ce171">
            <text:p>232.996,56</text:p>
          </table:table-cell>
          <table:table-cell table:number-columns-repeated="16374"/>
        </table:table-row>
        <table:table-row table:style-name="ro2">
          <table:table-cell table:number-columns-repeated="2" table:style-name="ce169"/>
          <table:table-cell office:value-type="string" table:style-name="ce169">
            <text:p>NCT</text:p>
          </table:table-cell>
          <table:table-cell office:value-type="float" office:value="-11500.44" table:style-name="ce170">
            <text:p>-11.500,44</text:p>
          </table:table-cell>
          <table:table-cell office:value-type="float" office:value="-1380.06" table:style-name="ce170">
            <text:p>-1.380,06</text:p>
          </table:table-cell>
          <table:table-cell office:value-type="float" office:value="-12880.5" table:style-name="ce170">
            <text:p>-12.880,5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2880.5" table:formula="of:=[.F8]-[.I8]" table:style-name="ce171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67279001</text:p>
          </table:table-cell>
          <table:table-cell office:value-type="string" table:style-name="ce169">
            <text:p>MC CANN ERICKSON ECUADOR PUBLICIDAD S.A.<text:s text:c="5"/></text:p>
          </table:table-cell>
          <table:table-cell office:value-type="string" table:style-name="ce169">
            <text:p>FAC</text:p>
          </table:table-cell>
          <table:table-cell office:value-type="float" office:value="1705.76" table:style-name="ce170">
            <text:p>1.705,76</text:p>
          </table:table-cell>
          <table:table-cell office:value-type="float" office:value="204.69" table:style-name="ce170">
            <text:p>204,69</text:p>
          </table:table-cell>
          <table:table-cell office:value-type="float" office:value="1910.45" table:style-name="ce170">
            <text:p>1.910,45</text:p>
          </table:table-cell>
          <table:table-cell office:value-type="float" office:value="143.28" table:style-name="ce170">
            <text:p>143,28</text:p>
          </table:table-cell>
          <table:table-cell office:value-type="float" office:value="34.119999999999997" table:style-name="ce170">
            <text:p>34,12</text:p>
          </table:table-cell>
          <table:table-cell office:value-type="float" office:value="177.4" table:style-name="ce170">
            <text:p>177,40</text:p>
          </table:table-cell>
          <table:table-cell office:value-type="float" office:value="1733.05" table:formula="of:=[.F9]-[.I9]" table:style-name="ce171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FAC</text:p>
          </table:table-cell>
          <table:table-cell office:value-type="float" office:value="1799.98" table:style-name="ce170">
            <text:p>1.799,98</text:p>
          </table:table-cell>
          <table:table-cell office:value-type="float" office:value="216" table:style-name="ce170">
            <text:p>216,00</text:p>
          </table:table-cell>
          <table:table-cell office:value-type="float" office:value="2015.98" table:style-name="ce170">
            <text:p>2.015,98</text:p>
          </table:table-cell>
          <table:table-cell office:value-type="float" office:value="0" table:style-name="ce170">
            <text:p>0,00</text:p>
          </table:table-cell>
          <table:table-cell office:value-type="float" office:value="29.13" table:style-name="ce170">
            <text:p>29,13</text:p>
          </table:table-cell>
          <table:table-cell office:value-type="float" office:value="29.13" table:style-name="ce170">
            <text:p>29,13</text:p>
          </table:table-cell>
          <table:table-cell office:value-type="float" office:value="1986.85" table:formula="of:=[.F10]-[.I10]" table:style-name="ce171">
            <text:p>1.986,8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FAC</text:p>
          </table:table-cell>
          <table:table-cell office:value-type="float" office:value="63254.34" table:style-name="ce170">
            <text:p>63.254,34</text:p>
          </table:table-cell>
          <table:table-cell office:value-type="float" office:value="7590.53" table:style-name="ce170">
            <text:p>7.590,53</text:p>
          </table:table-cell>
          <table:table-cell office:value-type="float" office:value="70844.87" table:style-name="ce170">
            <text:p>70.844,87</text:p>
          </table:table-cell>
          <table:table-cell office:value-type="float" office:value="5130.04" table:style-name="ce170">
            <text:p>5.130,04</text:p>
          </table:table-cell>
          <table:table-cell office:value-type="float" office:value="815.25" table:style-name="ce170">
            <text:p>815,25</text:p>
          </table:table-cell>
          <table:table-cell office:value-type="float" office:value="5945.29" table:style-name="ce170">
            <text:p>5.945,29</text:p>
          </table:table-cell>
          <table:table-cell office:value-type="float" office:value="64899.579999999994" table:formula="of:=[.F11]-[.I11]" table:style-name="ce171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AC</text:p>
          </table:table-cell>
          <table:table-cell office:value-type="float" office:value="755240.25" table:style-name="ce170">
            <text:p>755.240,25</text:p>
          </table:table-cell>
          <table:table-cell office:value-type="float" office:value="90628.84" table:style-name="ce170">
            <text:p>90.628,84</text:p>
          </table:table-cell>
          <table:table-cell office:value-type="float" office:value="845869.09" table:style-name="ce170">
            <text:p>845.869,09</text:p>
          </table:table-cell>
          <table:table-cell office:value-type="float" office:value="63440.18" table:style-name="ce170">
            <text:p>63.440,18</text:p>
          </table:table-cell>
          <table:table-cell office:value-type="float" office:value="8062.42" table:style-name="ce170">
            <text:p>8.062,42</text:p>
          </table:table-cell>
          <table:table-cell office:value-type="float" office:value="71502.600000000006" table:style-name="ce170">
            <text:p>71.502,60</text:p>
          </table:table-cell>
          <table:table-cell office:value-type="float" office:value="774366.49" table:formula="of:=[.F12]-[.I12]" table:style-name="ce171">
            <text:p>774.366,49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65152001</text:p>
          </table:table-cell>
          <table:table-cell office:value-type="string" table:style-name="ce169">
            <text:p>LEVEL PRINT S.A.</text:p>
          </table:table-cell>
          <table:table-cell office:value-type="string" table:style-name="ce169">
            <text:p>FAC</text:p>
          </table:table-cell>
          <table:table-cell office:value-type="float" office:value="161.85" table:style-name="ce170">
            <text:p>161,85</text:p>
          </table:table-cell>
          <table:table-cell office:value-type="float" office:value="19.420000000000002" table:style-name="ce170">
            <text:p>19,42</text:p>
          </table:table-cell>
          <table:table-cell office:value-type="float" office:value="181.27" table:style-name="ce170">
            <text:p>181,27</text:p>
          </table:table-cell>
          <table:table-cell office:value-type="float" office:value="0" table:style-name="ce170">
            <text:p>0,00</text:p>
          </table:table-cell>
          <table:table-cell office:value-type="float" office:value="4.45" table:style-name="ce170">
            <text:p>4,45</text:p>
          </table:table-cell>
          <table:table-cell office:value-type="float" office:value="4.45" table:style-name="ce170">
            <text:p>4,45</text:p>
          </table:table-cell>
          <table:table-cell office:value-type="float" office:value="176.82000000000002" table:formula="of:=[.F13]-[.I13]" table:style-name="ce171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3106704001</text:p>
          </table:table-cell>
          <table:table-cell office:value-type="string" table:style-name="ce169">
            <text:p>DENDA TIENDA DETIEN CIA. LTDA.</text:p>
          </table:table-cell>
          <table:table-cell office:value-type="string" table:style-name="ce169">
            <text:p>FAC</text:p>
          </table:table-cell>
          <table:table-cell office:value-type="float" office:value="22343" table:style-name="ce170">
            <text:p>22.343,00</text:p>
          </table:table-cell>
          <table:table-cell office:value-type="float" office:value="2681.16" table:style-name="ce170">
            <text:p>2.681,16</text:p>
          </table:table-cell>
          <table:table-cell office:value-type="float" office:value="25024.16" table:style-name="ce170">
            <text:p>25.024,16</text:p>
          </table:table-cell>
          <table:table-cell office:value-type="float" office:value="1876.81" table:style-name="ce170">
            <text:p>1.876,81</text:p>
          </table:table-cell>
          <table:table-cell office:value-type="float" office:value="391" table:style-name="ce170">
            <text:p>391,00</text:p>
          </table:table-cell>
          <table:table-cell office:value-type="float" office:value="2267.81" table:style-name="ce170">
            <text:p>2.267,81</text:p>
          </table:table-cell>
          <table:table-cell office:value-type="float" office:value="22756.35" table:formula="of:=[.F14]-[.I14]" table:style-name="ce171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AC</text:p>
          </table:table-cell>
          <table:table-cell office:value-type="float" office:value="111864.78" table:style-name="ce170">
            <text:p>111.864,78</text:p>
          </table:table-cell>
          <table:table-cell office:value-type="float" office:value="13423.76" table:style-name="ce170">
            <text:p>13.423,76</text:p>
          </table:table-cell>
          <table:table-cell office:value-type="float" office:value="125288.54" table:style-name="ce170">
            <text:p>125.288,54</text:p>
          </table:table-cell>
          <table:table-cell office:value-type="float" office:value="9275.93" table:style-name="ce170">
            <text:p>9.275,93</text:p>
          </table:table-cell>
          <table:table-cell office:value-type="float" office:value="2822.9" table:style-name="ce170">
            <text:p>2.822,90</text:p>
          </table:table-cell>
          <table:table-cell office:value-type="float" office:value="12098.83" table:style-name="ce170">
            <text:p>12.098,83</text:p>
          </table:table-cell>
          <table:table-cell office:value-type="float" office:value="113189.70999999999" table:formula="of:=[.F15]-[.I15]" table:style-name="ce171">
            <text:p>113.189,71</text:p>
          </table:table-cell>
          <table:table-cell table:number-columns-repeated="16374"/>
        </table:table-row>
        <table:table-row table:style-name="ro2">
          <table:table-cell table:number-columns-repeated="2" table:style-name="ce169"/>
          <table:table-cell office:value-type="string" table:style-name="ce169">
            <text:p>NCT</text:p>
          </table:table-cell>
          <table:table-cell office:value-type="float" office:value="-1436.82" table:style-name="ce170">
            <text:p>-1.436,82</text:p>
          </table:table-cell>
          <table:table-cell office:value-type="float" office:value="-172.42" table:style-name="ce170">
            <text:p>-172,42</text:p>
          </table:table-cell>
          <table:table-cell office:value-type="float" office:value="-1609.24" table:style-name="ce170">
            <text:p>-1.609,24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609.24" table:formula="of:=[.F16]-[.I16]" table:style-name="ce171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0516008001</text:p>
          </table:table-cell>
          <table:table-cell office:value-type="string" table:style-name="ce169">
            <text:p>CHUBB SEGUROS ECUADOR S.A.</text:p>
          </table:table-cell>
          <table:table-cell office:value-type="string" table:style-name="ce169">
            <text:p>FAC</text:p>
          </table:table-cell>
          <table:table-cell office:value-type="float" office:value="924" table:style-name="ce170">
            <text:p>924,00</text:p>
          </table:table-cell>
          <table:table-cell office:value-type="float" office:value="110.88" table:style-name="ce170">
            <text:p>110,88</text:p>
          </table:table-cell>
          <table:table-cell office:value-type="float" office:value="1034.8800000000001" table:style-name="ce170">
            <text:p>1.034,88</text:p>
          </table:table-cell>
          <table:table-cell office:value-type="float" office:value="77.62" table:style-name="ce170">
            <text:p>77,62</text:p>
          </table:table-cell>
          <table:table-cell office:value-type="float" office:value="9.24" table:style-name="ce170">
            <text:p>9,24</text:p>
          </table:table-cell>
          <table:table-cell office:value-type="float" office:value="86.86" table:style-name="ce170">
            <text:p>86,86</text:p>
          </table:table-cell>
          <table:table-cell office:value-type="float" office:value="948.0200000000001" table:formula="of:=[.F17]-[.I17]" table:style-name="ce171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FAC</text:p>
          </table:table-cell>
          <table:table-cell office:value-type="float" office:value="42252.98" table:style-name="ce170">
            <text:p>42.252,98</text:p>
          </table:table-cell>
          <table:table-cell office:value-type="float" office:value="5070.3599999999997" table:style-name="ce170">
            <text:p>5.070,36</text:p>
          </table:table-cell>
          <table:table-cell office:value-type="float" office:value="47323.34" table:style-name="ce170">
            <text:p>47.323,34</text:p>
          </table:table-cell>
          <table:table-cell office:value-type="float" office:value="3549.26" table:style-name="ce170">
            <text:p>3.549,26</text:p>
          </table:table-cell>
          <table:table-cell office:value-type="float" office:value="913.17" table:style-name="ce170">
            <text:p>913,17</text:p>
          </table:table-cell>
          <table:table-cell office:value-type="float" office:value="4462.43" table:style-name="ce170">
            <text:p>4.462,43</text:p>
          </table:table-cell>
          <table:table-cell office:value-type="float" office:value="42860.909999999996" table:formula="of:=[.F18]-[.I18]" table:style-name="ce171">
            <text:p>42.860,91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FAC</text:p>
          </table:table-cell>
          <table:table-cell office:value-type="float" office:value="2707.04" table:style-name="ce170">
            <text:p>2.707,04</text:p>
          </table:table-cell>
          <table:table-cell office:value-type="float" office:value="324.83999999999997" table:style-name="ce170">
            <text:p>324,84</text:p>
          </table:table-cell>
          <table:table-cell office:value-type="float" office:value="3031.88" table:style-name="ce170">
            <text:p>3.031,88</text:p>
          </table:table-cell>
          <table:table-cell office:value-type="float" office:value="227.38" table:style-name="ce170">
            <text:p>227,38</text:p>
          </table:table-cell>
          <table:table-cell office:value-type="float" office:value="74.44" table:style-name="ce170">
            <text:p>74,44</text:p>
          </table:table-cell>
          <table:table-cell office:value-type="float" office:value="301.82" table:style-name="ce170">
            <text:p>301,82</text:p>
          </table:table-cell>
          <table:table-cell office:value-type="float" office:value="2730.06" table:formula="of:=[.F19]-[.I19]" table:style-name="ce171">
            <text:p>2.730,06</text:p>
          </table:table-cell>
          <table:table-cell table:number-columns-repeated="16374"/>
        </table:table-row>
        <table:table-row table:style-name="ro7">
          <table:table-cell office:value-type="string" table:style-name="ce172">
            <text:p>Total Resultado</text:p>
          </table:table-cell>
          <table:table-cell table:number-columns-repeated="2" table:style-name="ce172"/>
          <table:table-cell office:value-type="float" office:value="1252249.21" table:style-name="ce173">
            <text:p>1.252.249,21</text:p>
          </table:table-cell>
          <table:table-cell office:value-type="float" office:value="150269.88" table:style-name="ce173">
            <text:p>150.269,88</text:p>
          </table:table-cell>
          <table:table-cell office:value-type="float" office:value="1402519.09" table:style-name="ce173">
            <text:p>1.402.519,09</text:p>
          </table:table-cell>
          <table:table-cell office:value-type="float" office:value="105416.72" table:style-name="ce173">
            <text:p>105.416,72</text:p>
          </table:table-cell>
          <table:table-cell office:value-type="float" office:value="19704.43" table:style-name="ce173">
            <text:p>19.704,43</text:p>
          </table:table-cell>
          <table:table-cell office:value-type="float" office:value="125121.15" table:style-name="ce173">
            <text:p>125.121,15</text:p>
          </table:table-cell>
          <table:table-cell office:value-type="float" office:value="1277397.9400000002" table:formula="of:=[.F20]-[.I20]" table:style-name="ce174">
            <text:p>1.277.397,94</text:p>
          </table:table-cell>
          <table:table-cell table:number-columns-repeated="16374" table:style-name="ce142"/>
        </table:table-row>
        <table:table-row table:number-rows-repeated="4" table:style-name="ro2">
          <table:table-cell table:number-columns-repeated="3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2">
            <text:p>Resumen de Ventas por Cliente, de Noviembre a Diciembre</text:p>
          </table:table-cell>
          <table:table-cell table:number-columns-repeated="2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6">
            <text:p>RUC</text:p>
          </table:table-cell>
          <table:table-cell office:value-type="string" table:style-name="ce166">
            <text:p>Razón Social</text:p>
          </table:table-cell>
          <table:table-cell office:value-type="string" table:style-name="ce166">
            <text:p>tipo</text:p>
          </table:table-cell>
          <table:table-cell office:value-type="string" table:style-name="ce167">
            <text:p>Subtotal</text:p>
          </table:table-cell>
          <table:table-cell office:value-type="string" table:style-name="ce167">
            <text:p>IVA</text:p>
          </table:table-cell>
          <table:table-cell office:value-type="string" table:style-name="ce167">
            <text:p>TOTAL</text:p>
          </table:table-cell>
          <table:table-cell office:value-type="string" table:style-name="ce167">
            <text:p>RET. IVA</text:p>
          </table:table-cell>
          <table:table-cell office:value-type="string" table:style-name="ce167">
            <text:p>RET. FT.</text:p>
          </table:table-cell>
          <table:table-cell office:value-type="string" table:style-name="ce167">
            <text:p>Total Retenciones</text:p>
          </table:table-cell>
          <table:table-cell office:value-type="string" table:style-name="ce168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05907895001</text:p>
          </table:table-cell>
          <table:table-cell office:value-type="string" table:style-name="ce169">
            <text:p>JENNY VERONICA ALVEAR CUCALON</text:p>
          </table:table-cell>
          <table:table-cell office:value-type="string" table:style-name="ce169">
            <text:p>FAC</text:p>
          </table:table-cell>
          <table:table-cell office:value-type="float" office:value="3218.96" table:style-name="ce170">
            <text:p>3.218,96</text:p>
          </table:table-cell>
          <table:table-cell office:value-type="float" office:value="386.27" table:style-name="ce170">
            <text:p>386,27</text:p>
          </table:table-cell>
          <table:table-cell office:value-type="float" office:value="3605.23" table:style-name="ce170">
            <text:p>3.605,23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3605.23" table:formula="of:=[.F27]-[.I27]" table:style-name="ce171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FAC</text:p>
          </table:table-cell>
          <table:table-cell office:value-type="float" office:value="165626.16" table:style-name="ce170">
            <text:p>165.626,16</text:p>
          </table:table-cell>
          <table:table-cell office:value-type="float" office:value="19875.14" table:style-name="ce170">
            <text:p>19.875,14</text:p>
          </table:table-cell>
          <table:table-cell office:value-type="float" office:value="185501.3" table:style-name="ce170">
            <text:p>185.501,30</text:p>
          </table:table-cell>
          <table:table-cell office:value-type="float" office:value="13912.6" table:style-name="ce170">
            <text:p>13.912,60</text:p>
          </table:table-cell>
          <table:table-cell office:value-type="float" office:value="4554.72" table:style-name="ce170">
            <text:p>4.554,72</text:p>
          </table:table-cell>
          <table:table-cell office:value-type="float" office:value="18467.32" table:style-name="ce170">
            <text:p>18.467,32</text:p>
          </table:table-cell>
          <table:table-cell office:value-type="float" office:value="167033.97999999998" table:formula="of:=[.F28]-[.I28]" table:style-name="ce171">
            <text:p>167.033,9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FAC</text:p>
          </table:table-cell>
          <table:table-cell office:value-type="float" office:value="343.5" table:style-name="ce170">
            <text:p>343,50</text:p>
          </table:table-cell>
          <table:table-cell office:value-type="float" office:value="41.22" table:style-name="ce170">
            <text:p>41,22</text:p>
          </table:table-cell>
          <table:table-cell office:value-type="float" office:value="384.72" table:style-name="ce170">
            <text:p>384,72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384.72" table:formula="of:=[.F29]-[.I29]" table:style-name="ce171">
            <text:p>384,7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AC</text:p>
          </table:table-cell>
          <table:table-cell office:value-type="float" office:value="17124.72" table:style-name="ce170">
            <text:p>17.124,72</text:p>
          </table:table-cell>
          <table:table-cell office:value-type="float" office:value="2054.9699999999998" table:style-name="ce170">
            <text:p>2.054,97</text:p>
          </table:table-cell>
          <table:table-cell office:value-type="float" office:value="19179.689999999999" table:style-name="ce170">
            <text:p>19.179,69</text:p>
          </table:table-cell>
          <table:table-cell office:value-type="float" office:value="1438.47" table:style-name="ce170">
            <text:p>1.438,47</text:p>
          </table:table-cell>
          <table:table-cell office:value-type="float" office:value="299.68" table:style-name="ce170">
            <text:p>299,68</text:p>
          </table:table-cell>
          <table:table-cell office:value-type="float" office:value="1738.15" table:style-name="ce170">
            <text:p>1.738,15</text:p>
          </table:table-cell>
          <table:table-cell office:value-type="float" office:value="17441.539999999997" table:formula="of:=[.F30]-[.I30]" table:style-name="ce171">
            <text:p>17.441,54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3106704001</text:p>
          </table:table-cell>
          <table:table-cell office:value-type="string" table:style-name="ce169">
            <text:p>DENDA TIENDA DETIEN CIA. LTDA.</text:p>
          </table:table-cell>
          <table:table-cell office:value-type="string" table:style-name="ce169">
            <text:p>FAC</text:p>
          </table:table-cell>
          <table:table-cell office:value-type="float" office:value="22343" table:style-name="ce170">
            <text:p>22.343,00</text:p>
          </table:table-cell>
          <table:table-cell office:value-type="float" office:value="2681.16" table:style-name="ce170">
            <text:p>2.681,16</text:p>
          </table:table-cell>
          <table:table-cell office:value-type="float" office:value="25024.16" table:style-name="ce170">
            <text:p>25.024,16</text:p>
          </table:table-cell>
          <table:table-cell office:value-type="float" office:value="1876.81" table:style-name="ce170">
            <text:p>1.876,81</text:p>
          </table:table-cell>
          <table:table-cell office:value-type="float" office:value="391" table:style-name="ce170">
            <text:p>391,00</text:p>
          </table:table-cell>
          <table:table-cell office:value-type="float" office:value="2267.81" table:style-name="ce170">
            <text:p>2.267,81</text:p>
          </table:table-cell>
          <table:table-cell office:value-type="float" office:value="22756.35" table:formula="of:=[.F31]-[.I31]" table:style-name="ce171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AC</text:p>
          </table:table-cell>
          <table:table-cell office:value-type="float" office:value="22304.31" table:style-name="ce170">
            <text:p>22.304,31</text:p>
          </table:table-cell>
          <table:table-cell office:value-type="float" office:value="2676.51" table:style-name="ce170">
            <text:p>2.676,51</text:p>
          </table:table-cell>
          <table:table-cell office:value-type="float" office:value="24980.82" table:style-name="ce170">
            <text:p>24.980,82</text:p>
          </table:table-cell>
          <table:table-cell office:value-type="float" office:value="1873.55" table:style-name="ce170">
            <text:p>1.873,55</text:p>
          </table:table-cell>
          <table:table-cell office:value-type="float" office:value="613.34" table:style-name="ce170">
            <text:p>613,34</text:p>
          </table:table-cell>
          <table:table-cell office:value-type="float" office:value="2486.89" table:style-name="ce170">
            <text:p>2.486,89</text:p>
          </table:table-cell>
          <table:table-cell office:value-type="float" office:value="22493.93" table:formula="of:=[.F32]-[.I32]" table:style-name="ce171">
            <text:p>22.493,93</text:p>
          </table:table-cell>
          <table:table-cell table:number-columns-repeated="16374"/>
        </table:table-row>
        <table:table-row table:style-name="ro2">
          <table:table-cell table:style-name="ce169"/>
          <table:table-cell office:value-type="float" office:value="20867.490000000002" table:formula="of:=[.D32]+[.D33]" table:style-name="ce169">
            <text:p>20867,49</text:p>
          </table:table-cell>
          <table:table-cell office:value-type="string" table:style-name="ce169">
            <text:p>NCT</text:p>
          </table:table-cell>
          <table:table-cell office:value-type="float" office:value="-1436.82" table:style-name="ce170">
            <text:p>-1.436,82</text:p>
          </table:table-cell>
          <table:table-cell office:value-type="float" office:value="-172.42" table:style-name="ce170">
            <text:p>-172,42</text:p>
          </table:table-cell>
          <table:table-cell office:value-type="float" office:value="-1609.24" table:style-name="ce170">
            <text:p>-1.609,24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609.24" table:formula="of:=[.F33]-[.I33]" table:style-name="ce171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FAC</text:p>
          </table:table-cell>
          <table:table-cell office:value-type="float" office:value="9009.33" table:style-name="ce170">
            <text:p>9.009,33</text:p>
          </table:table-cell>
          <table:table-cell office:value-type="float" office:value="1081.1199999999999" table:style-name="ce170">
            <text:p>1.081,12</text:p>
          </table:table-cell>
          <table:table-cell office:value-type="float" office:value="10090.450000000001" table:style-name="ce170">
            <text:p>10.090,45</text:p>
          </table:table-cell>
          <table:table-cell office:value-type="float" office:value="756.78" table:style-name="ce170">
            <text:p>756,78</text:p>
          </table:table-cell>
          <table:table-cell office:value-type="float" office:value="247.77" table:style-name="ce170">
            <text:p>247,77</text:p>
          </table:table-cell>
          <table:table-cell office:value-type="float" office:value="1004.55" table:style-name="ce170">
            <text:p>1.004,55</text:p>
          </table:table-cell>
          <table:table-cell office:value-type="float" office:value="9085.9000000000015" table:formula="of:=[.F34]-[.I34]" table:style-name="ce171">
            <text:p>9.085,90</text:p>
          </table:table-cell>
          <table:table-cell table:number-columns-repeated="16374"/>
        </table:table-row>
        <table:table-row table:style-name="ro7">
          <table:table-cell office:value-type="string" table:style-name="ce172">
            <text:p>Total Resultado</text:p>
          </table:table-cell>
          <table:table-cell table:number-columns-repeated="2" table:style-name="ce172"/>
          <table:table-cell office:value-type="float" office:value="238533.16" table:style-name="ce173">
            <text:p>238.533,16</text:p>
          </table:table-cell>
          <table:table-cell office:value-type="float" office:value="28623.97" table:style-name="ce173">
            <text:p>28.623,97</text:p>
          </table:table-cell>
          <table:table-cell office:value-type="float" office:value="267157.13" table:style-name="ce173">
            <text:p>267.157,13</text:p>
          </table:table-cell>
          <table:table-cell office:value-type="float" office:value="19858.21" table:style-name="ce173">
            <text:p>19.858,21</text:p>
          </table:table-cell>
          <table:table-cell office:value-type="float" office:value="6106.51" table:style-name="ce173">
            <text:p>6.106,51</text:p>
          </table:table-cell>
          <table:table-cell office:value-type="float" office:value="25964.720000000001" table:style-name="ce173">
            <text:p>25.964,72</text:p>
          </table:table-cell>
          <table:table-cell office:value-type="float" office:value="241192.41" table:formula="of:=[.F35]-[.I35]" table:style-name="ce174">
            <text:p>241.192,41</text:p>
          </table:table-cell>
          <table:table-cell table:number-columns-repeated="16374" table:style-name="ce142"/>
        </table:table-row>
        <table:table-row table:style-name="ro2">
          <table:table-cell table:number-columns-repeated="3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2">
            <text:p>Resumen de Ventas por Cliente, de Enero a Octubre</text:p>
          </table:table-cell>
          <table:table-cell table:number-columns-repeated="2" table:style-name="ce1"/>
          <table:table-cell table:number-columns-repeated="7" table:style-name="ce165"/>
          <table:table-cell table:number-columns-repeated="16374"/>
        </table:table-row>
        <table:table-row table:style-name="ro7">
          <table:table-cell office:value-type="string" table:style-name="ce166">
            <text:p>RUC</text:p>
          </table:table-cell>
          <table:table-cell office:value-type="string" table:style-name="ce166">
            <text:p>Razón Social</text:p>
          </table:table-cell>
          <table:table-cell office:value-type="string" table:style-name="ce166">
            <text:p>tipo</text:p>
          </table:table-cell>
          <table:table-cell office:value-type="string" table:style-name="ce167">
            <text:p>Subtotal</text:p>
          </table:table-cell>
          <table:table-cell office:value-type="string" table:style-name="ce167">
            <text:p>IVA</text:p>
          </table:table-cell>
          <table:table-cell office:value-type="string" table:style-name="ce167">
            <text:p>TOTAL</text:p>
          </table:table-cell>
          <table:table-cell office:value-type="string" table:style-name="ce167">
            <text:p>RET. IVA</text:p>
          </table:table-cell>
          <table:table-cell office:value-type="string" table:style-name="ce167">
            <text:p>RET. FT.</text:p>
          </table:table-cell>
          <table:table-cell office:value-type="string" table:style-name="ce167">
            <text:p>Total Retenciones</text:p>
          </table:table-cell>
          <table:table-cell office:value-type="string" table:style-name="ce168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10966407001</text:p>
          </table:table-cell>
          <table:table-cell office:value-type="string" table:style-name="ce169">
            <text:p>BADITH YAMIL HANNA CONTRERAS</text:p>
          </table:table-cell>
          <table:table-cell office:value-type="string" table:style-name="ce169">
            <text:p>FAC</text:p>
          </table:table-cell>
          <table:table-cell office:value-type="float" office:value="45" table:style-name="ce170">
            <text:p>45,00</text:p>
          </table:table-cell>
          <table:table-cell office:value-type="float" office:value="5.4" table:style-name="ce170">
            <text:p>5,40</text:p>
          </table:table-cell>
          <table:table-cell office:value-type="float" office:value="50.4" table:style-name="ce170">
            <text:p>50,40</text:p>
          </table:table-cell>
          <table:table-cell office:value-type="float" office:value="0" table:style-name="ce170">
            <text:p>0,00</text:p>
          </table:table-cell>
          <table:table-cell office:value-type="float" office:value="1.24" table:style-name="ce170">
            <text:p>1,24</text:p>
          </table:table-cell>
          <table:table-cell office:value-type="float" office:value="1.24" table:style-name="ce170">
            <text:p>1,24</text:p>
          </table:table-cell>
          <table:table-cell office:value-type="float" office:value="49.16" table:formula="of:=[.F39]-[.I39]" table:style-name="ce171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68514210001</text:p>
          </table:table-cell>
          <table:table-cell office:value-type="string" table:style-name="ce169">
            <text:p>BENEMERITO CUERPO DE BOMBEROS DE GUAYAQUIL</text:p>
          </table:table-cell>
          <table:table-cell office:value-type="string" table:style-name="ce169">
            <text:p>FAC</text:p>
          </table:table-cell>
          <table:table-cell office:value-type="float" office:value="7844" table:style-name="ce170">
            <text:p>7.844,00</text:p>
          </table:table-cell>
          <table:table-cell office:value-type="float" office:value="941.28" table:style-name="ce170">
            <text:p>941,28</text:p>
          </table:table-cell>
          <table:table-cell office:value-type="float" office:value="8785.2800000000007" table:style-name="ce170">
            <text:p>8.785,28</text:p>
          </table:table-cell>
          <table:table-cell office:value-type="float" office:value="658.9" table:style-name="ce170">
            <text:p>658,90</text:p>
          </table:table-cell>
          <table:table-cell office:value-type="float" office:value="156.88" table:style-name="ce170">
            <text:p>156,88</text:p>
          </table:table-cell>
          <table:table-cell office:value-type="float" office:value="815.78" table:style-name="ce170">
            <text:p>815,78</text:p>
          </table:table-cell>
          <table:table-cell office:value-type="float" office:value="7969.5000000000009" table:formula="of:=[.F40]-[.I40]" table:style-name="ce171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23549001</text:p>
          </table:table-cell>
          <table:table-cell office:value-type="string" table:style-name="ce169">
            <text:p>CERVECERIA NACIONAL CN S.A.</text:p>
          </table:table-cell>
          <table:table-cell office:value-type="string" table:style-name="ce169">
            <text:p>FAC</text:p>
          </table:table-cell>
          <table:table-cell office:value-type="float" office:value="21226.7" table:style-name="ce170">
            <text:p>21.226,70</text:p>
          </table:table-cell>
          <table:table-cell office:value-type="float" office:value="2547.1999999999998" table:style-name="ce170">
            <text:p>2.547,20</text:p>
          </table:table-cell>
          <table:table-cell office:value-type="float" office:value="23773.9" table:style-name="ce170">
            <text:p>23.773,90</text:p>
          </table:table-cell>
          <table:table-cell office:value-type="float" office:value="1783.04" table:style-name="ce170">
            <text:p>1.783,04</text:p>
          </table:table-cell>
          <table:table-cell office:value-type="float" office:value="371.47" table:style-name="ce170">
            <text:p>371,47</text:p>
          </table:table-cell>
          <table:table-cell office:value-type="float" office:value="2154.5100000000002" table:style-name="ce170">
            <text:p>2.154,51</text:p>
          </table:table-cell>
          <table:table-cell office:value-type="float" office:value="21619.39" table:formula="of:=[.F41]-[.I41]" table:style-name="ce171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49459001</text:p>
          </table:table-cell>
          <table:table-cell office:value-type="string" table:style-name="ce169">
            <text:p>BANCO GUAYAQUIL S.A.</text:p>
          </table:table-cell>
          <table:table-cell office:value-type="string" table:style-name="ce169">
            <text:p>FAC</text:p>
          </table:table-cell>
          <table:table-cell office:value-type="float" office:value="64971.67" table:style-name="ce170">
            <text:p>64.971,67</text:p>
          </table:table-cell>
          <table:table-cell office:value-type="float" office:value="7796.59" table:style-name="ce170">
            <text:p>7.796,59</text:p>
          </table:table-cell>
          <table:table-cell office:value-type="float" office:value="72768.259999999995" table:style-name="ce170">
            <text:p>72.768,26</text:p>
          </table:table-cell>
          <table:table-cell office:value-type="float" office:value="5341.68" table:style-name="ce170">
            <text:p>5.341,68</text:p>
          </table:table-cell>
          <table:table-cell office:value-type="float" office:value="1464" table:style-name="ce170">
            <text:p>1.464,00</text:p>
          </table:table-cell>
          <table:table-cell office:value-type="float" office:value="6805.68" table:style-name="ce170">
            <text:p>6.805,68</text:p>
          </table:table-cell>
          <table:table-cell office:value-type="float" office:value="65962.579999999987" table:formula="of:=[.F42]-[.I42]" table:style-name="ce171">
            <text:p>65.962,58</text:p>
          </table:table-cell>
          <table:table-cell table:number-columns-repeated="16374"/>
        </table:table-row>
        <table:table-row table:style-name="ro2">
          <table:table-cell table:style-name="ce169"/>
          <table:table-cell office:value-type="float" office:value="53471.229999999996" table:formula="of:=[.D42]+[.D43]" table:style-name="ce169">
            <text:p>53471,23</text:p>
          </table:table-cell>
          <table:table-cell office:value-type="string" table:style-name="ce169">
            <text:p>NCT</text:p>
          </table:table-cell>
          <table:table-cell office:value-type="float" office:value="-11500.44" table:style-name="ce170">
            <text:p>-11.500,44</text:p>
          </table:table-cell>
          <table:table-cell office:value-type="float" office:value="-1380.06" table:style-name="ce170">
            <text:p>-1.380,06</text:p>
          </table:table-cell>
          <table:table-cell office:value-type="float" office:value="-12880.5" table:style-name="ce170">
            <text:p>-12.880,5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0" table:style-name="ce170">
            <text:p>0,00</text:p>
          </table:table-cell>
          <table:table-cell office:value-type="float" office:value="-12880.5" table:formula="of:=[.F43]-[.I43]" table:style-name="ce171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067279001</text:p>
          </table:table-cell>
          <table:table-cell office:value-type="string" table:style-name="ce169">
            <text:p>MC CANN ERICKSON ECUADOR PUBLICIDAD S.A.<text:s text:c="5"/></text:p>
          </table:table-cell>
          <table:table-cell office:value-type="string" table:style-name="ce169">
            <text:p>FAC</text:p>
          </table:table-cell>
          <table:table-cell office:value-type="float" office:value="1705.76" table:style-name="ce170">
            <text:p>1.705,76</text:p>
          </table:table-cell>
          <table:table-cell office:value-type="float" office:value="204.69" table:style-name="ce170">
            <text:p>204,69</text:p>
          </table:table-cell>
          <table:table-cell office:value-type="float" office:value="1910.45" table:style-name="ce170">
            <text:p>1.910,45</text:p>
          </table:table-cell>
          <table:table-cell office:value-type="float" office:value="143.28" table:style-name="ce170">
            <text:p>143,28</text:p>
          </table:table-cell>
          <table:table-cell office:value-type="float" office:value="34.119999999999997" table:style-name="ce170">
            <text:p>34,12</text:p>
          </table:table-cell>
          <table:table-cell office:value-type="float" office:value="177.4" table:style-name="ce170">
            <text:p>177,40</text:p>
          </table:table-cell>
          <table:table-cell office:value-type="float" office:value="1733.05" table:formula="of:=[.F44]-[.I44]" table:style-name="ce171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0800707001</text:p>
          </table:table-cell>
          <table:table-cell office:value-type="string" table:style-name="ce169">
            <text:p>PREDIOS BONAFIDE S.A.</text:p>
          </table:table-cell>
          <table:table-cell office:value-type="string" table:style-name="ce169">
            <text:p>FAC</text:p>
          </table:table-cell>
          <table:table-cell office:value-type="float" office:value="1456.48" table:style-name="ce170">
            <text:p>1.456,48</text:p>
          </table:table-cell>
          <table:table-cell office:value-type="float" office:value="174.78" table:style-name="ce170">
            <text:p>174,78</text:p>
          </table:table-cell>
          <table:table-cell office:value-type="float" office:value="1631.26" table:style-name="ce170">
            <text:p>1.631,26</text:p>
          </table:table-cell>
          <table:table-cell office:value-type="float" office:value="0" table:style-name="ce170">
            <text:p>0,00</text:p>
          </table:table-cell>
          <table:table-cell office:value-type="float" office:value="29.13" table:style-name="ce170">
            <text:p>29,13</text:p>
          </table:table-cell>
          <table:table-cell office:value-type="float" office:value="29.13" table:style-name="ce170">
            <text:p>29,13</text:p>
          </table:table-cell>
          <table:table-cell office:value-type="float" office:value="1602.1299999999999" table:formula="of:=[.F45]-[.I45]" table:style-name="ce171">
            <text:p>1.602,13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1047808001</text:p>
          </table:table-cell>
          <table:table-cell office:value-type="string" table:style-name="ce169">
            <text:p>OTELO &amp; FABELL S.A.</text:p>
          </table:table-cell>
          <table:table-cell office:value-type="string" table:style-name="ce169">
            <text:p>FAC</text:p>
          </table:table-cell>
          <table:table-cell office:value-type="float" office:value="63254.34" table:style-name="ce170">
            <text:p>63.254,34</text:p>
          </table:table-cell>
          <table:table-cell office:value-type="float" office:value="7590.53" table:style-name="ce170">
            <text:p>7.590,53</text:p>
          </table:table-cell>
          <table:table-cell office:value-type="float" office:value="70844.87" table:style-name="ce170">
            <text:p>70.844,87</text:p>
          </table:table-cell>
          <table:table-cell office:value-type="float" office:value="5130.04" table:style-name="ce170">
            <text:p>5.130,04</text:p>
          </table:table-cell>
          <table:table-cell office:value-type="float" office:value="815.25" table:style-name="ce170">
            <text:p>815,25</text:p>
          </table:table-cell>
          <table:table-cell office:value-type="float" office:value="5945.29" table:style-name="ce170">
            <text:p>5.945,29</text:p>
          </table:table-cell>
          <table:table-cell office:value-type="float" office:value="64899.579999999994" table:formula="of:=[.F46]-[.I46]" table:style-name="ce171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26742001</text:p>
          </table:table-cell>
          <table:table-cell office:value-type="string" table:style-name="ce169">
            <text:p>DINADEC S.A.</text:p>
          </table:table-cell>
          <table:table-cell office:value-type="string" table:style-name="ce169">
            <text:p>FAC</text:p>
          </table:table-cell>
          <table:table-cell office:value-type="float" office:value="738115.53" table:style-name="ce170">
            <text:p>738.115,53</text:p>
          </table:table-cell>
          <table:table-cell office:value-type="float" office:value="88573.87" table:style-name="ce170">
            <text:p>88.573,87</text:p>
          </table:table-cell>
          <table:table-cell office:value-type="float" office:value="826689.4" table:style-name="ce170">
            <text:p>826.689,40</text:p>
          </table:table-cell>
          <table:table-cell office:value-type="float" office:value="62001.71" table:style-name="ce170">
            <text:p>62.001,71</text:p>
          </table:table-cell>
          <table:table-cell office:value-type="float" office:value="7762.74" table:style-name="ce170">
            <text:p>7.762,74</text:p>
          </table:table-cell>
          <table:table-cell office:value-type="float" office:value="69764.45" table:style-name="ce170">
            <text:p>69.764,45</text:p>
          </table:table-cell>
          <table:table-cell office:value-type="float" office:value="756924.95000000007" table:formula="of:=[.F47]-[.I47]" table:style-name="ce171">
            <text:p>756.924,95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0992565152001</text:p>
          </table:table-cell>
          <table:table-cell office:value-type="string" table:style-name="ce169">
            <text:p>LEVEL PRINT S.A.</text:p>
          </table:table-cell>
          <table:table-cell office:value-type="string" table:style-name="ce169">
            <text:p>FAC</text:p>
          </table:table-cell>
          <table:table-cell office:value-type="float" office:value="161.85" table:style-name="ce170">
            <text:p>161,85</text:p>
          </table:table-cell>
          <table:table-cell office:value-type="float" office:value="19.420000000000002" table:style-name="ce170">
            <text:p>19,42</text:p>
          </table:table-cell>
          <table:table-cell office:value-type="float" office:value="181.27" table:style-name="ce170">
            <text:p>181,27</text:p>
          </table:table-cell>
          <table:table-cell office:value-type="float" office:value="0" table:style-name="ce170">
            <text:p>0,00</text:p>
          </table:table-cell>
          <table:table-cell office:value-type="float" office:value="4.45" table:style-name="ce170">
            <text:p>4,45</text:p>
          </table:table-cell>
          <table:table-cell office:value-type="float" office:value="4.45" table:style-name="ce170">
            <text:p>4,45</text:p>
          </table:table-cell>
          <table:table-cell office:value-type="float" office:value="176.82000000000002" table:formula="of:=[.F48]-[.I48]" table:style-name="ce171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390012949001</text:p>
          </table:table-cell>
          <table:table-cell office:value-type="string" table:style-name="ce169">
            <text:p>LA FABRIL S.A.</text:p>
          </table:table-cell>
          <table:table-cell office:value-type="string" table:style-name="ce169">
            <text:p>FAC</text:p>
          </table:table-cell>
          <table:table-cell office:value-type="float" office:value="89560.47" table:style-name="ce170">
            <text:p>89.560,47</text:p>
          </table:table-cell>
          <table:table-cell office:value-type="float" office:value="10747.25" table:style-name="ce170">
            <text:p>10.747,25</text:p>
          </table:table-cell>
          <table:table-cell office:value-type="float" office:value="100307.72" table:style-name="ce170">
            <text:p>100.307,72</text:p>
          </table:table-cell>
          <table:table-cell office:value-type="float" office:value="7402.38" table:style-name="ce170">
            <text:p>7.402,38</text:p>
          </table:table-cell>
          <table:table-cell office:value-type="float" office:value="2209.56" table:style-name="ce170">
            <text:p>2.209,56</text:p>
          </table:table-cell>
          <table:table-cell office:value-type="float" office:value="9611.94" table:style-name="ce170">
            <text:p>9.611,94</text:p>
          </table:table-cell>
          <table:table-cell office:value-type="float" office:value="90695.78" table:formula="of:=[.F49]-[.I49]" table:style-name="ce171">
            <text:p>90.695,78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0516008001</text:p>
          </table:table-cell>
          <table:table-cell office:value-type="string" table:style-name="ce169">
            <text:p>CHUBB SEGUROS ECUADOR S.A.</text:p>
          </table:table-cell>
          <table:table-cell office:value-type="string" table:style-name="ce169">
            <text:p>FAC</text:p>
          </table:table-cell>
          <table:table-cell office:value-type="float" office:value="924" table:style-name="ce170">
            <text:p>924,00</text:p>
          </table:table-cell>
          <table:table-cell office:value-type="float" office:value="110.88" table:style-name="ce170">
            <text:p>110,88</text:p>
          </table:table-cell>
          <table:table-cell office:value-type="float" office:value="1034.8800000000001" table:style-name="ce170">
            <text:p>1.034,88</text:p>
          </table:table-cell>
          <table:table-cell office:value-type="float" office:value="77.62" table:style-name="ce170">
            <text:p>77,62</text:p>
          </table:table-cell>
          <table:table-cell office:value-type="float" office:value="9.24" table:style-name="ce170">
            <text:p>9,24</text:p>
          </table:table-cell>
          <table:table-cell office:value-type="float" office:value="86.86" table:style-name="ce170">
            <text:p>86,86</text:p>
          </table:table-cell>
          <table:table-cell office:value-type="float" office:value="948.0200000000001" table:formula="of:=[.F50]-[.I50]" table:style-name="ce171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1321596001</text:p>
          </table:table-cell>
          <table:table-cell office:value-type="string" table:style-name="ce169">
            <text:p>UNILEVER ANDINA ECUADOR S.A.</text:p>
          </table:table-cell>
          <table:table-cell office:value-type="string" table:style-name="ce169">
            <text:p>FAC</text:p>
          </table:table-cell>
          <table:table-cell office:value-type="float" office:value="33243.65" table:style-name="ce170">
            <text:p>33.243,65</text:p>
          </table:table-cell>
          <table:table-cell office:value-type="float" office:value="3989.24" table:style-name="ce170">
            <text:p>3.989,24</text:p>
          </table:table-cell>
          <table:table-cell office:value-type="float" office:value="37232.89" table:style-name="ce170">
            <text:p>37.232,89</text:p>
          </table:table-cell>
          <table:table-cell office:value-type="float" office:value="2792.48" table:style-name="ce170">
            <text:p>2.792,48</text:p>
          </table:table-cell>
          <table:table-cell office:value-type="float" office:value="665.4" table:style-name="ce170">
            <text:p>665,40</text:p>
          </table:table-cell>
          <table:table-cell office:value-type="float" office:value="3457.88" table:style-name="ce170">
            <text:p>3.457,88</text:p>
          </table:table-cell>
          <table:table-cell office:value-type="float" office:value="33775.01" table:formula="of:=[.F51]-[.I51]" table:style-name="ce171">
            <text:p>33.775,01</text:p>
          </table:table-cell>
          <table:table-cell table:number-columns-repeated="16374"/>
        </table:table-row>
        <table:table-row table:style-name="ro2">
          <table:table-cell office:value-type="string" table:style-name="ce169">
            <text:p>1792083354001</text:p>
          </table:table-cell>
          <table:table-cell office:value-type="string" table:style-name="ce169">
            <text:p>PRODUCTOS TISSUE DEL ECUADOR S.A.</text:p>
          </table:table-cell>
          <table:table-cell office:value-type="string" table:style-name="ce169">
            <text:p>FAC</text:p>
          </table:table-cell>
          <table:table-cell office:value-type="float" office:value="2707.04" table:style-name="ce170">
            <text:p>2.707,04</text:p>
          </table:table-cell>
          <table:table-cell office:value-type="float" office:value="324.83999999999997" table:style-name="ce170">
            <text:p>324,84</text:p>
          </table:table-cell>
          <table:table-cell office:value-type="float" office:value="3031.88" table:style-name="ce170">
            <text:p>3.031,88</text:p>
          </table:table-cell>
          <table:table-cell office:value-type="float" office:value="227.38" table:style-name="ce170">
            <text:p>227,38</text:p>
          </table:table-cell>
          <table:table-cell office:value-type="float" office:value="74.44" table:style-name="ce170">
            <text:p>74,44</text:p>
          </table:table-cell>
          <table:table-cell office:value-type="float" office:value="301.82" table:style-name="ce170">
            <text:p>301,82</text:p>
          </table:table-cell>
          <table:table-cell office:value-type="float" office:value="2730.06" table:formula="of:=[.F52]-[.I52]" table:style-name="ce171">
            <text:p>2.730,06</text:p>
          </table:table-cell>
          <table:table-cell table:number-columns-repeated="16374"/>
        </table:table-row>
        <table:table-row table:style-name="ro7">
          <table:table-cell office:value-type="string" table:style-name="ce172">
            <text:p>Total Resultado</text:p>
          </table:table-cell>
          <table:table-cell table:number-columns-repeated="2" table:style-name="ce172"/>
          <table:table-cell office:value-type="float" office:value="1013716.05" table:style-name="ce173">
            <text:p>1.013.716,05</text:p>
          </table:table-cell>
          <table:table-cell office:value-type="float" office:value="121645.91" table:style-name="ce173">
            <text:p>121.645,91</text:p>
          </table:table-cell>
          <table:table-cell office:value-type="float" office:value="1135361.96" table:style-name="ce173">
            <text:p>1.135.361,96</text:p>
          </table:table-cell>
          <table:table-cell office:value-type="float" office:value="85558.51" table:style-name="ce173">
            <text:p>85.558,51</text:p>
          </table:table-cell>
          <table:table-cell office:value-type="float" office:value="13597.92" table:style-name="ce173">
            <text:p>13.597,92</text:p>
          </table:table-cell>
          <table:table-cell office:value-type="float" office:value="99156.43" table:style-name="ce173">
            <text:p>99.156,43</text:p>
          </table:table-cell>
          <table:table-cell office:value-type="float" office:value="1036205.53" table:formula="of:=[.F53]-[.I53]" table:style-name="ce174">
            <text:p>1.036.205,53</text:p>
          </table:table-cell>
          <table:table-cell table:number-columns-repeated="16374" table:style-name="ce142"/>
        </table:table-row>
        <table:table-row table:number-rows-repeated="1048523" table:style-name="ro8">
          <table:table-cell table:number-columns-repeated="16384"/>
        </table:table-row>
      </table:table>
      <table:table table:name="0120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37" table:number-columns-repeated="3" table:default-cell-style-name="ce1" table:visibility="collapse"/>
        <table:table-column table:style-name="co37" table:number-columns-repeated="2" table:default-cell-style-name="ce1"/>
        <table:table-column table:style-name="co37" table:number-columns-repeated="2" table:default-cell-style-name="ce1" table:visibility="collapse"/>
        <table:table-column table:style-name="co38" table:default-cell-style-name="ce1"/>
        <table:table-column table:style-name="co38" table:number-columns-repeated="6" table:default-cell-style-name="ce1" table:visibility="collapse"/>
        <table:table-column table:style-name="co38" table:default-cell-style-name="ce1"/>
        <table:table-column table:style-name="co38" table:number-columns-repeated="19" table:default-cell-style-name="ce1" table:visibility="collapse"/>
        <table:table-column table:style-name="co38" table:default-cell-style-name="ce1"/>
        <table:table-column table:style-name="co6" table:default-cell-style-name="ce1"/>
        <table:table-column table:style-name="co38" table:number-columns-repeated="979" table:default-cell-style-name="ce1"/>
        <table:table-column table:style-name="co9" table:number-columns-repeated="15360" table:default-cell-style-name="ce1"/>
        <table:table-row table:style-name="ro2">
          <table:table-cell office:value-type="string" table:number-columns-spanned="45" table:number-rows-spanned="1" table:style-name="ce178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RET. IVA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RET. FT.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SFERAS NAVIDEÑAS BANCO GUAYAQUIL - PTO 201912000574</text:p>
          </table:table-cell>
          <table:table-cell office:value-type="string" table:style-name="ce176">
            <text:p>FAC 001-001-000000456</text:p>
          </table:table-cell>
          <table:table-cell office:value-type="string" table:style-name="ce176">
            <text:p>0601202001099233361800120010010000004569308017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2</text:p>
          </table:table-cell>
          <table:table-cell table:style-name="ce176"/>
          <table:table-cell office:value-type="float" office:value="272.63" table:style-name="ce176">
            <text:p>272,6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2.63" table:style-name="ce176">
            <text:p>272,63</text:p>
          </table:table-cell>
          <table:table-cell office:value-type="float" office:value="32.72" table:style-name="ce176">
            <text:p>32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5.35000000000002" table:style-name="ce176">
            <text:p>305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CTIVACIÓN LADYMULTIMARKET - PTO 201912000565</text:p>
          </table:table-cell>
          <table:table-cell office:value-type="string" table:style-name="ce176">
            <text:p>FAC 001-001-000000457</text:p>
          </table:table-cell>
          <table:table-cell office:value-type="string" table:style-name="ce176">
            <text:p>0601202001099233361800120010010000004579308032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3</text:p>
          </table:table-cell>
          <table:table-cell table:style-name="ce176"/>
          <table:table-cell office:value-type="float" office:value="3656.8" table:style-name="ce176">
            <text:p>365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56.8" table:style-name="ce176">
            <text:p>3656,8</text:p>
          </table:table-cell>
          <table:table-cell office:value-type="float" office:value="438.82" table:style-name="ce176">
            <text:p>438,8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95.62" table:style-name="ce176">
            <text:p>4095,6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7.17" table:style-name="ce176">
            <text:p>307,17</text:p>
          </table:table-cell>
          <table:table-cell office:value-type="float" office:value="0" table:style-name="ce176">
            <text:p>0</text:p>
          </table:table-cell>
          <table:table-cell office:value-type="float" office:value="307.17" table:style-name="ce176">
            <text:p>307,17</text:p>
          </table:table-cell>
          <table:table-cell office:value-type="string" table:style-name="ce176">
            <text:p>24/01/2020</text:p>
          </table:table-cell>
          <table:table-cell office:value-type="string" table:style-name="ce176">
            <text:p>001-020-000036207</text:p>
          </table:table-cell>
          <table:table-cell office:value-type="string" table:style-name="ce176">
            <text:p>24012020070990049459001200102000003620779209878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14" table:style-name="ce176">
            <text:p>73,1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14" table:style-name="ce176">
            <text:p>73,14</text:p>
          </table:table-cell>
          <table:table-cell office:value-type="float" office:value="380.31" table:style-name="ce176">
            <text:p>380,3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INAUGURACIÓN OFICINA 9 PISO - PTO 201912000564</text:p>
          </table:table-cell>
          <table:table-cell office:value-type="string" table:style-name="ce176">
            <text:p>FAC 001-001-000000458</text:p>
          </table:table-cell>
          <table:table-cell office:value-type="string" table:style-name="ce176">
            <text:p>06012020010992333618001200100100000045893080384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4</text:p>
          </table:table-cell>
          <table:table-cell table:style-name="ce176"/>
          <table:table-cell office:value-type="float" office:value="168" table:style-name="ce176">
            <text:p>1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8" table:style-name="ce176">
            <text:p>168</text:p>
          </table:table-cell>
          <table:table-cell office:value-type="float" office:value="20.16" table:style-name="ce176">
            <text:p>20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8.16" table:style-name="ce176">
            <text:p>188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.11" table:style-name="ce176">
            <text:p>14,11</text:p>
          </table:table-cell>
          <table:table-cell office:value-type="float" office:value="0" table:style-name="ce176">
            <text:p>0</text:p>
          </table:table-cell>
          <table:table-cell office:value-type="float" office:value="14.11" table:style-name="ce176">
            <text:p>14,11</text:p>
          </table:table-cell>
          <table:table-cell office:value-type="string" table:style-name="ce176">
            <text:p>24/01/2020</text:p>
          </table:table-cell>
          <table:table-cell office:value-type="string" table:style-name="ce176">
            <text:p>001-020-000036208</text:p>
          </table:table-cell>
          <table:table-cell office:value-type="string" table:style-name="ce176">
            <text:p>24012020070990049459001200102000003620801234818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36" table:style-name="ce176">
            <text:p>3,3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36" table:style-name="ce176">
            <text:p>3,36</text:p>
          </table:table-cell>
          <table:table-cell office:value-type="float" office:value="17.47" table:style-name="ce176">
            <text:p>17,4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800707001</text:p>
          </table:table-cell>
          <table:table-cell office:value-type="string" table:style-name="ce176">
            <text:p>PREDIOS BONAFIDE S.A.</text:p>
          </table:table-cell>
          <table:table-cell office:value-type="string" table:style-name="ce176">
            <text:p>SERVICIO DE DECORACION EVENTO CORPORATIVO - NAVIDEÑO - PTO 201911000545</text:p>
          </table:table-cell>
          <table:table-cell office:value-type="string" table:style-name="ce176">
            <text:p>FAC 001-001-000000459</text:p>
          </table:table-cell>
          <table:table-cell office:value-type="string" table:style-name="ce176">
            <text:p>0601202001099233361800120010010000004599315207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5</text:p>
          </table:table-cell>
          <table:table-cell table:style-name="ce176"/>
          <table:table-cell office:value-type="float" office:value="1456.48" table:style-name="ce176">
            <text:p>1456,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56.48" table:style-name="ce176">
            <text:p>1456,48</text:p>
          </table:table-cell>
          <table:table-cell office:value-type="float" office:value="174.78" table:style-name="ce176">
            <text:p>174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31.26" table:style-name="ce176">
            <text:p>1631,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06/01/2020</text:p>
          </table:table-cell>
          <table:table-cell office:value-type="string" table:style-name="ce176">
            <text:p>001-001-000011404</text:p>
          </table:table-cell>
          <table:table-cell office:value-type="string" table:style-name="ce176">
            <text:p>112448678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13" table:style-name="ce176">
            <text:p>29,1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13" table:style-name="ce176">
            <text:p>29,13</text:p>
          </table:table-cell>
          <table:table-cell office:value-type="float" office:value="29.13" table:style-name="ce176">
            <text:p>29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1/2020</text:p>
          </table:table-cell>
          <table:table-cell office:value-type="string" table:style-name="ce176">
            <text:p>1790516008001</text:p>
          </table:table-cell>
          <table:table-cell office:value-type="string" table:style-name="ce176">
            <text:p>CHUBB SEGUROS ECUADOR S.A.</text:p>
          </table:table-cell>
          <table:table-cell office:value-type="string" table:style-name="ce176">
            <text:p>Traslado y montaje de muebles en tres ciudades <text:s/>- PTO 201912000576</text:p>
          </table:table-cell>
          <table:table-cell office:value-type="string" table:style-name="ce176">
            <text:p>FAC 001-001-000000460</text:p>
          </table:table-cell>
          <table:table-cell office:value-type="string" table:style-name="ce176">
            <text:p>1001202001099233361800120010010000004609370505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6</text:p>
          </table:table-cell>
          <table:table-cell table:style-name="ce176"/>
          <table:table-cell office:value-type="float" office:value="924" table:style-name="ce176">
            <text:p>9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4" table:style-name="ce176">
            <text:p>924</text:p>
          </table:table-cell>
          <table:table-cell office:value-type="float" office:value="110.88" table:style-name="ce176">
            <text:p>110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34.8800000000001" table:style-name="ce176">
            <text:p>1034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7.62" table:style-name="ce176">
            <text:p>77,62</text:p>
          </table:table-cell>
          <table:table-cell office:value-type="float" office:value="0" table:style-name="ce176">
            <text:p>0</text:p>
          </table:table-cell>
          <table:table-cell office:value-type="float" office:value="77.62" table:style-name="ce176">
            <text:p>77,62</text:p>
          </table:table-cell>
          <table:table-cell office:value-type="string" table:style-name="ce176">
            <text:p>15/01/2020</text:p>
          </table:table-cell>
          <table:table-cell office:value-type="string" table:style-name="ce176">
            <text:p>001-009-000086813</text:p>
          </table:table-cell>
          <table:table-cell office:value-type="string" table:style-name="ce176">
            <text:p>1501202007179051600800120010090000868136284589813</text:p>
          </table:table-cell>
          <table:table-cell office:value-type="float" office:value="9.24" table:style-name="ce176">
            <text:p>9,24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24" table:style-name="ce176">
            <text:p>9,24</text:p>
          </table:table-cell>
          <table:table-cell office:value-type="float" office:value="86.86" table:style-name="ce176">
            <text:p>86,8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de elementos de marca <text:s/>- PTO 201912000583</text:p>
          </table:table-cell>
          <table:table-cell office:value-type="string" table:style-name="ce176">
            <text:p>FAC 001-001-000000461</text:p>
          </table:table-cell>
          <table:table-cell office:value-type="string" table:style-name="ce176">
            <text:p>1401202001099233361800120010010000004619431603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7</text:p>
          </table:table-cell>
          <table:table-cell table:style-name="ce176"/>
          <table:table-cell office:value-type="float" office:value="1062.5999999999999" table:style-name="ce176">
            <text:p>1062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2.5999999999999" table:style-name="ce176">
            <text:p>1062,6</text:p>
          </table:table-cell>
          <table:table-cell office:value-type="float" office:value="127.51" table:style-name="ce176">
            <text:p>127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0.1099999999999" table:style-name="ce176">
            <text:p>1190,1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9.26" table:style-name="ce176">
            <text:p>89,26</text:p>
          </table:table-cell>
          <table:table-cell office:value-type="float" office:value="0" table:style-name="ce176">
            <text:p>0</text:p>
          </table:table-cell>
          <table:table-cell office:value-type="float" office:value="89.26" table:style-name="ce176">
            <text:p>89,26</text:p>
          </table:table-cell>
          <table:table-cell office:value-type="string" table:style-name="ce176">
            <text:p>17/01/2020</text:p>
          </table:table-cell>
          <table:table-cell office:value-type="string" table:style-name="ce176">
            <text:p>001-050-000335814</text:p>
          </table:table-cell>
          <table:table-cell office:value-type="string" table:style-name="ce176">
            <text:p>170120200713900129490012001050000335814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25" table:style-name="ce176">
            <text:p>21,2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25" table:style-name="ce176">
            <text:p>21,25</text:p>
          </table:table-cell>
          <table:table-cell office:value-type="float" office:value="110.51" table:style-name="ce176">
            <text:p>110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1000589; PTO 201912000582; PTO 201912000580</text:p>
          </table:table-cell>
          <table:table-cell office:value-type="string" table:style-name="ce176">
            <text:p>FAC 001-001-000000462</text:p>
          </table:table-cell>
          <table:table-cell office:value-type="string" table:style-name="ce176">
            <text:p>17012020010992333618001200100100000046294745327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8</text:p>
          </table:table-cell>
          <table:table-cell table:style-name="ce176"/>
          <table:table-cell office:value-type="float" office:value="620" table:style-name="ce176">
            <text:p>62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20" table:style-name="ce176">
            <text:p>620</text:p>
          </table:table-cell>
          <table:table-cell office:value-type="float" office:value="74.400000000000006" table:style-name="ce176">
            <text:p>74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94.4" table:style-name="ce176">
            <text:p>694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2.08" table:style-name="ce176">
            <text:p>52,08</text:p>
          </table:table-cell>
          <table:table-cell office:value-type="float" office:value="0" table:style-name="ce176">
            <text:p>0</text:p>
          </table:table-cell>
          <table:table-cell office:value-type="float" office:value="52.08" table:style-name="ce176">
            <text:p>52,08</text:p>
          </table:table-cell>
          <table:table-cell office:value-type="string" table:style-name="ce176">
            <text:p>24/01/2020</text:p>
          </table:table-cell>
          <table:table-cell office:value-type="string" table:style-name="ce176">
            <text:p>001-003-000098796</text:p>
          </table:table-cell>
          <table:table-cell office:value-type="string" table:style-name="ce176">
            <text:p>24012020071791321596001200100300009879600098796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4" table:style-name="ce176">
            <text:p>12,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4" table:style-name="ce176">
            <text:p>12,4</text:p>
          </table:table-cell>
          <table:table-cell office:value-type="float" office:value="64.48" table:style-name="ce176">
            <text:p>64,4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CTIVACION REINVENTION - PTO 201911000547 _x000D_</text:p>
            <text:p>OC: 5002632233 _x000D_</text:p>
            <text:p>EA: 1010170166</text:p>
          </table:table-cell>
          <table:table-cell office:value-type="string" table:style-name="ce176">
            <text:p>FAC 001-001-000000463</text:p>
          </table:table-cell>
          <table:table-cell office:value-type="string" table:style-name="ce176">
            <text:p>17012020010992333618001200100100000046394757234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9</text:p>
          </table:table-cell>
          <table:table-cell table:style-name="ce176"/>
          <table:table-cell office:value-type="float" office:value="6980.6" table:style-name="ce176">
            <text:p>6980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980.6" table:style-name="ce176">
            <text:p>6980,6</text:p>
          </table:table-cell>
          <table:table-cell office:value-type="float" office:value="837.67" table:style-name="ce176">
            <text:p>837,6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818.27" table:style-name="ce176">
            <text:p>7818,2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86.37" table:style-name="ce176">
            <text:p>586,37</text:p>
          </table:table-cell>
          <table:table-cell office:value-type="float" office:value="0" table:style-name="ce176">
            <text:p>0</text:p>
          </table:table-cell>
          <table:table-cell office:value-type="float" office:value="586.37" table:style-name="ce176">
            <text:p>586,37</text:p>
          </table:table-cell>
          <table:table-cell office:value-type="string" table:style-name="ce176">
            <text:p>17/01/2020</text:p>
          </table:table-cell>
          <table:table-cell office:value-type="string" table:style-name="ce176">
            <text:p>014-005-000041207</text:p>
          </table:table-cell>
          <table:table-cell office:value-type="string" table:style-name="ce176">
            <text:p>2101202007099252674200120140050000412072834761514</text:p>
          </table:table-cell>
          <table:table-cell office:value-type="float" office:value="69.81" table:style-name="ce176">
            <text:p>69,8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9.81" table:style-name="ce176">
            <text:p>69,81</text:p>
          </table:table-cell>
          <table:table-cell office:value-type="float" office:value="656.18" table:style-name="ce176">
            <text:p>656,1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VENTOS SOLCA GYE y UIO <text:s/>- PTO 202001000602</text:p>
          </table:table-cell>
          <table:table-cell office:value-type="string" table:style-name="ce176">
            <text:p>FAC 001-001-000000464</text:p>
          </table:table-cell>
          <table:table-cell office:value-type="string" table:style-name="ce176">
            <text:p>17012020010992333618001200100100000046494783148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0</text:p>
          </table:table-cell>
          <table:table-cell table:style-name="ce176"/>
          <table:table-cell office:value-type="float" office:value="7711" table:style-name="ce176">
            <text:p>771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711" table:style-name="ce176">
            <text:p>7711</text:p>
          </table:table-cell>
          <table:table-cell office:value-type="float" office:value="925.32" table:style-name="ce176">
            <text:p>925,3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636.32" table:style-name="ce176">
            <text:p>8636,3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7.72" table:style-name="ce176">
            <text:p>647,72</text:p>
          </table:table-cell>
          <table:table-cell office:value-type="float" office:value="0" table:style-name="ce176">
            <text:p>0</text:p>
          </table:table-cell>
          <table:table-cell office:value-type="float" office:value="647.72" table:style-name="ce176">
            <text:p>647,72</text:p>
          </table:table-cell>
          <table:table-cell office:value-type="string" table:style-name="ce176">
            <text:p>23/01/2020</text:p>
          </table:table-cell>
          <table:table-cell office:value-type="string" table:style-name="ce176">
            <text:p>001-050-000336944</text:p>
          </table:table-cell>
          <table:table-cell office:value-type="string" table:style-name="ce176">
            <text:p>230120200713900129490012001050000336944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4.22" table:style-name="ce176">
            <text:p>154,2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4.22" table:style-name="ce176">
            <text:p>154,22</text:p>
          </table:table-cell>
          <table:table-cell office:value-type="float" office:value="801.94" table:style-name="ce176">
            <text:p>801,9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1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Visibilidad para SANCHEZ AGUILAR - PTO 202001000601</text:p>
          </table:table-cell>
          <table:table-cell office:value-type="string" table:style-name="ce176">
            <text:p>FAC 001-001-000000465</text:p>
          </table:table-cell>
          <table:table-cell office:value-type="string" table:style-name="ce176">
            <text:p>2001202001099233361800120010010000004659513297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1</text:p>
          </table:table-cell>
          <table:table-cell table:style-name="ce176"/>
          <table:table-cell office:value-type="float" office:value="225.5" table:style-name="ce176">
            <text:p>225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5.5" table:style-name="ce176">
            <text:p>225,5</text:p>
          </table:table-cell>
          <table:table-cell office:value-type="float" office:value="27.06" table:style-name="ce176">
            <text:p>27,0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2.56" table:style-name="ce176">
            <text:p>252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940000000000001" table:style-name="ce176">
            <text:p>18,94</text:p>
          </table:table-cell>
          <table:table-cell office:value-type="float" office:value="0" table:style-name="ce176">
            <text:p>0</text:p>
          </table:table-cell>
          <table:table-cell office:value-type="float" office:value="18.940000000000001" table:style-name="ce176">
            <text:p>18,94</text:p>
          </table:table-cell>
          <table:table-cell office:value-type="string" table:style-name="ce176">
            <text:p>20/01/2020</text:p>
          </table:table-cell>
          <table:table-cell office:value-type="string" table:style-name="ce176">
            <text:p>001-040-000041087</text:p>
          </table:table-cell>
          <table:table-cell office:value-type="string" table:style-name="ce176">
            <text:p>2001202007099104780800120010400000410872007000113</text:p>
          </table:table-cell>
          <table:table-cell office:value-type="float" office:value="2.0499999999999998" table:style-name="ce176">
            <text:p>2,0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41" table:style-name="ce176">
            <text:p>0,4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46" table:style-name="ce176">
            <text:p>2,46</text:p>
          </table:table-cell>
          <table:table-cell office:value-type="float" office:value="21.4" table:style-name="ce176">
            <text:p>21,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1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CHARLA INTIMA COLEGIO SANTIAGO MAYOR <text:s/>- PTO 202001000592</text:p>
          </table:table-cell>
          <table:table-cell office:value-type="string" table:style-name="ce176">
            <text:p>FAC 001-001-000000466</text:p>
          </table:table-cell>
          <table:table-cell office:value-type="string" table:style-name="ce176">
            <text:p>2001202001099233361800120010010000004669513328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2</text:p>
          </table:table-cell>
          <table:table-cell table:style-name="ce176"/>
          <table:table-cell office:value-type="float" office:value="816.2" table:style-name="ce176">
            <text:p>816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6.2" table:style-name="ce176">
            <text:p>816,2</text:p>
          </table:table-cell>
          <table:table-cell office:value-type="float" office:value="97.94" table:style-name="ce176">
            <text:p>97,9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14.14" table:style-name="ce176">
            <text:p>914,1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.56" table:style-name="ce176">
            <text:p>68,56</text:p>
          </table:table-cell>
          <table:table-cell office:value-type="float" office:value="0" table:style-name="ce176">
            <text:p>0</text:p>
          </table:table-cell>
          <table:table-cell office:value-type="float" office:value="68.56" table:style-name="ce176">
            <text:p>68,56</text:p>
          </table:table-cell>
          <table:table-cell office:value-type="string" table:style-name="ce176">
            <text:p>20/01/2020</text:p>
          </table:table-cell>
          <table:table-cell office:value-type="string" table:style-name="ce176">
            <text:p>001-040-000041089</text:p>
          </table:table-cell>
          <table:table-cell office:value-type="string" table:style-name="ce176">
            <text:p>2001202007099104780800120010400000410892007000114</text:p>
          </table:table-cell>
          <table:table-cell office:value-type="float" office:value="7.42" table:style-name="ce176">
            <text:p>7,4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48" table:style-name="ce176">
            <text:p>1,4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9" table:style-name="ce176">
            <text:p>8,9</text:p>
          </table:table-cell>
          <table:table-cell office:value-type="float" office:value="77.459999999999994" table:style-name="ce176">
            <text:p>77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1/2020</text:p>
          </table:table-cell>
          <table:table-cell office:value-type="string" table:style-name="ce176">
            <text:p>0968514210001</text:p>
          </table:table-cell>
          <table:table-cell office:value-type="string" table:style-name="ce176">
            <text:p>BENEMERITO CUERPO DE BOMBEROS DE GUAYAQUIL</text:p>
          </table:table-cell>
          <table:table-cell office:value-type="string" table:style-name="ce176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office:value-type="string" table:style-name="ce176">
            <text:p>FAC 001-001-000000468</text:p>
          </table:table-cell>
          <table:table-cell office:value-type="string" table:style-name="ce176">
            <text:p>20012020010992333618001200100100000046895212615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4</text:p>
          </table:table-cell>
          <table:table-cell table:style-name="ce176"/>
          <table:table-cell office:value-type="float" office:value="5512" table:style-name="ce176">
            <text:p>55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12" table:style-name="ce176">
            <text:p>5512</text:p>
          </table:table-cell>
          <table:table-cell office:value-type="float" office:value="661.44" table:style-name="ce176">
            <text:p>661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73.44" table:style-name="ce176">
            <text:p>6173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3.01" table:style-name="ce176">
            <text:p>463,01</text:p>
          </table:table-cell>
          <table:table-cell office:value-type="float" office:value="0" table:style-name="ce176">
            <text:p>0</text:p>
          </table:table-cell>
          <table:table-cell office:value-type="float" office:value="463.01" table:style-name="ce176">
            <text:p>463,01</text:p>
          </table:table-cell>
          <table:table-cell office:value-type="string" table:style-name="ce176">
            <text:p>20/01/2020</text:p>
          </table:table-cell>
          <table:table-cell office:value-type="string" table:style-name="ce176">
            <text:p>001-002-000018243</text:p>
          </table:table-cell>
          <table:table-cell office:value-type="string" table:style-name="ce176">
            <text:p>2001202007096851421000120010020000182430004458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0.24" table:style-name="ce176">
            <text:p>110,2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0.24" table:style-name="ce176">
            <text:p>110,24</text:p>
          </table:table-cell>
          <table:table-cell office:value-type="float" office:value="573.25" table:style-name="ce176">
            <text:p>573,2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LOCUTOR NOCHE AMARILLA 2020 - PTO 202001000587_x000D_</text:p>
            <text:p>OC: 5002633479_x000D_</text:p>
            <text:p>EA: 1010176641</text:p>
          </table:table-cell>
          <table:table-cell office:value-type="string" table:style-name="ce176">
            <text:p>FAC 001-001-000000470</text:p>
          </table:table-cell>
          <table:table-cell office:value-type="string" table:style-name="ce176">
            <text:p>2101202001099233361800120010010000004709535608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6</text:p>
          </table:table-cell>
          <table:table-cell table:style-name="ce176"/>
          <table:table-cell office:value-type="float" office:value="1650" table:style-name="ce176">
            <text:p>16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50" table:style-name="ce176">
            <text:p>1650</text:p>
          </table:table-cell>
          <table:table-cell office:value-type="float" office:value="198" table:style-name="ce176">
            <text:p>19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48" table:style-name="ce176">
            <text:p>18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.6" table:style-name="ce176">
            <text:p>138,6</text:p>
          </table:table-cell>
          <table:table-cell office:value-type="float" office:value="0" table:style-name="ce176">
            <text:p>0</text:p>
          </table:table-cell>
          <table:table-cell office:value-type="float" office:value="138.6" table:style-name="ce176">
            <text:p>138,6</text:p>
          </table:table-cell>
          <table:table-cell office:value-type="string" table:style-name="ce176">
            <text:p>23/01/2020</text:p>
          </table:table-cell>
          <table:table-cell office:value-type="string" table:style-name="ce176">
            <text:p>014-005-000041318</text:p>
          </table:table-cell>
          <table:table-cell office:value-type="string" table:style-name="ce176">
            <text:p>2301202007099252674200120140050000413187863152416</text:p>
          </table:table-cell>
          <table:table-cell office:value-type="float" office:value="16.5" table:style-name="ce176">
            <text:p>16,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.5" table:style-name="ce176">
            <text:p>16,5</text:p>
          </table:table-cell>
          <table:table-cell office:value-type="float" office:value="155.1" table:style-name="ce176">
            <text:p>155,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C 47 APLICA FACTURA 375 BANCO GUAYAQUIL</text:p>
          </table:table-cell>
          <table:table-cell office:value-type="string" table:style-name="ce176">
            <text:p>NCT 001-001-000000047</text:p>
          </table:table-cell>
          <table:table-cell office:value-type="string" table:style-name="ce176">
            <text:p>24012020040992333618001200100100000004795737850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7</text:p>
          </table:table-cell>
          <table:table-cell table:style-name="ce176"/>
          <table:table-cell office:value-type="float" office:value="-240.8" table:style-name="ce176">
            <text:p>-240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240.8" table:style-name="ce176">
            <text:p>-240,8</text:p>
          </table:table-cell>
          <table:table-cell office:value-type="float" office:value="-28.9" table:style-name="ce176">
            <text:p>-28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269.7" table:style-name="ce176">
            <text:p>-269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OTA DE CREDITO # 48 BANCO GUAYAQUIL APLICA FC 416</text:p>
          </table:table-cell>
          <table:table-cell office:value-type="string" table:style-name="ce176">
            <text:p>NCT 001-001-000000048</text:p>
          </table:table-cell>
          <table:table-cell office:value-type="string" table:style-name="ce176">
            <text:p>24012020040992333618001200100100000004895746772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8</text:p>
          </table:table-cell>
          <table:table-cell table:style-name="ce176"/>
          <table:table-cell office:value-type="float" office:value="-2238.88" table:style-name="ce176">
            <text:p>-2238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2238.88" table:style-name="ce176">
            <text:p>-2238,88</text:p>
          </table:table-cell>
          <table:table-cell office:value-type="float" office:value="-268.67" table:style-name="ce176">
            <text:p>-268,6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2507.5500000000002" table:style-name="ce176">
            <text:p>-2507,5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OTA DE CREDITO # 49 BANCO GUAYAQUIL APLICA FC 418</text:p>
          </table:table-cell>
          <table:table-cell office:value-type="string" table:style-name="ce176">
            <text:p>NCT 001-001-000000049</text:p>
          </table:table-cell>
          <table:table-cell office:value-type="string" table:style-name="ce176">
            <text:p>24012020040992333618001200100100000004995747293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19</text:p>
          </table:table-cell>
          <table:table-cell table:style-name="ce176"/>
          <table:table-cell office:value-type="float" office:value="-7640.64" table:style-name="ce176">
            <text:p>-7640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7640.64" table:style-name="ce176">
            <text:p>-7640,64</text:p>
          </table:table-cell>
          <table:table-cell office:value-type="float" office:value="-916.88" table:style-name="ce176">
            <text:p>-916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8557.52" table:style-name="ce176">
            <text:p>-855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PARTE 1 - PTO 202001000607_x000D_</text:p>
            <text:p>OC: 5002634466_x000D_</text:p>
            <text:p>EA: 1010186553_x000D_</text:p>
            <text:p/>
          </table:table-cell>
          <table:table-cell office:value-type="string" table:style-name="ce176">
            <text:p>FAC 001-001-000000471</text:p>
          </table:table-cell>
          <table:table-cell office:value-type="string" table:style-name="ce176">
            <text:p>24012020010992333618001200100100000047195779610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20</text:p>
          </table:table-cell>
          <table:table-cell table:style-name="ce176"/>
          <table:table-cell office:value-type="float" office:value="212748.25" table:style-name="ce176">
            <text:p>212748,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2748.25" table:style-name="ce176">
            <text:p>212748,25</text:p>
          </table:table-cell>
          <table:table-cell office:value-type="float" office:value="25529.79" table:style-name="ce176">
            <text:p>25529,7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38278.04" table:style-name="ce176">
            <text:p>238278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870.849999999999" table:style-name="ce176">
            <text:p>17870,85</text:p>
          </table:table-cell>
          <table:table-cell office:value-type="float" office:value="0" table:style-name="ce176">
            <text:p>0</text:p>
          </table:table-cell>
          <table:table-cell office:value-type="float" office:value="17870.849999999999" table:style-name="ce176">
            <text:p>17870,85</text:p>
          </table:table-cell>
          <table:table-cell office:value-type="string" table:style-name="ce176">
            <text:p>27/01/2020</text:p>
          </table:table-cell>
          <table:table-cell office:value-type="string" table:style-name="ce176">
            <text:p>014-005-000041701</text:p>
          </table:table-cell>
          <table:table-cell office:value-type="string" table:style-name="ce176">
            <text:p>2701202007099252674200120140050000417017281465312</text:p>
          </table:table-cell>
          <table:table-cell office:value-type="float" office:value="2127.48" table:style-name="ce176">
            <text:p>2127,4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27.48" table:style-name="ce176">
            <text:p>2127,48</text:p>
          </table:table-cell>
          <table:table-cell office:value-type="float" office:value="19998.330000000002" table:style-name="ce176">
            <text:p>19998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STAND DE REGISTRO CN - PTO 202001000614_x000D_</text:p>
            <text:p>OC: 5002635293_x000D_</text:p>
            <text:p>EA: 1010186576</text:p>
          </table:table-cell>
          <table:table-cell office:value-type="string" table:style-name="ce176">
            <text:p>FAC 001-001-000000472</text:p>
          </table:table-cell>
          <table:table-cell office:value-type="string" table:style-name="ce176">
            <text:p>2401202001099233361800120010010000004729578250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21</text:p>
          </table:table-cell>
          <table:table-cell table:style-name="ce176"/>
          <table:table-cell office:value-type="float" office:value="600" table:style-name="ce176">
            <text:p>6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0" table:style-name="ce176">
            <text:p>600</text:p>
          </table:table-cell>
          <table:table-cell office:value-type="float" office:value="72" table:style-name="ce176">
            <text:p>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72" table:style-name="ce176">
            <text:p>6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.4" table:style-name="ce176">
            <text:p>50,4</text:p>
          </table:table-cell>
          <table:table-cell office:value-type="float" office:value="0" table:style-name="ce176">
            <text:p>0</text:p>
          </table:table-cell>
          <table:table-cell office:value-type="float" office:value="50.4" table:style-name="ce176">
            <text:p>50,4</text:p>
          </table:table-cell>
          <table:table-cell office:value-type="string" table:style-name="ce176">
            <text:p>27/01/2020</text:p>
          </table:table-cell>
          <table:table-cell office:value-type="string" table:style-name="ce176">
            <text:p>014-005-000041702</text:p>
          </table:table-cell>
          <table:table-cell office:value-type="string" table:style-name="ce176">
            <text:p>2701202007099252674200120140050000417024586217315</text:p>
          </table:table-cell>
          <table:table-cell office:value-type="float" office:value="6" table:style-name="ce176">
            <text:p>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" table:style-name="ce176">
            <text:p>6</text:p>
          </table:table-cell>
          <table:table-cell office:value-type="float" office:value="56.4" table:style-name="ce176">
            <text:p>56,4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234283.74" table:style-name="ce177">
            <text:p>234283,74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34283.74" table:style-name="ce177">
            <text:p>234283,74</text:p>
          </table:table-cell>
          <table:table-cell office:value-type="float" office:value="28114.04" table:style-name="ce177">
            <text:p>28114,04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62397.78000000003" table:style-name="ce177">
            <text:p>262397,78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0384.689999999999" table:style-name="ce177">
            <text:p>20384,69</text:p>
          </table:table-cell>
          <table:table-cell office:value-type="float" office:value="0" table:style-name="ce177">
            <text:p>0</text:p>
          </table:table-cell>
          <table:table-cell office:value-type="float" office:value="20384.689999999999" table:style-name="ce177">
            <text:p>20384,69</text:p>
          </table:table-cell>
          <table:table-cell table:number-columns-repeated="3" table:style-name="ce177"/>
          <table:table-cell office:value-type="float" office:value="2238.5" table:style-name="ce177">
            <text:p>2238,5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405.63" table:style-name="ce177">
            <text:p>405,63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2644.13" table:style-name="ce177">
            <text:p>2644,13</text:p>
          </table:table-cell>
          <table:table-cell office:value-type="float" office:value="23028.82" table:style-name="ce177">
            <text:p>23028,82</text:p>
          </table:table-cell>
          <table:table-cell table:number-columns-repeated="16339"/>
        </table:table-row>
        <table:table-row table:number-rows-repeated="1048555" table:style-name="ro8">
          <table:table-cell table:number-columns-repeated="16384"/>
        </table:table-row>
      </table:table>
      <table:table table:name="0220" table:style-name="ta1">
        <table:table-column table:style-name="co12" table:default-cell-style-name="ce1"/>
        <table:table-column table:style-name="co39" table:default-cell-style-name="ce1"/>
        <table:table-column table:style-name="co23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20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20" table:default-cell-style-name="ce1"/>
        <table:table-column table:style-name="co47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20" table:default-cell-style-name="ce1"/>
        <table:table-column table:style-name="co50" table:number-columns-repeated="4" table:default-cell-style-name="ce1" table:visibility="collapse"/>
        <table:table-column table:style-name="co19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7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57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SFERAS NAVIDEÑAS BANCO GUAYAQUIL - PTO 201912000574</text:p>
          </table:table-cell>
          <table:table-cell office:value-type="string" table:style-name="ce176">
            <text:p>FAC 001-001-000000456</text:p>
          </table:table-cell>
          <table:table-cell office:value-type="string" table:style-name="ce176">
            <text:p>0601202001099233361800120010010000004569308017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100000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9" table:style-name="ce176">
            <text:p>22,9</text:p>
          </table:table-cell>
          <table:table-cell office:value-type="float" office:value="0" table:style-name="ce176">
            <text:p>0</text:p>
          </table:table-cell>
          <table:table-cell office:value-type="float" office:value="22.9" table:style-name="ce176">
            <text:p>22,9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09</text:p>
          </table:table-cell>
          <table:table-cell office:value-type="string" table:style-name="ce176">
            <text:p>2602202007099004945900120010200000393098274531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45" table:style-name="ce176">
            <text:p>5,4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45" table:style-name="ce176">
            <text:p>5,45</text:p>
          </table:table-cell>
          <table:table-cell office:value-type="float" office:value="28.35" table:style-name="ce176">
            <text:p>28,3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RODUCTO PARA EXHIBICION <text:s/>- PTO 202001000625</text:p>
          </table:table-cell>
          <table:table-cell office:value-type="string" table:style-name="ce176">
            <text:p>FAC 001-001-000000473</text:p>
          </table:table-cell>
          <table:table-cell office:value-type="string" table:style-name="ce176">
            <text:p>05022020010992333618001200100100000047397641389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1</text:p>
          </table:table-cell>
          <table:table-cell table:style-name="ce176"/>
          <table:table-cell office:value-type="float" office:value="161.69999999999999" table:style-name="ce176">
            <text:p>161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1.69999999999999" table:style-name="ce176">
            <text:p>161,7</text:p>
          </table:table-cell>
          <table:table-cell office:value-type="float" office:value="19.399999999999999" table:style-name="ce176">
            <text:p>19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1.1" table:style-name="ce176">
            <text:p>181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.58" table:style-name="ce176">
            <text:p>13,58</text:p>
          </table:table-cell>
          <table:table-cell office:value-type="float" office:value="0" table:style-name="ce176">
            <text:p>0</text:p>
          </table:table-cell>
          <table:table-cell office:value-type="float" office:value="13.58" table:style-name="ce176">
            <text:p>13,58</text:p>
          </table:table-cell>
          <table:table-cell office:value-type="string" table:style-name="ce176">
            <text:p>07/02/2020</text:p>
          </table:table-cell>
          <table:table-cell office:value-type="string" table:style-name="ce176">
            <text:p>001-050-000340955</text:p>
          </table:table-cell>
          <table:table-cell office:value-type="string" table:style-name="ce176">
            <text:p>070220200713900129490012001050000340955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23" table:style-name="ce176">
            <text:p>3,2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23" table:style-name="ce176">
            <text:p>3,23</text:p>
          </table:table-cell>
          <table:table-cell office:value-type="float" office:value="16.809999999999999" table:style-name="ce176">
            <text:p>16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ECHO para JUEGOS SOLCA - PTO 202001000610</text:p>
          </table:table-cell>
          <table:table-cell office:value-type="string" table:style-name="ce176">
            <text:p>FAC 001-001-000000474</text:p>
          </table:table-cell>
          <table:table-cell office:value-type="string" table:style-name="ce176">
            <text:p>0502202001099233361800120010010000004749764207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2</text:p>
          </table:table-cell>
          <table:table-cell table:style-name="ce176"/>
          <table:table-cell office:value-type="float" office:value="1815" table:style-name="ce176">
            <text:p>181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15" table:style-name="ce176">
            <text:p>1815</text:p>
          </table:table-cell>
          <table:table-cell office:value-type="float" office:value="217.8" table:style-name="ce176">
            <text:p>217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32.8" table:style-name="ce176">
            <text:p>2032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2.46" table:style-name="ce176">
            <text:p>152,46</text:p>
          </table:table-cell>
          <table:table-cell office:value-type="float" office:value="0" table:style-name="ce176">
            <text:p>0</text:p>
          </table:table-cell>
          <table:table-cell office:value-type="float" office:value="152.46" table:style-name="ce176">
            <text:p>152,46</text:p>
          </table:table-cell>
          <table:table-cell office:value-type="string" table:style-name="ce176">
            <text:p>07/02/2020</text:p>
          </table:table-cell>
          <table:table-cell office:value-type="string" table:style-name="ce176">
            <text:p>001-050-000340956</text:p>
          </table:table-cell>
          <table:table-cell office:value-type="string" table:style-name="ce176">
            <text:p>070220200713900129490012001050000340956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299999999999997" table:style-name="ce176">
            <text:p>36,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299999999999997" table:style-name="ce176">
            <text:p>36,3</text:p>
          </table:table-cell>
          <table:table-cell office:value-type="float" office:value="188.76" table:style-name="ce176">
            <text:p>188,7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DESFILE DE TEMPORADA - INTIMA <text:s/>- PTO 202001000618</text:p>
          </table:table-cell>
          <table:table-cell office:value-type="string" table:style-name="ce176">
            <text:p>FAC 001-001-000000475</text:p>
          </table:table-cell>
          <table:table-cell office:value-type="string" table:style-name="ce176">
            <text:p>05022020010992333618001200100100000047597655364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3</text:p>
          </table:table-cell>
          <table:table-cell table:style-name="ce176"/>
          <table:table-cell office:value-type="float" office:value="4812.5" table:style-name="ce176">
            <text:p>4812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12.5" table:style-name="ce176">
            <text:p>4812,5</text:p>
          </table:table-cell>
          <table:table-cell office:value-type="float" office:value="577.5" table:style-name="ce176">
            <text:p>577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390" table:style-name="ce176">
            <text:p>539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04.25" table:style-name="ce176">
            <text:p>404,25</text:p>
          </table:table-cell>
          <table:table-cell office:value-type="float" office:value="0" table:style-name="ce176">
            <text:p>0</text:p>
          </table:table-cell>
          <table:table-cell office:value-type="float" office:value="404.25" table:style-name="ce176">
            <text:p>404,25</text:p>
          </table:table-cell>
          <table:table-cell office:value-type="string" table:style-name="ce176">
            <text:p>05/02/2020</text:p>
          </table:table-cell>
          <table:table-cell office:value-type="string" table:style-name="ce176">
            <text:p>001-040-000041485</text:p>
          </table:table-cell>
          <table:table-cell office:value-type="string" table:style-name="ce176">
            <text:p>0502202007099104780800120010400000414852007000119</text:p>
          </table:table-cell>
          <table:table-cell office:value-type="float" office:value="43.75" table:style-name="ce176">
            <text:p>43,7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5" table:style-name="ce176">
            <text:p>8,7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2.5" table:style-name="ce176">
            <text:p>52,5</text:p>
          </table:table-cell>
          <table:table-cell office:value-type="float" office:value="456.75" table:style-name="ce176">
            <text:p>456,7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ESFILE DE TEMPORADA - PERLA SUAVIZANTE - PTO 202001000609</text:p>
          </table:table-cell>
          <table:table-cell office:value-type="string" table:style-name="ce176">
            <text:p>FAC 001-001-000000476</text:p>
          </table:table-cell>
          <table:table-cell office:value-type="string" table:style-name="ce176">
            <text:p>05022020010992333618001200100100000047697655523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4</text:p>
          </table:table-cell>
          <table:table-cell table:style-name="ce176"/>
          <table:table-cell office:value-type="float" office:value="7944.2" table:style-name="ce176">
            <text:p>7944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944.2" table:style-name="ce176">
            <text:p>7944,2</text:p>
          </table:table-cell>
          <table:table-cell office:value-type="float" office:value="953.3" table:style-name="ce176">
            <text:p>953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897.5" table:style-name="ce176">
            <text:p>889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67.31" table:style-name="ce176">
            <text:p>667,31</text:p>
          </table:table-cell>
          <table:table-cell office:value-type="float" office:value="0" table:style-name="ce176">
            <text:p>0</text:p>
          </table:table-cell>
          <table:table-cell office:value-type="float" office:value="667.31" table:style-name="ce176">
            <text:p>667,31</text:p>
          </table:table-cell>
          <table:table-cell office:value-type="string" table:style-name="ce176">
            <text:p>07/02/2020</text:p>
          </table:table-cell>
          <table:table-cell office:value-type="string" table:style-name="ce176">
            <text:p>001-050-000340957</text:p>
          </table:table-cell>
          <table:table-cell office:value-type="string" table:style-name="ce176">
            <text:p>070220200713900129490012001050000340957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8.88" table:style-name="ce176">
            <text:p>158,8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8.88" table:style-name="ce176">
            <text:p>158,88</text:p>
          </table:table-cell>
          <table:table-cell office:value-type="float" office:value="826.19" table:style-name="ce176">
            <text:p>826,1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vento LA PIZARRA INTIMA <text:s/>- PTO 202001000603</text:p>
          </table:table-cell>
          <table:table-cell office:value-type="string" table:style-name="ce176">
            <text:p>FAC 001-001-000000477</text:p>
          </table:table-cell>
          <table:table-cell office:value-type="string" table:style-name="ce176">
            <text:p>0502202001099233361800120010010000004779765590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5</text:p>
          </table:table-cell>
          <table:table-cell table:style-name="ce176"/>
          <table:table-cell office:value-type="float" office:value="3590.4" table:style-name="ce176">
            <text:p>3590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90.4" table:style-name="ce176">
            <text:p>3590,4</text:p>
          </table:table-cell>
          <table:table-cell office:value-type="float" office:value="430.85" table:style-name="ce176">
            <text:p>430,8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21.25" table:style-name="ce176">
            <text:p>4021,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1.60000000000002" table:style-name="ce176">
            <text:p>301,6</text:p>
          </table:table-cell>
          <table:table-cell office:value-type="float" office:value="0" table:style-name="ce176">
            <text:p>0</text:p>
          </table:table-cell>
          <table:table-cell office:value-type="float" office:value="301.60000000000002" table:style-name="ce176">
            <text:p>301,6</text:p>
          </table:table-cell>
          <table:table-cell office:value-type="string" table:style-name="ce176">
            <text:p>05/02/2020</text:p>
          </table:table-cell>
          <table:table-cell office:value-type="string" table:style-name="ce176">
            <text:p>001-040-000041486</text:p>
          </table:table-cell>
          <table:table-cell office:value-type="string" table:style-name="ce176">
            <text:p>0502202007099104780800120010400000414862007000114</text:p>
          </table:table-cell>
          <table:table-cell office:value-type="float" office:value="32.64" table:style-name="ce176">
            <text:p>32,6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53" table:style-name="ce176">
            <text:p>6,5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9.17" table:style-name="ce176">
            <text:p>39,17</text:p>
          </table:table-cell>
          <table:table-cell office:value-type="float" office:value="340.77" table:style-name="ce176">
            <text:p>340,7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LANZAMIENTO SHOP SMALL - PTO 201911000554</text:p>
          </table:table-cell>
          <table:table-cell office:value-type="string" table:style-name="ce176">
            <text:p>FAC 001-001-000000478</text:p>
          </table:table-cell>
          <table:table-cell office:value-type="string" table:style-name="ce176">
            <text:p>05022020010992333618001200100100000047897705471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6</text:p>
          </table:table-cell>
          <table:table-cell table:style-name="ce176"/>
          <table:table-cell office:value-type="float" office:value="2238.88" table:style-name="ce176">
            <text:p>2238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38.88" table:style-name="ce176">
            <text:p>2238,88</text:p>
          </table:table-cell>
          <table:table-cell office:value-type="float" office:value="268.67" table:style-name="ce176">
            <text:p>268,6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07.5500000000002" table:style-name="ce176">
            <text:p>2507,5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8.07" table:style-name="ce176">
            <text:p>188,07</text:p>
          </table:table-cell>
          <table:table-cell office:value-type="float" office:value="0" table:style-name="ce176">
            <text:p>0</text:p>
          </table:table-cell>
          <table:table-cell office:value-type="float" office:value="188.07" table:style-name="ce176">
            <text:p>188,07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13</text:p>
          </table:table-cell>
          <table:table-cell office:value-type="string" table:style-name="ce176">
            <text:p>26022020070990049459001200102000003931391144491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4.78" table:style-name="ce176">
            <text:p>44,7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4.78" table:style-name="ce176">
            <text:p>44,78</text:p>
          </table:table-cell>
          <table:table-cell office:value-type="float" office:value="232.85" table:style-name="ce176">
            <text:p>232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COPA BRITANICA AMERICANA - PTO 201911000550</text:p>
          </table:table-cell>
          <table:table-cell office:value-type="string" table:style-name="ce176">
            <text:p>FAC 001-001-000000479</text:p>
          </table:table-cell>
          <table:table-cell office:value-type="string" table:style-name="ce176">
            <text:p>05022020010992333618001200100100000047997705682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7</text:p>
          </table:table-cell>
          <table:table-cell table:style-name="ce176"/>
          <table:table-cell office:value-type="float" office:value="7640.64" table:style-name="ce176">
            <text:p>7640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640.64" table:style-name="ce176">
            <text:p>7640,64</text:p>
          </table:table-cell>
          <table:table-cell office:value-type="float" office:value="916.88" table:style-name="ce176">
            <text:p>916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557.52" table:style-name="ce176">
            <text:p>855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DICIONALES LANZAMIENTO CADAVER EXQUISITO - PTO 201910000493</text:p>
          </table:table-cell>
          <table:table-cell office:value-type="string" table:style-name="ce176">
            <text:p>FAC 001-001-000000480</text:p>
          </table:table-cell>
          <table:table-cell office:value-type="string" table:style-name="ce176">
            <text:p>0502202001099233361800120010010000004809770586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8</text:p>
          </table:table-cell>
          <table:table-cell table:style-name="ce176"/>
          <table:table-cell office:value-type="float" office:value="240.8" table:style-name="ce176">
            <text:p>240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0.8" table:style-name="ce176">
            <text:p>240,8</text:p>
          </table:table-cell>
          <table:table-cell office:value-type="float" office:value="28.9" table:style-name="ce176">
            <text:p>28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9.7" table:style-name="ce176">
            <text:p>269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NOCHE AMARILLA BARCELONA 2020 - PTO 202001000588_x000D_</text:p>
            <text:p>OC 5002633479_x000D_</text:p>
            <text:p>EA 1010176643</text:p>
          </table:table-cell>
          <table:table-cell office:value-type="string" table:style-name="ce176">
            <text:p>FAC 001-001-000000481</text:p>
          </table:table-cell>
          <table:table-cell office:value-type="string" table:style-name="ce176">
            <text:p>07022020010992333618001200100100000048198068828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9</text:p>
          </table:table-cell>
          <table:table-cell table:style-name="ce176"/>
          <table:table-cell office:value-type="float" office:value="159170" table:style-name="ce176">
            <text:p>15917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9170" table:style-name="ce176">
            <text:p>159170</text:p>
          </table:table-cell>
          <table:table-cell office:value-type="float" office:value="19100.400000000001" table:style-name="ce176">
            <text:p>19100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78270.4" table:style-name="ce176">
            <text:p>178270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370.28" table:style-name="ce176">
            <text:p>13370,28</text:p>
          </table:table-cell>
          <table:table-cell office:value-type="float" office:value="0" table:style-name="ce176">
            <text:p>0</text:p>
          </table:table-cell>
          <table:table-cell office:value-type="float" office:value="13370.28" table:style-name="ce176">
            <text:p>13370,28</text:p>
          </table:table-cell>
          <table:table-cell office:value-type="string" table:style-name="ce176">
            <text:p>11/02/2020</text:p>
          </table:table-cell>
          <table:table-cell office:value-type="string" table:style-name="ce176">
            <text:p>014-005-000043100</text:p>
          </table:table-cell>
          <table:table-cell office:value-type="string" table:style-name="ce176">
            <text:p>1102202007099252674200120140050000431003648512710</text:p>
          </table:table-cell>
          <table:table-cell office:value-type="float" office:value="1591.7" table:style-name="ce176">
            <text:p>1591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91.7" table:style-name="ce176">
            <text:p>1591,7</text:p>
          </table:table-cell>
          <table:table-cell office:value-type="float" office:value="14961.98" table:style-name="ce176">
            <text:p>14961,9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ULGUERO QUITO PERLA <text:s/>- PTO 202002000628</text:p>
          </table:table-cell>
          <table:table-cell office:value-type="string" table:style-name="ce176">
            <text:p>FAC 001-001-000000482</text:p>
          </table:table-cell>
          <table:table-cell office:value-type="string" table:style-name="ce176">
            <text:p>10022020010992333618001200100100000048298388834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0</text:p>
          </table:table-cell>
          <table:table-cell table:style-name="ce176"/>
          <table:table-cell office:value-type="float" office:value="287.64999999999998" table:style-name="ce176">
            <text:p>287,6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7.64999999999998" table:style-name="ce176">
            <text:p>287,65</text:p>
          </table:table-cell>
          <table:table-cell office:value-type="float" office:value="34.520000000000003" table:style-name="ce176">
            <text:p>34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22.17" table:style-name="ce176">
            <text:p>322,1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.16" table:style-name="ce176">
            <text:p>24,16</text:p>
          </table:table-cell>
          <table:table-cell office:value-type="float" office:value="0" table:style-name="ce176">
            <text:p>0</text:p>
          </table:table-cell>
          <table:table-cell office:value-type="float" office:value="24.16" table:style-name="ce176">
            <text:p>24,16</text:p>
          </table:table-cell>
          <table:table-cell office:value-type="string" table:style-name="ce176">
            <text:p>12/02/2020</text:p>
          </table:table-cell>
          <table:table-cell office:value-type="string" table:style-name="ce176">
            <text:p>001-050-000341590</text:p>
          </table:table-cell>
          <table:table-cell office:value-type="string" table:style-name="ce176">
            <text:p>120220200713900129490012001050000341590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75" table:style-name="ce176">
            <text:p>5,7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75" table:style-name="ce176">
            <text:p>5,75</text:p>
          </table:table-cell>
          <table:table-cell office:value-type="float" office:value="29.91" table:style-name="ce176">
            <text:p>29,9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DESFILE DE TEMPORADA - INTIMA 2 <text:s/>- PTO 202001000620</text:p>
          </table:table-cell>
          <table:table-cell office:value-type="string" table:style-name="ce176">
            <text:p>FAC 001-001-000000484</text:p>
          </table:table-cell>
          <table:table-cell office:value-type="string" table:style-name="ce176">
            <text:p>10022020010992333618001200100100000048498389035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2</text:p>
          </table:table-cell>
          <table:table-cell table:style-name="ce176"/>
          <table:table-cell office:value-type="float" office:value="2125.1999999999998" table:style-name="ce176">
            <text:p>212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25.1999999999998" table:style-name="ce176">
            <text:p>2125,2</text:p>
          </table:table-cell>
          <table:table-cell office:value-type="float" office:value="255.02" table:style-name="ce176">
            <text:p>255,0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380.2199999999998" table:style-name="ce176">
            <text:p>2380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8.51" table:style-name="ce176">
            <text:p>178,51</text:p>
          </table:table-cell>
          <table:table-cell office:value-type="float" office:value="0" table:style-name="ce176">
            <text:p>0</text:p>
          </table:table-cell>
          <table:table-cell office:value-type="float" office:value="178.51" table:style-name="ce176">
            <text:p>178,51</text:p>
          </table:table-cell>
          <table:table-cell office:value-type="string" table:style-name="ce176">
            <text:p>10/02/2020</text:p>
          </table:table-cell>
          <table:table-cell office:value-type="string" table:style-name="ce176">
            <text:p>001-040-000041691</text:p>
          </table:table-cell>
          <table:table-cell office:value-type="string" table:style-name="ce176">
            <text:p>1002202007099104780800120010400000416912007000111</text:p>
          </table:table-cell>
          <table:table-cell office:value-type="float" office:value="19.32" table:style-name="ce176">
            <text:p>19,3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86" table:style-name="ce176">
            <text:p>3,8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18" table:style-name="ce176">
            <text:p>23,18</text:p>
          </table:table-cell>
          <table:table-cell office:value-type="float" office:value="201.69" table:style-name="ce176">
            <text:p>201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MOMMY CARE <text:s/>- PTO 202001000613</text:p>
          </table:table-cell>
          <table:table-cell office:value-type="string" table:style-name="ce176">
            <text:p>FAC 001-001-000000485</text:p>
          </table:table-cell>
          <table:table-cell office:value-type="string" table:style-name="ce176">
            <text:p>10022020010992333618001200100100000048598389110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3</text:p>
          </table:table-cell>
          <table:table-cell table:style-name="ce176"/>
          <table:table-cell office:value-type="float" office:value="321.75" table:style-name="ce176">
            <text:p>321,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1.75" table:style-name="ce176">
            <text:p>321,75</text:p>
          </table:table-cell>
          <table:table-cell office:value-type="float" office:value="38.61" table:style-name="ce176">
            <text:p>38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60.36" table:style-name="ce176">
            <text:p>360,3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.03" table:style-name="ce176">
            <text:p>27,03</text:p>
          </table:table-cell>
          <table:table-cell office:value-type="float" office:value="0" table:style-name="ce176">
            <text:p>0</text:p>
          </table:table-cell>
          <table:table-cell office:value-type="float" office:value="27.03" table:style-name="ce176">
            <text:p>27,03</text:p>
          </table:table-cell>
          <table:table-cell office:value-type="string" table:style-name="ce176">
            <text:p>12/02/2020</text:p>
          </table:table-cell>
          <table:table-cell office:value-type="string" table:style-name="ce176">
            <text:p>001-050-000341591</text:p>
          </table:table-cell>
          <table:table-cell office:value-type="string" table:style-name="ce176">
            <text:p>120220200713900129490012001050000341591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4" table:style-name="ce176">
            <text:p>6,4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4" table:style-name="ce176">
            <text:p>6,44</text:p>
          </table:table-cell>
          <table:table-cell office:value-type="float" office:value="33.47" table:style-name="ce176">
            <text:p>33,4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2/2020</text:p>
          </table:table-cell>
          <table:table-cell office:value-type="string" table:style-name="ce176">
            <text:p>0968514210001</text:p>
          </table:table-cell>
          <table:table-cell office:value-type="string" table:style-name="ce176">
            <text:p>BENEMERITO CUERPO DE BOMBEROS DE GUAYAQUIL</text:p>
          </table:table-cell>
          <table:table-cell office:value-type="string" table:style-name="ce176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office:value-type="string" table:style-name="ce176">
            <text:p>FAC 001-001-000000486</text:p>
          </table:table-cell>
          <table:table-cell office:value-type="string" table:style-name="ce176">
            <text:p>1002202001099233361800120010010000004869839278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4</text:p>
          </table:table-cell>
          <table:table-cell table:style-name="ce176"/>
          <table:table-cell office:value-type="float" office:value="1908" table:style-name="ce176">
            <text:p>19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08" table:style-name="ce176">
            <text:p>1908</text:p>
          </table:table-cell>
          <table:table-cell office:value-type="float" office:value="228.96" table:style-name="ce176">
            <text:p>228,9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36.96" table:style-name="ce176">
            <text:p>2136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0.27000000000001" table:style-name="ce176">
            <text:p>160,27</text:p>
          </table:table-cell>
          <table:table-cell office:value-type="float" office:value="0" table:style-name="ce176">
            <text:p>0</text:p>
          </table:table-cell>
          <table:table-cell office:value-type="float" office:value="160.27000000000001" table:style-name="ce176">
            <text:p>160,27</text:p>
          </table:table-cell>
          <table:table-cell office:value-type="string" table:style-name="ce176">
            <text:p>10/02/2020</text:p>
          </table:table-cell>
          <table:table-cell office:value-type="string" table:style-name="ce176">
            <text:p>001-002-000018666</text:p>
          </table:table-cell>
          <table:table-cell office:value-type="string" table:style-name="ce176">
            <text:p>10022020070968514210001200100200001866600045874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159999999999997" table:style-name="ce176">
            <text:p>38,1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159999999999997" table:style-name="ce176">
            <text:p>38,16</text:p>
          </table:table-cell>
          <table:table-cell office:value-type="float" office:value="198.43" table:style-name="ce176">
            <text:p>198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ía Internacional Contra Cáncer Infantil Perla - PTO 202001000621</text:p>
          </table:table-cell>
          <table:table-cell office:value-type="string" table:style-name="ce176">
            <text:p>FAC 001-001-000000487</text:p>
          </table:table-cell>
          <table:table-cell office:value-type="string" table:style-name="ce176">
            <text:p>11022020010992333618001200100100000048798572989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5</text:p>
          </table:table-cell>
          <table:table-cell table:style-name="ce176"/>
          <table:table-cell office:value-type="float" office:value="796.13" table:style-name="ce176">
            <text:p>796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96.13" table:style-name="ce176">
            <text:p>796,13</text:p>
          </table:table-cell>
          <table:table-cell office:value-type="float" office:value="95.54" table:style-name="ce176">
            <text:p>95,5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91.67" table:style-name="ce176">
            <text:p>891,6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6.88" table:style-name="ce176">
            <text:p>66,88</text:p>
          </table:table-cell>
          <table:table-cell office:value-type="float" office:value="0" table:style-name="ce176">
            <text:p>0</text:p>
          </table:table-cell>
          <table:table-cell office:value-type="float" office:value="66.88" table:style-name="ce176">
            <text:p>66,88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1</text:p>
          </table:table-cell>
          <table:table-cell office:value-type="string" table:style-name="ce176">
            <text:p>180220200713900129490012001050000343261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92" table:style-name="ce176">
            <text:p>15,9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92" table:style-name="ce176">
            <text:p>15,92</text:p>
          </table:table-cell>
          <table:table-cell office:value-type="float" office:value="82.8" table:style-name="ce176">
            <text:p>82,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ersonal promo MAXI VINOS <text:s/>- PTO 202001000608</text:p>
          </table:table-cell>
          <table:table-cell office:value-type="string" table:style-name="ce176">
            <text:p>FAC 001-001-000000488</text:p>
          </table:table-cell>
          <table:table-cell office:value-type="string" table:style-name="ce176">
            <text:p>13022020010992333618001200100100000048898806103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6</text:p>
          </table:table-cell>
          <table:table-cell table:style-name="ce176"/>
          <table:table-cell office:value-type="float" office:value="4919.04" table:style-name="ce176">
            <text:p>4919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919.04" table:style-name="ce176">
            <text:p>4919,04</text:p>
          </table:table-cell>
          <table:table-cell office:value-type="float" office:value="590.28" table:style-name="ce176">
            <text:p>590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509.32" table:style-name="ce176">
            <text:p>5509,3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motoras para activación en Supermaxi <text:s/>- PTO 202001000586</text:p>
          </table:table-cell>
          <table:table-cell office:value-type="string" table:style-name="ce176">
            <text:p>FAC 001-001-000000489</text:p>
          </table:table-cell>
          <table:table-cell office:value-type="string" table:style-name="ce176">
            <text:p>13022020010992333618001200100100000048998806105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7</text:p>
          </table:table-cell>
          <table:table-cell table:style-name="ce176"/>
          <table:table-cell office:value-type="float" office:value="1380.12" table:style-name="ce176">
            <text:p>1380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0.12" table:style-name="ce176">
            <text:p>1380,12</text:p>
          </table:table-cell>
          <table:table-cell office:value-type="float" office:value="165.61" table:style-name="ce176">
            <text:p>165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5.73" table:style-name="ce176">
            <text:p>1545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PARTE 2 - PTO 202001000599_x000D_</text:p>
            <text:p>OC: 5002639745_x000D_</text:p>
            <text:p>EA: 1010221945</text:p>
          </table:table-cell>
          <table:table-cell office:value-type="string" table:style-name="ce176">
            <text:p>FAC 001-001-000000490</text:p>
          </table:table-cell>
          <table:table-cell office:value-type="string" table:style-name="ce176">
            <text:p>1302202001099233361800120010010000004909887539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8</text:p>
          </table:table-cell>
          <table:table-cell table:style-name="ce176"/>
          <table:table-cell office:value-type="float" office:value="106374.13" table:style-name="ce176">
            <text:p>106374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374.13" table:style-name="ce176">
            <text:p>106374,13</text:p>
          </table:table-cell>
          <table:table-cell office:value-type="float" office:value="12764.9" table:style-name="ce176">
            <text:p>12764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139.03" table:style-name="ce176">
            <text:p>119139,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string" table:style-name="ce176">
            <text:p>17/02/2020</text:p>
          </table:table-cell>
          <table:table-cell office:value-type="string" table:style-name="ce176">
            <text:p>014-005-000043757</text:p>
          </table:table-cell>
          <table:table-cell office:value-type="string" table:style-name="ce176">
            <text:p>1702202007099252674200120140050000437573812654718</text:p>
          </table:table-cell>
          <table:table-cell office:value-type="float" office:value="1063.74" table:style-name="ce176">
            <text:p>1063,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63.74" table:style-name="ce176">
            <text:p>1063,74</text:p>
          </table:table-cell>
          <table:table-cell office:value-type="float" office:value="9999.17" table:style-name="ce176">
            <text:p>9999,1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VIDEO SOLCA PERLA BEBE - PTO 202002000636</text:p>
          </table:table-cell>
          <table:table-cell office:value-type="string" table:style-name="ce176">
            <text:p>FAC 001-001-000000491</text:p>
          </table:table-cell>
          <table:table-cell office:value-type="string" table:style-name="ce176">
            <text:p>13022020010992333618001200100100000049198894938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9</text:p>
          </table:table-cell>
          <table:table-cell table:style-name="ce176"/>
          <table:table-cell office:value-type="float" office:value="962.5" table:style-name="ce176">
            <text:p>962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2.5" table:style-name="ce176">
            <text:p>962,5</text:p>
          </table:table-cell>
          <table:table-cell office:value-type="float" office:value="115.5" table:style-name="ce176">
            <text:p>115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78" table:style-name="ce176">
            <text:p>107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0.849999999999994" table:style-name="ce176">
            <text:p>80,85</text:p>
          </table:table-cell>
          <table:table-cell office:value-type="float" office:value="0" table:style-name="ce176">
            <text:p>0</text:p>
          </table:table-cell>
          <table:table-cell office:value-type="float" office:value="80.849999999999994" table:style-name="ce176">
            <text:p>80,85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2</text:p>
          </table:table-cell>
          <table:table-cell office:value-type="string" table:style-name="ce176">
            <text:p>180220200713900129490012001050000343262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25" table:style-name="ce176">
            <text:p>19,2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25" table:style-name="ce176">
            <text:p>19,25</text:p>
          </table:table-cell>
          <table:table-cell office:value-type="float" office:value="100.1" table:style-name="ce176">
            <text:p>100,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SAMPLING BOLSO PLAYERO SAMBO - PTO 202002000634</text:p>
          </table:table-cell>
          <table:table-cell office:value-type="string" table:style-name="ce176">
            <text:p>FAC 001-001-000000492</text:p>
          </table:table-cell>
          <table:table-cell office:value-type="string" table:style-name="ce176">
            <text:p>13022020010992333618001200100100000049298895044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0</text:p>
          </table:table-cell>
          <table:table-cell table:style-name="ce176"/>
          <table:table-cell office:value-type="float" office:value="1043.6300000000001" table:style-name="ce176">
            <text:p>1043,6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43.6300000000001" table:style-name="ce176">
            <text:p>1043,63</text:p>
          </table:table-cell>
          <table:table-cell office:value-type="float" office:value="125.24" table:style-name="ce176">
            <text:p>125,2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68.8699999999999" table:style-name="ce176">
            <text:p>1168,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7.67" table:style-name="ce176">
            <text:p>87,67</text:p>
          </table:table-cell>
          <table:table-cell office:value-type="float" office:value="0" table:style-name="ce176">
            <text:p>0</text:p>
          </table:table-cell>
          <table:table-cell office:value-type="float" office:value="87.67" table:style-name="ce176">
            <text:p>87,67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3</text:p>
          </table:table-cell>
          <table:table-cell office:value-type="string" table:style-name="ce176">
            <text:p>180220200713900129490012001050000343263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float" office:value="108.54" table:style-name="ce176">
            <text:p>108,5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CTIVIDAD CINES DEPORTIVA - PTO 202001000605</text:p>
          </table:table-cell>
          <table:table-cell office:value-type="string" table:style-name="ce176">
            <text:p>FAC 001-001-000000493</text:p>
          </table:table-cell>
          <table:table-cell office:value-type="string" table:style-name="ce176">
            <text:p>13022020010992333618001200100100000049398921363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1</text:p>
          </table:table-cell>
          <table:table-cell table:style-name="ce176"/>
          <table:table-cell office:value-type="float" office:value="15001.84" table:style-name="ce176">
            <text:p>15001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001.84" table:style-name="ce176">
            <text:p>15001,84</text:p>
          </table:table-cell>
          <table:table-cell office:value-type="float" office:value="1800.22" table:style-name="ce176">
            <text:p>1800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802.060000000001" table:style-name="ce176">
            <text:p>16802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60.1500000000001" table:style-name="ce176">
            <text:p>1260,15</text:p>
          </table:table-cell>
          <table:table-cell office:value-type="float" office:value="0" table:style-name="ce176">
            <text:p>0</text:p>
          </table:table-cell>
          <table:table-cell office:value-type="float" office:value="1260.1500000000001" table:style-name="ce176">
            <text:p>1260,15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14</text:p>
          </table:table-cell>
          <table:table-cell office:value-type="string" table:style-name="ce176">
            <text:p>26022020070990049459001200102000003931493061412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0.04000000000002" table:style-name="ce176">
            <text:p>300,0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0.04000000000002" table:style-name="ce176">
            <text:p>300,04</text:p>
          </table:table-cell>
          <table:table-cell office:value-type="float" office:value="1560.19" table:style-name="ce176">
            <text:p>1560,1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FTER OFFICE EN MERCADO DEL RÍO - PTO 202002000640</text:p>
          </table:table-cell>
          <table:table-cell office:value-type="string" table:style-name="ce176">
            <text:p>FAC 001-001-000000494</text:p>
          </table:table-cell>
          <table:table-cell office:value-type="string" table:style-name="ce176">
            <text:p>13022020010992333618001200100100000049498922815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2</text:p>
          </table:table-cell>
          <table:table-cell table:style-name="ce176"/>
          <table:table-cell office:value-type="float" office:value="3651.2" table:style-name="ce176">
            <text:p>365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51.2" table:style-name="ce176">
            <text:p>3651,2</text:p>
          </table:table-cell>
          <table:table-cell office:value-type="float" office:value="438.14" table:style-name="ce176">
            <text:p>438,1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89.34" table:style-name="ce176">
            <text:p>4089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6.7" table:style-name="ce176">
            <text:p>306,7</text:p>
          </table:table-cell>
          <table:table-cell office:value-type="float" office:value="0" table:style-name="ce176">
            <text:p>0</text:p>
          </table:table-cell>
          <table:table-cell office:value-type="float" office:value="306.7" table:style-name="ce176">
            <text:p>306,7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20-000039315</text:p>
          </table:table-cell>
          <table:table-cell office:value-type="string" table:style-name="ce176">
            <text:p>26022020070990049459001200102000003931532676526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02" table:style-name="ce176">
            <text:p>73,0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3.02" table:style-name="ce176">
            <text:p>73,02</text:p>
          </table:table-cell>
          <table:table-cell office:value-type="float" office:value="379.72" table:style-name="ce176">
            <text:p>379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ORTASACHETS DE ACRÍLICO - PTO 202002000641</text:p>
          </table:table-cell>
          <table:table-cell office:value-type="string" table:style-name="ce176">
            <text:p>FAC 001-001-000000495</text:p>
          </table:table-cell>
          <table:table-cell office:value-type="string" table:style-name="ce176">
            <text:p>14022020010992333618001200100100000049599054564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3</text:p>
          </table:table-cell>
          <table:table-cell table:style-name="ce176"/>
          <table:table-cell office:value-type="float" office:value="532.4" table:style-name="ce176">
            <text:p>532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32.4" table:style-name="ce176">
            <text:p>532,4</text:p>
          </table:table-cell>
          <table:table-cell office:value-type="float" office:value="63.89" table:style-name="ce176">
            <text:p>63,8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96.29" table:style-name="ce176">
            <text:p>596,2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.72" table:style-name="ce176">
            <text:p>44,72</text:p>
          </table:table-cell>
          <table:table-cell office:value-type="float" office:value="0" table:style-name="ce176">
            <text:p>0</text:p>
          </table:table-cell>
          <table:table-cell office:value-type="float" office:value="44.72" table:style-name="ce176">
            <text:p>44,72</text:p>
          </table:table-cell>
          <table:table-cell office:value-type="string" table:style-name="ce176">
            <text:p>18/02/2020</text:p>
          </table:table-cell>
          <table:table-cell office:value-type="string" table:style-name="ce176">
            <text:p>001-050-000343264</text:p>
          </table:table-cell>
          <table:table-cell office:value-type="string" table:style-name="ce176">
            <text:p>180220200713900129490012001050000343264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65" table:style-name="ce176">
            <text:p>10,65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65" table:style-name="ce176">
            <text:p>10,65</text:p>
          </table:table-cell>
          <table:table-cell office:value-type="float" office:value="55.37" table:style-name="ce176">
            <text:p>55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NVENCION CN - PTO 202001000595_x000D_</text:p>
            <text:p>OC: 5002635099_x000D_</text:p>
            <text:p>EA: 1010230482</text:p>
          </table:table-cell>
          <table:table-cell office:value-type="string" table:style-name="ce176">
            <text:p>FAC 001-001-000000496</text:p>
          </table:table-cell>
          <table:table-cell office:value-type="string" table:style-name="ce176">
            <text:p>17022020010992333618001200100100000049699425537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4</text:p>
          </table:table-cell>
          <table:table-cell table:style-name="ce176"/>
          <table:table-cell office:value-type="float" office:value="27032.5" table:style-name="ce176">
            <text:p>27032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032.5" table:style-name="ce176">
            <text:p>27032,5</text:p>
          </table:table-cell>
          <table:table-cell office:value-type="float" office:value="3243.9" table:style-name="ce176">
            <text:p>3243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276.400000000001" table:style-name="ce176">
            <text:p>3027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70.73" table:style-name="ce176">
            <text:p>2270,73</text:p>
          </table:table-cell>
          <table:table-cell office:value-type="float" office:value="0" table:style-name="ce176">
            <text:p>0</text:p>
          </table:table-cell>
          <table:table-cell office:value-type="float" office:value="2270.73" table:style-name="ce176">
            <text:p>2270,73</text:p>
          </table:table-cell>
          <table:table-cell office:value-type="string" table:style-name="ce176">
            <text:p>19/02/2020</text:p>
          </table:table-cell>
          <table:table-cell office:value-type="string" table:style-name="ce176">
            <text:p>014-005-000044035</text:p>
          </table:table-cell>
          <table:table-cell office:value-type="string" table:style-name="ce176">
            <text:p>1902202007099252674200120140050000440352785641310</text:p>
          </table:table-cell>
          <table:table-cell office:value-type="float" office:value="270.32" table:style-name="ce176">
            <text:p>270,3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70.32" table:style-name="ce176">
            <text:p>270,32</text:p>
          </table:table-cell>
          <table:table-cell office:value-type="float" office:value="2541.0500000000002" table:style-name="ce176">
            <text:p>2541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CONVENCIÓN - PTO 202001000594_x000D_</text:p>
            <text:p>OC: 5002635099_x000D_</text:p>
            <text:p>EA: 1010230478</text:p>
          </table:table-cell>
          <table:table-cell office:value-type="string" table:style-name="ce176">
            <text:p>FAC 001-001-000000497</text:p>
          </table:table-cell>
          <table:table-cell office:value-type="string" table:style-name="ce176">
            <text:p>17022020010992333618001200100100000049799425719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5</text:p>
          </table:table-cell>
          <table:table-cell table:style-name="ce176"/>
          <table:table-cell office:value-type="float" office:value="24695" table:style-name="ce176">
            <text:p>2469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695" table:style-name="ce176">
            <text:p>24695</text:p>
          </table:table-cell>
          <table:table-cell office:value-type="float" office:value="2963.4" table:style-name="ce176">
            <text:p>2963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658.400000000001" table:style-name="ce176">
            <text:p>27658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74.38" table:style-name="ce176">
            <text:p>2074,38</text:p>
          </table:table-cell>
          <table:table-cell office:value-type="float" office:value="0" table:style-name="ce176">
            <text:p>0</text:p>
          </table:table-cell>
          <table:table-cell office:value-type="float" office:value="2074.38" table:style-name="ce176">
            <text:p>2074,38</text:p>
          </table:table-cell>
          <table:table-cell office:value-type="string" table:style-name="ce176">
            <text:p>19/02/2020</text:p>
          </table:table-cell>
          <table:table-cell office:value-type="string" table:style-name="ce176">
            <text:p>014-005-000044032</text:p>
          </table:table-cell>
          <table:table-cell office:value-type="string" table:style-name="ce176">
            <text:p>1902202007099252674200120140050000440321263475817</text:p>
          </table:table-cell>
          <table:table-cell office:value-type="float" office:value="246.95" table:style-name="ce176">
            <text:p>246,9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6.95" table:style-name="ce176">
            <text:p>246,95</text:p>
          </table:table-cell>
          <table:table-cell office:value-type="float" office:value="2321.33" table:style-name="ce176">
            <text:p>2321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35; PTO 202001000615</text:p>
          </table:table-cell>
          <table:table-cell office:value-type="string" table:style-name="ce176">
            <text:p>FAC 001-001-000000498</text:p>
          </table:table-cell>
          <table:table-cell office:value-type="string" table:style-name="ce176">
            <text:p>18022020010992333618001200100100000049899550784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6</text:p>
          </table:table-cell>
          <table:table-cell table:style-name="ce176"/>
          <table:table-cell office:value-type="float" office:value="493" table:style-name="ce176">
            <text:p>49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93" table:style-name="ce176">
            <text:p>493</text:p>
          </table:table-cell>
          <table:table-cell office:value-type="float" office:value="59.16" table:style-name="ce176">
            <text:p>59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52.16" table:style-name="ce176">
            <text:p>55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1.41" table:style-name="ce176">
            <text:p>41,41</text:p>
          </table:table-cell>
          <table:table-cell office:value-type="float" office:value="0" table:style-name="ce176">
            <text:p>0</text:p>
          </table:table-cell>
          <table:table-cell office:value-type="float" office:value="41.41" table:style-name="ce176">
            <text:p>41,41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03-000100125</text:p>
          </table:table-cell>
          <table:table-cell office:value-type="string" table:style-name="ce176">
            <text:p>26022020071791321596001200100300010012500100125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86" table:style-name="ce176">
            <text:p>9,86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86" table:style-name="ce176">
            <text:p>9,86</text:p>
          </table:table-cell>
          <table:table-cell office:value-type="float" office:value="51.27" table:style-name="ce176">
            <text:p>51,2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29; PTO 202001000591</text:p>
          </table:table-cell>
          <table:table-cell office:value-type="string" table:style-name="ce176">
            <text:p>FAC 001-001-000000499</text:p>
          </table:table-cell>
          <table:table-cell office:value-type="string" table:style-name="ce176">
            <text:p>1802202001099233361800120010010000004999955209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7</text:p>
          </table:table-cell>
          <table:table-cell table:style-name="ce176"/>
          <table:table-cell office:value-type="float" office:value="3803.76" table:style-name="ce176">
            <text:p>3803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03.76" table:style-name="ce176">
            <text:p>3803,76</text:p>
          </table:table-cell>
          <table:table-cell office:value-type="float" office:value="456.45" table:style-name="ce176">
            <text:p>456,4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60.21" table:style-name="ce176">
            <text:p>4260,2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9.52" table:style-name="ce176">
            <text:p>319,52</text:p>
          </table:table-cell>
          <table:table-cell office:value-type="float" office:value="0" table:style-name="ce176">
            <text:p>0</text:p>
          </table:table-cell>
          <table:table-cell office:value-type="float" office:value="319.52" table:style-name="ce176">
            <text:p>319,52</text:p>
          </table:table-cell>
          <table:table-cell office:value-type="string" table:style-name="ce176">
            <text:p>26/02/2020</text:p>
          </table:table-cell>
          <table:table-cell office:value-type="string" table:style-name="ce176">
            <text:p>001-003-000100124</text:p>
          </table:table-cell>
          <table:table-cell office:value-type="string" table:style-name="ce176">
            <text:p>26022020071791321596001200100300010012400100124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6.08" table:style-name="ce176">
            <text:p>76,0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6.08" table:style-name="ce176">
            <text:p>76,08</text:p>
          </table:table-cell>
          <table:table-cell office:value-type="float" office:value="395.6" table:style-name="ce176">
            <text:p>395,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2/2020</text:p>
          </table:table-cell>
          <table:table-cell office:value-type="string" table:style-name="ce176">
            <text:p>0990067279001</text:p>
          </table:table-cell>
          <table:table-cell office:value-type="string" table:style-name="ce176">
            <text:p>MC CANN ERICKSON ECUADOR PUBLICIDAD S.A.<text:s text:c="5"/></text:p>
          </table:table-cell>
          <table:table-cell office:value-type="string" table:style-name="ce176">
            <text:p>PRODUCCIÓN CAJAS NINACURO - PTO 202001000619</text:p>
          </table:table-cell>
          <table:table-cell office:value-type="string" table:style-name="ce176">
            <text:p>FAC 001-001-000000500</text:p>
          </table:table-cell>
          <table:table-cell office:value-type="string" table:style-name="ce176">
            <text:p>1802202001099233361800120010010000005009963621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8</text:p>
          </table:table-cell>
          <table:table-cell table:style-name="ce176"/>
          <table:table-cell office:value-type="float" office:value="1705.76" table:style-name="ce176">
            <text:p>1705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05.76" table:style-name="ce176">
            <text:p>1705,76</text:p>
          </table:table-cell>
          <table:table-cell office:value-type="float" office:value="204.69" table:style-name="ce176">
            <text:p>204,6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10.45" table:style-name="ce176">
            <text:p>1910,4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3.28" table:style-name="ce176">
            <text:p>143,28</text:p>
          </table:table-cell>
          <table:table-cell office:value-type="float" office:value="0" table:style-name="ce176">
            <text:p>0</text:p>
          </table:table-cell>
          <table:table-cell office:value-type="float" office:value="143.28" table:style-name="ce176">
            <text:p>143,28</text:p>
          </table:table-cell>
          <table:table-cell office:value-type="string" table:style-name="ce176">
            <text:p>20/02/2020</text:p>
          </table:table-cell>
          <table:table-cell office:value-type="string" table:style-name="ce176">
            <text:p>001-003-000025205</text:p>
          </table:table-cell>
          <table:table-cell office:value-type="string" table:style-name="ce176">
            <text:p>20022020070990067279001200100300002520521143038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119999999999997" table:style-name="ce176">
            <text:p>34,1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119999999999997" table:style-name="ce176">
            <text:p>34,12</text:p>
          </table:table-cell>
          <table:table-cell office:value-type="float" office:value="177.4" table:style-name="ce176">
            <text:p>177,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0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videos 3D recorridos MANUAL - PTO 202001000606_x000D_</text:p>
            <text:p>OC: 5002636036_x000D_</text:p>
            <text:p>EA: 1010235995</text:p>
          </table:table-cell>
          <table:table-cell office:value-type="string" table:style-name="ce176">
            <text:p>FAC 001-001-000000501</text:p>
          </table:table-cell>
          <table:table-cell office:value-type="string" table:style-name="ce176">
            <text:p>19022020010992333618001200100100000050199725077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29</text:p>
          </table:table-cell>
          <table:table-cell table:style-name="ce176"/>
          <table:table-cell office:value-type="float" office:value="2970" table:style-name="ce176">
            <text:p>297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970" table:style-name="ce176">
            <text:p>2970</text:p>
          </table:table-cell>
          <table:table-cell office:value-type="float" office:value="356.4" table:style-name="ce176">
            <text:p>356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326.4" table:style-name="ce176">
            <text:p>332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9.48" table:style-name="ce176">
            <text:p>249,48</text:p>
          </table:table-cell>
          <table:table-cell office:value-type="float" office:value="0" table:style-name="ce176">
            <text:p>0</text:p>
          </table:table-cell>
          <table:table-cell office:value-type="float" office:value="249.48" table:style-name="ce176">
            <text:p>249,48</text:p>
          </table:table-cell>
          <table:table-cell office:value-type="string" table:style-name="ce176">
            <text:p>20/02/2020</text:p>
          </table:table-cell>
          <table:table-cell office:value-type="string" table:style-name="ce176">
            <text:p>014-005-000044138</text:p>
          </table:table-cell>
          <table:table-cell office:value-type="string" table:style-name="ce176">
            <text:p>2002202007099252674200120140050000441381842653718</text:p>
          </table:table-cell>
          <table:table-cell office:value-type="float" office:value="29.7" table:style-name="ce176">
            <text:p>29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7" table:style-name="ce176">
            <text:p>29,7</text:p>
          </table:table-cell>
          <table:table-cell office:value-type="float" office:value="279.18" table:style-name="ce176">
            <text:p>279,1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0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43; PTO 202001000617</text:p>
          </table:table-cell>
          <table:table-cell office:value-type="string" table:style-name="ce176">
            <text:p>FAC 001-001-000000502</text:p>
          </table:table-cell>
          <table:table-cell office:value-type="string" table:style-name="ce176">
            <text:p>19022020010992333618001200100100000050299800298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30</text:p>
          </table:table-cell>
          <table:table-cell table:style-name="ce176"/>
          <table:table-cell office:value-type="float" office:value="264.60000000000002" table:style-name="ce176">
            <text:p>264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4.60000000000002" table:style-name="ce176">
            <text:p>264,6</text:p>
          </table:table-cell>
          <table:table-cell office:value-type="float" office:value="31.75" table:style-name="ce176">
            <text:p>31,7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6.35000000000002" table:style-name="ce176">
            <text:p>296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22" table:style-name="ce176">
            <text:p>22,22</text:p>
          </table:table-cell>
          <table:table-cell office:value-type="float" office:value="0" table:style-name="ce176">
            <text:p>0</text:p>
          </table:table-cell>
          <table:table-cell office:value-type="float" office:value="22.22" table:style-name="ce176">
            <text:p>22,22</text:p>
          </table:table-cell>
          <table:table-cell office:value-type="string" table:style-name="ce176">
            <text:p>27/02/2020</text:p>
          </table:table-cell>
          <table:table-cell office:value-type="string" table:style-name="ce176">
            <text:p>001-003-000100342</text:p>
          </table:table-cell>
          <table:table-cell office:value-type="string" table:style-name="ce176">
            <text:p>27022020071791321596001200100300010034200100342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29" table:style-name="ce176">
            <text:p>5,29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29" table:style-name="ce176">
            <text:p>5,29</text:p>
          </table:table-cell>
          <table:table-cell office:value-type="float" office:value="27.51" table:style-name="ce176">
            <text:p>27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7/02/2020</text:p>
          </table:table-cell>
          <table:table-cell office:value-type="string" table:style-name="ce176">
            <text:p>0968514210001</text:p>
          </table:table-cell>
          <table:table-cell office:value-type="string" table:style-name="ce176">
            <text:p>BENEMERITO CUERPO DE BOMBEROS DE GUAYAQUIL</text:p>
          </table:table-cell>
          <table:table-cell office:value-type="string" table:style-name="ce176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office:value-type="string" table:style-name="ce176">
            <text:p>FAC 001-001-000000503</text:p>
          </table:table-cell>
          <table:table-cell office:value-type="string" table:style-name="ce176">
            <text:p>27022020010992333618001200100100000050310083593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31</text:p>
          </table:table-cell>
          <table:table-cell table:style-name="ce176"/>
          <table:table-cell office:value-type="float" office:value="424" table:style-name="ce176">
            <text:p>4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4" table:style-name="ce176">
            <text:p>424</text:p>
          </table:table-cell>
          <table:table-cell office:value-type="float" office:value="50.88" table:style-name="ce176">
            <text:p>50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74.88" table:style-name="ce176">
            <text:p>474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.619999999999997" table:style-name="ce176">
            <text:p>35,62</text:p>
          </table:table-cell>
          <table:table-cell office:value-type="float" office:value="0" table:style-name="ce176">
            <text:p>0</text:p>
          </table:table-cell>
          <table:table-cell office:value-type="float" office:value="35.619999999999997" table:style-name="ce176">
            <text:p>35,62</text:p>
          </table:table-cell>
          <table:table-cell office:value-type="string" table:style-name="ce176">
            <text:p>27/02/2020</text:p>
          </table:table-cell>
          <table:table-cell office:value-type="string" table:style-name="ce176">
            <text:p>001-002-000018812</text:p>
          </table:table-cell>
          <table:table-cell office:value-type="string" table:style-name="ce176">
            <text:p>27022020070968514210001200100200001881200046263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48" table:style-name="ce176">
            <text:p>8,4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48" table:style-name="ce176">
            <text:p>8,48</text:p>
          </table:table-cell>
          <table:table-cell office:value-type="float" office:value="44.1" table:style-name="ce176">
            <text:p>44,1</text:p>
          </table:table-cell>
          <table:table-cell table:number-columns-repeated="16339"/>
        </table:table-row>
        <table:table-row table:style-name="ro2">
          <table:table-cell table:number-columns-repeated="12"/>
          <table:table-cell office:value-type="float" office:value="388306.33000000007" table:formula="of:=SUM([.M2:.M32])" table:style-name="ce1">
            <text:p>388306,33</text:p>
          </table:table-cell>
          <table:table-cell office:value-type="float" office:value="46596.76" table:formula="of:=SUM([.N2:.N32])" table:style-name="ce1">
            <text:p>46596,76</text:p>
          </table:table-cell>
          <table:table-cell table:number-columns-repeated="2" table:style-name="ce1"/>
          <table:table-cell office:value-type="float" office:value="434903.09000000008" table:formula="of:=SUM([.Q2:.Q32])" table:style-name="ce1">
            <text:p>434903,09</text:p>
          </table:table-cell>
          <table:table-cell table:number-columns-repeated="6" table:style-name="ce1"/>
          <table:table-cell office:value-type="float" office:value="31449.460000000003" table:formula="of:=SUM([.X2:.X32])" table:style-name="ce1">
            <text:p>31449,46</text:p>
          </table:table-cell>
          <table:table-cell table:number-columns-repeated="19" table:style-name="ce1"/>
          <table:table-cell office:value-type="float" office:value="4189.83" table:formula="of:=SUM([.AR2:.AR32])" table:style-name="ce1">
            <text:p>4189,83</text:p>
          </table:table-cell>
          <table:table-cell office:value-type="float" office:value="35639.289999999994" table:formula="of:=SUM([.AS2:.AS32])" table:style-name="ce1">
            <text:p>35639,29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  <table:table table:name="0320" table:style-name="ta1">
        <table:table-column table:style-name="co8" table:number-columns-repeated="9" table:default-cell-style-name="ce1"/>
        <table:table-column table:style-name="co8" table:number-columns-repeated="3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default-cell-style-name="ce1"/>
        <table:table-column table:style-name="co35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COPA BRITANICA AMERICANA - PTO 201911000550</text:p>
          </table:table-cell>
          <table:table-cell office:value-type="string" table:style-name="ce176">
            <text:p>FAC 001-001-000000479</text:p>
          </table:table-cell>
          <table:table-cell office:value-type="string" table:style-name="ce176">
            <text:p>05022020010992333618001200100100000047997705682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7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1.82000000000005" table:style-name="ce176">
            <text:p>641,82</text:p>
          </table:table-cell>
          <table:table-cell office:value-type="float" office:value="0" table:style-name="ce176">
            <text:p>0</text:p>
          </table:table-cell>
          <table:table-cell office:value-type="float" office:value="641.82000000000005" table:style-name="ce176">
            <text:p>641,82</text:p>
          </table:table-cell>
          <table:table-cell office:value-type="string" table:style-name="ce176">
            <text:p>25/03/2020</text:p>
          </table:table-cell>
          <table:table-cell office:value-type="string" table:style-name="ce176">
            <text:p>001-020-000043610</text:p>
          </table:table-cell>
          <table:table-cell office:value-type="string" table:style-name="ce176">
            <text:p>25032020070990049459001200102000004361068864528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2.81" table:style-name="ce176">
            <text:p>152,8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2.81" table:style-name="ce176">
            <text:p>152,81</text:p>
          </table:table-cell>
          <table:table-cell office:value-type="float" office:value="794.63" table:style-name="ce176">
            <text:p>794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DICIONALES LANZAMIENTO CADAVER EXQUISITO - PTO 201910000493</text:p>
          </table:table-cell>
          <table:table-cell office:value-type="string" table:style-name="ce176">
            <text:p>FAC 001-001-000000480</text:p>
          </table:table-cell>
          <table:table-cell office:value-type="string" table:style-name="ce176">
            <text:p>0502202001099233361800120010010000004809770586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08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.23" table:style-name="ce176">
            <text:p>20,23</text:p>
          </table:table-cell>
          <table:table-cell office:value-type="float" office:value="0" table:style-name="ce176">
            <text:p>0</text:p>
          </table:table-cell>
          <table:table-cell office:value-type="float" office:value="20.23" table:style-name="ce176">
            <text:p>20,23</text:p>
          </table:table-cell>
          <table:table-cell office:value-type="string" table:style-name="ce176">
            <text:p>25/03/2020</text:p>
          </table:table-cell>
          <table:table-cell office:value-type="string" table:style-name="ce176">
            <text:p>001-020-000043611</text:p>
          </table:table-cell>
          <table:table-cell office:value-type="string" table:style-name="ce176">
            <text:p>25032020070990049459001200102000004361108066010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82" table:style-name="ce176">
            <text:p>4,8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82" table:style-name="ce176">
            <text:p>4,82</text:p>
          </table:table-cell>
          <table:table-cell office:value-type="float" office:value="25.05" table:style-name="ce176">
            <text:p>25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ersonal promo MAXI VINOS <text:s/>- PTO 202001000608</text:p>
          </table:table-cell>
          <table:table-cell office:value-type="string" table:style-name="ce176">
            <text:p>FAC 001-001-000000488</text:p>
          </table:table-cell>
          <table:table-cell office:value-type="string" table:style-name="ce176">
            <text:p>13022020010992333618001200100100000048898806103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2000016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13.2" table:style-name="ce176">
            <text:p>413,2</text:p>
          </table:table-cell>
          <table:table-cell office:value-type="float" office:value="0" table:style-name="ce176">
            <text:p>0</text:p>
          </table:table-cell>
          <table:table-cell office:value-type="float" office:value="413.2" table:style-name="ce176">
            <text:p>413,2</text:p>
          </table:table-cell>
          <table:table-cell office:value-type="string" table:style-name="ce176">
            <text:p>25/03/2020</text:p>
          </table:table-cell>
          <table:table-cell office:value-type="string" table:style-name="ce176">
            <text:p>001-020-000043612</text:p>
          </table:table-cell>
          <table:table-cell office:value-type="string" table:style-name="ce176">
            <text:p>25032020070990049459001200102000004361208251190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8.38" table:style-name="ce176">
            <text:p>98,3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8.38" table:style-name="ce176">
            <text:p>98,38</text:p>
          </table:table-cell>
          <table:table-cell office:value-type="float" office:value="511.58" table:style-name="ce176">
            <text:p>511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2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DÍA DE LA MUJER ÍNTIMA - PTO 202002000647</text:p>
          </table:table-cell>
          <table:table-cell office:value-type="string" table:style-name="ce176">
            <text:p>FAC 001-001-000000504</text:p>
          </table:table-cell>
          <table:table-cell office:value-type="string" table:style-name="ce176">
            <text:p>02032020010992333618001200100100000050410128991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1</text:p>
          </table:table-cell>
          <table:table-cell table:style-name="ce176"/>
          <table:table-cell office:value-type="float" office:value="383.72" table:style-name="ce176">
            <text:p>383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3.72" table:style-name="ce176">
            <text:p>383,72</text:p>
          </table:table-cell>
          <table:table-cell office:value-type="float" office:value="46.05" table:style-name="ce176">
            <text:p>46,0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9.77" table:style-name="ce176">
            <text:p>429,7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24" table:style-name="ce176">
            <text:p>32,24</text:p>
          </table:table-cell>
          <table:table-cell office:value-type="float" office:value="0" table:style-name="ce176">
            <text:p>0</text:p>
          </table:table-cell>
          <table:table-cell office:value-type="float" office:value="32.24" table:style-name="ce176">
            <text:p>32,24</text:p>
          </table:table-cell>
          <table:table-cell office:value-type="string" table:style-name="ce176">
            <text:p>02/03/2020</text:p>
          </table:table-cell>
          <table:table-cell office:value-type="string" table:style-name="ce176">
            <text:p>001-040-000041946</text:p>
          </table:table-cell>
          <table:table-cell office:value-type="string" table:style-name="ce176">
            <text:p>0203202007099104780800120010400000419462007000117</text:p>
          </table:table-cell>
          <table:table-cell office:value-type="float" office:value="3.49" table:style-name="ce176">
            <text:p>3,49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" table:style-name="ce176">
            <text:p>0,7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1900000000000004" table:style-name="ce176">
            <text:p>4,19</text:p>
          </table:table-cell>
          <table:table-cell office:value-type="float" office:value="36.43" table:style-name="ce176">
            <text:p>36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2000655; PTO 202002000648; PTO 202002000642; PTO 202001000623; PTO 202001000622</text:p>
          </table:table-cell>
          <table:table-cell office:value-type="string" table:style-name="ce176">
            <text:p>FAC 001-001-000000505</text:p>
          </table:table-cell>
          <table:table-cell office:value-type="string" table:style-name="ce176">
            <text:p>0403202001099233361800120010010000005051015963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2</text:p>
          </table:table-cell>
          <table:table-cell table:style-name="ce176"/>
          <table:table-cell office:value-type="float" office:value="1084" table:style-name="ce176">
            <text:p>10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4" table:style-name="ce176">
            <text:p>1084</text:p>
          </table:table-cell>
          <table:table-cell office:value-type="float" office:value="130.08000000000001" table:style-name="ce176">
            <text:p>130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14.08" table:style-name="ce176">
            <text:p>1214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1.06" table:style-name="ce176">
            <text:p>91,06</text:p>
          </table:table-cell>
          <table:table-cell office:value-type="float" office:value="0" table:style-name="ce176">
            <text:p>0</text:p>
          </table:table-cell>
          <table:table-cell office:value-type="float" office:value="91.06" table:style-name="ce176">
            <text:p>91,06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03-000100668</text:p>
          </table:table-cell>
          <table:table-cell office:value-type="string" table:style-name="ce176">
            <text:p>09032020071791321596001200100300010066800100668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68" table:style-name="ce176">
            <text:p>21,6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68" table:style-name="ce176">
            <text:p>21,68</text:p>
          </table:table-cell>
          <table:table-cell office:value-type="float" office:value="112.74" table:style-name="ce176">
            <text:p>112,7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ENTREGA DE HELADOS FIT <text:s/>- PTO 202002000649</text:p>
          </table:table-cell>
          <table:table-cell office:value-type="string" table:style-name="ce176">
            <text:p>FAC 001-001-000000506</text:p>
          </table:table-cell>
          <table:table-cell office:value-type="string" table:style-name="ce176">
            <text:p>04032020010992333618001200100100000050610159836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3</text:p>
          </table:table-cell>
          <table:table-cell table:style-name="ce176"/>
          <table:table-cell office:value-type="float" office:value="64.8" table:style-name="ce176">
            <text:p>64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.8" table:style-name="ce176">
            <text:p>64,8</text:p>
          </table:table-cell>
          <table:table-cell office:value-type="float" office:value="7.78" table:style-name="ce176">
            <text:p>7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2.58" table:style-name="ce176">
            <text:p>72,5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.45" table:style-name="ce176">
            <text:p>5,45</text:p>
          </table:table-cell>
          <table:table-cell office:value-type="float" office:value="0" table:style-name="ce176">
            <text:p>0</text:p>
          </table:table-cell>
          <table:table-cell office:value-type="float" office:value="5.45" table:style-name="ce176">
            <text:p>5,45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139</text:p>
          </table:table-cell>
          <table:table-cell office:value-type="string" table:style-name="ce176">
            <text:p>3003202007179132159600120010040000021390000213918</text:p>
          </table:table-cell>
          <table:table-cell office:value-type="float" office:value="0.6" table:style-name="ce176">
            <text:p>0,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1" table:style-name="ce176">
            <text:p>0,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" table:style-name="ce176">
            <text:p>0,7</text:p>
          </table:table-cell>
          <table:table-cell office:value-type="float" office:value="6.15" table:style-name="ce176">
            <text:p>6,1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ESTA DE TODOS 2020 3 - PTO 201912000577_x000D_</text:p>
            <text:p>OC: 5002645237_x000D_</text:p>
            <text:p>EA: 1010267612</text:p>
          </table:table-cell>
          <table:table-cell office:value-type="string" table:style-name="ce176">
            <text:p>FAC 001-001-000000507</text:p>
          </table:table-cell>
          <table:table-cell office:value-type="string" table:style-name="ce176">
            <text:p>04032020010992333618001200100100000050710161761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4</text:p>
          </table:table-cell>
          <table:table-cell table:style-name="ce176"/>
          <table:table-cell office:value-type="float" office:value="106374.13" table:style-name="ce176">
            <text:p>106374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374.13" table:style-name="ce176">
            <text:p>106374,13</text:p>
          </table:table-cell>
          <table:table-cell office:value-type="float" office:value="12764.9" table:style-name="ce176">
            <text:p>12764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139.03" table:style-name="ce176">
            <text:p>119139,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float" office:value="0" table:style-name="ce176">
            <text:p>0</text:p>
          </table:table-cell>
          <table:table-cell office:value-type="float" office:value="8935.43" table:style-name="ce176">
            <text:p>8935,43</text:p>
          </table:table-cell>
          <table:table-cell office:value-type="string" table:style-name="ce176">
            <text:p>06/03/2020</text:p>
          </table:table-cell>
          <table:table-cell office:value-type="string" table:style-name="ce176">
            <text:p>014-005-000046543</text:p>
          </table:table-cell>
          <table:table-cell office:value-type="string" table:style-name="ce176">
            <text:p>0603202007099252674200120140050000465438617435212</text:p>
          </table:table-cell>
          <table:table-cell office:value-type="float" office:value="1063.74" table:style-name="ce176">
            <text:p>1063,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63.74" table:style-name="ce176">
            <text:p>1063,74</text:p>
          </table:table-cell>
          <table:table-cell office:value-type="float" office:value="9999.17" table:style-name="ce176">
            <text:p>9999,1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3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TEM ROBERTO NOBOA - PTO 201912000572</text:p>
          </table:table-cell>
          <table:table-cell office:value-type="string" table:style-name="ce176">
            <text:p>FAC 001-001-000000508</text:p>
          </table:table-cell>
          <table:table-cell office:value-type="string" table:style-name="ce176">
            <text:p>04032020010992333618001200100100000050810162138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5</text:p>
          </table:table-cell>
          <table:table-cell table:style-name="ce176"/>
          <table:table-cell office:value-type="float" office:value="179.2" table:style-name="ce176">
            <text:p>17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9.2" table:style-name="ce176">
            <text:p>179,2</text:p>
          </table:table-cell>
          <table:table-cell office:value-type="float" office:value="21.5" table:style-name="ce176">
            <text:p>21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0.7" table:style-name="ce176">
            <text:p>200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.05" table:style-name="ce176">
            <text:p>15,05</text:p>
          </table:table-cell>
          <table:table-cell office:value-type="float" office:value="0" table:style-name="ce176">
            <text:p>0</text:p>
          </table:table-cell>
          <table:table-cell office:value-type="float" office:value="15.05" table:style-name="ce176">
            <text:p>15,05</text:p>
          </table:table-cell>
          <table:table-cell office:value-type="string" table:style-name="ce176">
            <text:p>10/03/2020</text:p>
          </table:table-cell>
          <table:table-cell office:value-type="string" table:style-name="ce176">
            <text:p>001-020-000040638</text:p>
          </table:table-cell>
          <table:table-cell office:value-type="string" table:style-name="ce176">
            <text:p>1003202007099004945900120010200000406386445948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8" table:style-name="ce176">
            <text:p>3,5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8" table:style-name="ce176">
            <text:p>3,58</text:p>
          </table:table-cell>
          <table:table-cell office:value-type="float" office:value="18.63" table:style-name="ce176">
            <text:p>18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CAJAS ANGELINO - PTO 202002000657</text:p>
          </table:table-cell>
          <table:table-cell office:value-type="string" table:style-name="ce176">
            <text:p>FAC 001-001-000000509</text:p>
          </table:table-cell>
          <table:table-cell office:value-type="string" table:style-name="ce176">
            <text:p>09032020010992333618001200100100000050910221282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6</text:p>
          </table:table-cell>
          <table:table-cell table:style-name="ce176"/>
          <table:table-cell office:value-type="float" office:value="203.5" table:style-name="ce176">
            <text:p>203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3.5" table:style-name="ce176">
            <text:p>203,5</text:p>
          </table:table-cell>
          <table:table-cell office:value-type="float" office:value="24.42" table:style-name="ce176">
            <text:p>24,4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27.92" table:style-name="ce176">
            <text:p>227,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.09" table:style-name="ce176">
            <text:p>17,09</text:p>
          </table:table-cell>
          <table:table-cell office:value-type="float" office:value="0" table:style-name="ce176">
            <text:p>0</text:p>
          </table:table-cell>
          <table:table-cell office:value-type="float" office:value="17.09" table:style-name="ce176">
            <text:p>17,09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40-000042243</text:p>
          </table:table-cell>
          <table:table-cell office:value-type="string" table:style-name="ce176">
            <text:p>0903202007099104780800120010400000422432007000115</text:p>
          </table:table-cell>
          <table:table-cell office:value-type="float" office:value="1.85" table:style-name="ce176">
            <text:p>1,8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37" table:style-name="ce176">
            <text:p>0,37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2200000000000002" table:style-name="ce176">
            <text:p>2,22</text:p>
          </table:table-cell>
          <table:table-cell office:value-type="float" office:value="19.309999999999999" table:style-name="ce176">
            <text:p>19,3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FLOORGRAPHIC CHIKY PLACE <text:s/>- PTO 202003000671</text:p>
          </table:table-cell>
          <table:table-cell office:value-type="string" table:style-name="ce176">
            <text:p>FAC 001-001-000000510</text:p>
          </table:table-cell>
          <table:table-cell office:value-type="string" table:style-name="ce176">
            <text:p>09032020010992333618001200100100000051010228520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7</text:p>
          </table:table-cell>
          <table:table-cell table:style-name="ce176"/>
          <table:table-cell office:value-type="float" office:value="215.93" table:style-name="ce176">
            <text:p>215,9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5.93" table:style-name="ce176">
            <text:p>215,93</text:p>
          </table:table-cell>
          <table:table-cell office:value-type="float" office:value="25.91" table:style-name="ce176">
            <text:p>25,9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1.84" table:style-name="ce176">
            <text:p>241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14" table:style-name="ce176">
            <text:p>18,14</text:p>
          </table:table-cell>
          <table:table-cell office:value-type="float" office:value="0" table:style-name="ce176">
            <text:p>0</text:p>
          </table:table-cell>
          <table:table-cell office:value-type="float" office:value="18.14" table:style-name="ce176">
            <text:p>18,14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50-000348307</text:p>
          </table:table-cell>
          <table:table-cell office:value-type="string" table:style-name="ce176">
            <text:p>160320200713900129490012001050000348307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2" table:style-name="ce176">
            <text:p>4,3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2" table:style-name="ce176">
            <text:p>4,32</text:p>
          </table:table-cell>
          <table:table-cell office:value-type="float" office:value="22.46" table:style-name="ce176">
            <text:p>22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ÍA DE LA MUJER SOLCA PERLA SUAVIZANTE - PTO 202003000670</text:p>
          </table:table-cell>
          <table:table-cell office:value-type="string" table:style-name="ce176">
            <text:p>FAC 001-001-000000511</text:p>
          </table:table-cell>
          <table:table-cell office:value-type="string" table:style-name="ce176">
            <text:p>09032020010992333618001200100100000051110228533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8</text:p>
          </table:table-cell>
          <table:table-cell table:style-name="ce176"/>
          <table:table-cell office:value-type="float" office:value="575.85" table:style-name="ce176">
            <text:p>575,8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5.85" table:style-name="ce176">
            <text:p>575,85</text:p>
          </table:table-cell>
          <table:table-cell office:value-type="float" office:value="69.099999999999994" table:style-name="ce176">
            <text:p>69,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4.95000000000005" table:style-name="ce176">
            <text:p>644,9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37" table:style-name="ce176">
            <text:p>48,37</text:p>
          </table:table-cell>
          <table:table-cell office:value-type="float" office:value="0" table:style-name="ce176">
            <text:p>0</text:p>
          </table:table-cell>
          <table:table-cell office:value-type="float" office:value="48.37" table:style-name="ce176">
            <text:p>48,37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50-000348305</text:p>
          </table:table-cell>
          <table:table-cell office:value-type="string" table:style-name="ce176">
            <text:p>160320200713900129490012001050000348305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52" table:style-name="ce176">
            <text:p>11,5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52" table:style-name="ce176">
            <text:p>11,52</text:p>
          </table:table-cell>
          <table:table-cell office:value-type="float" office:value="59.89" table:style-name="ce176">
            <text:p>59,8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NIMACION TALLER NIÑAS - PTO 202003000661</text:p>
          </table:table-cell>
          <table:table-cell office:value-type="string" table:style-name="ce176">
            <text:p>FAC 001-001-000000512</text:p>
          </table:table-cell>
          <table:table-cell office:value-type="string" table:style-name="ce176">
            <text:p>0903202001099233361800120010010000005121022855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09</text:p>
          </table:table-cell>
          <table:table-cell table:style-name="ce176"/>
          <table:table-cell office:value-type="float" office:value="1471.25" table:style-name="ce176">
            <text:p>1471,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71.25" table:style-name="ce176">
            <text:p>1471,25</text:p>
          </table:table-cell>
          <table:table-cell office:value-type="float" office:value="176.55" table:style-name="ce176">
            <text:p>176,5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47.8" table:style-name="ce176">
            <text:p>1647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3.58" table:style-name="ce176">
            <text:p>123,58</text:p>
          </table:table-cell>
          <table:table-cell office:value-type="float" office:value="0" table:style-name="ce176">
            <text:p>0</text:p>
          </table:table-cell>
          <table:table-cell office:value-type="float" office:value="123.58" table:style-name="ce176">
            <text:p>123,58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40-000042244</text:p>
          </table:table-cell>
          <table:table-cell office:value-type="string" table:style-name="ce176">
            <text:p>0903202007099104780800120010400000422442007000110</text:p>
          </table:table-cell>
          <table:table-cell office:value-type="float" office:value="13.38" table:style-name="ce176">
            <text:p>13,3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68" table:style-name="ce176">
            <text:p>2,68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.059999999999999" table:style-name="ce176">
            <text:p>16,06</text:p>
          </table:table-cell>
          <table:table-cell office:value-type="float" office:value="139.63999999999999" table:style-name="ce176">
            <text:p>139,6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VENTO COMUNA SAN MARCOS <text:s/>- PTO 202002000652</text:p>
          </table:table-cell>
          <table:table-cell office:value-type="string" table:style-name="ce176">
            <text:p>FAC 001-001-000000513</text:p>
          </table:table-cell>
          <table:table-cell office:value-type="string" table:style-name="ce176">
            <text:p>0903202001099233361800120010010000005131022856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0</text:p>
          </table:table-cell>
          <table:table-cell table:style-name="ce176"/>
          <table:table-cell office:value-type="float" office:value="12389.8" table:style-name="ce176">
            <text:p>12389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389.8" table:style-name="ce176">
            <text:p>12389,8</text:p>
          </table:table-cell>
          <table:table-cell office:value-type="float" office:value="1486.78" table:style-name="ce176">
            <text:p>1486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876.58" table:style-name="ce176">
            <text:p>13876,5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40.75" table:style-name="ce176">
            <text:p>1040,75</text:p>
          </table:table-cell>
          <table:table-cell office:value-type="float" office:value="0" table:style-name="ce176">
            <text:p>0</text:p>
          </table:table-cell>
          <table:table-cell office:value-type="float" office:value="1040.75" table:style-name="ce176">
            <text:p>1040,75</text:p>
          </table:table-cell>
          <table:table-cell office:value-type="string" table:style-name="ce176">
            <text:p>09/03/2020</text:p>
          </table:table-cell>
          <table:table-cell office:value-type="string" table:style-name="ce176">
            <text:p>001-040-000042245</text:p>
          </table:table-cell>
          <table:table-cell office:value-type="string" table:style-name="ce176">
            <text:p>0903202007099104780800120010400000422452007000116</text:p>
          </table:table-cell>
          <table:table-cell office:value-type="float" office:value="112.63" table:style-name="ce176">
            <text:p>112,63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53" table:style-name="ce176">
            <text:p>22,53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5.16" table:style-name="ce176">
            <text:p>135,16</text:p>
          </table:table-cell>
          <table:table-cell office:value-type="float" office:value="1175.9100000000001" table:style-name="ce176">
            <text:p>1175,9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fundas y plegable Perla <text:s/>- PTO 202002000651</text:p>
          </table:table-cell>
          <table:table-cell office:value-type="string" table:style-name="ce176">
            <text:p>FAC 001-001-000000514</text:p>
          </table:table-cell>
          <table:table-cell office:value-type="string" table:style-name="ce176">
            <text:p>09032020010992333618001200100100000051410228574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1</text:p>
          </table:table-cell>
          <table:table-cell table:style-name="ce176"/>
          <table:table-cell office:value-type="float" office:value="3595.9" table:style-name="ce176">
            <text:p>3595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95.9" table:style-name="ce176">
            <text:p>3595,9</text:p>
          </table:table-cell>
          <table:table-cell office:value-type="float" office:value="431.51" table:style-name="ce176">
            <text:p>431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27.41" table:style-name="ce176">
            <text:p>4027,4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2.06" table:style-name="ce176">
            <text:p>302,06</text:p>
          </table:table-cell>
          <table:table-cell office:value-type="float" office:value="0" table:style-name="ce176">
            <text:p>0</text:p>
          </table:table-cell>
          <table:table-cell office:value-type="float" office:value="302.06" table:style-name="ce176">
            <text:p>302,06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50-000348306</text:p>
          </table:table-cell>
          <table:table-cell office:value-type="string" table:style-name="ce176">
            <text:p>160320200713900129490012001050000348306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92" table:style-name="ce176">
            <text:p>71,9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92" table:style-name="ce176">
            <text:p>71,92</text:p>
          </table:table-cell>
          <table:table-cell office:value-type="float" office:value="373.98" table:style-name="ce176">
            <text:p>373,9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3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LQUILER BODEGAS ANUAL <text:s/>- PTO 202003000663</text:p>
          </table:table-cell>
          <table:table-cell office:value-type="string" table:style-name="ce176">
            <text:p>FAC 001-001-000000515</text:p>
          </table:table-cell>
          <table:table-cell office:value-type="string" table:style-name="ce176">
            <text:p>1003202001099233361800120010010000005151023617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2</text:p>
          </table:table-cell>
          <table:table-cell table:style-name="ce176"/>
          <table:table-cell office:value-type="float" office:value="18782.400000000001" table:style-name="ce176">
            <text:p>18782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782.400000000001" table:style-name="ce176">
            <text:p>18782,4</text:p>
          </table:table-cell>
          <table:table-cell office:value-type="float" office:value="2253.89" table:style-name="ce176">
            <text:p>2253,8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036.29" table:style-name="ce176">
            <text:p>21036,2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2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3000667; PTO 202003000664; PTO 202003000660; PTO 202002000639; PTO 202001000597; PTO 201912000581</text:p>
          </table:table-cell>
          <table:table-cell office:value-type="string" table:style-name="ce176">
            <text:p>FAC 001-001-000000516</text:p>
          </table:table-cell>
          <table:table-cell office:value-type="string" table:style-name="ce176">
            <text:p>1203202001099233361800120010010000005161026296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3</text:p>
          </table:table-cell>
          <table:table-cell table:style-name="ce176"/>
          <table:table-cell office:value-type="float" office:value="2269" table:style-name="ce176">
            <text:p>226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69" table:style-name="ce176">
            <text:p>2269</text:p>
          </table:table-cell>
          <table:table-cell office:value-type="float" office:value="272.27999999999997" table:style-name="ce176">
            <text:p>272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41.2800000000002" table:style-name="ce176">
            <text:p>2541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0.6" table:style-name="ce176">
            <text:p>190,6</text:p>
          </table:table-cell>
          <table:table-cell office:value-type="float" office:value="0" table:style-name="ce176">
            <text:p>0</text:p>
          </table:table-cell>
          <table:table-cell office:value-type="float" office:value="190.6" table:style-name="ce176">
            <text:p>190,6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376</text:p>
          </table:table-cell>
          <table:table-cell office:value-type="string" table:style-name="ce176">
            <text:p>3003202007179132159600120010040000023760000237611</text:p>
          </table:table-cell>
          <table:table-cell office:value-type="float" office:value="22.69" table:style-name="ce176">
            <text:p>22,69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69" table:style-name="ce176">
            <text:p>22,69</text:p>
          </table:table-cell>
          <table:table-cell office:value-type="float" office:value="213.29" table:style-name="ce176">
            <text:p>213,2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SALA DE ESTIMULACIÓN LA ALBORADA - PTO 202003000680</text:p>
          </table:table-cell>
          <table:table-cell office:value-type="string" table:style-name="ce176">
            <text:p>FAC 001-001-000000517</text:p>
          </table:table-cell>
          <table:table-cell office:value-type="string" table:style-name="ce176">
            <text:p>16032020010992333618001200100100000051710307556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4</text:p>
          </table:table-cell>
          <table:table-cell table:style-name="ce176"/>
          <table:table-cell office:value-type="float" office:value="1209.73" table:style-name="ce176">
            <text:p>1209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09.73" table:style-name="ce176">
            <text:p>1209,73</text:p>
          </table:table-cell>
          <table:table-cell office:value-type="float" office:value="145.16999999999999" table:style-name="ce176">
            <text:p>145,1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54.9" table:style-name="ce176">
            <text:p>1354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1.62" table:style-name="ce176">
            <text:p>101,62</text:p>
          </table:table-cell>
          <table:table-cell office:value-type="float" office:value="0" table:style-name="ce176">
            <text:p>0</text:p>
          </table:table-cell>
          <table:table-cell office:value-type="float" office:value="101.62" table:style-name="ce176">
            <text:p>101,62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8</text:p>
          </table:table-cell>
          <table:table-cell office:value-type="string" table:style-name="ce176">
            <text:p>1603202007099104780800120010400000424082007000111</text:p>
          </table:table-cell>
          <table:table-cell office:value-type="float" office:value="11" table:style-name="ce176">
            <text:p>1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2000000000000002" table:style-name="ce176">
            <text:p>2,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2" table:style-name="ce176">
            <text:p>13,2</text:p>
          </table:table-cell>
          <table:table-cell office:value-type="float" office:value="114.82" table:style-name="ce176">
            <text:p>114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ROLL UP NAPPIS <text:s/>- PTO 202003000679</text:p>
          </table:table-cell>
          <table:table-cell office:value-type="string" table:style-name="ce176">
            <text:p>FAC 001-001-000000518</text:p>
          </table:table-cell>
          <table:table-cell office:value-type="string" table:style-name="ce176">
            <text:p>16032020010992333618001200100100000051810307566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5</text:p>
          </table:table-cell>
          <table:table-cell table:style-name="ce176"/>
          <table:table-cell office:value-type="float" office:value="283.8" table:style-name="ce176">
            <text:p>283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3.8" table:style-name="ce176">
            <text:p>283,8</text:p>
          </table:table-cell>
          <table:table-cell office:value-type="float" office:value="34.06" table:style-name="ce176">
            <text:p>34,0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7.86" table:style-name="ce176">
            <text:p>317,8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.84" table:style-name="ce176">
            <text:p>23,84</text:p>
          </table:table-cell>
          <table:table-cell office:value-type="float" office:value="0" table:style-name="ce176">
            <text:p>0</text:p>
          </table:table-cell>
          <table:table-cell office:value-type="float" office:value="23.84" table:style-name="ce176">
            <text:p>23,84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7</text:p>
          </table:table-cell>
          <table:table-cell office:value-type="string" table:style-name="ce176">
            <text:p>1603202007099104780800120010400000424072007000116</text:p>
          </table:table-cell>
          <table:table-cell office:value-type="float" office:value="2.58" table:style-name="ce176">
            <text:p>2,5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52" table:style-name="ce176">
            <text:p>0,5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1" table:style-name="ce176">
            <text:p>3,1</text:p>
          </table:table-cell>
          <table:table-cell office:value-type="float" office:value="26.94" table:style-name="ce176">
            <text:p>26,9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lementos actividades TOUR Y CC - PTO 202003000675</text:p>
          </table:table-cell>
          <table:table-cell office:value-type="string" table:style-name="ce176">
            <text:p>FAC 001-001-000000519</text:p>
          </table:table-cell>
          <table:table-cell office:value-type="string" table:style-name="ce176">
            <text:p>1603202001099233361800120010010000005191030759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6</text:p>
          </table:table-cell>
          <table:table-cell table:style-name="ce176"/>
          <table:table-cell office:value-type="float" office:value="9537" table:style-name="ce176">
            <text:p>953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537" table:style-name="ce176">
            <text:p>9537</text:p>
          </table:table-cell>
          <table:table-cell office:value-type="float" office:value="1144.44" table:style-name="ce176">
            <text:p>1144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681.44" table:style-name="ce176">
            <text:p>10681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01.11" table:style-name="ce176">
            <text:p>801,11</text:p>
          </table:table-cell>
          <table:table-cell office:value-type="float" office:value="0" table:style-name="ce176">
            <text:p>0</text:p>
          </table:table-cell>
          <table:table-cell office:value-type="float" office:value="801.11" table:style-name="ce176">
            <text:p>801,11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6</text:p>
          </table:table-cell>
          <table:table-cell office:value-type="string" table:style-name="ce176">
            <text:p>1603202007099104780800120010400000424062007000110</text:p>
          </table:table-cell>
          <table:table-cell office:value-type="float" office:value="86.7" table:style-name="ce176">
            <text:p>86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34" table:style-name="ce176">
            <text:p>17,34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4.04" table:style-name="ce176">
            <text:p>104,04</text:p>
          </table:table-cell>
          <table:table-cell office:value-type="float" office:value="905.15" table:style-name="ce176">
            <text:p>905,1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LA GRAN CONEXIÓN PERLA BEBÉ - PTO 202003000673</text:p>
          </table:table-cell>
          <table:table-cell office:value-type="string" table:style-name="ce176">
            <text:p>FAC 001-001-000000520</text:p>
          </table:table-cell>
          <table:table-cell office:value-type="string" table:style-name="ce176">
            <text:p>16032020010992333618001200100100000052010307621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7</text:p>
          </table:table-cell>
          <table:table-cell table:style-name="ce176"/>
          <table:table-cell office:value-type="float" office:value="1479.5" table:style-name="ce176">
            <text:p>1479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79.5" table:style-name="ce176">
            <text:p>1479,5</text:p>
          </table:table-cell>
          <table:table-cell office:value-type="float" office:value="177.54" table:style-name="ce176">
            <text:p>177,5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57.04" table:style-name="ce176">
            <text:p>1657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4.28" table:style-name="ce176">
            <text:p>124,28</text:p>
          </table:table-cell>
          <table:table-cell office:value-type="float" office:value="0" table:style-name="ce176">
            <text:p>0</text:p>
          </table:table-cell>
          <table:table-cell office:value-type="float" office:value="124.28" table:style-name="ce176">
            <text:p>124,28</text:p>
          </table:table-cell>
          <table:table-cell office:value-type="string" table:style-name="ce176">
            <text:p>22/03/2020</text:p>
          </table:table-cell>
          <table:table-cell office:value-type="string" table:style-name="ce176">
            <text:p>001-050-000349282</text:p>
          </table:table-cell>
          <table:table-cell office:value-type="string" table:style-name="ce176">
            <text:p>220320200713900129490012001050000349282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59" table:style-name="ce176">
            <text:p>29,59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9.59" table:style-name="ce176">
            <text:p>29,59</text:p>
          </table:table-cell>
          <table:table-cell office:value-type="float" office:value="153.87" table:style-name="ce176">
            <text:p>153,8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BRANDEO NAPPIS CLÍNICA KENNEDY <text:s/>- PTO 202002000645</text:p>
          </table:table-cell>
          <table:table-cell office:value-type="string" table:style-name="ce176">
            <text:p>FAC 001-001-000000521</text:p>
          </table:table-cell>
          <table:table-cell office:value-type="string" table:style-name="ce176">
            <text:p>16032020010992333618001200100100000052110307631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8</text:p>
          </table:table-cell>
          <table:table-cell table:style-name="ce176"/>
          <table:table-cell office:value-type="float" office:value="2307.8000000000002" table:style-name="ce176">
            <text:p>2307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07.8000000000002" table:style-name="ce176">
            <text:p>2307,8</text:p>
          </table:table-cell>
          <table:table-cell office:value-type="float" office:value="276.94" table:style-name="ce176">
            <text:p>276,9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84.7399999999998" table:style-name="ce176">
            <text:p>2584,7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3.86" table:style-name="ce176">
            <text:p>193,86</text:p>
          </table:table-cell>
          <table:table-cell office:value-type="float" office:value="0" table:style-name="ce176">
            <text:p>0</text:p>
          </table:table-cell>
          <table:table-cell office:value-type="float" office:value="193.86" table:style-name="ce176">
            <text:p>193,86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05</text:p>
          </table:table-cell>
          <table:table-cell office:value-type="string" table:style-name="ce176">
            <text:p>1603202007099104780800120010400000424052007000115</text:p>
          </table:table-cell>
          <table:table-cell office:value-type="float" office:value="20.98" table:style-name="ce176">
            <text:p>20,9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2" table:style-name="ce176">
            <text:p>4,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18" table:style-name="ce176">
            <text:p>25,18</text:p>
          </table:table-cell>
          <table:table-cell office:value-type="float" office:value="219.04" table:style-name="ce176">
            <text:p>219,0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3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ctivación campaña padres 1 - PTO 202001000611</text:p>
          </table:table-cell>
          <table:table-cell office:value-type="string" table:style-name="ce176">
            <text:p>FAC 001-001-000000522</text:p>
          </table:table-cell>
          <table:table-cell office:value-type="string" table:style-name="ce176">
            <text:p>16032020010992333618001200100100000052210307644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9</text:p>
          </table:table-cell>
          <table:table-cell table:style-name="ce176"/>
          <table:table-cell office:value-type="float" office:value="7205" table:style-name="ce176">
            <text:p>720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05" table:style-name="ce176">
            <text:p>7205</text:p>
          </table:table-cell>
          <table:table-cell office:value-type="float" office:value="864.6" table:style-name="ce176">
            <text:p>864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069.6" table:style-name="ce176">
            <text:p>8069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5.22" table:style-name="ce176">
            <text:p>605,22</text:p>
          </table:table-cell>
          <table:table-cell office:value-type="float" office:value="0" table:style-name="ce176">
            <text:p>0</text:p>
          </table:table-cell>
          <table:table-cell office:value-type="float" office:value="605.22" table:style-name="ce176">
            <text:p>605,22</text:p>
          </table:table-cell>
          <table:table-cell office:value-type="string" table:style-name="ce176">
            <text:p>16/03/2020</text:p>
          </table:table-cell>
          <table:table-cell office:value-type="string" table:style-name="ce176">
            <text:p>001-040-000042411</text:p>
          </table:table-cell>
          <table:table-cell office:value-type="string" table:style-name="ce176">
            <text:p>1603202007099104780800120010400000424112007000118</text:p>
          </table:table-cell>
          <table:table-cell office:value-type="float" office:value="65.5" table:style-name="ce176">
            <text:p>65,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1" table:style-name="ce176">
            <text:p>13,1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8.599999999999994" table:style-name="ce176">
            <text:p>78,6</text:p>
          </table:table-cell>
          <table:table-cell office:value-type="float" office:value="683.82" table:style-name="ce176">
            <text:p>683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DICIONALES FIESTA DE TODOS 2020 - PTO 202002000650_x000D_</text:p>
            <text:p>OC 5002648746_x000D_</text:p>
            <text:p>EA 1010291865</text:p>
          </table:table-cell>
          <table:table-cell office:value-type="string" table:style-name="ce176">
            <text:p>FAC 001-001-000000523</text:p>
          </table:table-cell>
          <table:table-cell office:value-type="string" table:style-name="ce176">
            <text:p>17032020010992333618001200100100000052310316407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0</text:p>
          </table:table-cell>
          <table:table-cell table:style-name="ce176"/>
          <table:table-cell office:value-type="float" office:value="38642.339999999997" table:style-name="ce176">
            <text:p>38642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642.339999999997" table:style-name="ce176">
            <text:p>38642,34</text:p>
          </table:table-cell>
          <table:table-cell office:value-type="float" office:value="4637.08" table:style-name="ce176">
            <text:p>4637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3279.42" table:style-name="ce176">
            <text:p>43279,4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45.96" table:style-name="ce176">
            <text:p>3245,96</text:p>
          </table:table-cell>
          <table:table-cell office:value-type="float" office:value="0" table:style-name="ce176">
            <text:p>0</text:p>
          </table:table-cell>
          <table:table-cell office:value-type="float" office:value="3245.96" table:style-name="ce176">
            <text:p>3245,96</text:p>
          </table:table-cell>
          <table:table-cell office:value-type="string" table:style-name="ce176">
            <text:p>18/03/2020</text:p>
          </table:table-cell>
          <table:table-cell office:value-type="string" table:style-name="ce176">
            <text:p>014-005-000046174</text:p>
          </table:table-cell>
          <table:table-cell office:value-type="string" table:style-name="ce176">
            <text:p>1803202007099252674200120140050000461748724653114</text:p>
          </table:table-cell>
          <table:table-cell office:value-type="float" office:value="386.42" table:style-name="ce176">
            <text:p>386,4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6.42" table:style-name="ce176">
            <text:p>386,42</text:p>
          </table:table-cell>
          <table:table-cell office:value-type="float" office:value="3632.38" table:style-name="ce176">
            <text:p>3632,3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3000676; PTO 202003000662</text:p>
          </table:table-cell>
          <table:table-cell office:value-type="string" table:style-name="ce176">
            <text:p>FAC 001-001-000000524</text:p>
          </table:table-cell>
          <table:table-cell office:value-type="string" table:style-name="ce176">
            <text:p>1703202001099233361800120010010000005241031872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1</text:p>
          </table:table-cell>
          <table:table-cell table:style-name="ce176"/>
          <table:table-cell office:value-type="float" office:value="1220" table:style-name="ce176">
            <text:p>122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20" table:style-name="ce176">
            <text:p>1220</text:p>
          </table:table-cell>
          <table:table-cell office:value-type="float" office:value="146.4" table:style-name="ce176">
            <text:p>146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66.4" table:style-name="ce176">
            <text:p>136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.48" table:style-name="ce176">
            <text:p>102,48</text:p>
          </table:table-cell>
          <table:table-cell office:value-type="float" office:value="0" table:style-name="ce176">
            <text:p>0</text:p>
          </table:table-cell>
          <table:table-cell office:value-type="float" office:value="102.48" table:style-name="ce176">
            <text:p>102,48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377</text:p>
          </table:table-cell>
          <table:table-cell office:value-type="string" table:style-name="ce176">
            <text:p>3003202007179132159600120010040000023770000237714</text:p>
          </table:table-cell>
          <table:table-cell office:value-type="float" office:value="12.2" table:style-name="ce176">
            <text:p>12,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" table:style-name="ce176">
            <text:p>12,2</text:p>
          </table:table-cell>
          <table:table-cell office:value-type="float" office:value="114.68" table:style-name="ce176">
            <text:p>114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3000665; PTO 202003000658</text:p>
          </table:table-cell>
          <table:table-cell office:value-type="string" table:style-name="ce176">
            <text:p>FAC 001-001-000000525</text:p>
          </table:table-cell>
          <table:table-cell office:value-type="string" table:style-name="ce176">
            <text:p>1703202001099233361800120010010000005251031873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2</text:p>
          </table:table-cell>
          <table:table-cell table:style-name="ce176"/>
          <table:table-cell office:value-type="float" office:value="216.6" table:style-name="ce176">
            <text:p>216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6.6" table:style-name="ce176">
            <text:p>216,6</text:p>
          </table:table-cell>
          <table:table-cell office:value-type="float" office:value="25.99" table:style-name="ce176">
            <text:p>25,9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2.59" table:style-name="ce176">
            <text:p>242,5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190000000000001" table:style-name="ce176">
            <text:p>18,19</text:p>
          </table:table-cell>
          <table:table-cell office:value-type="float" office:value="0" table:style-name="ce176">
            <text:p>0</text:p>
          </table:table-cell>
          <table:table-cell office:value-type="float" office:value="18.190000000000001" table:style-name="ce176">
            <text:p>18,19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140</text:p>
          </table:table-cell>
          <table:table-cell office:value-type="string" table:style-name="ce176">
            <text:p>3003202007179132159600120010040000021400000214014</text:p>
          </table:table-cell>
          <table:table-cell office:value-type="float" office:value="2.0099999999999998" table:style-name="ce176">
            <text:p>2,0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32" table:style-name="ce176">
            <text:p>0,32</text:p>
          </table:table-cell>
          <table:table-cell office:value-type="string" table:style-name="ce176">
            <text:p>34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33" table:style-name="ce176">
            <text:p>2,33</text:p>
          </table:table-cell>
          <table:table-cell office:value-type="float" office:value="20.52" table:style-name="ce176">
            <text:p>20,5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3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RTES EMPRENDEDORES COMUNITARIOS - PTO 202003000672</text:p>
          </table:table-cell>
          <table:table-cell office:value-type="string" table:style-name="ce176">
            <text:p>FAC 001-001-000000526</text:p>
          </table:table-cell>
          <table:table-cell office:value-type="string" table:style-name="ce176">
            <text:p>17032020010992333618001200100100000052610319435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23</text:p>
          </table:table-cell>
          <table:table-cell table:style-name="ce176"/>
          <table:table-cell office:value-type="float" office:value="268" table:style-name="ce176">
            <text:p>2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8" table:style-name="ce176">
            <text:p>268</text:p>
          </table:table-cell>
          <table:table-cell office:value-type="float" office:value="32.159999999999997" table:style-name="ce176">
            <text:p>32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0.16000000000003" table:style-name="ce176">
            <text:p>300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51" table:style-name="ce176">
            <text:p>22,51</text:p>
          </table:table-cell>
          <table:table-cell office:value-type="float" office:value="0" table:style-name="ce176">
            <text:p>0</text:p>
          </table:table-cell>
          <table:table-cell office:value-type="float" office:value="22.51" table:style-name="ce176">
            <text:p>22,51</text:p>
          </table:table-cell>
          <table:table-cell office:value-type="string" table:style-name="ce176">
            <text:p>30/03/2020</text:p>
          </table:table-cell>
          <table:table-cell office:value-type="string" table:style-name="ce176">
            <text:p>001-004-000002375</text:p>
          </table:table-cell>
          <table:table-cell office:value-type="string" table:style-name="ce176">
            <text:p>3003202007179132159600120010040000023750000237519</text:p>
          </table:table-cell>
          <table:table-cell office:value-type="float" office:value="2.68" table:style-name="ce176">
            <text:p>2,6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68" table:style-name="ce176">
            <text:p>2,68</text:p>
          </table:table-cell>
          <table:table-cell office:value-type="float" office:value="25.19" table:style-name="ce176">
            <text:p>25,19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209959.25" table:formula="of:=SUM([.M2:.M27])" table:style-name="ce1">
            <text:p>209959,25</text:p>
          </table:table-cell>
          <table:table-cell office:value-type="float" office:value="25195.129999999997" table:formula="of:=SUM([.N2:.N27])" table:style-name="ce1">
            <text:p>25195,13</text:p>
          </table:table-cell>
          <table:table-cell table:number-columns-repeated="2" table:style-name="ce1"/>
          <table:table-cell office:value-type="float" office:value="235154.37999999998" table:formula="of:=SUM([.Q2:.Q27])" table:style-name="ce1">
            <text:p>235154,38</text:p>
          </table:table-cell>
          <table:table-cell table:number-columns-repeated="6" table:style-name="ce1"/>
          <table:table-cell office:value-type="float" office:value="17134.14" table:formula="of:=SUM([.X2:.X27])" table:style-name="ce1">
            <text:p>17134,14</text:p>
          </table:table-cell>
          <table:table-cell table:number-columns-repeated="19" table:style-name="ce1"/>
          <table:table-cell office:value-type="float" office:value="2271.1299999999992" table:formula="of:=SUM([.AR2:.AR27])" table:style-name="ce1">
            <text:p>2271,13</text:p>
          </table:table-cell>
          <table:table-cell office:value-type="float" office:value="19405.269999999997" table:formula="of:=SUM([.AS2:.AS27])" table:style-name="ce1">
            <text:p>19405,27</text:p>
          </table:table-cell>
          <table:table-cell table:number-columns-repeated="16339"/>
        </table:table-row>
        <table:table-row table:number-rows-repeated="1048548" table:style-name="ro2">
          <table:table-cell table:number-columns-repeated="16384"/>
        </table:table-row>
      </table:table>
      <table:table table:name="0420" table:style-name="ta1">
        <table:table-column table:style-name="co8" table:number-columns-repeated="9" table:default-cell-style-name="ce1"/>
        <table:table-column table:style-name="co8" table:number-columns-repeated="3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number-columns-spanned="45" table:number-rows-spanned="1" table:style-name="ce178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03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LQUILER BODEGAS ANUAL <text:s/>- PTO 202003000663</text:p>
          </table:table-cell>
          <table:table-cell office:value-type="string" table:style-name="ce176">
            <text:p>FAC 001-001-000000515</text:p>
          </table:table-cell>
          <table:table-cell office:value-type="string" table:style-name="ce176">
            <text:p>1003202001099233361800120010010000005151023617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300001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77.72" table:style-name="ce176">
            <text:p>1577,72</text:p>
          </table:table-cell>
          <table:table-cell office:value-type="float" office:value="0" table:style-name="ce176">
            <text:p>0</text:p>
          </table:table-cell>
          <table:table-cell office:value-type="float" office:value="1577.72" table:style-name="ce176">
            <text:p>1577,72</text:p>
          </table:table-cell>
          <table:table-cell office:value-type="string" table:style-name="ce176">
            <text:p>17/04/2020</text:p>
          </table:table-cell>
          <table:table-cell office:value-type="string" table:style-name="ce176">
            <text:p>001-020-000044458</text:p>
          </table:table-cell>
          <table:table-cell office:value-type="string" table:style-name="ce176">
            <text:p>17042020070990049459001200102000004445824831280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6.52" table:style-name="ce176">
            <text:p>516,5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6.52" table:style-name="ce176">
            <text:p>516,52</text:p>
          </table:table-cell>
          <table:table-cell office:value-type="float" office:value="2094.2399999999998" table:style-name="ce176">
            <text:p>2094,2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4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IDENTIFICADORES PINGUINO <text:s/>- PTO 202003000674</text:p>
          </table:table-cell>
          <table:table-cell office:value-type="string" table:style-name="ce176">
            <text:p>FAC 001-001-000000527</text:p>
          </table:table-cell>
          <table:table-cell office:value-type="string" table:style-name="ce176">
            <text:p>0604202001099233361800120010010000005271037490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1</text:p>
          </table:table-cell>
          <table:table-cell table:style-name="ce176"/>
          <table:table-cell office:value-type="float" office:value="724" table:style-name="ce176">
            <text:p>7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4" table:style-name="ce176">
            <text:p>724</text:p>
          </table:table-cell>
          <table:table-cell office:value-type="float" office:value="86.88" table:style-name="ce176">
            <text:p>86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10.88" table:style-name="ce176">
            <text:p>810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8/04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NVENCIÓN 2020 Y TABLA DE SURF - PTO 202002000627_x000D_</text:p>
            <text:p>OC: 5002651138_x000D_</text:p>
            <text:p>EA: 1010311397</text:p>
          </table:table-cell>
          <table:table-cell office:value-type="string" table:style-name="ce176">
            <text:p>FAC 001-001-000000528</text:p>
          </table:table-cell>
          <table:table-cell office:value-type="string" table:style-name="ce176">
            <text:p>08042020010992333618001200100100000052810381994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2</text:p>
          </table:table-cell>
          <table:table-cell table:style-name="ce176"/>
          <table:table-cell office:value-type="float" office:value="3256" table:style-name="ce176">
            <text:p>32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56" table:style-name="ce176">
            <text:p>3256</text:p>
          </table:table-cell>
          <table:table-cell office:value-type="float" office:value="390.72" table:style-name="ce176">
            <text:p>390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646.72" table:style-name="ce176">
            <text:p>3646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3.5" table:style-name="ce176">
            <text:p>273,5</text:p>
          </table:table-cell>
          <table:table-cell office:value-type="float" office:value="0" table:style-name="ce176">
            <text:p>0</text:p>
          </table:table-cell>
          <table:table-cell office:value-type="float" office:value="273.5" table:style-name="ce176">
            <text:p>273,5</text:p>
          </table:table-cell>
          <table:table-cell office:value-type="string" table:style-name="ce176">
            <text:p>09/04/2020</text:p>
          </table:table-cell>
          <table:table-cell office:value-type="string" table:style-name="ce176">
            <text:p>014-005-000047217</text:p>
          </table:table-cell>
          <table:table-cell office:value-type="string" table:style-name="ce176">
            <text:p>09042020070992526742001201400500004721787312645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6.98" table:style-name="ce176">
            <text:p>56,9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6.98" table:style-name="ce176">
            <text:p>56,98</text:p>
          </table:table-cell>
          <table:table-cell office:value-type="float" office:value="330.48" table:style-name="ce176">
            <text:p>330,4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4/2020</text:p>
          </table:table-cell>
          <table:table-cell office:value-type="string" table:style-name="ce176">
            <text:p>0992565152001</text:p>
          </table:table-cell>
          <table:table-cell office:value-type="string" table:style-name="ce176">
            <text:p>LEVEL PRINT S.A.</text:p>
          </table:table-cell>
          <table:table-cell office:value-type="string" table:style-name="ce176">
            <text:p>SG. FC. # 7496</text:p>
          </table:table-cell>
          <table:table-cell office:value-type="string" table:style-name="ce176">
            <text:p>FAC 001-001-000000530</text:p>
          </table:table-cell>
          <table:table-cell office:value-type="string" table:style-name="ce176">
            <text:p>1304202001099233361800120010010000005301039300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3</text:p>
          </table:table-cell>
          <table:table-cell table:style-name="ce176"/>
          <table:table-cell office:value-type="float" office:value="133.35" table:style-name="ce176">
            <text:p>133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3.35" table:style-name="ce176">
            <text:p>133,35</text:p>
          </table:table-cell>
          <table:table-cell office:value-type="float" office:value="16" table:style-name="ce176">
            <text:p>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9.35" table:style-name="ce176">
            <text:p>149,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13/04/2020</text:p>
          </table:table-cell>
          <table:table-cell office:value-type="string" table:style-name="ce176">
            <text:p>001-001-000003810</text:p>
          </table:table-cell>
          <table:table-cell office:value-type="string" table:style-name="ce176">
            <text:p>112622764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67" table:style-name="ce176">
            <text:p>3,6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67" table:style-name="ce176">
            <text:p>3,67</text:p>
          </table:table-cell>
          <table:table-cell office:value-type="float" office:value="3.67" table:style-name="ce176">
            <text:p>3,6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4/2020</text:p>
          </table:table-cell>
          <table:table-cell office:value-type="string" table:style-name="ce176">
            <text:p>0992565152001</text:p>
          </table:table-cell>
          <table:table-cell office:value-type="string" table:style-name="ce176">
            <text:p>LEVEL PRINT S.A.</text:p>
          </table:table-cell>
          <table:table-cell office:value-type="string" table:style-name="ce176">
            <text:p>SG. FC # 7568 LEVEL PRINT S.A.</text:p>
          </table:table-cell>
          <table:table-cell office:value-type="string" table:style-name="ce176">
            <text:p>FAC 001-001-000000531</text:p>
          </table:table-cell>
          <table:table-cell office:value-type="string" table:style-name="ce176">
            <text:p>1304202001099233361800120010010000005311039303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4</text:p>
          </table:table-cell>
          <table:table-cell table:style-name="ce176"/>
          <table:table-cell office:value-type="float" office:value="28.5" table:style-name="ce176">
            <text:p>28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.5" table:style-name="ce176">
            <text:p>28,5</text:p>
          </table:table-cell>
          <table:table-cell office:value-type="float" office:value="3.42" table:style-name="ce176">
            <text:p>3,4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.92" table:style-name="ce176">
            <text:p>31,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13/04/2020</text:p>
          </table:table-cell>
          <table:table-cell office:value-type="string" table:style-name="ce176">
            <text:p>001-001-000003811</text:p>
          </table:table-cell>
          <table:table-cell office:value-type="string" table:style-name="ce176">
            <text:p>112622764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8" table:style-name="ce176">
            <text:p>0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78" table:style-name="ce176">
            <text:p>0,78</text:p>
          </table:table-cell>
          <table:table-cell office:value-type="float" office:value="0.78" table:style-name="ce176">
            <text:p>0,78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4141.8500000000004" table:style-name="ce177">
            <text:p>4141,85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4141.8500000000004" table:style-name="ce177">
            <text:p>4141,85</text:p>
          </table:table-cell>
          <table:table-cell office:value-type="float" office:value="497.02" table:style-name="ce177">
            <text:p>497,02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4638.87" table:style-name="ce177">
            <text:p>4638,87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1851.22" table:style-name="ce177">
            <text:p>1851,22</text:p>
          </table:table-cell>
          <table:table-cell office:value-type="float" office:value="0" table:style-name="ce177">
            <text:p>0</text:p>
          </table:table-cell>
          <table:table-cell office:value-type="float" office:value="1851.22" table:style-name="ce177">
            <text:p>1851,22</text:p>
          </table:table-cell>
          <table:table-cell table:number-columns-repeated="3"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56.98" table:style-name="ce177">
            <text:p>56,98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520.97" table:style-name="ce177">
            <text:p>520,97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0" table:style-name="ce177">
            <text:p>0</text:p>
          </table:table-cell>
          <table:table-cell table:style-name="ce177"/>
          <table:table-cell office:value-type="float" office:value="577.95000000000005" table:style-name="ce177">
            <text:p>577,95</text:p>
          </table:table-cell>
          <table:table-cell office:value-type="float" office:value="2429.17" table:style-name="ce177">
            <text:p>2429,17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520" table:style-name="ta1">
        <table:table-column table:style-name="co8" table:number-columns-repeated="9" table:default-cell-style-name="ce1"/>
        <table:table-column table:style-name="co8" table:number-columns-repeated="3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4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IDENTIFICADORES PINGUINO <text:s/>- PTO 202003000674</text:p>
          </table:table-cell>
          <table:table-cell office:value-type="string" table:style-name="ce176">
            <text:p>FAC 001-001-000000527</text:p>
          </table:table-cell>
          <table:table-cell office:value-type="string" table:style-name="ce176">
            <text:p>06042020010992333618001200100100000052710374908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4000001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.82" table:style-name="ce176">
            <text:p>60,82</text:p>
          </table:table-cell>
          <table:table-cell office:value-type="float" office:value="0" table:style-name="ce176">
            <text:p>0</text:p>
          </table:table-cell>
          <table:table-cell office:value-type="float" office:value="60.82" table:style-name="ce176">
            <text:p>60,82</text:p>
          </table:table-cell>
          <table:table-cell office:value-type="string" table:style-name="ce176">
            <text:p>20/05/2020</text:p>
          </table:table-cell>
          <table:table-cell office:value-type="string" table:style-name="ce176">
            <text:p>001-004-000003277</text:p>
          </table:table-cell>
          <table:table-cell office:value-type="string" table:style-name="ce176">
            <text:p>20052020071791321596001200100400000327700003277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91" table:style-name="ce176">
            <text:p>19,9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91" table:style-name="ce176">
            <text:p>19,91</text:p>
          </table:table-cell>
          <table:table-cell office:value-type="float" office:value="80.73" table:style-name="ce176">
            <text:p>80,7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USPICIO FUNDACION SER FELIZ <text:s/>- PTO 202004000695</text:p>
          </table:table-cell>
          <table:table-cell office:value-type="string" table:style-name="ce176">
            <text:p>FAC 001-001-000000532</text:p>
          </table:table-cell>
          <table:table-cell office:value-type="string" table:style-name="ce176">
            <text:p>04052020010992333618001200100100000053210490503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1</text:p>
          </table:table-cell>
          <table:table-cell table:style-name="ce176"/>
          <table:table-cell office:value-type="float" office:value="6875" table:style-name="ce176">
            <text:p>68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75" table:style-name="ce176">
            <text:p>6875</text:p>
          </table:table-cell>
          <table:table-cell office:value-type="float" office:value="825" table:style-name="ce176">
            <text:p>82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700" table:style-name="ce176">
            <text:p>77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0</text:p>
          </table:table-cell>
          <table:table-cell office:value-type="string" table:style-name="ce176">
            <text:p>110520200713900129490012001050000357260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float" office:value="766.56" table:style-name="ce176">
            <text:p>766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IDAD SER FELIZ DIA DEL NIÑO - PTO 202004000692</text:p>
          </table:table-cell>
          <table:table-cell office:value-type="string" table:style-name="ce176">
            <text:p>FAC 001-001-000000533</text:p>
          </table:table-cell>
          <table:table-cell office:value-type="string" table:style-name="ce176">
            <text:p>04052020010992333618001200100100000053310490521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2</text:p>
          </table:table-cell>
          <table:table-cell table:style-name="ce176"/>
          <table:table-cell office:value-type="float" office:value="4697" table:style-name="ce176">
            <text:p>469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97" table:style-name="ce176">
            <text:p>4697</text:p>
          </table:table-cell>
          <table:table-cell office:value-type="float" office:value="563.64" table:style-name="ce176">
            <text:p>563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260.64" table:style-name="ce176">
            <text:p>5260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4.55" table:style-name="ce176">
            <text:p>394,55</text:p>
          </table:table-cell>
          <table:table-cell office:value-type="float" office:value="0" table:style-name="ce176">
            <text:p>0</text:p>
          </table:table-cell>
          <table:table-cell office:value-type="float" office:value="394.55" table:style-name="ce176">
            <text:p>394,55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1</text:p>
          </table:table-cell>
          <table:table-cell office:value-type="string" table:style-name="ce176">
            <text:p>110520200713900129490012001050000357261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9.16999999999999" table:style-name="ce176">
            <text:p>129,1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9.16999999999999" table:style-name="ce176">
            <text:p>129,17</text:p>
          </table:table-cell>
          <table:table-cell office:value-type="float" office:value="523.72" table:style-name="ce176">
            <text:p>523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BODEGAJE elementos de marca MAYO <text:s/>- PTO 202004000691</text:p>
          </table:table-cell>
          <table:table-cell office:value-type="string" table:style-name="ce176">
            <text:p>FAC 001-001-000000534</text:p>
          </table:table-cell>
          <table:table-cell office:value-type="string" table:style-name="ce176">
            <text:p>0405202001099233361800120010010000005341049052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3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2</text:p>
          </table:table-cell>
          <table:table-cell office:value-type="string" table:style-name="ce176">
            <text:p>110520200713900129490012001050000357262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BODEGAJE ELEMENTOS ABRIL <text:s/>- PTO 202004000690</text:p>
          </table:table-cell>
          <table:table-cell office:value-type="string" table:style-name="ce176">
            <text:p>FAC 001-001-000000535</text:p>
          </table:table-cell>
          <table:table-cell office:value-type="string" table:style-name="ce176">
            <text:p>04052020010992333618001200100100000053510490525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4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3</text:p>
          </table:table-cell>
          <table:table-cell office:value-type="string" table:style-name="ce176">
            <text:p>110520200713900129490012001050000357263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Bodegaje elementos marca MARZO <text:s/>- PTO 202004000689</text:p>
          </table:table-cell>
          <table:table-cell office:value-type="string" table:style-name="ce176">
            <text:p>FAC 001-001-000000536</text:p>
          </table:table-cell>
          <table:table-cell office:value-type="string" table:style-name="ce176">
            <text:p>0405202001099233361800120010010000005361049052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5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4</text:p>
          </table:table-cell>
          <table:table-cell office:value-type="string" table:style-name="ce176">
            <text:p>110520200713900129490012001050000357264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table:style-name="ce176">
            <text:p>FAC 001-001-000000537</text:p>
          </table:table-cell>
          <table:table-cell office:value-type="string" table:style-name="ce176">
            <text:p>04052020010992333618001200100100000053710490538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6</text:p>
          </table:table-cell>
          <table:table-cell table:style-name="ce176"/>
          <table:table-cell office:value-type="float" office:value="1826" table:style-name="ce176">
            <text:p>18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26" table:style-name="ce176">
            <text:p>1826</text:p>
          </table:table-cell>
          <table:table-cell office:value-type="float" office:value="219.12" table:style-name="ce176">
            <text:p>219,1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45.12" table:style-name="ce176">
            <text:p>2045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3.38" table:style-name="ce176">
            <text:p>153,38</text:p>
          </table:table-cell>
          <table:table-cell office:value-type="float" office:value="0" table:style-name="ce176">
            <text:p>0</text:p>
          </table:table-cell>
          <table:table-cell office:value-type="float" office:value="153.38" table:style-name="ce176">
            <text:p>153,38</text:p>
          </table:table-cell>
          <table:table-cell office:value-type="string" table:style-name="ce176">
            <text:p>05/05/2020</text:p>
          </table:table-cell>
          <table:table-cell office:value-type="string" table:style-name="ce176">
            <text:p>014-005-000048495</text:p>
          </table:table-cell>
          <table:table-cell office:value-type="string" table:style-name="ce176">
            <text:p>05052020070992526742001201400500004849575842316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96" table:style-name="ce176">
            <text:p>31,9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96" table:style-name="ce176">
            <text:p>31,96</text:p>
          </table:table-cell>
          <table:table-cell office:value-type="float" office:value="185.34" table:style-name="ce176">
            <text:p>185,3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5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Financiamiento Fiesta de Todos - PTO 202003000668_x000D_</text:p>
            <text:p>OC: 5002653498_x000D_</text:p>
            <text:p>EA: 1010337671</text:p>
          </table:table-cell>
          <table:table-cell office:value-type="string" table:style-name="ce176">
            <text:p>FAC 001-001-000000538</text:p>
          </table:table-cell>
          <table:table-cell office:value-type="string" table:style-name="ce176">
            <text:p>0405202001099233361800120010010000005381049061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7</text:p>
          </table:table-cell>
          <table:table-cell table:style-name="ce176"/>
          <table:table-cell office:value-type="float" office:value="10522.62" table:style-name="ce176">
            <text:p>10522,6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522.62" table:style-name="ce176">
            <text:p>10522,62</text:p>
          </table:table-cell>
          <table:table-cell office:value-type="float" office:value="1262.71" table:style-name="ce176">
            <text:p>1262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785.33" table:style-name="ce176">
            <text:p>11785,3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83.9" table:style-name="ce176">
            <text:p>883,9</text:p>
          </table:table-cell>
          <table:table-cell office:value-type="float" office:value="0" table:style-name="ce176">
            <text:p>0</text:p>
          </table:table-cell>
          <table:table-cell office:value-type="float" office:value="883.9" table:style-name="ce176">
            <text:p>883,9</text:p>
          </table:table-cell>
          <table:table-cell office:value-type="string" table:style-name="ce176">
            <text:p>05/05/2020</text:p>
          </table:table-cell>
          <table:table-cell office:value-type="string" table:style-name="ce176">
            <text:p>014-005-000048506</text:p>
          </table:table-cell>
          <table:table-cell office:value-type="string" table:style-name="ce176">
            <text:p>05052020070992526742001201400500004850682471536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4.15" table:style-name="ce176">
            <text:p>184,15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4.15" table:style-name="ce176">
            <text:p>184,15</text:p>
          </table:table-cell>
          <table:table-cell office:value-type="float" office:value="1068.05" table:style-name="ce176">
            <text:p>1068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CARTUCHERAS PERLA <text:s/>- PTO 202005000698</text:p>
          </table:table-cell>
          <table:table-cell office:value-type="string" table:style-name="ce176">
            <text:p>FAC 001-001-000000539</text:p>
          </table:table-cell>
          <table:table-cell office:value-type="string" table:style-name="ce176">
            <text:p>05052020010992333618001200100100000053910496466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8</text:p>
          </table:table-cell>
          <table:table-cell table:style-name="ce176"/>
          <table:table-cell office:value-type="float" office:value="3223" table:style-name="ce176">
            <text:p>322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23" table:style-name="ce176">
            <text:p>3223</text:p>
          </table:table-cell>
          <table:table-cell office:value-type="float" office:value="386.76" table:style-name="ce176">
            <text:p>386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609.76" table:style-name="ce176">
            <text:p>3609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70.73" table:style-name="ce176">
            <text:p>270,73</text:p>
          </table:table-cell>
          <table:table-cell office:value-type="float" office:value="0" table:style-name="ce176">
            <text:p>0</text:p>
          </table:table-cell>
          <table:table-cell office:value-type="float" office:value="270.73" table:style-name="ce176">
            <text:p>270,73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5</text:p>
          </table:table-cell>
          <table:table-cell office:value-type="string" table:style-name="ce176">
            <text:p>110520200713900129490012001050000357265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8.63" table:style-name="ce176">
            <text:p>88,6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8.63" table:style-name="ce176">
            <text:p>88,63</text:p>
          </table:table-cell>
          <table:table-cell office:value-type="float" office:value="359.36" table:style-name="ce176">
            <text:p>359,3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idades infantiles en casa - PTO 202004000696</text:p>
          </table:table-cell>
          <table:table-cell office:value-type="string" table:style-name="ce176">
            <text:p>FAC 001-001-000000540</text:p>
          </table:table-cell>
          <table:table-cell office:value-type="string" table:style-name="ce176">
            <text:p>0505202001099233361800120010010000005401049647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09</text:p>
          </table:table-cell>
          <table:table-cell table:style-name="ce176"/>
          <table:table-cell office:value-type="float" office:value="4422" table:style-name="ce176">
            <text:p>44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22" table:style-name="ce176">
            <text:p>4422</text:p>
          </table:table-cell>
          <table:table-cell office:value-type="float" office:value="530.64" table:style-name="ce176">
            <text:p>530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952.6400000000003" table:style-name="ce176">
            <text:p>4952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1.45" table:style-name="ce176">
            <text:p>371,45</text:p>
          </table:table-cell>
          <table:table-cell office:value-type="float" office:value="0" table:style-name="ce176">
            <text:p>0</text:p>
          </table:table-cell>
          <table:table-cell office:value-type="float" office:value="371.45" table:style-name="ce176">
            <text:p>371,45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01-050-000357266</text:p>
          </table:table-cell>
          <table:table-cell office:value-type="string" table:style-name="ce176">
            <text:p>110520200713900129490012001050000357266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1.6" table:style-name="ce176">
            <text:p>121,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1.6" table:style-name="ce176">
            <text:p>121,6</text:p>
          </table:table-cell>
          <table:table-cell office:value-type="float" office:value="493.05" table:style-name="ce176">
            <text:p>493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5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vestimiento de Camiones TiendaCercaEC. - PTO 202004000686_x000D_</text:p>
            <text:p>OC: 5002657307_x000D_</text:p>
            <text:p>EA: 1010343508</text:p>
          </table:table-cell>
          <table:table-cell office:value-type="string" table:style-name="ce176">
            <text:p>FAC 001-001-000000541</text:p>
          </table:table-cell>
          <table:table-cell office:value-type="string" table:style-name="ce176">
            <text:p>11052020010992333618001200100100000054110527395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0</text:p>
          </table:table-cell>
          <table:table-cell table:style-name="ce176"/>
          <table:table-cell office:value-type="float" office:value="1287" table:style-name="ce176">
            <text:p>12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7" table:style-name="ce176">
            <text:p>1287</text:p>
          </table:table-cell>
          <table:table-cell office:value-type="float" office:value="154.44" table:style-name="ce176">
            <text:p>154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1.44" table:style-name="ce176">
            <text:p>1441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string" table:style-name="ce176">
            <text:p>11/05/2020</text:p>
          </table:table-cell>
          <table:table-cell office:value-type="string" table:style-name="ce176">
            <text:p>014-005-000048756</text:p>
          </table:table-cell>
          <table:table-cell office:value-type="string" table:style-name="ce176">
            <text:p>11052020070992526742001201400500004875672486531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52" table:style-name="ce176">
            <text:p>22,52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52" table:style-name="ce176">
            <text:p>22,52</text:p>
          </table:table-cell>
          <table:table-cell office:value-type="float" office:value="130.63" table:style-name="ce176">
            <text:p>130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Diseño BANNERS <text:s/>- PTO 202004000697</text:p>
          </table:table-cell>
          <table:table-cell office:value-type="string" table:style-name="ce176">
            <text:p>FAC 001-001-000000542</text:p>
          </table:table-cell>
          <table:table-cell office:value-type="string" table:style-name="ce176">
            <text:p>1105202001099233361800120010010000005421052780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1</text:p>
          </table:table-cell>
          <table:table-cell table:style-name="ce176"/>
          <table:table-cell office:value-type="float" office:value="283" table:style-name="ce176">
            <text:p>28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3" table:style-name="ce176">
            <text:p>283</text:p>
          </table:table-cell>
          <table:table-cell office:value-type="float" office:value="33.96" table:style-name="ce176">
            <text:p>33,9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6.95999999999998" table:style-name="ce176">
            <text:p>316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.77" table:style-name="ce176">
            <text:p>23,77</text:p>
          </table:table-cell>
          <table:table-cell office:value-type="float" office:value="0" table:style-name="ce176">
            <text:p>0</text:p>
          </table:table-cell>
          <table:table-cell office:value-type="float" office:value="23.77" table:style-name="ce176">
            <text:p>23,77</text:p>
          </table:table-cell>
          <table:table-cell office:value-type="string" table:style-name="ce176">
            <text:p>29/05/2020</text:p>
          </table:table-cell>
          <table:table-cell office:value-type="string" table:style-name="ce176">
            <text:p>001-004-000004308</text:p>
          </table:table-cell>
          <table:table-cell office:value-type="string" table:style-name="ce176">
            <text:p>29052020071791321596001200100400000430800004308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95" table:style-name="ce176">
            <text:p>4,9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95" table:style-name="ce176">
            <text:p>4,95</text:p>
          </table:table-cell>
          <table:table-cell office:value-type="float" office:value="28.72" table:style-name="ce176">
            <text:p>28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MASCARAS INFANTILES <text:s/>- PTO 202005000699</text:p>
          </table:table-cell>
          <table:table-cell office:value-type="string" table:style-name="ce176">
            <text:p>FAC 001-001-000000543</text:p>
          </table:table-cell>
          <table:table-cell office:value-type="string" table:style-name="ce176">
            <text:p>14052020010992333618001200100100000054310545670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2</text:p>
          </table:table-cell>
          <table:table-cell table:style-name="ce176"/>
          <table:table-cell office:value-type="float" office:value="1221" table:style-name="ce176">
            <text:p>122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21" table:style-name="ce176">
            <text:p>1221</text:p>
          </table:table-cell>
          <table:table-cell office:value-type="float" office:value="146.52000000000001" table:style-name="ce176">
            <text:p>146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67.52" table:style-name="ce176">
            <text:p>136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.56" table:style-name="ce176">
            <text:p>102,56</text:p>
          </table:table-cell>
          <table:table-cell office:value-type="float" office:value="0" table:style-name="ce176">
            <text:p>0</text:p>
          </table:table-cell>
          <table:table-cell office:value-type="float" office:value="102.56" table:style-name="ce176">
            <text:p>102,56</text:p>
          </table:table-cell>
          <table:table-cell office:value-type="string" table:style-name="ce176">
            <text:p>19/05/2020</text:p>
          </table:table-cell>
          <table:table-cell office:value-type="string" table:style-name="ce176">
            <text:p>001-050-000358181</text:p>
          </table:table-cell>
          <table:table-cell office:value-type="string" table:style-name="ce176">
            <text:p>190520200713900129490012001050000358181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58" table:style-name="ce176">
            <text:p>33,5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58" table:style-name="ce176">
            <text:p>33,58</text:p>
          </table:table-cell>
          <table:table-cell office:value-type="float" office:value="136.13999999999999" table:style-name="ce176">
            <text:p>136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LAN HOSPITALES <text:s/>- PTO 202005000700</text:p>
          </table:table-cell>
          <table:table-cell office:value-type="string" table:style-name="ce176">
            <text:p>FAC 001-001-000000544</text:p>
          </table:table-cell>
          <table:table-cell office:value-type="string" table:style-name="ce176">
            <text:p>14052020010992333618001200100100000054410545676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3</text:p>
          </table:table-cell>
          <table:table-cell table:style-name="ce176"/>
          <table:table-cell office:value-type="float" office:value="2838" table:style-name="ce176">
            <text:p>283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38" table:style-name="ce176">
            <text:p>2838</text:p>
          </table:table-cell>
          <table:table-cell office:value-type="float" office:value="340.56" table:style-name="ce176">
            <text:p>340,5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78.56" table:style-name="ce176">
            <text:p>3178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8.39" table:style-name="ce176">
            <text:p>238,39</text:p>
          </table:table-cell>
          <table:table-cell office:value-type="float" office:value="0" table:style-name="ce176">
            <text:p>0</text:p>
          </table:table-cell>
          <table:table-cell office:value-type="float" office:value="238.39" table:style-name="ce176">
            <text:p>238,39</text:p>
          </table:table-cell>
          <table:table-cell office:value-type="string" table:style-name="ce176">
            <text:p>19/05/2020</text:p>
          </table:table-cell>
          <table:table-cell office:value-type="string" table:style-name="ce176">
            <text:p>001-050-000358182</text:p>
          </table:table-cell>
          <table:table-cell office:value-type="string" table:style-name="ce176">
            <text:p>190520200713900129490012001050000358182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8.040000000000006" table:style-name="ce176">
            <text:p>78,0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8.040000000000006" table:style-name="ce176">
            <text:p>78,04</text:p>
          </table:table-cell>
          <table:table-cell office:value-type="float" office:value="316.43" table:style-name="ce176">
            <text:p>316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4000688; PTO 202004000687; PTO 202004000685</text:p>
          </table:table-cell>
          <table:table-cell office:value-type="string" table:style-name="ce176">
            <text:p>FAC 001-001-000000545</text:p>
          </table:table-cell>
          <table:table-cell office:value-type="string" table:style-name="ce176">
            <text:p>1405202001099233361800120010010000005451054706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4</text:p>
          </table:table-cell>
          <table:table-cell table:style-name="ce176"/>
          <table:table-cell office:value-type="float" office:value="6455.1" table:style-name="ce176">
            <text:p>6455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55.1" table:style-name="ce176">
            <text:p>6455,1</text:p>
          </table:table-cell>
          <table:table-cell office:value-type="float" office:value="774.61" table:style-name="ce176">
            <text:p>774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229.71" table:style-name="ce176">
            <text:p>7229,7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ROLL UP ALIANZA EMPRENDEDORES COMUNITARIOS - PTO 202003000677</text:p>
          </table:table-cell>
          <table:table-cell office:value-type="string" table:style-name="ce176">
            <text:p>FAC 001-001-000000546</text:p>
          </table:table-cell>
          <table:table-cell office:value-type="string" table:style-name="ce176">
            <text:p>1405202001099233361800120010010000005461054778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5</text:p>
          </table:table-cell>
          <table:table-cell table:style-name="ce176"/>
          <table:table-cell office:value-type="float" office:value="194.4" table:style-name="ce176">
            <text:p>194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4.4" table:style-name="ce176">
            <text:p>194,4</text:p>
          </table:table-cell>
          <table:table-cell office:value-type="float" office:value="23.33" table:style-name="ce176">
            <text:p>23,3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7.73" table:style-name="ce176">
            <text:p>217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5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Manualidades adicionales <text:s/>- PTO 202005000703</text:p>
          </table:table-cell>
          <table:table-cell office:value-type="string" table:style-name="ce176">
            <text:p>FAC 001-001-000000547</text:p>
          </table:table-cell>
          <table:table-cell office:value-type="string" table:style-name="ce176">
            <text:p>1805202001099233361800120010010000005471056845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6</text:p>
          </table:table-cell>
          <table:table-cell table:style-name="ce176"/>
          <table:table-cell office:value-type="float" office:value="1287" table:style-name="ce176">
            <text:p>12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7" table:style-name="ce176">
            <text:p>1287</text:p>
          </table:table-cell>
          <table:table-cell office:value-type="float" office:value="154.44" table:style-name="ce176">
            <text:p>154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1.44" table:style-name="ce176">
            <text:p>1441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float" office:value="0" table:style-name="ce176">
            <text:p>0</text:p>
          </table:table-cell>
          <table:table-cell office:value-type="float" office:value="108.11" table:style-name="ce176">
            <text:p>108,11</text:p>
          </table:table-cell>
          <table:table-cell office:value-type="string" table:style-name="ce176">
            <text:p>19/05/2020</text:p>
          </table:table-cell>
          <table:table-cell office:value-type="string" table:style-name="ce176">
            <text:p>001-050-000358183</text:p>
          </table:table-cell>
          <table:table-cell office:value-type="string" table:style-name="ce176">
            <text:p>190520200713900129490012001050000358183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39" table:style-name="ce176">
            <text:p>35,3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39" table:style-name="ce176">
            <text:p>35,39</text:p>
          </table:table-cell>
          <table:table-cell office:value-type="float" office:value="143.5" table:style-name="ce176">
            <text:p>143,5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46781.120000000003" table:formula="of:=SUM([.M2:.M18])" table:style-name="ce1">
            <text:p>46781,12</text:p>
          </table:table-cell>
          <table:table-cell office:value-type="float" office:value="5613.73" table:formula="of:=SUM([.N2:.N18])" table:style-name="ce1">
            <text:p>5613,73</text:p>
          </table:table-cell>
          <table:table-cell table:number-columns-repeated="2" table:style-name="ce1"/>
          <table:table-cell office:value-type="float" office:value="52394.85" table:formula="of:=SUM([.Q2:.Q18])" table:style-name="ce1">
            <text:p>52394,85</text:p>
          </table:table-cell>
          <table:table-cell table:number-columns-repeated="6" table:style-name="ce1"/>
          <table:table-cell office:value-type="float" office:value="3431.8700000000003" table:formula="of:=SUM([.X2:.X18])" table:style-name="ce1">
            <text:p>3431,87</text:p>
          </table:table-cell>
          <table:table-cell table:number-columns-repeated="19" table:style-name="ce1"/>
          <table:table-cell office:value-type="float" office:value="984.32" table:formula="of:=SUM([.AR2:.AR18])" table:style-name="ce1">
            <text:p>984,32</text:p>
          </table:table-cell>
          <table:table-cell office:value-type="float" office:value="4416.1899999999996" table:formula="of:=SUM([.AS2:.AS18])" table:style-name="ce1">
            <text:p>4416,19</text:p>
          </table:table-cell>
          <table:table-cell table:number-columns-repeated="16339"/>
        </table:table-row>
        <table:table-row table:number-rows-repeated="1048557" table:style-name="ro2">
          <table:table-cell table:number-columns-repeated="16384"/>
        </table:table-row>
      </table:table>
      <table:table table:name="0620" table:style-name="ta1">
        <table:table-column table:style-name="co12" table:default-cell-style-name="ce1"/>
        <table:table-column table:style-name="co39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52" table:default-cell-style-name="ce1"/>
        <table:table-column table:style-name="co62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61" table:default-cell-style-name="ce1"/>
        <table:table-column table:style-name="co50" table:number-columns-repeated="4" table:default-cell-style-name="ce1" table:visibility="collapse"/>
        <table:table-column table:style-name="co57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ROLL UP ALIANZA EMPRENDEDORES COMUNITARIOS - PTO 202003000677</text:p>
          </table:table-cell>
          <table:table-cell office:value-type="string" table:style-name="ce176">
            <text:p>FAC 001-001-000000546</text:p>
          </table:table-cell>
          <table:table-cell office:value-type="string" table:style-name="ce176">
            <text:p>1405202001099233361800120010010000005461054778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5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.329999999999998" table:style-name="ce176">
            <text:p>16,33</text:p>
          </table:table-cell>
          <table:table-cell office:value-type="float" office:value="0" table:style-name="ce176">
            <text:p>0</text:p>
          </table:table-cell>
          <table:table-cell office:value-type="float" office:value="16.329999999999998" table:style-name="ce176">
            <text:p>16,33</text:p>
          </table:table-cell>
          <table:table-cell office:value-type="string" table:style-name="ce176">
            <text:p>22/06/2020</text:p>
          </table:table-cell>
          <table:table-cell office:value-type="string" table:style-name="ce176">
            <text:p>001-004-000005820</text:p>
          </table:table-cell>
          <table:table-cell office:value-type="string" table:style-name="ce176">
            <text:p>22062020071791321596001200100400000582000005820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35" table:style-name="ce176">
            <text:p>5,3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35" table:style-name="ce176">
            <text:p>5,35</text:p>
          </table:table-cell>
          <table:table-cell office:value-type="float" office:value="21.68" table:style-name="ce176">
            <text:p>21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Unificación de bodegas BG - PTO 202005000704_x000D_</text:p>
            <text:p>_x000D_</text:p>
            <text:p>Solicitud #121250.</text:p>
          </table:table-cell>
          <table:table-cell office:value-type="string" table:style-name="ce176">
            <text:p>FAC 001-001-000000548</text:p>
          </table:table-cell>
          <table:table-cell office:value-type="string" table:style-name="ce176">
            <text:p>05062020010992333618001200100100000054810711291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1</text:p>
          </table:table-cell>
          <table:table-cell table:style-name="ce176"/>
          <table:table-cell office:value-type="float" office:value="2143.6799999999998" table:style-name="ce176">
            <text:p>2143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43.6799999999998" table:style-name="ce176">
            <text:p>2143,68</text:p>
          </table:table-cell>
          <table:table-cell office:value-type="float" office:value="257.24" table:style-name="ce176">
            <text:p>257,2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00.92" table:style-name="ce176">
            <text:p>2400,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Adicional Evento Cada Vez Mas Cerca_x000D_</text:p>
            <text:p>_x000D_</text:p>
            <text:p>Solicitud #121386 - PTO 202006000712</text:p>
          </table:table-cell>
          <table:table-cell office:value-type="string" table:style-name="ce176">
            <text:p>FAC 001-001-000000549</text:p>
          </table:table-cell>
          <table:table-cell office:value-type="string" table:style-name="ce176">
            <text:p>05062020010992333618001200100100000054910711441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2</text:p>
          </table:table-cell>
          <table:table-cell table:style-name="ce176"/>
          <table:table-cell office:value-type="float" office:value="448" table:style-name="ce176">
            <text:p>4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8" table:style-name="ce176">
            <text:p>448</text:p>
          </table:table-cell>
          <table:table-cell office:value-type="float" office:value="53.76" table:style-name="ce176">
            <text:p>53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01.76" table:style-name="ce176">
            <text:p>501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630000000000003" table:style-name="ce176">
            <text:p>37,63</text:p>
          </table:table-cell>
          <table:table-cell office:value-type="float" office:value="0" table:style-name="ce176">
            <text:p>0</text:p>
          </table:table-cell>
          <table:table-cell office:value-type="float" office:value="37.630000000000003" table:style-name="ce176">
            <text:p>37,63</text:p>
          </table:table-cell>
          <table:table-cell office:value-type="string" table:style-name="ce176">
            <text:p>18/06/2020</text:p>
          </table:table-cell>
          <table:table-cell office:value-type="string" table:style-name="ce176">
            <text:p>001-020-000047271</text:p>
          </table:table-cell>
          <table:table-cell office:value-type="string" table:style-name="ce176">
            <text:p>18062020070990049459001200102000004727183652224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2" table:style-name="ce176">
            <text:p>12,3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2" table:style-name="ce176">
            <text:p>12,32</text:p>
          </table:table-cell>
          <table:table-cell office:value-type="float" office:value="49.95" table:style-name="ce176">
            <text:p>49,9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06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6000714; PTO 202005000709; PTO 202005000708; PTO 202005000707; PTO 202005000706; PTO 202005000705; PTO 202003000683</text:p>
          </table:table-cell>
          <table:table-cell office:value-type="string" table:style-name="ce176">
            <text:p>FAC 001-001-000000550</text:p>
          </table:table-cell>
          <table:table-cell office:value-type="string" table:style-name="ce176">
            <text:p>1606202001099233361800120010010000005501080673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3</text:p>
          </table:table-cell>
          <table:table-cell table:style-name="ce176"/>
          <table:table-cell office:value-type="float" office:value="2168" table:style-name="ce176">
            <text:p>21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68" table:style-name="ce176">
            <text:p>2168</text:p>
          </table:table-cell>
          <table:table-cell office:value-type="float" office:value="260.16000000000003" table:style-name="ce176">
            <text:p>260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28.16" table:style-name="ce176">
            <text:p>2428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2.11" table:style-name="ce176">
            <text:p>182,11</text:p>
          </table:table-cell>
          <table:table-cell office:value-type="float" office:value="0" table:style-name="ce176">
            <text:p>0</text:p>
          </table:table-cell>
          <table:table-cell office:value-type="float" office:value="182.11" table:style-name="ce176">
            <text:p>182,11</text:p>
          </table:table-cell>
          <table:table-cell office:value-type="string" table:style-name="ce176">
            <text:p>29/06/2020</text:p>
          </table:table-cell>
          <table:table-cell office:value-type="string" table:style-name="ce176">
            <text:p>001-004-000006319</text:p>
          </table:table-cell>
          <table:table-cell office:value-type="string" table:style-name="ce176">
            <text:p>2906202007179132159600120010040000063190000631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9.62" table:style-name="ce176">
            <text:p>59,6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9.62" table:style-name="ce176">
            <text:p>59,62</text:p>
          </table:table-cell>
          <table:table-cell office:value-type="float" office:value="241.73" table:style-name="ce176">
            <text:p>241,7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NOTA DE CREDITO APLICA FACTURA 489</text:p>
          </table:table-cell>
          <table:table-cell office:value-type="string" table:style-name="ce176">
            <text:p>NCT 001-001-000000050</text:p>
          </table:table-cell>
          <table:table-cell office:value-type="string" table:style-name="ce176">
            <text:p>2506202004099233361800120010010000000501089678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4</text:p>
          </table:table-cell>
          <table:table-cell table:style-name="ce176"/>
          <table:table-cell office:value-type="float" office:value="-1380.12" table:style-name="ce176">
            <text:p>-1380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1380.12" table:style-name="ce176">
            <text:p>-1380,12</text:p>
          </table:table-cell>
          <table:table-cell office:value-type="float" office:value="-165.61" table:style-name="ce176">
            <text:p>-165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1545.73" table:style-name="ce176">
            <text:p>-1545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3379.5600000000004" table:formula="of:=SUM([.M2:.M7])" table:style-name="ce1">
            <text:p>3379,56</text:p>
          </table:table-cell>
          <table:table-cell office:value-type="float" office:value="405.55000000000007" table:formula="of:=SUM([.N2:.N7])" table:style-name="ce1">
            <text:p>405,55</text:p>
          </table:table-cell>
          <table:table-cell table:number-columns-repeated="2" table:style-name="ce1"/>
          <table:table-cell office:value-type="float" office:value="3785.11" table:formula="of:=SUM([.Q2:.Q7])" table:style-name="ce1">
            <text:p>3785,11</text:p>
          </table:table-cell>
          <table:table-cell table:number-columns-repeated="6" table:style-name="ce1"/>
          <table:table-cell office:value-type="float" office:value="236.07000000000002" table:formula="of:=SUM([.X2:.X7])" table:style-name="ce1">
            <text:p>236,07</text:p>
          </table:table-cell>
          <table:table-cell table:number-columns-repeated="19" table:style-name="ce1"/>
          <table:table-cell office:value-type="float" office:value="77.289999999999992" table:formula="of:=SUM([.AR2:.AR7])" table:style-name="ce1">
            <text:p>77,29</text:p>
          </table:table-cell>
          <table:table-cell office:value-type="float" office:value="313.36" table:formula="of:=SUM([.AS2:.AS7])" table:style-name="ce1">
            <text:p>313,36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720" table:style-name="ta1">
        <table:table-column table:style-name="co12" table:default-cell-style-name="ce1"/>
        <table:table-column table:style-name="co39" table:default-cell-style-name="ce1"/>
        <table:table-column table:style-name="co63" table:default-cell-style-name="ce1"/>
        <table:table-column table:style-name="co6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47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52" table:default-cell-style-name="ce1"/>
        <table:table-column table:style-name="co57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47" table:default-cell-style-name="ce1"/>
        <table:table-column table:style-name="co50" table:number-columns-repeated="4" table:default-cell-style-name="ce1" table:visibility="collapse"/>
        <table:table-column table:style-name="co57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5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4000688; PTO 202004000687; PTO 202004000685</text:p>
          </table:table-cell>
          <table:table-cell office:value-type="string" table:style-name="ce176">
            <text:p>FAC 001-001-000000545</text:p>
          </table:table-cell>
          <table:table-cell office:value-type="string" table:style-name="ce176">
            <text:p>1405202001099233361800120010010000005451054706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5000014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42.23" table:style-name="ce176">
            <text:p>542,23</text:p>
          </table:table-cell>
          <table:table-cell office:value-type="float" office:value="0" table:style-name="ce176">
            <text:p>0</text:p>
          </table:table-cell>
          <table:table-cell office:value-type="float" office:value="542.23" table:style-name="ce176">
            <text:p>542,23</text:p>
          </table:table-cell>
          <table:table-cell office:value-type="string" table:style-name="ce176">
            <text:p>13/07/2020</text:p>
          </table:table-cell>
          <table:table-cell office:value-type="string" table:style-name="ce176">
            <text:p>001-004-000006943</text:p>
          </table:table-cell>
          <table:table-cell office:value-type="string" table:style-name="ce176">
            <text:p>13072020071791321596001200100400000694300006943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2.96" table:style-name="ce176">
            <text:p>112,9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2.96" table:style-name="ce176">
            <text:p>112,96</text:p>
          </table:table-cell>
          <table:table-cell office:value-type="float" office:value="655.19000000000005" table:style-name="ce176">
            <text:p>655,1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Fotografias de producto - PTO 202006000721</text:p>
          </table:table-cell>
          <table:table-cell office:value-type="string" table:style-name="ce176">
            <text:p>FAC 001-001-000000551</text:p>
          </table:table-cell>
          <table:table-cell office:value-type="string" table:style-name="ce176">
            <text:p>01072020010992333618001200100100000055110966841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1</text:p>
          </table:table-cell>
          <table:table-cell table:style-name="ce176"/>
          <table:table-cell office:value-type="float" office:value="144.1" table:style-name="ce176">
            <text:p>144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4.1" table:style-name="ce176">
            <text:p>144,1</text:p>
          </table:table-cell>
          <table:table-cell office:value-type="float" office:value="17.29" table:style-name="ce176">
            <text:p>17,2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61.38999999999999" table:style-name="ce176">
            <text:p>161,3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.1" table:style-name="ce176">
            <text:p>12,1</text:p>
          </table:table-cell>
          <table:table-cell office:value-type="float" office:value="0" table:style-name="ce176">
            <text:p>0</text:p>
          </table:table-cell>
          <table:table-cell office:value-type="float" office:value="12.1" table:style-name="ce176">
            <text:p>12,1</text:p>
          </table:table-cell>
          <table:table-cell office:value-type="string" table:style-name="ce176">
            <text:p>06/07/2020</text:p>
          </table:table-cell>
          <table:table-cell office:value-type="string" table:style-name="ce176">
            <text:p>001-050-000366641</text:p>
          </table:table-cell>
          <table:table-cell office:value-type="string" table:style-name="ce176">
            <text:p>060720200713900129490012001050000366641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96" table:style-name="ce176">
            <text:p>3,9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96" table:style-name="ce176">
            <text:p>3,96</text:p>
          </table:table-cell>
          <table:table-cell office:value-type="float" office:value="16.059999999999999" table:style-name="ce176">
            <text:p>16,0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istribución de muestras para donación <text:s text:c="2"/>- PTO 202006000711</text:p>
          </table:table-cell>
          <table:table-cell office:value-type="string" table:style-name="ce176">
            <text:p>FAC 001-001-000000552</text:p>
          </table:table-cell>
          <table:table-cell office:value-type="string" table:style-name="ce176">
            <text:p>01072020010992333618001200100100000055210966869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2</text:p>
          </table:table-cell>
          <table:table-cell table:style-name="ce176"/>
          <table:table-cell office:value-type="float" office:value="671" table:style-name="ce176">
            <text:p>67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71" table:style-name="ce176">
            <text:p>671</text:p>
          </table:table-cell>
          <table:table-cell office:value-type="float" office:value="80.52" table:style-name="ce176">
            <text:p>80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51.52" table:style-name="ce176">
            <text:p>751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6.36" table:style-name="ce176">
            <text:p>56,36</text:p>
          </table:table-cell>
          <table:table-cell office:value-type="float" office:value="0" table:style-name="ce176">
            <text:p>0</text:p>
          </table:table-cell>
          <table:table-cell office:value-type="float" office:value="56.36" table:style-name="ce176">
            <text:p>56,36</text:p>
          </table:table-cell>
          <table:table-cell office:value-type="string" table:style-name="ce176">
            <text:p>06/07/2020</text:p>
          </table:table-cell>
          <table:table-cell office:value-type="string" table:style-name="ce176">
            <text:p>001-050-000366642</text:p>
          </table:table-cell>
          <table:table-cell office:value-type="string" table:style-name="ce176">
            <text:p>060720200713900129490012001050000366642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45" table:style-name="ce176">
            <text:p>18,4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45" table:style-name="ce176">
            <text:p>18,45</text:p>
          </table:table-cell>
          <table:table-cell office:value-type="float" office:value="74.81" table:style-name="ce176">
            <text:p>74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2.542 Cartillas Unitarias para la Convención. Pedido #45008442092 Hoja de Entrada #5012331203 - PTO 202001000596</text:p>
          </table:table-cell>
          <table:table-cell office:value-type="string" table:style-name="ce176">
            <text:p>FAC 001-001-000000553</text:p>
          </table:table-cell>
          <table:table-cell office:value-type="string" table:style-name="ce176">
            <text:p>01072020010992333618001200100100000055310966941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3</text:p>
          </table:table-cell>
          <table:table-cell table:style-name="ce176"/>
          <table:table-cell office:value-type="float" office:value="2414.9" table:style-name="ce176">
            <text:p>2414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14.9" table:style-name="ce176">
            <text:p>2414,9</text:p>
          </table:table-cell>
          <table:table-cell office:value-type="float" office:value="289.79000000000002" table:style-name="ce176">
            <text:p>289,7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04.69" table:style-name="ce176">
            <text:p>2704,6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2.85" table:style-name="ce176">
            <text:p>202,85</text:p>
          </table:table-cell>
          <table:table-cell office:value-type="float" office:value="0" table:style-name="ce176">
            <text:p>0</text:p>
          </table:table-cell>
          <table:table-cell office:value-type="float" office:value="202.85" table:style-name="ce176">
            <text:p>202,85</text:p>
          </table:table-cell>
          <table:table-cell office:value-type="string" table:style-name="ce176">
            <text:p>27/07/2020</text:p>
          </table:table-cell>
          <table:table-cell office:value-type="string" table:style-name="ce176">
            <text:p>014-005-000053595</text:p>
          </table:table-cell>
          <table:table-cell office:value-type="string" table:style-name="ce176">
            <text:p>2707202007099252674200120140050000535951257683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2.26" table:style-name="ce176">
            <text:p>42,2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2.26" table:style-name="ce176">
            <text:p>42,26</text:p>
          </table:table-cell>
          <table:table-cell office:value-type="float" office:value="245.11" table:style-name="ce176">
            <text:p>245,1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7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DISENO DE MANUAL DE TRADE Pedido #500266510 Hoja de Entrada #1010412172 #1010412168 #1010412167 - PTO 201912000571</text:p>
          </table:table-cell>
          <table:table-cell office:value-type="string" table:style-name="ce176">
            <text:p>FAC 001-001-000000554</text:p>
          </table:table-cell>
          <table:table-cell office:value-type="string" table:style-name="ce176">
            <text:p>01072020010992333618001200100100000055410966986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4</text:p>
          </table:table-cell>
          <table:table-cell table:style-name="ce176"/>
          <table:table-cell office:value-type="float" office:value="3135" table:style-name="ce176">
            <text:p>31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35" table:style-name="ce176">
            <text:p>3135</text:p>
          </table:table-cell>
          <table:table-cell office:value-type="float" office:value="376.2" table:style-name="ce176">
            <text:p>376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511.2" table:style-name="ce176">
            <text:p>351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3.33999999999997" table:style-name="ce176">
            <text:p>263,34</text:p>
          </table:table-cell>
          <table:table-cell office:value-type="float" office:value="0" table:style-name="ce176">
            <text:p>0</text:p>
          </table:table-cell>
          <table:table-cell office:value-type="float" office:value="263.33999999999997" table:style-name="ce176">
            <text:p>263,34</text:p>
          </table:table-cell>
          <table:table-cell office:value-type="string" table:style-name="ce176">
            <text:p>03/07/2020</text:p>
          </table:table-cell>
          <table:table-cell office:value-type="string" table:style-name="ce176">
            <text:p>014-005-000052280</text:p>
          </table:table-cell>
          <table:table-cell office:value-type="string" table:style-name="ce176">
            <text:p>03072020070992526742001201400500005228071685324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4.86" table:style-name="ce176">
            <text:p>54,8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4.86" table:style-name="ce176">
            <text:p>54,86</text:p>
          </table:table-cell>
          <table:table-cell office:value-type="float" office:value="318.2" table:style-name="ce176">
            <text:p>318,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motoras para activación en Supermaxi - PTO 202001000586_x000D_</text:p>
            <text:p>SG Solicitud # 120141</text:p>
          </table:table-cell>
          <table:table-cell office:value-type="string" table:style-name="ce176">
            <text:p>FAC 001-001-000000556</text:p>
          </table:table-cell>
          <table:table-cell office:value-type="string" table:style-name="ce176">
            <text:p>06072020010992333618001200100100000055611019022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6</text:p>
          </table:table-cell>
          <table:table-cell table:style-name="ce176"/>
          <table:table-cell office:value-type="float" office:value="1380.12" table:style-name="ce176">
            <text:p>1380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0.12" table:style-name="ce176">
            <text:p>1380,12</text:p>
          </table:table-cell>
          <table:table-cell office:value-type="float" office:value="165.61" table:style-name="ce176">
            <text:p>165,6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5.73" table:style-name="ce176">
            <text:p>1545,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5.93" table:style-name="ce176">
            <text:p>115,93</text:p>
          </table:table-cell>
          <table:table-cell office:value-type="float" office:value="0" table:style-name="ce176">
            <text:p>0</text:p>
          </table:table-cell>
          <table:table-cell office:value-type="float" office:value="115.93" table:style-name="ce176">
            <text:p>115,93</text:p>
          </table:table-cell>
          <table:table-cell office:value-type="string" table:style-name="ce176">
            <text:p>14/07/2020</text:p>
          </table:table-cell>
          <table:table-cell office:value-type="string" table:style-name="ce176">
            <text:p>001-020-000049178</text:p>
          </table:table-cell>
          <table:table-cell office:value-type="string" table:style-name="ce176">
            <text:p>14072020070990049459001200102000004917856528013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7.950000000000003" table:style-name="ce176">
            <text:p>37,9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7.950000000000003" table:style-name="ce176">
            <text:p>37,95</text:p>
          </table:table-cell>
          <table:table-cell office:value-type="float" office:value="153.88" table:style-name="ce176">
            <text:p>153,8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elementos julio - PTO 202007000726</text:p>
          </table:table-cell>
          <table:table-cell office:value-type="string" table:style-name="ce176">
            <text:p>FAC 001-001-000000557</text:p>
          </table:table-cell>
          <table:table-cell office:value-type="string" table:style-name="ce176">
            <text:p>06072020010992333618001200100100000055711021920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7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09/07/2020</text:p>
          </table:table-cell>
          <table:table-cell office:value-type="string" table:style-name="ce176">
            <text:p>001-050-000367079</text:p>
          </table:table-cell>
          <table:table-cell office:value-type="string" table:style-name="ce176">
            <text:p>090720200713900129490012001050000367079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mes de junio - PTO 202007000725</text:p>
          </table:table-cell>
          <table:table-cell office:value-type="string" table:style-name="ce176">
            <text:p>FAC 001-001-000000558</text:p>
          </table:table-cell>
          <table:table-cell office:value-type="string" table:style-name="ce176">
            <text:p>06072020010992333618001200100100000055811021948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8</text:p>
          </table:table-cell>
          <table:table-cell table:style-name="ce176"/>
          <table:table-cell office:value-type="float" office:value="550" table:style-name="ce176">
            <text:p>5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0" table:style-name="ce176">
            <text:p>550</text:p>
          </table:table-cell>
          <table:table-cell office:value-type="float" office:value="66" table:style-name="ce176">
            <text:p>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16" table:style-name="ce176">
            <text:p>6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float" office:value="0" table:style-name="ce176">
            <text:p>0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09/07/2020</text:p>
          </table:table-cell>
          <table:table-cell office:value-type="string" table:style-name="ce176">
            <text:p>001-050-000367080</text:p>
          </table:table-cell>
          <table:table-cell office:value-type="string" table:style-name="ce176">
            <text:p>090720200713900129490012001050000367080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12" table:style-name="ce176">
            <text:p>15,12</text:p>
          </table:table-cell>
          <table:table-cell office:value-type="float" office:value="61.32" table:style-name="ce176">
            <text:p>61,3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7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IO REGALOS A PROVINCIAS <text:s/>- PTO 202007000724</text:p>
          </table:table-cell>
          <table:table-cell office:value-type="string" table:style-name="ce176">
            <text:p>FAC 001-001-000000559</text:p>
          </table:table-cell>
          <table:table-cell office:value-type="string" table:style-name="ce176">
            <text:p>0607202001099233361800120010010000005591102218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09</text:p>
          </table:table-cell>
          <table:table-cell table:style-name="ce176"/>
          <table:table-cell office:value-type="float" office:value="381.7" table:style-name="ce176">
            <text:p>381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1.7" table:style-name="ce176">
            <text:p>381,7</text:p>
          </table:table-cell>
          <table:table-cell office:value-type="float" office:value="45.8" table:style-name="ce176">
            <text:p>45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7.5" table:style-name="ce176">
            <text:p>42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06" table:style-name="ce176">
            <text:p>32,06</text:p>
          </table:table-cell>
          <table:table-cell office:value-type="float" office:value="0" table:style-name="ce176">
            <text:p>0</text:p>
          </table:table-cell>
          <table:table-cell office:value-type="float" office:value="32.06" table:style-name="ce176">
            <text:p>32,06</text:p>
          </table:table-cell>
          <table:table-cell office:value-type="string" table:style-name="ce176">
            <text:p>09/07/2020</text:p>
          </table:table-cell>
          <table:table-cell office:value-type="string" table:style-name="ce176">
            <text:p>001-050-000367081</text:p>
          </table:table-cell>
          <table:table-cell office:value-type="string" table:style-name="ce176">
            <text:p>090720200713900129490012001050000367081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" table:style-name="ce176">
            <text:p>10,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" table:style-name="ce176">
            <text:p>10,5</text:p>
          </table:table-cell>
          <table:table-cell office:value-type="float" office:value="42.56" table:style-name="ce176">
            <text:p>42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0/07/2020</text:p>
          </table:table-cell>
          <table:table-cell office:value-type="string" table:style-name="ce176">
            <text:p>1792083354001</text:p>
          </table:table-cell>
          <table:table-cell office:value-type="string" table:style-name="ce176">
            <text:p>PRODUCTOS TISSUE DEL ECUADOR S.A.</text:p>
          </table:table-cell>
          <table:table-cell office:value-type="string" table:style-name="ce176">
            <text:p>Cajas dummys - PTO 202006000715_x000D_</text:p>
            <text:p>OC: 4901847652_x000D_</text:p>
            <text:p>HAS 1012774797</text:p>
          </table:table-cell>
          <table:table-cell office:value-type="string" table:style-name="ce176">
            <text:p>FAC 001-001-000000560</text:p>
          </table:table-cell>
          <table:table-cell office:value-type="string" table:style-name="ce176">
            <text:p>2007202001099233361800120010010000005601119534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7000010</text:p>
          </table:table-cell>
          <table:table-cell table:style-name="ce176"/>
          <table:table-cell office:value-type="float" office:value="243.04" table:style-name="ce176">
            <text:p>243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3.04" table:style-name="ce176">
            <text:p>243,04</text:p>
          </table:table-cell>
          <table:table-cell office:value-type="float" office:value="29.16" table:style-name="ce176">
            <text:p>29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2.2" table:style-name="ce176">
            <text:p>272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.41" table:style-name="ce176">
            <text:p>20,41</text:p>
          </table:table-cell>
          <table:table-cell office:value-type="float" office:value="0" table:style-name="ce176">
            <text:p>0</text:p>
          </table:table-cell>
          <table:table-cell office:value-type="float" office:value="20.41" table:style-name="ce176">
            <text:p>20,41</text:p>
          </table:table-cell>
          <table:table-cell office:value-type="string" table:style-name="ce176">
            <text:p>27/07/2020</text:p>
          </table:table-cell>
          <table:table-cell office:value-type="string" table:style-name="ce176">
            <text:p>006-001-000107733</text:p>
          </table:table-cell>
          <table:table-cell office:value-type="string" table:style-name="ce176">
            <text:p>27072020071792083354001200600100010773300107733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68" table:style-name="ce176">
            <text:p>6,6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68" table:style-name="ce176">
            <text:p>6,68</text:p>
          </table:table-cell>
          <table:table-cell office:value-type="float" office:value="27.09" table:style-name="ce176">
            <text:p>27,09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9469.86" table:formula="of:=SUM([.M2:.M11])" table:style-name="ce1">
            <text:p>9469,86</text:p>
          </table:table-cell>
          <table:table-cell office:value-type="float" office:value="1136.3699999999999" table:formula="of:=SUM([.N2:.N11])" table:style-name="ce1">
            <text:p>1136,37</text:p>
          </table:table-cell>
          <table:table-cell table:number-columns-repeated="2" table:style-name="ce1"/>
          <table:table-cell office:value-type="float" office:value="10606.23" table:formula="of:=SUM([.Q2:.Q11])" table:style-name="ce1">
            <text:p>10606,23</text:p>
          </table:table-cell>
          <table:table-cell table:number-columns-repeated="6" table:style-name="ce1"/>
          <table:table-cell office:value-type="float" office:value="1337.6800000000003" table:formula="of:=SUM([.X2:.X11])" table:style-name="ce1">
            <text:p>1337,68</text:p>
          </table:table-cell>
          <table:table-cell table:number-columns-repeated="19" table:style-name="ce1"/>
          <table:table-cell office:value-type="float" office:value="317.85999999999996" table:formula="of:=SUM([.AR2:.AR11])" table:style-name="ce1">
            <text:p>317,86</text:p>
          </table:table-cell>
          <table:table-cell office:value-type="float" office:value="1655.5399999999997" table:formula="of:=SUM([.AS2:.AS11])" table:style-name="ce1">
            <text:p>1655,54</text:p>
          </table:table-cell>
          <table:table-cell table:number-columns-repeated="16339"/>
        </table:table-row>
        <table:table-row table:number-rows-repeated="1048562" table:style-name="ro2">
          <table:table-cell table:number-columns-repeated="16384"/>
        </table:table-row>
      </table:table>
      <table:table table:name="0820" table:style-name="ta1">
        <table:table-column table:style-name="co12" table:default-cell-style-name="ce1"/>
        <table:table-column table:style-name="co39" table:default-cell-style-name="ce1"/>
        <table:table-column table:style-name="co58" table:default-cell-style-name="ce1"/>
        <table:table-column table:style-name="co65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 table:visibility="collapse"/>
        <table:table-column table:style-name="co47" table:default-cell-style-name="ce1" table:visibility="collapse"/>
        <table:table-column table:style-name="co46" table:default-cell-style-name="ce1" table:visibility="collapse"/>
        <table:table-column table:style-name="co7" table:default-cell-style-name="ce1" table:visibility="collapse"/>
        <table:table-column table:style-name="co52" table:default-cell-style-name="ce1"/>
        <table:table-column table:style-name="co47" table:default-cell-style-name="ce1"/>
        <table:table-column table:style-name="co48" table:default-cell-style-name="ce1" table:visibility="collapse"/>
        <table:table-column table:style-name="co49" table:default-cell-style-name="ce1" table:visibility="collapse"/>
        <table:table-column table:style-name="co19" table:default-cell-style-name="ce1"/>
        <table:table-column table:style-name="co50" table:number-columns-repeated="4" table:default-cell-style-name="ce1" table:visibility="collapse"/>
        <table:table-column table:style-name="co57" table:default-cell-style-name="ce1" table:visibility="collapse"/>
        <table:table-column table:style-name="co51" table:default-cell-style-name="ce1" table:visibility="collapse"/>
        <table:table-column table:style-name="co52" table:default-cell-style-name="ce1"/>
        <table:table-column table:style-name="co53" table:default-cell-style-name="ce1" table:visibility="collapse"/>
        <table:table-column table:style-name="co54" table:default-cell-style-name="ce1" table:visibility="collapse"/>
        <table:table-column table:style-name="co42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6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50" table:default-cell-style-name="ce1" table:visibility="collapse"/>
        <table:table-column table:style-name="co55" table:default-cell-style-name="ce1" table:visibility="collapse"/>
        <table:table-column table:style-name="co46" table:default-cell-style-name="ce1" table:visibility="collapse"/>
        <table:table-column table:style-name="co55" table:default-cell-style-name="ce1" table:visibility="collapse"/>
        <table:table-column table:style-name="co9" table:default-cell-style-name="ce1" table:visibility="collapse"/>
        <table:table-column table:style-name="co55" table:default-cell-style-name="ce1" table:visibility="collapse"/>
        <table:table-column table:style-name="co52" table:default-cell-style-name="ce1"/>
        <table:table-column table:style-name="co54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06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Unificación de bodegas BG - PTO 202005000704_x000D_</text:p>
            <text:p>_x000D_</text:p>
            <text:p>Solicitud #121250.</text:p>
          </table:table-cell>
          <table:table-cell office:value-type="string" table:style-name="ce176">
            <text:p>FAC 001-001-000000548</text:p>
          </table:table-cell>
          <table:table-cell office:value-type="string" table:style-name="ce176">
            <text:p>05062020010992333618001200100100000054810711291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6000001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0.07" table:style-name="ce176">
            <text:p>180,07</text:p>
          </table:table-cell>
          <table:table-cell office:value-type="float" office:value="0" table:style-name="ce176">
            <text:p>0</text:p>
          </table:table-cell>
          <table:table-cell office:value-type="float" office:value="180.07" table:style-name="ce176">
            <text:p>180,07</text:p>
          </table:table-cell>
          <table:table-cell office:value-type="string" table:style-name="ce176">
            <text:p>26/08/2020</text:p>
          </table:table-cell>
          <table:table-cell office:value-type="string" table:style-name="ce176">
            <text:p>001-020-000052460</text:p>
          </table:table-cell>
          <table:table-cell office:value-type="string" table:style-name="ce176">
            <text:p>26082020070990049459001200102000005246050205725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8.95" table:style-name="ce176">
            <text:p>58,9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8.95" table:style-name="ce176">
            <text:p>58,95</text:p>
          </table:table-cell>
          <table:table-cell office:value-type="float" office:value="239.02" table:style-name="ce176">
            <text:p>239,0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SALA DE LACTANCIA MALECON <text:s/>- PTO 202007000722</text:p>
          </table:table-cell>
          <table:table-cell office:value-type="string" table:style-name="ce176">
            <text:p>FAC 001-001-000000561</text:p>
          </table:table-cell>
          <table:table-cell office:value-type="string" table:style-name="ce176">
            <text:p>0308202001099233361800120010010000005611138191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1</text:p>
          </table:table-cell>
          <table:table-cell table:style-name="ce176"/>
          <table:table-cell office:value-type="float" office:value="2327.6" table:style-name="ce176">
            <text:p>232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27.6" table:style-name="ce176">
            <text:p>2327,6</text:p>
          </table:table-cell>
          <table:table-cell office:value-type="float" office:value="279.31" table:style-name="ce176">
            <text:p>279,3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06.91" table:style-name="ce176">
            <text:p>2606,9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5.52" table:style-name="ce176">
            <text:p>195,52</text:p>
          </table:table-cell>
          <table:table-cell office:value-type="float" office:value="0" table:style-name="ce176">
            <text:p>0</text:p>
          </table:table-cell>
          <table:table-cell office:value-type="float" office:value="195.52" table:style-name="ce176">
            <text:p>195,52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9</text:p>
          </table:table-cell>
          <table:table-cell office:value-type="string" table:style-name="ce176">
            <text:p>03082020070991047808001200104000004537920070001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7.03" table:style-name="ce176">
            <text:p>37,03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82" table:style-name="ce176">
            <text:p>5,8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2.85" table:style-name="ce176">
            <text:p>42,85</text:p>
          </table:table-cell>
          <table:table-cell office:value-type="float" office:value="238.37" table:style-name="ce176">
            <text:p>238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lementos sala de lactancia <text:s/>- PTO 202007000732</text:p>
          </table:table-cell>
          <table:table-cell office:value-type="string" table:style-name="ce176">
            <text:p>FAC 001-001-000000562</text:p>
          </table:table-cell>
          <table:table-cell office:value-type="string" table:style-name="ce176">
            <text:p>0308202001099233361800120010010000005621138191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2</text:p>
          </table:table-cell>
          <table:table-cell table:style-name="ce176"/>
          <table:table-cell office:value-type="float" office:value="575.29999999999995" table:style-name="ce176">
            <text:p>575,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5.29999999999995" table:style-name="ce176">
            <text:p>575,3</text:p>
          </table:table-cell>
          <table:table-cell office:value-type="float" office:value="69.040000000000006" table:style-name="ce176">
            <text:p>69,0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4.34" table:style-name="ce176">
            <text:p>644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33" table:style-name="ce176">
            <text:p>48,33</text:p>
          </table:table-cell>
          <table:table-cell office:value-type="float" office:value="0" table:style-name="ce176">
            <text:p>0</text:p>
          </table:table-cell>
          <table:table-cell office:value-type="float" office:value="48.33" table:style-name="ce176">
            <text:p>48,33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3</text:p>
          </table:table-cell>
          <table:table-cell office:value-type="string" table:style-name="ce176">
            <text:p>03082020070991047808001200104000004537320070001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15" table:style-name="ce176">
            <text:p>9,15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44" table:style-name="ce176">
            <text:p>1,4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9" table:style-name="ce176">
            <text:p>10,59</text:p>
          </table:table-cell>
          <table:table-cell office:value-type="float" office:value="58.92" table:style-name="ce176">
            <text:p>58,9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urgente ganadores VIA LACTEA <text:s/>- PTO 202007000742</text:p>
          </table:table-cell>
          <table:table-cell office:value-type="string" table:style-name="ce176">
            <text:p>FAC 001-001-000000563</text:p>
          </table:table-cell>
          <table:table-cell office:value-type="string" table:style-name="ce176">
            <text:p>03082020010992333618001200100100000056311381925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3</text:p>
          </table:table-cell>
          <table:table-cell table:style-name="ce176"/>
          <table:table-cell office:value-type="float" office:value="319" table:style-name="ce176">
            <text:p>31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9" table:style-name="ce176">
            <text:p>319</text:p>
          </table:table-cell>
          <table:table-cell office:value-type="float" office:value="38.28" table:style-name="ce176">
            <text:p>38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57.28" table:style-name="ce176">
            <text:p>357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.8" table:style-name="ce176">
            <text:p>26,8</text:p>
          </table:table-cell>
          <table:table-cell office:value-type="float" office:value="0" table:style-name="ce176">
            <text:p>0</text:p>
          </table:table-cell>
          <table:table-cell office:value-type="float" office:value="26.8" table:style-name="ce176">
            <text:p>26,8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6</text:p>
          </table:table-cell>
          <table:table-cell office:value-type="string" table:style-name="ce176">
            <text:p>060820200713900129490012001050000372596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" table:style-name="ce176">
            <text:p>8,7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" table:style-name="ce176">
            <text:p>8,77</text:p>
          </table:table-cell>
          <table:table-cell office:value-type="float" office:value="35.57" table:style-name="ce176">
            <text:p>35,5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Entrega de KITS bebemundo <text:s/>- PTO 202007000741</text:p>
          </table:table-cell>
          <table:table-cell office:value-type="string" table:style-name="ce176">
            <text:p>FAC 001-001-000000564</text:p>
          </table:table-cell>
          <table:table-cell office:value-type="string" table:style-name="ce176">
            <text:p>03082020010992333618001200100100000056411381927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4</text:p>
          </table:table-cell>
          <table:table-cell table:style-name="ce176"/>
          <table:table-cell office:value-type="float" office:value="975.04" table:style-name="ce176">
            <text:p>975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75.04" table:style-name="ce176">
            <text:p>975,04</text:p>
          </table:table-cell>
          <table:table-cell office:value-type="float" office:value="117" table:style-name="ce176">
            <text:p>11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92.04" table:style-name="ce176">
            <text:p>1092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.900000000000006" table:style-name="ce176">
            <text:p>81,9</text:p>
          </table:table-cell>
          <table:table-cell office:value-type="float" office:value="0" table:style-name="ce176">
            <text:p>0</text:p>
          </table:table-cell>
          <table:table-cell office:value-type="float" office:value="81.900000000000006" table:style-name="ce176">
            <text:p>81,9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4</text:p>
          </table:table-cell>
          <table:table-cell office:value-type="string" table:style-name="ce176">
            <text:p>0308202007099104780800120010400000453742007000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51" table:style-name="ce176">
            <text:p>15,51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44" table:style-name="ce176">
            <text:p>2,4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95" table:style-name="ce176">
            <text:p>17,95</text:p>
          </table:table-cell>
          <table:table-cell office:value-type="float" office:value="99.85" table:style-name="ce176">
            <text:p>99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a influencers <text:s/>- PTO 202007000738</text:p>
          </table:table-cell>
          <table:table-cell office:value-type="string" table:style-name="ce176">
            <text:p>FAC 001-001-000000565</text:p>
          </table:table-cell>
          <table:table-cell office:value-type="string" table:style-name="ce176">
            <text:p>0308202001099233361800120010010000005651138194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5</text:p>
          </table:table-cell>
          <table:table-cell table:style-name="ce176"/>
          <table:table-cell office:value-type="float" office:value="884.4" table:style-name="ce176">
            <text:p>884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84.4" table:style-name="ce176">
            <text:p>884,4</text:p>
          </table:table-cell>
          <table:table-cell office:value-type="float" office:value="106.13" table:style-name="ce176">
            <text:p>106,1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90.53" table:style-name="ce176">
            <text:p>990,5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4.290000000000006" table:style-name="ce176">
            <text:p>74,29</text:p>
          </table:table-cell>
          <table:table-cell office:value-type="float" office:value="0" table:style-name="ce176">
            <text:p>0</text:p>
          </table:table-cell>
          <table:table-cell office:value-type="float" office:value="74.290000000000006" table:style-name="ce176">
            <text:p>74,29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7</text:p>
          </table:table-cell>
          <table:table-cell office:value-type="string" table:style-name="ce176">
            <text:p>060820200713900129490012001050000372597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32" table:style-name="ce176">
            <text:p>24,3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32" table:style-name="ce176">
            <text:p>24,32</text:p>
          </table:table-cell>
          <table:table-cell office:value-type="float" office:value="98.61" table:style-name="ce176">
            <text:p>98,6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idad SER FELIZ AGOSTO <text:s/>- PTO 202007000737</text:p>
          </table:table-cell>
          <table:table-cell office:value-type="string" table:style-name="ce176">
            <text:p>FAC 001-001-000000566</text:p>
          </table:table-cell>
          <table:table-cell office:value-type="string" table:style-name="ce176">
            <text:p>03082020010992333618001200100100000056611381947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6</text:p>
          </table:table-cell>
          <table:table-cell table:style-name="ce176"/>
          <table:table-cell office:value-type="float" office:value="682" table:style-name="ce176">
            <text:p>6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2" table:style-name="ce176">
            <text:p>682</text:p>
          </table:table-cell>
          <table:table-cell office:value-type="float" office:value="81.84" table:style-name="ce176">
            <text:p>81,8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63.84" table:style-name="ce176">
            <text:p>763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.29" table:style-name="ce176">
            <text:p>57,29</text:p>
          </table:table-cell>
          <table:table-cell office:value-type="float" office:value="0" table:style-name="ce176">
            <text:p>0</text:p>
          </table:table-cell>
          <table:table-cell office:value-type="float" office:value="57.29" table:style-name="ce176">
            <text:p>57,29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8</text:p>
          </table:table-cell>
          <table:table-cell office:value-type="string" table:style-name="ce176">
            <text:p>060820200713900129490012001050000372598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760000000000002" table:style-name="ce176">
            <text:p>18,7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.760000000000002" table:style-name="ce176">
            <text:p>18,76</text:p>
          </table:table-cell>
          <table:table-cell office:value-type="float" office:value="76.05" table:style-name="ce176">
            <text:p>76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uspicio Fundación AGOSTO <text:s/>- PTO 202007000736</text:p>
          </table:table-cell>
          <table:table-cell office:value-type="string" table:style-name="ce176">
            <text:p>FAC 001-001-000000567</text:p>
          </table:table-cell>
          <table:table-cell office:value-type="string" table:style-name="ce176">
            <text:p>0308202001099233361800120010010000005671138195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7</text:p>
          </table:table-cell>
          <table:table-cell table:style-name="ce176"/>
          <table:table-cell office:value-type="float" office:value="6875" table:style-name="ce176">
            <text:p>68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75" table:style-name="ce176">
            <text:p>6875</text:p>
          </table:table-cell>
          <table:table-cell office:value-type="float" office:value="825" table:style-name="ce176">
            <text:p>82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700" table:style-name="ce176">
            <text:p>77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599</text:p>
          </table:table-cell>
          <table:table-cell office:value-type="string" table:style-name="ce176">
            <text:p>060820200713900129490012001050000372599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89.06" table:style-name="ce176">
            <text:p>189,06</text:p>
          </table:table-cell>
          <table:table-cell office:value-type="float" office:value="766.56" table:style-name="ce176">
            <text:p>766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Retiro de elementos provincias y auditoría - PTO 202007000735</text:p>
          </table:table-cell>
          <table:table-cell office:value-type="string" table:style-name="ce176">
            <text:p>FAC 001-001-000000568</text:p>
          </table:table-cell>
          <table:table-cell office:value-type="string" table:style-name="ce176">
            <text:p>03082020010992333618001200100100000056811381955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8</text:p>
          </table:table-cell>
          <table:table-cell table:style-name="ce176"/>
          <table:table-cell office:value-type="float" office:value="1100" table:style-name="ce176">
            <text:p>11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00" table:style-name="ce176">
            <text:p>1100</text:p>
          </table:table-cell>
          <table:table-cell office:value-type="float" office:value="132" table:style-name="ce176">
            <text:p>13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32" table:style-name="ce176">
            <text:p>123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.4" table:style-name="ce176">
            <text:p>92,4</text:p>
          </table:table-cell>
          <table:table-cell office:value-type="float" office:value="0" table:style-name="ce176">
            <text:p>0</text:p>
          </table:table-cell>
          <table:table-cell office:value-type="float" office:value="92.4" table:style-name="ce176">
            <text:p>92,4</text:p>
          </table:table-cell>
          <table:table-cell office:value-type="string" table:style-name="ce176">
            <text:p>03/08/2020</text:p>
          </table:table-cell>
          <table:table-cell office:value-type="string" table:style-name="ce176">
            <text:p>001-040-000045375</text:p>
          </table:table-cell>
          <table:table-cell office:value-type="string" table:style-name="ce176">
            <text:p>03082020070991047808001200104000004537520070001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5" table:style-name="ce176">
            <text:p>17,5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75" table:style-name="ce176">
            <text:p>2,7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25" table:style-name="ce176">
            <text:p>20,25</text:p>
          </table:table-cell>
          <table:table-cell office:value-type="float" office:value="112.65" table:style-name="ce176">
            <text:p>112,6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rmado de portasachets - PTO 202007000734</text:p>
          </table:table-cell>
          <table:table-cell office:value-type="string" table:style-name="ce176">
            <text:p>FAC 001-001-000000569</text:p>
          </table:table-cell>
          <table:table-cell office:value-type="string" table:style-name="ce176">
            <text:p>03082020010992333618001200100100000056911381971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09</text:p>
          </table:table-cell>
          <table:table-cell table:style-name="ce176"/>
          <table:table-cell office:value-type="float" office:value="3740" table:style-name="ce176">
            <text:p>374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40" table:style-name="ce176">
            <text:p>3740</text:p>
          </table:table-cell>
          <table:table-cell office:value-type="float" office:value="448.8" table:style-name="ce176">
            <text:p>448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188.8" table:style-name="ce176">
            <text:p>418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4.16000000000003" table:style-name="ce176">
            <text:p>314,16</text:p>
          </table:table-cell>
          <table:table-cell office:value-type="float" office:value="0" table:style-name="ce176">
            <text:p>0</text:p>
          </table:table-cell>
          <table:table-cell office:value-type="float" office:value="314.16000000000003" table:style-name="ce176">
            <text:p>314,16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600</text:p>
          </table:table-cell>
          <table:table-cell office:value-type="string" table:style-name="ce176">
            <text:p>060820200713900129490012001050000372600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2.85" table:style-name="ce176">
            <text:p>102,8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2.85" table:style-name="ce176">
            <text:p>102,85</text:p>
          </table:table-cell>
          <table:table-cell office:value-type="float" office:value="417.01" table:style-name="ce176">
            <text:p>417,0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3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ORTASACHETS PROMO PERLA SUAVIZANTE <text:s/>- PTO 202007000733</text:p>
          </table:table-cell>
          <table:table-cell office:value-type="string" table:style-name="ce176">
            <text:p>FAC 001-001-000000570</text:p>
          </table:table-cell>
          <table:table-cell office:value-type="string" table:style-name="ce176">
            <text:p>03082020010992333618001200100100000057011381973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0</text:p>
          </table:table-cell>
          <table:table-cell table:style-name="ce176"/>
          <table:table-cell office:value-type="float" office:value="6050" table:style-name="ce176">
            <text:p>605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50" table:style-name="ce176">
            <text:p>6050</text:p>
          </table:table-cell>
          <table:table-cell office:value-type="float" office:value="726" table:style-name="ce176">
            <text:p>72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776" table:style-name="ce176">
            <text:p>67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8.2" table:style-name="ce176">
            <text:p>508,2</text:p>
          </table:table-cell>
          <table:table-cell office:value-type="float" office:value="0" table:style-name="ce176">
            <text:p>0</text:p>
          </table:table-cell>
          <table:table-cell office:value-type="float" office:value="508.2" table:style-name="ce176">
            <text:p>508,2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601</text:p>
          </table:table-cell>
          <table:table-cell office:value-type="string" table:style-name="ce176">
            <text:p>060820200713900129490012001050000372601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6.38" table:style-name="ce176">
            <text:p>166,3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6.38" table:style-name="ce176">
            <text:p>166,38</text:p>
          </table:table-cell>
          <table:table-cell office:value-type="float" office:value="674.58" table:style-name="ce176">
            <text:p>674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Varios de visibilidad <text:s/>- PTO 202008000748</text:p>
          </table:table-cell>
          <table:table-cell office:value-type="string" table:style-name="ce176">
            <text:p>FAC 001-001-000000571</text:p>
          </table:table-cell>
          <table:table-cell office:value-type="string" table:style-name="ce176">
            <text:p>0408202001099233361800120010010000005711139054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1</text:p>
          </table:table-cell>
          <table:table-cell table:style-name="ce176"/>
          <table:table-cell office:value-type="float" office:value="573.1" table:style-name="ce176">
            <text:p>573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3.1" table:style-name="ce176">
            <text:p>573,1</text:p>
          </table:table-cell>
          <table:table-cell office:value-type="float" office:value="68.77" table:style-name="ce176">
            <text:p>68,7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1.87" table:style-name="ce176">
            <text:p>641,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14" table:style-name="ce176">
            <text:p>48,14</text:p>
          </table:table-cell>
          <table:table-cell office:value-type="float" office:value="0" table:style-name="ce176">
            <text:p>0</text:p>
          </table:table-cell>
          <table:table-cell office:value-type="float" office:value="48.14" table:style-name="ce176">
            <text:p>48,14</text:p>
          </table:table-cell>
          <table:table-cell office:value-type="string" table:style-name="ce176">
            <text:p>04/08/2020</text:p>
          </table:table-cell>
          <table:table-cell office:value-type="string" table:style-name="ce176">
            <text:p>001-040-000045376</text:p>
          </table:table-cell>
          <table:table-cell office:value-type="string" table:style-name="ce176">
            <text:p>04082020070991047808001200104000004537620070001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1199999999999992" table:style-name="ce176">
            <text:p>9,12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43" table:style-name="ce176">
            <text:p>1,4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5" table:style-name="ce176">
            <text:p>10,55</text:p>
          </table:table-cell>
          <table:table-cell office:value-type="float" office:value="58.69" table:style-name="ce176">
            <text:p>58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mes de agosto <text:s/>- PTO 202008000747</text:p>
          </table:table-cell>
          <table:table-cell office:value-type="string" table:style-name="ce176">
            <text:p>FAC 001-001-000000572</text:p>
          </table:table-cell>
          <table:table-cell office:value-type="string" table:style-name="ce176">
            <text:p>04082020010992333618001200100100000057211390614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2</text:p>
          </table:table-cell>
          <table:table-cell table:style-name="ce176"/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69.3" table:style-name="ce176">
            <text:p>69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6.79999999999995" table:style-name="ce176">
            <text:p>64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string" table:style-name="ce176">
            <text:p>06/08/2020</text:p>
          </table:table-cell>
          <table:table-cell office:value-type="string" table:style-name="ce176">
            <text:p>001-050-000372602</text:p>
          </table:table-cell>
          <table:table-cell office:value-type="string" table:style-name="ce176">
            <text:p>060820200713900129490012001050000372602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float" office:value="64.39" table:style-name="ce176">
            <text:p>64,3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Lanzamiento sala de lactancia malecón <text:s/>- PTO 202007000744</text:p>
          </table:table-cell>
          <table:table-cell office:value-type="string" table:style-name="ce176">
            <text:p>FAC 001-001-000000573</text:p>
          </table:table-cell>
          <table:table-cell office:value-type="string" table:style-name="ce176">
            <text:p>04082020010992333618001200100100000057311390648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3</text:p>
          </table:table-cell>
          <table:table-cell table:style-name="ce176"/>
          <table:table-cell office:value-type="float" office:value="649" table:style-name="ce176">
            <text:p>64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49" table:style-name="ce176">
            <text:p>649</text:p>
          </table:table-cell>
          <table:table-cell office:value-type="float" office:value="77.88" table:style-name="ce176">
            <text:p>77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26.88" table:style-name="ce176">
            <text:p>726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4.52" table:style-name="ce176">
            <text:p>54,52</text:p>
          </table:table-cell>
          <table:table-cell office:value-type="float" office:value="0" table:style-name="ce176">
            <text:p>0</text:p>
          </table:table-cell>
          <table:table-cell office:value-type="float" office:value="54.52" table:style-name="ce176">
            <text:p>54,52</text:p>
          </table:table-cell>
          <table:table-cell office:value-type="string" table:style-name="ce176">
            <text:p>04/08/2020</text:p>
          </table:table-cell>
          <table:table-cell office:value-type="string" table:style-name="ce176">
            <text:p>001-040-000045377</text:p>
          </table:table-cell>
          <table:table-cell office:value-type="string" table:style-name="ce176">
            <text:p>04082020070991047808001200104000004537720070001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32" table:style-name="ce176">
            <text:p>10,32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62" table:style-name="ce176">
            <text:p>1,6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94" table:style-name="ce176">
            <text:p>11,94</text:p>
          </table:table-cell>
          <table:table-cell office:value-type="float" office:value="66.459999999999994" table:style-name="ce176">
            <text:p>66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PERSONAL MES DE AGOSTO MALECON <text:s/>- PTO 202007000743</text:p>
          </table:table-cell>
          <table:table-cell office:value-type="string" table:style-name="ce176">
            <text:p>FAC 001-001-000000574</text:p>
          </table:table-cell>
          <table:table-cell office:value-type="string" table:style-name="ce176">
            <text:p>0408202001099233361800120010010000005741139071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4</text:p>
          </table:table-cell>
          <table:table-cell table:style-name="ce176"/>
          <table:table-cell office:value-type="float" office:value="1356.3" table:style-name="ce176">
            <text:p>1356,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56.3" table:style-name="ce176">
            <text:p>1356,3</text:p>
          </table:table-cell>
          <table:table-cell office:value-type="float" office:value="162.76" table:style-name="ce176">
            <text:p>162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19.06" table:style-name="ce176">
            <text:p>1519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3.93" table:style-name="ce176">
            <text:p>113,93</text:p>
          </table:table-cell>
          <table:table-cell office:value-type="float" office:value="0" table:style-name="ce176">
            <text:p>0</text:p>
          </table:table-cell>
          <table:table-cell office:value-type="float" office:value="113.93" table:style-name="ce176">
            <text:p>113,93</text:p>
          </table:table-cell>
          <table:table-cell office:value-type="string" table:style-name="ce176">
            <text:p>04/08/2020</text:p>
          </table:table-cell>
          <table:table-cell office:value-type="string" table:style-name="ce176">
            <text:p>001-040-000045378</text:p>
          </table:table-cell>
          <table:table-cell office:value-type="string" table:style-name="ce176">
            <text:p>04082020070991047808001200104000004537820070001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58" table:style-name="ce176">
            <text:p>21,58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39" table:style-name="ce176">
            <text:p>3,3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97" table:style-name="ce176">
            <text:p>24,97</text:p>
          </table:table-cell>
          <table:table-cell office:value-type="float" office:value="138.9" table:style-name="ce176">
            <text:p>138,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08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7000728; PTO 202007000727; PTO 202006000713; PTO 202004000693</text:p>
          </table:table-cell>
          <table:table-cell office:value-type="string" table:style-name="ce176">
            <text:p>FAC 001-001-000000575</text:p>
          </table:table-cell>
          <table:table-cell office:value-type="string" table:style-name="ce176">
            <text:p>04082020010992333618001200100100000057511391263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5</text:p>
          </table:table-cell>
          <table:table-cell table:style-name="ce176"/>
          <table:table-cell office:value-type="float" office:value="5003.4399999999996" table:style-name="ce176">
            <text:p>5003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03.4399999999996" table:style-name="ce176">
            <text:p>5003,44</text:p>
          </table:table-cell>
          <table:table-cell office:value-type="float" office:value="600.41" table:style-name="ce176">
            <text:p>600,4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603.85" table:style-name="ce176">
            <text:p>5603,8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0.29" table:style-name="ce176">
            <text:p>420,29</text:p>
          </table:table-cell>
          <table:table-cell office:value-type="float" office:value="0" table:style-name="ce176">
            <text:p>0</text:p>
          </table:table-cell>
          <table:table-cell office:value-type="float" office:value="420.29" table:style-name="ce176">
            <text:p>420,29</text:p>
          </table:table-cell>
          <table:table-cell office:value-type="string" table:style-name="ce176">
            <text:p>13/08/2020</text:p>
          </table:table-cell>
          <table:table-cell office:value-type="string" table:style-name="ce176">
            <text:p>001-004-000008323</text:p>
          </table:table-cell>
          <table:table-cell office:value-type="string" table:style-name="ce176">
            <text:p>13082020071791321596001200100400000832300008323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7.56" table:style-name="ce176">
            <text:p>87,56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7.56" table:style-name="ce176">
            <text:p>87,56</text:p>
          </table:table-cell>
          <table:table-cell office:value-type="float" office:value="507.85" table:style-name="ce176">
            <text:p>507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08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rneo de tennis en Ballenita _x000D_</text:p>
            <text:p>Solicitud#123460 - PTO 202007000745</text:p>
          </table:table-cell>
          <table:table-cell office:value-type="string" table:style-name="ce176">
            <text:p>FAC 001-001-000000578</text:p>
          </table:table-cell>
          <table:table-cell office:value-type="string" table:style-name="ce176">
            <text:p>11082020010992333618001200100100000057811498031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8</text:p>
          </table:table-cell>
          <table:table-cell table:style-name="ce176"/>
          <table:table-cell office:value-type="float" office:value="1395.52" table:style-name="ce176">
            <text:p>1395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95.52" table:style-name="ce176">
            <text:p>1395,52</text:p>
          </table:table-cell>
          <table:table-cell office:value-type="float" office:value="167.46" table:style-name="ce176">
            <text:p>167,4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62.98" table:style-name="ce176">
            <text:p>1562,9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22" table:style-name="ce176">
            <text:p>117,22</text:p>
          </table:table-cell>
          <table:table-cell office:value-type="float" office:value="0" table:style-name="ce176">
            <text:p>0</text:p>
          </table:table-cell>
          <table:table-cell office:value-type="float" office:value="117.22" table:style-name="ce176">
            <text:p>117,22</text:p>
          </table:table-cell>
          <table:table-cell office:value-type="string" table:style-name="ce176">
            <text:p>18/08/2020</text:p>
          </table:table-cell>
          <table:table-cell office:value-type="string" table:style-name="ce176">
            <text:p>001-020-000051633</text:p>
          </table:table-cell>
          <table:table-cell office:value-type="string" table:style-name="ce176">
            <text:p>18082020070990049459001200102000005163324831280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380000000000003" table:style-name="ce176">
            <text:p>38,3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8.380000000000003" table:style-name="ce176">
            <text:p>38,38</text:p>
          </table:table-cell>
          <table:table-cell office:value-type="float" office:value="155.6" table:style-name="ce176">
            <text:p>155,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2/08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8000753; PTO 202007000729; PTO 202007000723; PTO 202006000717</text:p>
          </table:table-cell>
          <table:table-cell office:value-type="string" table:style-name="ce176">
            <text:p>FAC 001-001-000000579</text:p>
          </table:table-cell>
          <table:table-cell office:value-type="string" table:style-name="ce176">
            <text:p>12082020010992333618001200100100000057911511218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19</text:p>
          </table:table-cell>
          <table:table-cell table:style-name="ce176"/>
          <table:table-cell office:value-type="float" office:value="1394" table:style-name="ce176">
            <text:p>139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94" table:style-name="ce176">
            <text:p>1394</text:p>
          </table:table-cell>
          <table:table-cell office:value-type="float" office:value="167.28" table:style-name="ce176">
            <text:p>167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61.28" table:style-name="ce176">
            <text:p>1561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1" table:style-name="ce176">
            <text:p>117,1</text:p>
          </table:table-cell>
          <table:table-cell office:value-type="float" office:value="0" table:style-name="ce176">
            <text:p>0</text:p>
          </table:table-cell>
          <table:table-cell office:value-type="float" office:value="117.1" table:style-name="ce176">
            <text:p>117,1</text:p>
          </table:table-cell>
          <table:table-cell office:value-type="string" table:style-name="ce176">
            <text:p>21/08/2020</text:p>
          </table:table-cell>
          <table:table-cell office:value-type="string" table:style-name="ce176">
            <text:p>001-004-000009167</text:p>
          </table:table-cell>
          <table:table-cell office:value-type="string" table:style-name="ce176">
            <text:p>21082020071791321596001200100400000916700009167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4" table:style-name="ce176">
            <text:p>24,4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4" table:style-name="ce176">
            <text:p>24,4</text:p>
          </table:table-cell>
          <table:table-cell office:value-type="float" office:value="141.5" table:style-name="ce176">
            <text:p>141,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2/08/2020</text:p>
          </table:table-cell>
          <table:table-cell office:value-type="string" table:style-name="ce176">
            <text:p>0990023549001</text:p>
          </table:table-cell>
          <table:table-cell office:value-type="string" table:style-name="ce176">
            <text:p>CERVECERIA NACIONAL CN S.A.</text:p>
          </table:table-cell>
          <table:table-cell office:value-type="string" table:style-name="ce176">
            <text:p>Elaboración de Letrero Compromiso Nacional en exteriores edificio Comercial Pedido#5002675385 Entrada#1010490116 - PTO 202008000751</text:p>
          </table:table-cell>
          <table:table-cell office:value-type="string" table:style-name="ce176">
            <text:p>FAC 001-001-000000580</text:p>
          </table:table-cell>
          <table:table-cell office:value-type="string" table:style-name="ce176">
            <text:p>1208202001099233361800120010010000005801151544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0</text:p>
          </table:table-cell>
          <table:table-cell table:style-name="ce176"/>
          <table:table-cell office:value-type="float" office:value="9696.5" table:style-name="ce176">
            <text:p>9696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96.5" table:style-name="ce176">
            <text:p>9696,5</text:p>
          </table:table-cell>
          <table:table-cell office:value-type="float" office:value="1163.58" table:style-name="ce176">
            <text:p>1163,5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860.08" table:style-name="ce176">
            <text:p>10860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4.51" table:style-name="ce176">
            <text:p>814,51</text:p>
          </table:table-cell>
          <table:table-cell office:value-type="float" office:value="0" table:style-name="ce176">
            <text:p>0</text:p>
          </table:table-cell>
          <table:table-cell office:value-type="float" office:value="814.51" table:style-name="ce176">
            <text:p>814,51</text:p>
          </table:table-cell>
          <table:table-cell office:value-type="string" table:style-name="ce176">
            <text:p>14/08/2020</text:p>
          </table:table-cell>
          <table:table-cell office:value-type="string" table:style-name="ce176">
            <text:p>001-012-000058548</text:p>
          </table:table-cell>
          <table:table-cell office:value-type="string" table:style-name="ce176">
            <text:p>14082020070990023549001200101200005854862184375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9.69" table:style-name="ce176">
            <text:p>169,69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9.69" table:style-name="ce176">
            <text:p>169,69</text:p>
          </table:table-cell>
          <table:table-cell office:value-type="float" office:value="984.2" table:style-name="ce176">
            <text:p>984,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8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tem para campeonato de ajedrez. Solictud # 123852 - PTO 202008000759</text:p>
          </table:table-cell>
          <table:table-cell office:value-type="string" table:style-name="ce176">
            <text:p>FAC 001-001-000000582</text:p>
          </table:table-cell>
          <table:table-cell office:value-type="string" table:style-name="ce176">
            <text:p>1308202001099233361800120010010000005821152910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2</text:p>
          </table:table-cell>
          <table:table-cell table:style-name="ce176"/>
          <table:table-cell office:value-type="float" office:value="319.2" table:style-name="ce176">
            <text:p>31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19.2" table:style-name="ce176">
            <text:p>319,2</text:p>
          </table:table-cell>
          <table:table-cell office:value-type="float" office:value="38.299999999999997" table:style-name="ce176">
            <text:p>38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57.5" table:style-name="ce176">
            <text:p>35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08/2020</text:p>
          </table:table-cell>
          <table:table-cell office:value-type="string" table:style-name="ce176">
            <text:p>0990023549001</text:p>
          </table:table-cell>
          <table:table-cell office:value-type="string" table:style-name="ce176">
            <text:p>CERVECERIA NACIONAL CN S.A.</text:p>
          </table:table-cell>
          <table:table-cell office:value-type="string" table:style-name="ce176">
            <text:p>Rueda de Prensa Compromiso Nacional Pedido # 5002678024 Entrada #1010505706 - PTO 202008000752</text:p>
          </table:table-cell>
          <table:table-cell office:value-type="string" table:style-name="ce176">
            <text:p>FAC 001-001-000000583</text:p>
          </table:table-cell>
          <table:table-cell office:value-type="string" table:style-name="ce176">
            <text:p>1808202001099233361800120010010000005831159133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3</text:p>
          </table:table-cell>
          <table:table-cell table:style-name="ce176"/>
          <table:table-cell office:value-type="float" office:value="9625" table:style-name="ce176">
            <text:p>962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25" table:style-name="ce176">
            <text:p>9625</text:p>
          </table:table-cell>
          <table:table-cell office:value-type="float" office:value="1155" table:style-name="ce176">
            <text:p>115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780" table:style-name="ce176">
            <text:p>1078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08.5" table:style-name="ce176">
            <text:p>808,5</text:p>
          </table:table-cell>
          <table:table-cell office:value-type="float" office:value="0" table:style-name="ce176">
            <text:p>0</text:p>
          </table:table-cell>
          <table:table-cell office:value-type="float" office:value="808.5" table:style-name="ce176">
            <text:p>808,5</text:p>
          </table:table-cell>
          <table:table-cell office:value-type="string" table:style-name="ce176">
            <text:p>19/08/2020</text:p>
          </table:table-cell>
          <table:table-cell office:value-type="string" table:style-name="ce176">
            <text:p>001-012-000058884</text:p>
          </table:table-cell>
          <table:table-cell office:value-type="string" table:style-name="ce176">
            <text:p>19082020070990023549001200101200005888434526817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8.44" table:style-name="ce176">
            <text:p>168,44</text:p>
          </table:table-cell>
          <table:table-cell office:value-type="string" table:style-name="ce176">
            <text:p>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68.44" table:style-name="ce176">
            <text:p>168,44</text:p>
          </table:table-cell>
          <table:table-cell office:value-type="float" office:value="976.94" table:style-name="ce176">
            <text:p>976,94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54117.899999999994" table:formula="of:=SUM([.M2:.M22])" table:style-name="ce1">
            <text:p>54117,9</text:p>
          </table:table-cell>
          <table:table-cell office:value-type="float" office:value="6494.14" table:formula="of:=SUM([.N2:.N22])" table:style-name="ce1">
            <text:p>6494,14</text:p>
          </table:table-cell>
          <table:table-cell table:number-columns-repeated="2" table:style-name="ce1"/>
          <table:table-cell office:value-type="float" office:value="60612.04" table:formula="of:=SUM([.Q2:.Q22])" table:style-name="ce1">
            <text:p>60612,04</text:p>
          </table:table-cell>
          <table:table-cell table:number-columns-repeated="6" table:style-name="ce1"/>
          <table:table-cell office:value-type="float" office:value="4699.1799999999994" table:formula="of:=SUM([.X2:.X22])" table:style-name="ce1">
            <text:p>4699,18</text:p>
          </table:table-cell>
          <table:table-cell table:number-columns-repeated="19" table:style-name="ce1"/>
          <table:table-cell office:value-type="float" office:value="1212.5400000000002" table:formula="of:=SUM([.AR2:.AR22])" table:style-name="ce1">
            <text:p>1212,54</text:p>
          </table:table-cell>
          <table:table-cell office:value-type="float" office:value="5911.7199999999993" table:formula="of:=SUM([.AS2:.AS22])" table:style-name="ce1">
            <text:p>5911,7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09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09/2020</text:p>
          </table:table-cell>
          <table:table-cell office:value-type="string" table:style-name="ce176">
            <text:p>0990023549001</text:p>
          </table:table-cell>
          <table:table-cell office:value-type="string" table:style-name="ce176">
            <text:p>CERVECERIA NACIONAL CN S.A.</text:p>
          </table:table-cell>
          <table:table-cell office:value-type="string" table:style-name="ce176">
            <text:p>Adicionales Rueda de Prensa Compromiso Nacional. Entrada de Servicio#1010526856 Pedido#5002681590 - PTO 202008000758</text:p>
          </table:table-cell>
          <table:table-cell office:value-type="string" table:style-name="ce176">
            <text:p>FAC 001-001-000000584</text:p>
          </table:table-cell>
          <table:table-cell office:value-type="string" table:style-name="ce176">
            <text:p>01092020010992333618001200100100000058411744765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1</text:p>
          </table:table-cell>
          <table:table-cell table:style-name="ce176"/>
          <table:table-cell office:value-type="float" office:value="1905.2" table:style-name="ce176">
            <text:p>190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05.2" table:style-name="ce176">
            <text:p>1905,2</text:p>
          </table:table-cell>
          <table:table-cell office:value-type="float" office:value="228.62" table:style-name="ce176">
            <text:p>228,6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33.8200000000002" table:style-name="ce176">
            <text:p>2133,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0.03" table:style-name="ce176">
            <text:p>160,03</text:p>
          </table:table-cell>
          <table:table-cell office:value-type="float" office:value="0" table:style-name="ce176">
            <text:p>0</text:p>
          </table:table-cell>
          <table:table-cell office:value-type="float" office:value="160.03" table:style-name="ce176">
            <text:p>160,03</text:p>
          </table:table-cell>
          <table:table-cell office:value-type="string" table:style-name="ce176">
            <text:p>01/09/2020</text:p>
          </table:table-cell>
          <table:table-cell office:value-type="string" table:style-name="ce176">
            <text:p>001-012-000059995</text:p>
          </table:table-cell>
          <table:table-cell office:value-type="string" table:style-name="ce176">
            <text:p>0109202007099002354900120010120000599956852173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340000000000003" table:style-name="ce176">
            <text:p>33,3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3.340000000000003" table:style-name="ce176">
            <text:p>33,34</text:p>
          </table:table-cell>
          <table:table-cell office:value-type="float" office:value="193.37" table:style-name="ce176">
            <text:p>193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8000761; PTO 202008000754; PTO 202008000749; PTO 202007000731</text:p>
          </table:table-cell>
          <table:table-cell office:value-type="string" table:style-name="ce176">
            <text:p>FAC 001-001-000000585</text:p>
          </table:table-cell>
          <table:table-cell office:value-type="string" table:style-name="ce176">
            <text:p>06092020010992333618001200100100000058511812177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2</text:p>
          </table:table-cell>
          <table:table-cell table:style-name="ce176"/>
          <table:table-cell office:value-type="float" office:value="2444.9899999999998" table:style-name="ce176">
            <text:p>2444,9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44.9899999999998" table:style-name="ce176">
            <text:p>2444,99</text:p>
          </table:table-cell>
          <table:table-cell office:value-type="float" office:value="293.39999999999998" table:style-name="ce176">
            <text:p>293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38.39" table:style-name="ce176">
            <text:p>2738,3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tiquetas A4 promoción <text:s/>- PTO 202009000776</text:p>
          </table:table-cell>
          <table:table-cell office:value-type="string" table:style-name="ce176">
            <text:p>FAC 001-001-000000586</text:p>
          </table:table-cell>
          <table:table-cell office:value-type="string" table:style-name="ce176">
            <text:p>07092020010992333618001200100100000058611816172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3</text:p>
          </table:table-cell>
          <table:table-cell table:style-name="ce176"/>
          <table:table-cell office:value-type="float" office:value="812.9" table:style-name="ce176">
            <text:p>812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12.9" table:style-name="ce176">
            <text:p>812,9</text:p>
          </table:table-cell>
          <table:table-cell office:value-type="float" office:value="97.55" table:style-name="ce176">
            <text:p>97,5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10.45" table:style-name="ce176">
            <text:p>910,4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.28" table:style-name="ce176">
            <text:p>68,28</text:p>
          </table:table-cell>
          <table:table-cell office:value-type="float" office:value="0" table:style-name="ce176">
            <text:p>0</text:p>
          </table:table-cell>
          <table:table-cell office:value-type="float" office:value="68.28" table:style-name="ce176">
            <text:p>68,28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1</text:p>
          </table:table-cell>
          <table:table-cell office:value-type="string" table:style-name="ce176">
            <text:p>100920200713900129490012001050000378951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35" table:style-name="ce176">
            <text:p>22,3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35" table:style-name="ce176">
            <text:p>22,35</text:p>
          </table:table-cell>
          <table:table-cell office:value-type="float" office:value="90.63" table:style-name="ce176">
            <text:p>90,6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PERSONAL MES DE SEPTIEMBRE PAÑALÍN <text:s/>- PTO 202008000772</text:p>
          </table:table-cell>
          <table:table-cell office:value-type="string" table:style-name="ce176">
            <text:p>FAC 001-001-000000587</text:p>
          </table:table-cell>
          <table:table-cell office:value-type="string" table:style-name="ce176">
            <text:p>07092020010992333618001200100100000058711816192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4</text:p>
          </table:table-cell>
          <table:table-cell table:style-name="ce176"/>
          <table:table-cell office:value-type="float" office:value="1404.7" table:style-name="ce176">
            <text:p>1404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04.7" table:style-name="ce176">
            <text:p>1404,7</text:p>
          </table:table-cell>
          <table:table-cell office:value-type="float" office:value="168.56" table:style-name="ce176">
            <text:p>168,5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73.26" table:style-name="ce176">
            <text:p>1573,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99" table:style-name="ce176">
            <text:p>117,99</text:p>
          </table:table-cell>
          <table:table-cell office:value-type="float" office:value="0" table:style-name="ce176">
            <text:p>0</text:p>
          </table:table-cell>
          <table:table-cell office:value-type="float" office:value="117.99" table:style-name="ce176">
            <text:p>117,99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5</text:p>
          </table:table-cell>
          <table:table-cell office:value-type="string" table:style-name="ce176">
            <text:p>07092020070991047808001200104000004632520070001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35" table:style-name="ce176">
            <text:p>22,3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1" table:style-name="ce176">
            <text:p>3,5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86" table:style-name="ce176">
            <text:p>25,86</text:p>
          </table:table-cell>
          <table:table-cell office:value-type="float" office:value="143.85" table:style-name="ce176">
            <text:p>143,8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Septiembre <text:s/>- PTO 202008000770</text:p>
          </table:table-cell>
          <table:table-cell office:value-type="string" table:style-name="ce176">
            <text:p>FAC 001-001-000000588</text:p>
          </table:table-cell>
          <table:table-cell office:value-type="string" table:style-name="ce176">
            <text:p>07092020010992333618001200100100000058811816217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5</text:p>
          </table:table-cell>
          <table:table-cell table:style-name="ce176"/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69.3" table:style-name="ce176">
            <text:p>69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6.79999999999995" table:style-name="ce176">
            <text:p>64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2</text:p>
          </table:table-cell>
          <table:table-cell office:value-type="string" table:style-name="ce176">
            <text:p>100920200713900129490012001050000378952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float" office:value="64.39" table:style-name="ce176">
            <text:p>64,3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MOVILIZACIONES Y ENTREGAS VARIAS <text:s/>- PTO 202008000769</text:p>
          </table:table-cell>
          <table:table-cell office:value-type="string" table:style-name="ce176">
            <text:p>FAC 001-001-000000589</text:p>
          </table:table-cell>
          <table:table-cell office:value-type="string" table:style-name="ce176">
            <text:p>07092020010992333618001200100100000058911816258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6</text:p>
          </table:table-cell>
          <table:table-cell table:style-name="ce176"/>
          <table:table-cell office:value-type="float" office:value="126.5" table:style-name="ce176">
            <text:p>126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6.5" table:style-name="ce176">
            <text:p>126,5</text:p>
          </table:table-cell>
          <table:table-cell office:value-type="float" office:value="15.18" table:style-name="ce176">
            <text:p>15,1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1.68" table:style-name="ce176">
            <text:p>141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.63" table:style-name="ce176">
            <text:p>10,63</text:p>
          </table:table-cell>
          <table:table-cell office:value-type="float" office:value="0" table:style-name="ce176">
            <text:p>0</text:p>
          </table:table-cell>
          <table:table-cell office:value-type="float" office:value="10.63" table:style-name="ce176">
            <text:p>10,63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4</text:p>
          </table:table-cell>
          <table:table-cell office:value-type="string" table:style-name="ce176">
            <text:p>0709202007099104780800120010400000463242007000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0099999999999998" table:style-name="ce176">
            <text:p>2,0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32" table:style-name="ce176">
            <text:p>0,3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33" table:style-name="ce176">
            <text:p>2,33</text:p>
          </table:table-cell>
          <table:table-cell office:value-type="float" office:value="12.96" table:style-name="ce176">
            <text:p>12,9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GANADORES JULIO - PTO 202008000768</text:p>
          </table:table-cell>
          <table:table-cell office:value-type="string" table:style-name="ce176">
            <text:p>FAC 001-001-000000590</text:p>
          </table:table-cell>
          <table:table-cell office:value-type="string" table:style-name="ce176">
            <text:p>07092020010992333618001200100100000059011816280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7</text:p>
          </table:table-cell>
          <table:table-cell table:style-name="ce176"/>
          <table:table-cell office:value-type="float" office:value="523.6" table:style-name="ce176">
            <text:p>523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23.6" table:style-name="ce176">
            <text:p>523,6</text:p>
          </table:table-cell>
          <table:table-cell office:value-type="float" office:value="62.83" table:style-name="ce176">
            <text:p>62,8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86.42999999999995" table:style-name="ce176">
            <text:p>586,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LANZAMIENTO PROACTIVE <text:s/>- PTO 202008000764</text:p>
          </table:table-cell>
          <table:table-cell office:value-type="string" table:style-name="ce176">
            <text:p>FAC 001-001-000000591</text:p>
          </table:table-cell>
          <table:table-cell office:value-type="string" table:style-name="ce176">
            <text:p>0709202001099233361800120010010000005911181630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8</text:p>
          </table:table-cell>
          <table:table-cell table:style-name="ce176"/>
          <table:table-cell office:value-type="float" office:value="913.22" table:style-name="ce176">
            <text:p>913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13.22" table:style-name="ce176">
            <text:p>913,22</text:p>
          </table:table-cell>
          <table:table-cell office:value-type="float" office:value="109.59" table:style-name="ce176">
            <text:p>109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22.81" table:style-name="ce176">
            <text:p>1022,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íos premios con productos <text:s/>- PTO 202008000760</text:p>
          </table:table-cell>
          <table:table-cell office:value-type="string" table:style-name="ce176">
            <text:p>FAC 001-001-000000592</text:p>
          </table:table-cell>
          <table:table-cell office:value-type="string" table:style-name="ce176">
            <text:p>0709202001099233361800120010010000005921181632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9</text:p>
          </table:table-cell>
          <table:table-cell table:style-name="ce176"/>
          <table:table-cell office:value-type="float" office:value="574.20000000000005" table:style-name="ce176">
            <text:p>574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4.20000000000005" table:style-name="ce176">
            <text:p>574,2</text:p>
          </table:table-cell>
          <table:table-cell office:value-type="float" office:value="68.900000000000006" table:style-name="ce176">
            <text:p>68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3.1" table:style-name="ce176">
            <text:p>643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23" table:style-name="ce176">
            <text:p>48,23</text:p>
          </table:table-cell>
          <table:table-cell office:value-type="float" office:value="0" table:style-name="ce176">
            <text:p>0</text:p>
          </table:table-cell>
          <table:table-cell office:value-type="float" office:value="48.23" table:style-name="ce176">
            <text:p>48,23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3</text:p>
          </table:table-cell>
          <table:table-cell office:value-type="string" table:style-name="ce176">
            <text:p>100920200713900129490012001050000378953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9" table:style-name="ce176">
            <text:p>15,7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9" table:style-name="ce176">
            <text:p>15,79</text:p>
          </table:table-cell>
          <table:table-cell office:value-type="float" office:value="64.02" table:style-name="ce176">
            <text:p>64,0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de prensa - PTO 202008000756</text:p>
          </table:table-cell>
          <table:table-cell office:value-type="string" table:style-name="ce176">
            <text:p>FAC 001-001-000000593</text:p>
          </table:table-cell>
          <table:table-cell office:value-type="string" table:style-name="ce176">
            <text:p>0709202001099233361800120010010000005931181634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0</text:p>
          </table:table-cell>
          <table:table-cell table:style-name="ce176"/>
          <table:table-cell office:value-type="float" office:value="519.75" table:style-name="ce176">
            <text:p>519,7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19.75" table:style-name="ce176">
            <text:p>519,75</text:p>
          </table:table-cell>
          <table:table-cell office:value-type="float" office:value="62.37" table:style-name="ce176">
            <text:p>62,3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82.12" table:style-name="ce176">
            <text:p>582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3.66" table:style-name="ce176">
            <text:p>43,66</text:p>
          </table:table-cell>
          <table:table-cell office:value-type="float" office:value="0" table:style-name="ce176">
            <text:p>0</text:p>
          </table:table-cell>
          <table:table-cell office:value-type="float" office:value="43.66" table:style-name="ce176">
            <text:p>43,66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4</text:p>
          </table:table-cell>
          <table:table-cell office:value-type="string" table:style-name="ce176">
            <text:p>100920200713900129490012001050000378954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4.29" table:style-name="ce176">
            <text:p>14,2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4.29" table:style-name="ce176">
            <text:p>14,29</text:p>
          </table:table-cell>
          <table:table-cell office:value-type="float" office:value="57.95" table:style-name="ce176">
            <text:p>57,9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lementos foto corporativa - PTO 202008000755</text:p>
          </table:table-cell>
          <table:table-cell office:value-type="string" table:style-name="ce176">
            <text:p>FAC 001-001-000000594</text:p>
          </table:table-cell>
          <table:table-cell office:value-type="string" table:style-name="ce176">
            <text:p>07092020010992333618001200100100000059411816368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1</text:p>
          </table:table-cell>
          <table:table-cell table:style-name="ce176"/>
          <table:table-cell office:value-type="float" office:value="382.8" table:style-name="ce176">
            <text:p>382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2.8" table:style-name="ce176">
            <text:p>382,8</text:p>
          </table:table-cell>
          <table:table-cell office:value-type="float" office:value="45.94" table:style-name="ce176">
            <text:p>45,9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28.74" table:style-name="ce176">
            <text:p>428,7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159999999999997" table:style-name="ce176">
            <text:p>32,16</text:p>
          </table:table-cell>
          <table:table-cell office:value-type="float" office:value="0" table:style-name="ce176">
            <text:p>0</text:p>
          </table:table-cell>
          <table:table-cell office:value-type="float" office:value="32.159999999999997" table:style-name="ce176">
            <text:p>32,16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5</text:p>
          </table:table-cell>
          <table:table-cell office:value-type="string" table:style-name="ce176">
            <text:p>100920200713900129490012001050000378955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3" table:style-name="ce176">
            <text:p>10,5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53" table:style-name="ce176">
            <text:p>10,53</text:p>
          </table:table-cell>
          <table:table-cell office:value-type="float" office:value="42.69" table:style-name="ce176">
            <text:p>42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Cápsulas redes lactancia <text:s/>- PTO 202007000746</text:p>
          </table:table-cell>
          <table:table-cell office:value-type="string" table:style-name="ce176">
            <text:p>FAC 001-001-000000595</text:p>
          </table:table-cell>
          <table:table-cell office:value-type="string" table:style-name="ce176">
            <text:p>07092020010992333618001200100100000059511822748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2</text:p>
          </table:table-cell>
          <table:table-cell table:style-name="ce176"/>
          <table:table-cell office:value-type="float" office:value="1399.2" table:style-name="ce176">
            <text:p>139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99.2" table:style-name="ce176">
            <text:p>1399,2</text:p>
          </table:table-cell>
          <table:table-cell office:value-type="float" office:value="167.9" table:style-name="ce176">
            <text:p>167,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67.1" table:style-name="ce176">
            <text:p>1567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.53" table:style-name="ce176">
            <text:p>117,53</text:p>
          </table:table-cell>
          <table:table-cell office:value-type="float" office:value="0" table:style-name="ce176">
            <text:p>0</text:p>
          </table:table-cell>
          <table:table-cell office:value-type="float" office:value="117.53" table:style-name="ce176">
            <text:p>117,53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3</text:p>
          </table:table-cell>
          <table:table-cell office:value-type="string" table:style-name="ce176">
            <text:p>07092020070991047808001200104000004632320070001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26" table:style-name="ce176">
            <text:p>22,2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" table:style-name="ce176">
            <text:p>3,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76" table:style-name="ce176">
            <text:p>25,76</text:p>
          </table:table-cell>
          <table:table-cell office:value-type="float" office:value="143.29" table:style-name="ce176">
            <text:p>143,2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7/09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ctivación Campaña Padres 2 - PTO 202001000612</text:p>
          </table:table-cell>
          <table:table-cell office:value-type="string" table:style-name="ce176">
            <text:p>FAC 001-001-000000596</text:p>
          </table:table-cell>
          <table:table-cell office:value-type="string" table:style-name="ce176">
            <text:p>0709202001099233361800120010010000005961182277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3</text:p>
          </table:table-cell>
          <table:table-cell table:style-name="ce176"/>
          <table:table-cell office:value-type="float" office:value="2882" table:style-name="ce176">
            <text:p>28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82" table:style-name="ce176">
            <text:p>2882</text:p>
          </table:table-cell>
          <table:table-cell office:value-type="float" office:value="345.84" table:style-name="ce176">
            <text:p>345,8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227.84" table:style-name="ce176">
            <text:p>3227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2.09" table:style-name="ce176">
            <text:p>242,09</text:p>
          </table:table-cell>
          <table:table-cell office:value-type="float" office:value="0" table:style-name="ce176">
            <text:p>0</text:p>
          </table:table-cell>
          <table:table-cell office:value-type="float" office:value="242.09" table:style-name="ce176">
            <text:p>242,09</text:p>
          </table:table-cell>
          <table:table-cell office:value-type="string" table:style-name="ce176">
            <text:p>07/09/2020</text:p>
          </table:table-cell>
          <table:table-cell office:value-type="string" table:style-name="ce176">
            <text:p>001-040-000046322</text:p>
          </table:table-cell>
          <table:table-cell office:value-type="string" table:style-name="ce176">
            <text:p>07092020070991047808001200104000004632220070001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5.85" table:style-name="ce176">
            <text:p>45,8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2" table:style-name="ce176">
            <text:p>7,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3.05" table:style-name="ce176">
            <text:p>53,05</text:p>
          </table:table-cell>
          <table:table-cell office:value-type="float" office:value="295.14" table:style-name="ce176">
            <text:p>295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8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S PERLA SUAVIZANTE <text:s/>- PTO 202008000766</text:p>
          </table:table-cell>
          <table:table-cell office:value-type="string" table:style-name="ce176">
            <text:p>FAC 001-001-000000597</text:p>
          </table:table-cell>
          <table:table-cell office:value-type="string" table:style-name="ce176">
            <text:p>0809202001099233361800120010010000005971183094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4</text:p>
          </table:table-cell>
          <table:table-cell table:style-name="ce176"/>
          <table:table-cell office:value-type="float" office:value="2310" table:style-name="ce176">
            <text:p>231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10" table:style-name="ce176">
            <text:p>2310</text:p>
          </table:table-cell>
          <table:table-cell office:value-type="float" office:value="277.2" table:style-name="ce176">
            <text:p>277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87.1999999999998" table:style-name="ce176">
            <text:p>2587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4.04" table:style-name="ce176">
            <text:p>194,04</text:p>
          </table:table-cell>
          <table:table-cell office:value-type="float" office:value="0" table:style-name="ce176">
            <text:p>0</text:p>
          </table:table-cell>
          <table:table-cell office:value-type="float" office:value="194.04" table:style-name="ce176">
            <text:p>194,04</text:p>
          </table:table-cell>
          <table:table-cell office:value-type="string" table:style-name="ce176">
            <text:p>10/09/2020</text:p>
          </table:table-cell>
          <table:table-cell office:value-type="string" table:style-name="ce176">
            <text:p>001-050-000378956</text:p>
          </table:table-cell>
          <table:table-cell office:value-type="string" table:style-name="ce176">
            <text:p>100920200713900129490012001050000378956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3.52" table:style-name="ce176">
            <text:p>63,5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3.52" table:style-name="ce176">
            <text:p>63,52</text:p>
          </table:table-cell>
          <table:table-cell office:value-type="float" office:value="257.56" table:style-name="ce176">
            <text:p>257,5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09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office:value-type="string" table:style-name="ce176">
            <text:p>FAC 001-001-000000598</text:p>
          </table:table-cell>
          <table:table-cell office:value-type="string" table:style-name="ce176">
            <text:p>09092020010992333618001200100100000059811847003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5</text:p>
          </table:table-cell>
          <table:table-cell table:style-name="ce176"/>
          <table:table-cell office:value-type="float" office:value="720.5" table:style-name="ce176">
            <text:p>720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0.5" table:style-name="ce176">
            <text:p>720,5</text:p>
          </table:table-cell>
          <table:table-cell office:value-type="float" office:value="86.46" table:style-name="ce176">
            <text:p>86,4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06.96" table:style-name="ce176">
            <text:p>806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.52" table:style-name="ce176">
            <text:p>60,52</text:p>
          </table:table-cell>
          <table:table-cell office:value-type="float" office:value="0" table:style-name="ce176">
            <text:p>0</text:p>
          </table:table-cell>
          <table:table-cell office:value-type="float" office:value="60.52" table:style-name="ce176">
            <text:p>60,52</text:p>
          </table:table-cell>
          <table:table-cell office:value-type="string" table:style-name="ce176">
            <text:p>29/09/2020</text:p>
          </table:table-cell>
          <table:table-cell office:value-type="string" table:style-name="ce176">
            <text:p>014-005-000057714</text:p>
          </table:table-cell>
          <table:table-cell office:value-type="string" table:style-name="ce176">
            <text:p>29092020070992526742001201400500005771428614573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61" table:style-name="ce176">
            <text:p>12,6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61" table:style-name="ce176">
            <text:p>12,61</text:p>
          </table:table-cell>
          <table:table-cell office:value-type="float" office:value="73.13" table:style-name="ce176">
            <text:p>73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de influencers - PTO 202008000757</text:p>
          </table:table-cell>
          <table:table-cell office:value-type="string" table:style-name="ce176">
            <text:p>FAC 001-001-000000599</text:p>
          </table:table-cell>
          <table:table-cell office:value-type="string" table:style-name="ce176">
            <text:p>1409202001099233361800120010010000005991192093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6</text:p>
          </table:table-cell>
          <table:table-cell table:style-name="ce176"/>
          <table:table-cell office:value-type="float" office:value="2805" table:style-name="ce176">
            <text:p>280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05" table:style-name="ce176">
            <text:p>2805</text:p>
          </table:table-cell>
          <table:table-cell office:value-type="float" office:value="336.6" table:style-name="ce176">
            <text:p>336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141.6" table:style-name="ce176">
            <text:p>3141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5.62" table:style-name="ce176">
            <text:p>235,62</text:p>
          </table:table-cell>
          <table:table-cell office:value-type="float" office:value="0" table:style-name="ce176">
            <text:p>0</text:p>
          </table:table-cell>
          <table:table-cell office:value-type="float" office:value="235.62" table:style-name="ce176">
            <text:p>235,62</text:p>
          </table:table-cell>
          <table:table-cell office:value-type="string" table:style-name="ce176">
            <text:p>23/09/2020</text:p>
          </table:table-cell>
          <table:table-cell office:value-type="string" table:style-name="ce176">
            <text:p>001-050-000381379</text:p>
          </table:table-cell>
          <table:table-cell office:value-type="string" table:style-name="ce176">
            <text:p>230920200713900129490012001050000381379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7.14" table:style-name="ce176">
            <text:p>77,1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7.14" table:style-name="ce176">
            <text:p>77,14</text:p>
          </table:table-cell>
          <table:table-cell office:value-type="float" office:value="312.76" table:style-name="ce176">
            <text:p>312,7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09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cajas kits de venta Jolly (cartulina con base dura y cama) - PTO 202007000740</text:p>
          </table:table-cell>
          <table:table-cell office:value-type="string" table:style-name="ce176">
            <text:p>FAC 001-001-000000600</text:p>
          </table:table-cell>
          <table:table-cell office:value-type="string" table:style-name="ce176">
            <text:p>14092020010992333618001200100100000060011920937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7</text:p>
          </table:table-cell>
          <table:table-cell table:style-name="ce176"/>
          <table:table-cell office:value-type="float" office:value="2586.7600000000002" table:style-name="ce176">
            <text:p>2586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586.7600000000002" table:style-name="ce176">
            <text:p>2586,76</text:p>
          </table:table-cell>
          <table:table-cell office:value-type="float" office:value="310.41000000000003" table:style-name="ce176">
            <text:p>310,4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897.17" table:style-name="ce176">
            <text:p>2897,1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7.29" table:style-name="ce176">
            <text:p>217,29</text:p>
          </table:table-cell>
          <table:table-cell office:value-type="float" office:value="0" table:style-name="ce176">
            <text:p>0</text:p>
          </table:table-cell>
          <table:table-cell office:value-type="float" office:value="217.29" table:style-name="ce176">
            <text:p>217,29</text:p>
          </table:table-cell>
          <table:table-cell office:value-type="string" table:style-name="ce176">
            <text:p>23/09/2020</text:p>
          </table:table-cell>
          <table:table-cell office:value-type="string" table:style-name="ce176">
            <text:p>001-050-000381380</text:p>
          </table:table-cell>
          <table:table-cell office:value-type="string" table:style-name="ce176">
            <text:p>230920200713900129490012001050000381380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14" table:style-name="ce176">
            <text:p>71,1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14" table:style-name="ce176">
            <text:p>71,14</text:p>
          </table:table-cell>
          <table:table-cell office:value-type="float" office:value="288.43" table:style-name="ce176">
            <text:p>288,4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ROMOS SEPTIEMBRE <text:s/>- PTO 202008000771</text:p>
          </table:table-cell>
          <table:table-cell office:value-type="string" table:style-name="ce176">
            <text:p>FAC 001-001-000000601</text:p>
          </table:table-cell>
          <table:table-cell office:value-type="string" table:style-name="ce176">
            <text:p>15092020010992333618001200100100000060111924043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8</text:p>
          </table:table-cell>
          <table:table-cell table:style-name="ce176"/>
          <table:table-cell office:value-type="float" office:value="368" table:style-name="ce176">
            <text:p>3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8" table:style-name="ce176">
            <text:p>368</text:p>
          </table:table-cell>
          <table:table-cell office:value-type="float" office:value="44.16" table:style-name="ce176">
            <text:p>44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12.16" table:style-name="ce176">
            <text:p>41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.91" table:style-name="ce176">
            <text:p>30,91</text:p>
          </table:table-cell>
          <table:table-cell office:value-type="float" office:value="0" table:style-name="ce176">
            <text:p>0</text:p>
          </table:table-cell>
          <table:table-cell office:value-type="float" office:value="30.91" table:style-name="ce176">
            <text:p>30,91</text:p>
          </table:table-cell>
          <table:table-cell office:value-type="string" table:style-name="ce176">
            <text:p>21/09/2020</text:p>
          </table:table-cell>
          <table:table-cell office:value-type="string" table:style-name="ce176">
            <text:p>001-004-000011183</text:p>
          </table:table-cell>
          <table:table-cell office:value-type="string" table:style-name="ce176">
            <text:p>21092020071791321596001200100400001118300011183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119999999999999" table:style-name="ce176">
            <text:p>10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119999999999999" table:style-name="ce176">
            <text:p>10,12</text:p>
          </table:table-cell>
          <table:table-cell office:value-type="float" office:value="41.03" table:style-name="ce176">
            <text:p>41,0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iezas adicionales Snicker - PTO 202008000765</text:p>
          </table:table-cell>
          <table:table-cell office:value-type="string" table:style-name="ce176">
            <text:p>FAC 001-001-000000602</text:p>
          </table:table-cell>
          <table:table-cell office:value-type="string" table:style-name="ce176">
            <text:p>17092020010992333618001200100100000060211959169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9</text:p>
          </table:table-cell>
          <table:table-cell table:style-name="ce176"/>
          <table:table-cell office:value-type="float" office:value="398" table:style-name="ce176">
            <text:p>39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8" table:style-name="ce176">
            <text:p>398</text:p>
          </table:table-cell>
          <table:table-cell office:value-type="float" office:value="47.76" table:style-name="ce176">
            <text:p>47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45.76" table:style-name="ce176">
            <text:p>445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2/09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ueda de Prensa Barcelona Pilsener Unión Inmortal - PTO 202009000782_x000D_</text:p>
            <text:p>Pedido#5002686907_x000D_</text:p>
            <text:p>Hoja de entrada#1010569066</text:p>
          </table:table-cell>
          <table:table-cell office:value-type="string" table:style-name="ce176">
            <text:p>FAC 001-001-000000603</text:p>
          </table:table-cell>
          <table:table-cell office:value-type="string" table:style-name="ce176">
            <text:p>2209202001099233361800120010010000006031202377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20</text:p>
          </table:table-cell>
          <table:table-cell table:style-name="ce176"/>
          <table:table-cell office:value-type="float" office:value="19431.5" table:style-name="ce176">
            <text:p>19431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431.5" table:style-name="ce176">
            <text:p>19431,5</text:p>
          </table:table-cell>
          <table:table-cell office:value-type="float" office:value="2331.7800000000002" table:style-name="ce176">
            <text:p>2331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1763.279999999999" table:style-name="ce176">
            <text:p>21763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32.25" table:style-name="ce176">
            <text:p>1632,25</text:p>
          </table:table-cell>
          <table:table-cell office:value-type="float" office:value="0" table:style-name="ce176">
            <text:p>0</text:p>
          </table:table-cell>
          <table:table-cell office:value-type="float" office:value="1632.25" table:style-name="ce176">
            <text:p>1632,25</text:p>
          </table:table-cell>
          <table:table-cell office:value-type="string" table:style-name="ce176">
            <text:p>28/09/2020</text:p>
          </table:table-cell>
          <table:table-cell office:value-type="string" table:style-name="ce176">
            <text:p>014-005-000057593</text:p>
          </table:table-cell>
          <table:table-cell office:value-type="string" table:style-name="ce176">
            <text:p>2809202007099252674200120140050000575932486371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0.05" table:style-name="ce176">
            <text:p>340,0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0.05" table:style-name="ce176">
            <text:p>340,05</text:p>
          </table:table-cell>
          <table:table-cell office:value-type="float" office:value="1972.3" table:style-name="ce176">
            <text:p>1972,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4/09/2020</text:p>
          </table:table-cell>
          <table:table-cell office:value-type="string" table:style-name="ce176">
            <text:p>0910966407001</text:p>
          </table:table-cell>
          <table:table-cell office:value-type="string" table:style-name="ce176">
            <text:p>BADITH YAMIL HANNA CONTRERAS</text:p>
          </table:table-cell>
          <table:table-cell office:value-type="string" table:style-name="ce176">
            <text:p>FC 604 BADITH HANNA SF FC 29428</text:p>
          </table:table-cell>
          <table:table-cell office:value-type="string" table:style-name="ce176">
            <text:p>FAC 001-001-000000604</text:p>
          </table:table-cell>
          <table:table-cell office:value-type="string" table:style-name="ce176">
            <text:p>2409202001099233361800120010010000006041206539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21</text:p>
          </table:table-cell>
          <table:table-cell table:style-name="ce176"/>
          <table:table-cell office:value-type="float" office:value="45" table:style-name="ce176">
            <text:p>4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5" table:style-name="ce176">
            <text:p>45</text:p>
          </table:table-cell>
          <table:table-cell office:value-type="float" office:value="5.4" table:style-name="ce176">
            <text:p>5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0.4" table:style-name="ce176">
            <text:p>50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24/09/2020</text:p>
          </table:table-cell>
          <table:table-cell office:value-type="string" table:style-name="ce176">
            <text:p>001-001-000018349</text:p>
          </table:table-cell>
          <table:table-cell office:value-type="string" table:style-name="ce176">
            <text:p>112582590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24" table:style-name="ce176">
            <text:p>1,2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24" table:style-name="ce176">
            <text:p>1,24</text:p>
          </table:table-cell>
          <table:table-cell office:value-type="float" office:value="1.24" table:style-name="ce176">
            <text:p>1,24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43131.32" table:formula="of:=SUM([.M2:.M22])" table:style-name="ce1">
            <text:p>43131,32</text:p>
          </table:table-cell>
          <table:table-cell office:value-type="float" office:value="5175.75" table:formula="of:=SUM([.N2:.N22])" table:style-name="ce1">
            <text:p>5175,75</text:p>
          </table:table-cell>
          <table:table-cell table:number-columns-repeated="2" table:style-name="ce1"/>
          <table:table-cell office:value-type="float" office:value="48307.07" table:formula="of:=SUM([.Q2:.Q22])" table:style-name="ce1">
            <text:p>48307,07</text:p>
          </table:table-cell>
          <table:table-cell table:number-columns-repeated="6" table:style-name="ce1"/>
          <table:table-cell office:value-type="float" office:value="3259.74" table:formula="of:=SUM([.X2:.X22])" table:style-name="ce1">
            <text:p>3259,74</text:p>
          </table:table-cell>
          <table:table-cell table:number-columns-repeated="19" table:style-name="ce1"/>
          <table:table-cell office:value-type="float" office:value="795" table:formula="of:=SUM([.AR2:.AR22])" table:style-name="ce1">
            <text:p>795</text:p>
          </table:table-cell>
          <table:table-cell office:value-type="float" office:value="4054.74" table:formula="of:=SUM([.AS2:.AS22])" table:style-name="ce1">
            <text:p>4054,74</text:p>
          </table:table-cell>
          <table:table-cell table:number-columns-repeated="16339"/>
        </table:table-row>
        <table:table-row table:number-rows-repeated="1048552" table:style-name="ro2">
          <table:table-cell table:number-columns-repeated="16384"/>
        </table:table-row>
      </table:table>
      <table:table table:name="10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08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Totem para campeonato de ajedrez. Solictud # 123852 - PTO 202008000759</text:p>
          </table:table-cell>
          <table:table-cell office:value-type="string" table:style-name="ce176">
            <text:p>FAC 001-001-000000582</text:p>
          </table:table-cell>
          <table:table-cell office:value-type="string" table:style-name="ce176">
            <text:p>1308202001099233361800120010010000005821152910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800002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.81" table:style-name="ce176">
            <text:p>26,81</text:p>
          </table:table-cell>
          <table:table-cell office:value-type="float" office:value="0" table:style-name="ce176">
            <text:p>0</text:p>
          </table:table-cell>
          <table:table-cell office:value-type="float" office:value="26.81" table:style-name="ce176">
            <text:p>26,81</text:p>
          </table:table-cell>
          <table:table-cell office:value-type="string" table:style-name="ce176">
            <text:p>27/10/2020</text:p>
          </table:table-cell>
          <table:table-cell office:value-type="string" table:style-name="ce176">
            <text:p>001-020-000056867</text:p>
          </table:table-cell>
          <table:table-cell office:value-type="string" table:style-name="ce176">
            <text:p>27102020070990049459001200102000005686702516520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99999999999994" table:style-name="ce176">
            <text:p>8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7799999999999994" table:style-name="ce176">
            <text:p>8,78</text:p>
          </table:table-cell>
          <table:table-cell office:value-type="float" office:value="35.590000000000003" table:style-name="ce176">
            <text:p>35,5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8000761; PTO 202008000754; PTO 202008000749; PTO 202007000731</text:p>
          </table:table-cell>
          <table:table-cell office:value-type="string" table:style-name="ce176">
            <text:p>FAC 001-001-000000585</text:p>
          </table:table-cell>
          <table:table-cell office:value-type="string" table:style-name="ce176">
            <text:p>06092020010992333618001200100100000058511812177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0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5.38" table:style-name="ce176">
            <text:p>205,38</text:p>
          </table:table-cell>
          <table:table-cell office:value-type="float" office:value="0" table:style-name="ce176">
            <text:p>0</text:p>
          </table:table-cell>
          <table:table-cell office:value-type="float" office:value="205.38" table:style-name="ce176">
            <text:p>205,38</text:p>
          </table:table-cell>
          <table:table-cell office:value-type="string" table:style-name="ce176">
            <text:p>07/10/2020</text:p>
          </table:table-cell>
          <table:table-cell office:value-type="string" table:style-name="ce176">
            <text:p>001-004-000011938</text:p>
          </table:table-cell>
          <table:table-cell office:value-type="string" table:style-name="ce176">
            <text:p>07102020071791321596001200100400001193800011938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7.239999999999995" table:style-name="ce176">
            <text:p>67,2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7.239999999999995" table:style-name="ce176">
            <text:p>67,24</text:p>
          </table:table-cell>
          <table:table-cell office:value-type="float" office:value="272.62" table:style-name="ce176">
            <text:p>272,6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09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iezas adicionales Snicker - PTO 202008000765</text:p>
          </table:table-cell>
          <table:table-cell office:value-type="string" table:style-name="ce176">
            <text:p>FAC 001-001-000000602</text:p>
          </table:table-cell>
          <table:table-cell office:value-type="string" table:style-name="ce176">
            <text:p>17092020010992333618001200100100000060211959169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09000019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3.43" table:style-name="ce176">
            <text:p>33,43</text:p>
          </table:table-cell>
          <table:table-cell office:value-type="float" office:value="0" table:style-name="ce176">
            <text:p>0</text:p>
          </table:table-cell>
          <table:table-cell office:value-type="float" office:value="33.43" table:style-name="ce176">
            <text:p>33,43</text:p>
          </table:table-cell>
          <table:table-cell office:value-type="string" table:style-name="ce176">
            <text:p>10/10/2020</text:p>
          </table:table-cell>
          <table:table-cell office:value-type="string" table:style-name="ce176">
            <text:p>001-004-000012045</text:p>
          </table:table-cell>
          <table:table-cell office:value-type="string" table:style-name="ce176">
            <text:p>10102020071791321596001200100400001204500012045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94" table:style-name="ce176">
            <text:p>10,9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.94" table:style-name="ce176">
            <text:p>10,94</text:p>
          </table:table-cell>
          <table:table-cell office:value-type="float" office:value="44.37" table:style-name="ce176">
            <text:p>44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office:value-type="string" table:style-name="ce176">
            <text:p>FAC 001-001-000000605</text:p>
          </table:table-cell>
          <table:table-cell office:value-type="string" table:style-name="ce176">
            <text:p>01102020010992333618001200100100000060512178527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1</text:p>
          </table:table-cell>
          <table:table-cell table:style-name="ce176"/>
          <table:table-cell office:value-type="float" office:value="2035" table:style-name="ce176">
            <text:p>203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35" table:style-name="ce176">
            <text:p>2035</text:p>
          </table:table-cell>
          <table:table-cell office:value-type="float" office:value="244.2" table:style-name="ce176">
            <text:p>244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279.1999999999998" table:style-name="ce176">
            <text:p>2279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0.94" table:style-name="ce176">
            <text:p>170,94</text:p>
          </table:table-cell>
          <table:table-cell office:value-type="float" office:value="0" table:style-name="ce176">
            <text:p>0</text:p>
          </table:table-cell>
          <table:table-cell office:value-type="float" office:value="170.94" table:style-name="ce176">
            <text:p>170,94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3</text:p>
          </table:table-cell>
          <table:table-cell office:value-type="string" table:style-name="ce176">
            <text:p>30102020070992526742001201400500005960328613457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61" table:style-name="ce176">
            <text:p>35,6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61" table:style-name="ce176">
            <text:p>35,61</text:p>
          </table:table-cell>
          <table:table-cell office:value-type="float" office:value="206.55" table:style-name="ce176">
            <text:p>206,5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0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Concierto Ceci Juno Parque Historico - PTO 202009000781_x000D_</text:p>
            <text:p>Solicitud#125167</text:p>
          </table:table-cell>
          <table:table-cell office:value-type="string" table:style-name="ce176">
            <text:p>FAC 001-001-000000606</text:p>
          </table:table-cell>
          <table:table-cell office:value-type="string" table:style-name="ce176">
            <text:p>01102020010992333618001200100100000060612179440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2</text:p>
          </table:table-cell>
          <table:table-cell table:style-name="ce176"/>
          <table:table-cell office:value-type="float" office:value="1153.5999999999999" table:style-name="ce176">
            <text:p>1153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53.5999999999999" table:style-name="ce176">
            <text:p>1153,6</text:p>
          </table:table-cell>
          <table:table-cell office:value-type="float" office:value="138.43" table:style-name="ce176">
            <text:p>138,4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92.03" table:style-name="ce176">
            <text:p>1292,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6.9" table:style-name="ce176">
            <text:p>96,9</text:p>
          </table:table-cell>
          <table:table-cell office:value-type="float" office:value="0" table:style-name="ce176">
            <text:p>0</text:p>
          </table:table-cell>
          <table:table-cell office:value-type="float" office:value="96.9" table:style-name="ce176">
            <text:p>96,9</text:p>
          </table:table-cell>
          <table:table-cell office:value-type="string" table:style-name="ce176">
            <text:p>27/10/2020</text:p>
          </table:table-cell>
          <table:table-cell office:value-type="string" table:style-name="ce176">
            <text:p>001-020-000056870</text:p>
          </table:table-cell>
          <table:table-cell office:value-type="string" table:style-name="ce176">
            <text:p>27102020070990049459001200102000005687077584674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72" table:style-name="ce176">
            <text:p>31,7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1.72" table:style-name="ce176">
            <text:p>31,72</text:p>
          </table:table-cell>
          <table:table-cell office:value-type="float" office:value="128.62" table:style-name="ce176">
            <text:p>128,6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lmacenamiento Octubre <text:s/>- PTO 202010000799</text:p>
          </table:table-cell>
          <table:table-cell office:value-type="string" table:style-name="ce176">
            <text:p>FAC 001-001-000000607</text:p>
          </table:table-cell>
          <table:table-cell office:value-type="string" table:style-name="ce176">
            <text:p>13102020010992333618001200100100000060712403765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3</text:p>
          </table:table-cell>
          <table:table-cell table:style-name="ce176"/>
          <table:table-cell office:value-type="float" office:value="577.5" table:style-name="ce176">
            <text:p>57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7.5" table:style-name="ce176">
            <text:p>577,5</text:p>
          </table:table-cell>
          <table:table-cell office:value-type="float" office:value="69.3" table:style-name="ce176">
            <text:p>69,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6.79999999999995" table:style-name="ce176">
            <text:p>64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float" office:value="0" table:style-name="ce176">
            <text:p>0</text:p>
          </table:table-cell>
          <table:table-cell office:value-type="float" office:value="48.51" table:style-name="ce176">
            <text:p>48,51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934</text:p>
          </table:table-cell>
          <table:table-cell office:value-type="string" table:style-name="ce176">
            <text:p>20102020071390012949001200105000038693413900129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88" table:style-name="ce176">
            <text:p>15,88</text:p>
          </table:table-cell>
          <table:table-cell office:value-type="float" office:value="64.39" table:style-name="ce176">
            <text:p>64,3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SEPTIEMBRE - PTO 202010000798</text:p>
          </table:table-cell>
          <table:table-cell office:value-type="string" table:style-name="ce176">
            <text:p>FAC 001-001-000000608</text:p>
          </table:table-cell>
          <table:table-cell office:value-type="string" table:style-name="ce176">
            <text:p>13102020010992333618001200100100000060812403776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4</text:p>
          </table:table-cell>
          <table:table-cell table:style-name="ce176"/>
          <table:table-cell office:value-type="float" office:value="171.6" table:style-name="ce176">
            <text:p>171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1.6" table:style-name="ce176">
            <text:p>171,6</text:p>
          </table:table-cell>
          <table:table-cell office:value-type="float" office:value="20.59" table:style-name="ce176">
            <text:p>20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2.19" table:style-name="ce176">
            <text:p>192,1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.41" table:style-name="ce176">
            <text:p>14,41</text:p>
          </table:table-cell>
          <table:table-cell office:value-type="float" office:value="0" table:style-name="ce176">
            <text:p>0</text:p>
          </table:table-cell>
          <table:table-cell office:value-type="float" office:value="14.41" table:style-name="ce176">
            <text:p>14,41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763</text:p>
          </table:table-cell>
          <table:table-cell office:value-type="string" table:style-name="ce176">
            <text:p>201020200713900129490012001050000386763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72" table:style-name="ce176">
            <text:p>4,7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72" table:style-name="ce176">
            <text:p>4,72</text:p>
          </table:table-cell>
          <table:table-cell office:value-type="float" office:value="19.13" table:style-name="ce176">
            <text:p>19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ARMADO KITS INTIMA <text:s/>- PTO 202010000797</text:p>
          </table:table-cell>
          <table:table-cell office:value-type="string" table:style-name="ce176">
            <text:p>FAC 001-001-000000609</text:p>
          </table:table-cell>
          <table:table-cell office:value-type="string" table:style-name="ce176">
            <text:p>13102020010992333618001200100100000060912403785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5</text:p>
          </table:table-cell>
          <table:table-cell table:style-name="ce176"/>
          <table:table-cell office:value-type="float" office:value="268.39999999999998" table:style-name="ce176">
            <text:p>268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8.39999999999998" table:style-name="ce176">
            <text:p>268,4</text:p>
          </table:table-cell>
          <table:table-cell office:value-type="float" office:value="32.21" table:style-name="ce176">
            <text:p>32,2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00.61" table:style-name="ce176">
            <text:p>300,6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55" table:style-name="ce176">
            <text:p>22,55</text:p>
          </table:table-cell>
          <table:table-cell office:value-type="float" office:value="0" table:style-name="ce176">
            <text:p>0</text:p>
          </table:table-cell>
          <table:table-cell office:value-type="float" office:value="22.55" table:style-name="ce176">
            <text:p>22,55</text:p>
          </table:table-cell>
          <table:table-cell office:value-type="string" table:style-name="ce176">
            <text:p>13/10/2020</text:p>
          </table:table-cell>
          <table:table-cell office:value-type="string" table:style-name="ce176">
            <text:p>001-040-000047331</text:p>
          </table:table-cell>
          <table:table-cell office:value-type="string" table:style-name="ce176">
            <text:p>1310202007099104780800120010400000473312007000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2699999999999996" table:style-name="ce176">
            <text:p>4,2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.67" table:style-name="ce176">
            <text:p>0,6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9400000000000004" table:style-name="ce176">
            <text:p>4,94</text:p>
          </table:table-cell>
          <table:table-cell office:value-type="float" office:value="27.49" table:style-name="ce176">
            <text:p>27,4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SALA DE LACTANCIA MUNICIPIO - PTO 202009000778</text:p>
          </table:table-cell>
          <table:table-cell office:value-type="string" table:style-name="ce176">
            <text:p>FAC 001-001-000000610</text:p>
          </table:table-cell>
          <table:table-cell office:value-type="string" table:style-name="ce176">
            <text:p>13102020010992333618001200100100000061012403792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6</text:p>
          </table:table-cell>
          <table:table-cell table:style-name="ce176"/>
          <table:table-cell office:value-type="float" office:value="1670.9" table:style-name="ce176">
            <text:p>1670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70.9" table:style-name="ce176">
            <text:p>1670,9</text:p>
          </table:table-cell>
          <table:table-cell office:value-type="float" office:value="200.51" table:style-name="ce176">
            <text:p>200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871.41" table:style-name="ce176">
            <text:p>1871,41</text:p>
          </table:table-cell>
          <table:table-cell office:value-type="float" office:value="0" table:style-name="ce176">
            <text:p>0</text:p>
          </table:table-cell>
          <table:table-cell office:value-type="float" office:value="40.1" table:style-name="ce176">
            <text:p>40,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0.1" table:style-name="ce176">
            <text:p>40,1</text:p>
          </table:table-cell>
          <table:table-cell office:value-type="string" table:style-name="ce176">
            <text:p>13/10/2020</text:p>
          </table:table-cell>
          <table:table-cell office:value-type="string" table:style-name="ce176">
            <text:p>001-040-000047335</text:p>
          </table:table-cell>
          <table:table-cell office:value-type="string" table:style-name="ce176">
            <text:p>13102020070991047808001200104000004733520070001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6.58" table:style-name="ce176">
            <text:p>26,58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18" table:style-name="ce176">
            <text:p>4,1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76" table:style-name="ce176">
            <text:p>30,76</text:p>
          </table:table-cell>
          <table:table-cell office:value-type="float" office:value="70.86" table:style-name="ce176">
            <text:p>70,8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1047808001</text:p>
          </table:table-cell>
          <table:table-cell office:value-type="string" table:style-name="ce176">
            <text:p>OTELO &amp; FABELL S.A.</text:p>
          </table:table-cell>
          <table:table-cell office:value-type="string" table:style-name="ce176">
            <text:p>PERSONAL OCTUBRE <text:s/>- PTO 202010000800</text:p>
          </table:table-cell>
          <table:table-cell office:value-type="string" table:style-name="ce176">
            <text:p>FAC 001-001-000000611</text:p>
          </table:table-cell>
          <table:table-cell office:value-type="string" table:style-name="ce176">
            <text:p>1310202001099233361800120010010000006111241727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7</text:p>
          </table:table-cell>
          <table:table-cell table:style-name="ce176"/>
          <table:table-cell office:value-type="float" office:value="1384.9" table:style-name="ce176">
            <text:p>1384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84.9" table:style-name="ce176">
            <text:p>1384,9</text:p>
          </table:table-cell>
          <table:table-cell office:value-type="float" office:value="166.19" table:style-name="ce176">
            <text:p>166,1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51.09" table:style-name="ce176">
            <text:p>1551,09</text:p>
          </table:table-cell>
          <table:table-cell office:value-type="float" office:value="0" table:style-name="ce176">
            <text:p>0</text:p>
          </table:table-cell>
          <table:table-cell office:value-type="float" office:value="33.24" table:style-name="ce176">
            <text:p>33,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3.24" table:style-name="ce176">
            <text:p>33,24</text:p>
          </table:table-cell>
          <table:table-cell office:value-type="string" table:style-name="ce176">
            <text:p>13/10/2020</text:p>
          </table:table-cell>
          <table:table-cell office:value-type="string" table:style-name="ce176">
            <text:p>001-040-000047334</text:p>
          </table:table-cell>
          <table:table-cell office:value-type="string" table:style-name="ce176">
            <text:p>13102020070991047808001200104000004733420070001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2.03" table:style-name="ce176">
            <text:p>22,03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46" table:style-name="ce176">
            <text:p>3,4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49" table:style-name="ce176">
            <text:p>25,49</text:p>
          </table:table-cell>
          <table:table-cell office:value-type="float" office:value="58.73" table:style-name="ce176">
            <text:p>58,7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amisetas Selección de Ecuador. - PTO 202009000788_x000D_</text:p>
            <text:p>Pedido #5002695671_x000D_</text:p>
            <text:p>Entrada de Servicio #1010613328</text:p>
          </table:table-cell>
          <table:table-cell office:value-type="string" table:style-name="ce176">
            <text:p>FAC 001-001-000000612</text:p>
          </table:table-cell>
          <table:table-cell office:value-type="string" table:style-name="ce176">
            <text:p>13102020010992333618001200100100000061212417355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8</text:p>
          </table:table-cell>
          <table:table-cell table:style-name="ce176"/>
          <table:table-cell office:value-type="float" office:value="3055.49" table:style-name="ce176">
            <text:p>3055,4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55.49" table:style-name="ce176">
            <text:p>3055,49</text:p>
          </table:table-cell>
          <table:table-cell office:value-type="float" office:value="366.66" table:style-name="ce176">
            <text:p>366,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422.15" table:style-name="ce176">
            <text:p>3422,1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56.66000000000003" table:style-name="ce176">
            <text:p>256,66</text:p>
          </table:table-cell>
          <table:table-cell office:value-type="float" office:value="0" table:style-name="ce176">
            <text:p>0</text:p>
          </table:table-cell>
          <table:table-cell office:value-type="float" office:value="256.66000000000003" table:style-name="ce176">
            <text:p>256,66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4</text:p>
          </table:table-cell>
          <table:table-cell office:value-type="string" table:style-name="ce176">
            <text:p>30102020070992526742001201400500005960453274618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3.47" table:style-name="ce176">
            <text:p>53,4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3.47" table:style-name="ce176">
            <text:p>53,47</text:p>
          </table:table-cell>
          <table:table-cell office:value-type="float" office:value="310.13" table:style-name="ce176">
            <text:p>310,1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9000787; PTO 202009000783</text:p>
          </table:table-cell>
          <table:table-cell office:value-type="string" table:style-name="ce176">
            <text:p>FAC 001-001-000000613</text:p>
          </table:table-cell>
          <table:table-cell office:value-type="string" table:style-name="ce176">
            <text:p>1310202001099233361800120010010000006131241772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9</text:p>
          </table:table-cell>
          <table:table-cell table:style-name="ce176"/>
          <table:table-cell office:value-type="float" office:value="422" table:style-name="ce176">
            <text:p>4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2" table:style-name="ce176">
            <text:p>422</text:p>
          </table:table-cell>
          <table:table-cell office:value-type="float" office:value="50.64" table:style-name="ce176">
            <text:p>50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72.64" table:style-name="ce176">
            <text:p>472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CTIVACION PINGUINO BICENTENARIO - PTO 202009000784</text:p>
          </table:table-cell>
          <table:table-cell office:value-type="string" table:style-name="ce176">
            <text:p>FAC 001-001-000000614</text:p>
          </table:table-cell>
          <table:table-cell office:value-type="string" table:style-name="ce176">
            <text:p>1310202001099233361800120010010000006141241820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0</text:p>
          </table:table-cell>
          <table:table-cell table:style-name="ce176"/>
          <table:table-cell office:value-type="float" office:value="2280.96" table:style-name="ce176">
            <text:p>2280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80.96" table:style-name="ce176">
            <text:p>2280,96</text:p>
          </table:table-cell>
          <table:table-cell office:value-type="float" office:value="273.72000000000003" table:style-name="ce176">
            <text:p>273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54.6799999999998" table:style-name="ce176">
            <text:p>2554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FICHE BICENTENARIO - PTO 202010000793</text:p>
          </table:table-cell>
          <table:table-cell office:value-type="string" table:style-name="ce176">
            <text:p>FAC 001-001-000000615</text:p>
          </table:table-cell>
          <table:table-cell office:value-type="string" table:style-name="ce176">
            <text:p>16102020010992333618001200100100000061512505866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1</text:p>
          </table:table-cell>
          <table:table-cell table:style-name="ce176"/>
          <table:table-cell office:value-type="float" office:value="184" table:style-name="ce176">
            <text:p>1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4" table:style-name="ce176">
            <text:p>184</text:p>
          </table:table-cell>
          <table:table-cell office:value-type="float" office:value="22.08" table:style-name="ce176">
            <text:p>22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6.08" table:style-name="ce176">
            <text:p>206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.46" table:style-name="ce176">
            <text:p>15,46</text:p>
          </table:table-cell>
          <table:table-cell office:value-type="float" office:value="0" table:style-name="ce176">
            <text:p>0</text:p>
          </table:table-cell>
          <table:table-cell office:value-type="float" office:value="15.46" table:style-name="ce176">
            <text:p>15,46</text:p>
          </table:table-cell>
          <table:table-cell office:value-type="string" table:style-name="ce176">
            <text:p>26/10/2020</text:p>
          </table:table-cell>
          <table:table-cell office:value-type="string" table:style-name="ce176">
            <text:p>001-004-000012991</text:p>
          </table:table-cell>
          <table:table-cell office:value-type="string" table:style-name="ce176">
            <text:p>26102020071791321596001200100400001299100012991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0599999999999996" table:style-name="ce176">
            <text:p>5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.0599999999999996" table:style-name="ce176">
            <text:p>5,06</text:p>
          </table:table-cell>
          <table:table-cell office:value-type="float" office:value="20.52" table:style-name="ce176">
            <text:p>20,5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daptacion afiche caballete a rayo - PTO 202010000809</text:p>
          </table:table-cell>
          <table:table-cell office:value-type="string" table:style-name="ce176">
            <text:p>FAC 001-001-000000616</text:p>
          </table:table-cell>
          <table:table-cell office:value-type="string" table:style-name="ce176">
            <text:p>1910202001099233361800120010010000006161259772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2</text:p>
          </table:table-cell>
          <table:table-cell table:style-name="ce176"/>
          <table:table-cell office:value-type="float" office:value="265" table:style-name="ce176">
            <text:p>26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5" table:style-name="ce176">
            <text:p>265</text:p>
          </table:table-cell>
          <table:table-cell office:value-type="float" office:value="31.8" table:style-name="ce176">
            <text:p>31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6.8" table:style-name="ce176">
            <text:p>29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romo mascarillas - PTO 202010000801</text:p>
          </table:table-cell>
          <table:table-cell office:value-type="string" table:style-name="ce176">
            <text:p>FAC 001-001-000000617</text:p>
          </table:table-cell>
          <table:table-cell office:value-type="string" table:style-name="ce176">
            <text:p>19102020010992333618001200100100000061712597939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3</text:p>
          </table:table-cell>
          <table:table-cell table:style-name="ce176"/>
          <table:table-cell office:value-type="float" office:value="355" table:style-name="ce176">
            <text:p>35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5" table:style-name="ce176">
            <text:p>355</text:p>
          </table:table-cell>
          <table:table-cell office:value-type="float" office:value="42.6" table:style-name="ce176">
            <text:p>42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97.6" table:style-name="ce176">
            <text:p>39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oma de fotos productos <text:s/>- PTO 202010000806</text:p>
          </table:table-cell>
          <table:table-cell office:value-type="string" table:style-name="ce176">
            <text:p>FAC 001-001-000000618</text:p>
          </table:table-cell>
          <table:table-cell office:value-type="string" table:style-name="ce176">
            <text:p>19102020010992333618001200100100000061812598140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4</text:p>
          </table:table-cell>
          <table:table-cell table:style-name="ce176"/>
          <table:table-cell office:value-type="float" office:value="106.7" table:style-name="ce176">
            <text:p>106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6.7" table:style-name="ce176">
            <text:p>106,7</text:p>
          </table:table-cell>
          <table:table-cell office:value-type="float" office:value="12.8" table:style-name="ce176">
            <text:p>12,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9.5" table:style-name="ce176">
            <text:p>119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.9600000000000009" table:style-name="ce176">
            <text:p>8,96</text:p>
          </table:table-cell>
          <table:table-cell office:value-type="float" office:value="0" table:style-name="ce176">
            <text:p>0</text:p>
          </table:table-cell>
          <table:table-cell office:value-type="float" office:value="8.9600000000000009" table:style-name="ce176">
            <text:p>8,96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932</text:p>
          </table:table-cell>
          <table:table-cell office:value-type="string" table:style-name="ce176">
            <text:p>20102020071390012949001200105000038693213900129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3" table:style-name="ce176">
            <text:p>2,9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3" table:style-name="ce176">
            <text:p>2,93</text:p>
          </table:table-cell>
          <table:table-cell office:value-type="float" office:value="11.89" table:style-name="ce176">
            <text:p>11,8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OMAS DE FOTOS PRODUCTOS VARIOS - PTO 202010000805</text:p>
          </table:table-cell>
          <table:table-cell office:value-type="string" table:style-name="ce176">
            <text:p>FAC 001-001-000000619</text:p>
          </table:table-cell>
          <table:table-cell office:value-type="string" table:style-name="ce176">
            <text:p>19102020010992333618001200100100000061912598157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5</text:p>
          </table:table-cell>
          <table:table-cell table:style-name="ce176"/>
          <table:table-cell office:value-type="float" office:value="555.5" table:style-name="ce176">
            <text:p>555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55.5" table:style-name="ce176">
            <text:p>555,5</text:p>
          </table:table-cell>
          <table:table-cell office:value-type="float" office:value="66.66" table:style-name="ce176">
            <text:p>66,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22.16" table:style-name="ce176">
            <text:p>62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.66" table:style-name="ce176">
            <text:p>46,66</text:p>
          </table:table-cell>
          <table:table-cell office:value-type="float" office:value="0" table:style-name="ce176">
            <text:p>0</text:p>
          </table:table-cell>
          <table:table-cell office:value-type="float" office:value="46.66" table:style-name="ce176">
            <text:p>46,66</text:p>
          </table:table-cell>
          <table:table-cell office:value-type="string" table:style-name="ce176">
            <text:p>20/10/2020</text:p>
          </table:table-cell>
          <table:table-cell office:value-type="string" table:style-name="ce176">
            <text:p>001-050-000386933</text:p>
          </table:table-cell>
          <table:table-cell office:value-type="string" table:style-name="ce176">
            <text:p>20102020071390012949001200105000038693313900129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28" table:style-name="ce176">
            <text:p>15,2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28" table:style-name="ce176">
            <text:p>15,28</text:p>
          </table:table-cell>
          <table:table-cell office:value-type="float" office:value="61.94" table:style-name="ce176">
            <text:p>61,9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0/2020</text:p>
          </table:table-cell>
          <table:table-cell office:value-type="string" table:style-name="ce176">
            <text:p>1792083354001</text:p>
          </table:table-cell>
          <table:table-cell office:value-type="string" table:style-name="ce176">
            <text:p>PRODUCTOS TISSUE DEL ECUADOR S.A.</text:p>
          </table:table-cell>
          <table:table-cell office:value-type="string" table:style-name="ce176">
            <text:p>VOLANTES FERIA_x000D_</text:p>
            <text:p>OC#4901894365_x000D_</text:p>
            <text:p>HAS 1013237554 - PTO 202010000796</text:p>
          </table:table-cell>
          <table:table-cell office:value-type="string" table:style-name="ce176">
            <text:p>FAC 001-001-000000621</text:p>
          </table:table-cell>
          <table:table-cell office:value-type="string" table:style-name="ce176">
            <text:p>21102020010992333618001200100100000062112669701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6</text:p>
          </table:table-cell>
          <table:table-cell table:style-name="ce176"/>
          <table:table-cell office:value-type="float" office:value="128.80000000000001" table:style-name="ce176">
            <text:p>12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.80000000000001" table:style-name="ce176">
            <text:p>128,8</text:p>
          </table:table-cell>
          <table:table-cell office:value-type="float" office:value="15.46" table:style-name="ce176">
            <text:p>15,4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.26" table:style-name="ce176">
            <text:p>144,2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.82" table:style-name="ce176">
            <text:p>10,82</text:p>
          </table:table-cell>
          <table:table-cell office:value-type="float" office:value="0" table:style-name="ce176">
            <text:p>0</text:p>
          </table:table-cell>
          <table:table-cell office:value-type="float" office:value="10.82" table:style-name="ce176">
            <text:p>10,82</text:p>
          </table:table-cell>
          <table:table-cell office:value-type="string" table:style-name="ce176">
            <text:p>29/10/2020</text:p>
          </table:table-cell>
          <table:table-cell office:value-type="string" table:style-name="ce176">
            <text:p>006-001-000111816</text:p>
          </table:table-cell>
          <table:table-cell office:value-type="string" table:style-name="ce176">
            <text:p>29102020071792083354001200600100011181600111816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4" table:style-name="ce176">
            <text:p>3,5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54" table:style-name="ce176">
            <text:p>3,54</text:p>
          </table:table-cell>
          <table:table-cell office:value-type="float" office:value="14.36" table:style-name="ce176">
            <text:p>14,3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0/2020</text:p>
          </table:table-cell>
          <table:table-cell office:value-type="string" table:style-name="ce176">
            <text:p>1792083354001</text:p>
          </table:table-cell>
          <table:table-cell office:value-type="string" table:style-name="ce176">
            <text:p>PRODUCTOS TISSUE DEL ECUADOR S.A.</text:p>
          </table:table-cell>
          <table:table-cell office:value-type="string" table:style-name="ce176">
            <text:p>ACTIVACION FERIA RAICES_x000D_</text:p>
            <text:p>OC#4901894365_x000D_</text:p>
            <text:p>HAS 1013237559 - PTO 202009000779</text:p>
          </table:table-cell>
          <table:table-cell office:value-type="string" table:style-name="ce176">
            <text:p>FAC 001-001-000000622</text:p>
          </table:table-cell>
          <table:table-cell office:value-type="string" table:style-name="ce176">
            <text:p>2110202001099233361800120010010000006221266996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7</text:p>
          </table:table-cell>
          <table:table-cell table:style-name="ce176"/>
          <table:table-cell office:value-type="float" office:value="2335.1999999999998" table:style-name="ce176">
            <text:p>233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35.1999999999998" table:style-name="ce176">
            <text:p>2335,2</text:p>
          </table:table-cell>
          <table:table-cell office:value-type="float" office:value="280.22000000000003" table:style-name="ce176">
            <text:p>280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15.42" table:style-name="ce176">
            <text:p>2615,4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6.15" table:style-name="ce176">
            <text:p>196,15</text:p>
          </table:table-cell>
          <table:table-cell office:value-type="float" office:value="0" table:style-name="ce176">
            <text:p>0</text:p>
          </table:table-cell>
          <table:table-cell office:value-type="float" office:value="196.15" table:style-name="ce176">
            <text:p>196,15</text:p>
          </table:table-cell>
          <table:table-cell office:value-type="string" table:style-name="ce176">
            <text:p>26/10/2020</text:p>
          </table:table-cell>
          <table:table-cell office:value-type="string" table:style-name="ce176">
            <text:p>006-001-000111684</text:p>
          </table:table-cell>
          <table:table-cell office:value-type="string" table:style-name="ce176">
            <text:p>26102020071792083354001200600100011168400111684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4.22" table:style-name="ce176">
            <text:p>64,2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4.22" table:style-name="ce176">
            <text:p>64,22</text:p>
          </table:table-cell>
          <table:table-cell office:value-type="float" office:value="260.37" table:style-name="ce176">
            <text:p>260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3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ctivación partido Ecuador - PTO 202010000795_x000D_</text:p>
            <text:p>Pedido#5002697125_x000D_</text:p>
            <text:p>Entrada de Servicio#5002697125</text:p>
          </table:table-cell>
          <table:table-cell office:value-type="string" table:style-name="ce176">
            <text:p>FAC 001-001-000000623</text:p>
          </table:table-cell>
          <table:table-cell office:value-type="string" table:style-name="ce176">
            <text:p>23102020010992333618001200100100000062312726644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8</text:p>
          </table:table-cell>
          <table:table-cell table:style-name="ce176"/>
          <table:table-cell office:value-type="float" office:value="697.57" table:style-name="ce176">
            <text:p>697,5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97.57" table:style-name="ce176">
            <text:p>697,57</text:p>
          </table:table-cell>
          <table:table-cell office:value-type="float" office:value="83.71" table:style-name="ce176">
            <text:p>83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81.28" table:style-name="ce176">
            <text:p>781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8.6" table:style-name="ce176">
            <text:p>58,6</text:p>
          </table:table-cell>
          <table:table-cell office:value-type="float" office:value="0" table:style-name="ce176">
            <text:p>0</text:p>
          </table:table-cell>
          <table:table-cell office:value-type="float" office:value="58.6" table:style-name="ce176">
            <text:p>58,6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6</text:p>
          </table:table-cell>
          <table:table-cell office:value-type="string" table:style-name="ce176">
            <text:p>30102020070992526742001201400500005960667384152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float" office:value="70.81" table:style-name="ce176">
            <text:p>70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3/10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office:value-type="string" table:style-name="ce176">
            <text:p>FAC 001-001-000000624</text:p>
          </table:table-cell>
          <table:table-cell office:value-type="string" table:style-name="ce176">
            <text:p>23102020010992333618001200100100000062412726702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9</text:p>
          </table:table-cell>
          <table:table-cell table:style-name="ce176"/>
          <table:table-cell office:value-type="float" office:value="2497" table:style-name="ce176">
            <text:p>249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497" table:style-name="ce176">
            <text:p>2497</text:p>
          </table:table-cell>
          <table:table-cell office:value-type="float" office:value="299.64" table:style-name="ce176">
            <text:p>299,6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796.64" table:style-name="ce176">
            <text:p>2796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09.75" table:style-name="ce176">
            <text:p>209,75</text:p>
          </table:table-cell>
          <table:table-cell office:value-type="float" office:value="0" table:style-name="ce176">
            <text:p>0</text:p>
          </table:table-cell>
          <table:table-cell office:value-type="float" office:value="209.75" table:style-name="ce176">
            <text:p>209,75</text:p>
          </table:table-cell>
          <table:table-cell office:value-type="string" table:style-name="ce176">
            <text:p>30/10/2020</text:p>
          </table:table-cell>
          <table:table-cell office:value-type="string" table:style-name="ce176">
            <text:p>014-005-000059605</text:p>
          </table:table-cell>
          <table:table-cell office:value-type="string" table:style-name="ce176">
            <text:p>30102020070992526742001201400500005960583621745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3.7" table:style-name="ce176">
            <text:p>43,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3.7" table:style-name="ce176">
            <text:p>43,7</text:p>
          </table:table-cell>
          <table:table-cell office:value-type="float" office:value="253.45" table:style-name="ce176">
            <text:p>253,45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20145.12" table:formula="of:=SUM([.M2:.M23])" table:style-name="ce1">
            <text:p>20145,12</text:p>
          </table:table-cell>
          <table:table-cell office:value-type="float" office:value="2417.42" table:formula="of:=SUM([.N2:.N23])" table:style-name="ce1">
            <text:p>2417,42</text:p>
          </table:table-cell>
          <table:table-cell table:number-columns-repeated="2" table:style-name="ce1"/>
          <table:table-cell office:value-type="float" office:value="22562.539999999997" table:formula="of:=SUM([.Q2:.Q23])" table:style-name="ce1">
            <text:p>22562,54</text:p>
          </table:table-cell>
          <table:table-cell table:number-columns-repeated="6" table:style-name="ce1"/>
          <table:table-cell office:value-type="float" office:value="1495.3300000000002" table:formula="of:=SUM([.X2:.X23])" table:style-name="ce1">
            <text:p>1495,33</text:p>
          </table:table-cell>
          <table:table-cell table:number-columns-repeated="19" table:style-name="ce1"/>
          <table:table-cell office:value-type="float" office:value="436.4899999999999" table:formula="of:=SUM([.AR2:.AR23])" table:style-name="ce1">
            <text:p>436,49</text:p>
          </table:table-cell>
          <table:table-cell office:value-type="float" office:value="1931.82" table:formula="of:=SUM([.AS2:.AS23])" table:style-name="ce1">
            <text:p>1931,8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11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CTIVACION PINGUINO BICENTENARIO - PTO 202009000784</text:p>
          </table:table-cell>
          <table:table-cell office:value-type="string" table:style-name="ce176">
            <text:p>FAC 001-001-000000614</text:p>
          </table:table-cell>
          <table:table-cell office:value-type="string" table:style-name="ce176">
            <text:p>1310202001099233361800120010010000006141241820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1.6" table:style-name="ce176">
            <text:p>191,6</text:p>
          </table:table-cell>
          <table:table-cell office:value-type="float" office:value="0" table:style-name="ce176">
            <text:p>0</text:p>
          </table:table-cell>
          <table:table-cell office:value-type="float" office:value="191.6" table:style-name="ce176">
            <text:p>191,6</text:p>
          </table:table-cell>
          <table:table-cell office:value-type="string" table:style-name="ce176">
            <text:p>05/11/2020</text:p>
          </table:table-cell>
          <table:table-cell office:value-type="string" table:style-name="ce176">
            <text:p>001-004-000013559</text:p>
          </table:table-cell>
          <table:table-cell office:value-type="string" table:style-name="ce176">
            <text:p>0511202007179132159600120010040000135590001355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2.73" table:style-name="ce176">
            <text:p>62,7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2.73" table:style-name="ce176">
            <text:p>62,73</text:p>
          </table:table-cell>
          <table:table-cell office:value-type="float" office:value="254.33" table:style-name="ce176">
            <text:p>254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daptacion afiche caballete a rayo - PTO 202010000809</text:p>
          </table:table-cell>
          <table:table-cell office:value-type="string" table:style-name="ce176">
            <text:p>FAC 001-001-000000616</text:p>
          </table:table-cell>
          <table:table-cell office:value-type="string" table:style-name="ce176">
            <text:p>1910202001099233361800120010010000006161259772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2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.26" table:style-name="ce176">
            <text:p>22,26</text:p>
          </table:table-cell>
          <table:table-cell office:value-type="float" office:value="0" table:style-name="ce176">
            <text:p>0</text:p>
          </table:table-cell>
          <table:table-cell office:value-type="float" office:value="22.26" table:style-name="ce176">
            <text:p>22,26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5</text:p>
          </table:table-cell>
          <table:table-cell office:value-type="string" table:style-name="ce176">
            <text:p>2311202007179132159600120010040000143950001439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29" table:style-name="ce176">
            <text:p>7,2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29" table:style-name="ce176">
            <text:p>7,29</text:p>
          </table:table-cell>
          <table:table-cell office:value-type="float" office:value="29.55" table:style-name="ce176">
            <text:p>29,5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9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romo mascarillas - PTO 202010000801</text:p>
          </table:table-cell>
          <table:table-cell office:value-type="string" table:style-name="ce176">
            <text:p>FAC 001-001-000000617</text:p>
          </table:table-cell>
          <table:table-cell office:value-type="string" table:style-name="ce176">
            <text:p>19102020010992333618001200100100000061712597939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13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9.82" table:style-name="ce176">
            <text:p>29,82</text:p>
          </table:table-cell>
          <table:table-cell office:value-type="float" office:value="0" table:style-name="ce176">
            <text:p>0</text:p>
          </table:table-cell>
          <table:table-cell office:value-type="float" office:value="29.82" table:style-name="ce176">
            <text:p>29,82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6</text:p>
          </table:table-cell>
          <table:table-cell office:value-type="string" table:style-name="ce176">
            <text:p>23112020071791321596001200100400001439600014396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76" table:style-name="ce176">
            <text:p>9,7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76" table:style-name="ce176">
            <text:p>9,76</text:p>
          </table:table-cell>
          <table:table-cell office:value-type="float" office:value="39.58" table:style-name="ce176">
            <text:p>39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GANADOR TODOS SOMOS ESPERANZITA <text:s/>- PTO 202010000803</text:p>
          </table:table-cell>
          <table:table-cell office:value-type="string" table:style-name="ce176">
            <text:p>FAC 001-001-000000625</text:p>
          </table:table-cell>
          <table:table-cell office:value-type="string" table:style-name="ce176">
            <text:p>04112020010992333618001200100100000062513138557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1</text:p>
          </table:table-cell>
          <table:table-cell table:style-name="ce176"/>
          <table:table-cell office:value-type="float" office:value="57.2" table:style-name="ce176">
            <text:p>57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.2" table:style-name="ce176">
            <text:p>57,2</text:p>
          </table:table-cell>
          <table:table-cell office:value-type="float" office:value="6.86" table:style-name="ce176">
            <text:p>6,8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4.06" table:style-name="ce176">
            <text:p>64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.8" table:style-name="ce176">
            <text:p>4,8</text:p>
          </table:table-cell>
          <table:table-cell office:value-type="float" office:value="0" table:style-name="ce176">
            <text:p>0</text:p>
          </table:table-cell>
          <table:table-cell office:value-type="float" office:value="4.8" table:style-name="ce176">
            <text:p>4,8</text:p>
          </table:table-cell>
          <table:table-cell office:value-type="string" table:style-name="ce176">
            <text:p>10/11/2020</text:p>
          </table:table-cell>
          <table:table-cell office:value-type="string" table:style-name="ce176">
            <text:p>001-050-000391077</text:p>
          </table:table-cell>
          <table:table-cell office:value-type="string" table:style-name="ce176">
            <text:p>101120200713900129490012001050000391077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57" table:style-name="ce176">
            <text:p>1,5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.57" table:style-name="ce176">
            <text:p>1,57</text:p>
          </table:table-cell>
          <table:table-cell office:value-type="float" office:value="6.37" table:style-name="ce176">
            <text:p>6,3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camisetas de la Selección Ecuador - PTO 202010000790_x000D_</text:p>
            <text:p># Pedido 5002701312_x000D_</text:p>
            <text:p>Hoja de Entrada 1010662107</text:p>
          </table:table-cell>
          <table:table-cell office:value-type="string" table:style-name="ce176">
            <text:p>FAC 001-001-000000626</text:p>
          </table:table-cell>
          <table:table-cell office:value-type="string" table:style-name="ce176">
            <text:p>04112020010992333618001200100100000062613138732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2</text:p>
          </table:table-cell>
          <table:table-cell table:style-name="ce176"/>
          <table:table-cell office:value-type="float" office:value="2615.34" table:style-name="ce176">
            <text:p>2615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15.34" table:style-name="ce176">
            <text:p>2615,34</text:p>
          </table:table-cell>
          <table:table-cell office:value-type="float" office:value="313.83999999999997" table:style-name="ce176">
            <text:p>313,8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29.18" table:style-name="ce176">
            <text:p>2929,1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9.69" table:style-name="ce176">
            <text:p>219,69</text:p>
          </table:table-cell>
          <table:table-cell office:value-type="float" office:value="0" table:style-name="ce176">
            <text:p>0</text:p>
          </table:table-cell>
          <table:table-cell office:value-type="float" office:value="219.69" table:style-name="ce176">
            <text:p>219,69</text:p>
          </table:table-cell>
          <table:table-cell office:value-type="string" table:style-name="ce176">
            <text:p>19/11/2020</text:p>
          </table:table-cell>
          <table:table-cell office:value-type="string" table:style-name="ce176">
            <text:p>014-005-000061097</text:p>
          </table:table-cell>
          <table:table-cell office:value-type="string" table:style-name="ce176">
            <text:p>1911202007099252674200120140050000610974628137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5.77" table:style-name="ce176">
            <text:p>45,77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5.77" table:style-name="ce176">
            <text:p>45,77</text:p>
          </table:table-cell>
          <table:table-cell office:value-type="float" office:value="265.45999999999998" table:style-name="ce176">
            <text:p>265,4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0000804; PTO 202009000777</text:p>
          </table:table-cell>
          <table:table-cell office:value-type="string" table:style-name="ce176">
            <text:p>FAC 001-001-000000627</text:p>
          </table:table-cell>
          <table:table-cell office:value-type="string" table:style-name="ce176">
            <text:p>04112020010992333618001200100100000062713158139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3</text:p>
          </table:table-cell>
          <table:table-cell table:style-name="ce176"/>
          <table:table-cell office:value-type="float" office:value="1173" table:style-name="ce176">
            <text:p>117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3" table:style-name="ce176">
            <text:p>1173</text:p>
          </table:table-cell>
          <table:table-cell office:value-type="float" office:value="140.76" table:style-name="ce176">
            <text:p>140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13.76" table:style-name="ce176">
            <text:p>1313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8.53" table:style-name="ce176">
            <text:p>98,53</text:p>
          </table:table-cell>
          <table:table-cell office:value-type="float" office:value="0" table:style-name="ce176">
            <text:p>0</text:p>
          </table:table-cell>
          <table:table-cell office:value-type="float" office:value="98.53" table:style-name="ce176">
            <text:p>98,53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3</text:p>
          </table:table-cell>
          <table:table-cell office:value-type="string" table:style-name="ce176">
            <text:p>23112020071791321596001200100400001439300014393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26" table:style-name="ce176">
            <text:p>32,2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26" table:style-name="ce176">
            <text:p>32,26</text:p>
          </table:table-cell>
          <table:table-cell office:value-type="float" office:value="130.79" table:style-name="ce176">
            <text:p>130,7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1/2020</text:p>
          </table:table-cell>
          <table:table-cell office:value-type="string" table:style-name="ce176">
            <text:p>0993106704001</text:p>
          </table:table-cell>
          <table:table-cell office:value-type="string" table:style-name="ce176">
            <text:p>DENDA TIENDA DETIEN CIA. LTDA.</text:p>
          </table:table-cell>
          <table:table-cell office:value-type="string" table:style-name="ce176">
            <text:p>DECORACION PIAZZAS COMERCIALES: SAMBORONDON, VILLA CLUB, CIUDAD CELESTE, LA JOYA, CEIBOS Y MACHALA. - PTO 202010000812</text:p>
          </table:table-cell>
          <table:table-cell office:value-type="string" table:style-name="ce176">
            <text:p>FAC 001-001-000000628</text:p>
          </table:table-cell>
          <table:table-cell office:value-type="string" table:style-name="ce176">
            <text:p>05112020010992333618001200100100000062813175233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4</text:p>
          </table:table-cell>
          <table:table-cell table:style-name="ce176"/>
          <table:table-cell office:value-type="float" office:value="22343" table:style-name="ce176">
            <text:p>223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343" table:style-name="ce176">
            <text:p>22343</text:p>
          </table:table-cell>
          <table:table-cell office:value-type="float" office:value="2681.16" table:style-name="ce176">
            <text:p>2681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5024.16" table:style-name="ce176">
            <text:p>25024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76.81" table:style-name="ce176">
            <text:p>1876,81</text:p>
          </table:table-cell>
          <table:table-cell office:value-type="float" office:value="0" table:style-name="ce176">
            <text:p>0</text:p>
          </table:table-cell>
          <table:table-cell office:value-type="float" office:value="1876.81" table:style-name="ce176">
            <text:p>1876,81</text:p>
          </table:table-cell>
          <table:table-cell office:value-type="string" table:style-name="ce176">
            <text:p>05/11/2020</text:p>
          </table:table-cell>
          <table:table-cell office:value-type="string" table:style-name="ce176">
            <text:p>001-002-000000111</text:p>
          </table:table-cell>
          <table:table-cell office:value-type="string" table:style-name="ce176">
            <text:p>0511202007099310670400120010020000001118872877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91" table:style-name="ce176">
            <text:p>39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91" table:style-name="ce176">
            <text:p>391</text:p>
          </table:table-cell>
          <table:table-cell office:value-type="float" office:value="2267.81" table:style-name="ce176">
            <text:p>2267,8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ersonal noviembre cabina Malecón <text:s/>- PTO 202011000821</text:p>
          </table:table-cell>
          <table:table-cell office:value-type="string" table:style-name="ce176">
            <text:p>FAC 001-001-000000629</text:p>
          </table:table-cell>
          <table:table-cell office:value-type="string" table:style-name="ce176">
            <text:p>06112020010992333618001200100100000062913204796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5</text:p>
          </table:table-cell>
          <table:table-cell table:style-name="ce176"/>
          <table:table-cell office:value-type="float" office:value="1288.8699999999999" table:style-name="ce176">
            <text:p>1288,8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88.8699999999999" table:style-name="ce176">
            <text:p>1288,87</text:p>
          </table:table-cell>
          <table:table-cell office:value-type="float" office:value="154.66" table:style-name="ce176">
            <text:p>154,6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43.53" table:style-name="ce176">
            <text:p>1443,5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26" table:style-name="ce176">
            <text:p>108,26</text:p>
          </table:table-cell>
          <table:table-cell office:value-type="float" office:value="0" table:style-name="ce176">
            <text:p>0</text:p>
          </table:table-cell>
          <table:table-cell office:value-type="float" office:value="108.26" table:style-name="ce176">
            <text:p>108,26</text:p>
          </table:table-cell>
          <table:table-cell office:value-type="string" table:style-name="ce176">
            <text:p>09/11/2020</text:p>
          </table:table-cell>
          <table:table-cell office:value-type="string" table:style-name="ce176">
            <text:p>001-050-000390977</text:p>
          </table:table-cell>
          <table:table-cell office:value-type="string" table:style-name="ce176">
            <text:p>091120200713900129490012001050000390977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44" table:style-name="ce176">
            <text:p>35,4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5.44" table:style-name="ce176">
            <text:p>35,44</text:p>
          </table:table-cell>
          <table:table-cell office:value-type="float" office:value="143.69999999999999" table:style-name="ce176">
            <text:p>143,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Activación campaña PADRES 3 - PTO 202009000774</text:p>
          </table:table-cell>
          <table:table-cell office:value-type="string" table:style-name="ce176">
            <text:p>FAC 001-001-000000630</text:p>
          </table:table-cell>
          <table:table-cell table:style-name="ce176"/>
          <table:table-cell office:value-type="string" table:style-name="ce176">
            <text:p>-</text:p>
          </table:table-cell>
          <table:table-cell office:value-type="string" table:style-name="ce176">
            <text:p>VTA 202011000006</text:p>
          </table:table-cell>
          <table:table-cell table:style-name="ce176"/>
          <table:table-cell office:value-type="float" office:value="4631" table:style-name="ce176">
            <text:p>463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31" table:style-name="ce176">
            <text:p>4631</text:p>
          </table:table-cell>
          <table:table-cell office:value-type="float" office:value="555.72" table:style-name="ce176">
            <text:p>555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186.72" table:style-name="ce176">
            <text:p>5186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9" table:style-name="ce176">
            <text:p>389</text:p>
          </table:table-cell>
          <table:table-cell office:value-type="float" office:value="0" table:style-name="ce176">
            <text:p>0</text:p>
          </table:table-cell>
          <table:table-cell office:value-type="float" office:value="389" table:style-name="ce176">
            <text:p>389</text:p>
          </table:table-cell>
          <table:table-cell office:value-type="string" table:style-name="ce176">
            <text:p>27/11/2020</text:p>
          </table:table-cell>
          <table:table-cell office:value-type="string" table:style-name="ce176">
            <text:p>001-050-000394664</text:p>
          </table:table-cell>
          <table:table-cell office:value-type="string" table:style-name="ce176">
            <text:p>271120200713900129490012001050000394664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7.35" table:style-name="ce176">
            <text:p>127,3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7.35" table:style-name="ce176">
            <text:p>127,35</text:p>
          </table:table-cell>
          <table:table-cell office:value-type="float" office:value="516.35" table:style-name="ce176">
            <text:p>516,3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DEVOLUCION POR CIERRE DE BODEGA - PTO 202011000824</text:p>
          </table:table-cell>
          <table:table-cell office:value-type="string" table:style-name="ce176">
            <text:p>FAC 001-001-000000631</text:p>
          </table:table-cell>
          <table:table-cell office:value-type="string" table:style-name="ce176">
            <text:p>06112020010992333618001200100100000063113209658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7</text:p>
          </table:table-cell>
          <table:table-cell table:style-name="ce176"/>
          <table:table-cell office:value-type="float" office:value="869" table:style-name="ce176">
            <text:p>86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69" table:style-name="ce176">
            <text:p>869</text:p>
          </table:table-cell>
          <table:table-cell office:value-type="float" office:value="104.28" table:style-name="ce176">
            <text:p>104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73.28" table:style-name="ce176">
            <text:p>973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3" table:style-name="ce176">
            <text:p>73</text:p>
          </table:table-cell>
          <table:table-cell office:value-type="float" office:value="0" table:style-name="ce176">
            <text:p>0</text:p>
          </table:table-cell>
          <table:table-cell office:value-type="float" office:value="73" table:style-name="ce176">
            <text:p>73</text:p>
          </table:table-cell>
          <table:table-cell office:value-type="string" table:style-name="ce176">
            <text:p>06/11/2020</text:p>
          </table:table-cell>
          <table:table-cell office:value-type="string" table:style-name="ce176">
            <text:p>001-050-000390765</text:p>
          </table:table-cell>
          <table:table-cell office:value-type="string" table:style-name="ce176">
            <text:p>061120200713900129490012001050000390765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9" table:style-name="ce176">
            <text:p>23,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9" table:style-name="ce176">
            <text:p>23,9</text:p>
          </table:table-cell>
          <table:table-cell office:value-type="float" office:value="96.9" table:style-name="ce176">
            <text:p>96,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Y ARMADO DE KITS ALMOHADAS - PTO 202011000823</text:p>
          </table:table-cell>
          <table:table-cell office:value-type="string" table:style-name="ce176">
            <text:p>FAC 001-001-000000632</text:p>
          </table:table-cell>
          <table:table-cell office:value-type="string" table:style-name="ce176">
            <text:p>0611202001099233361800120010010000006321320971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8</text:p>
          </table:table-cell>
          <table:table-cell table:style-name="ce176"/>
          <table:table-cell office:value-type="float" office:value="1326.6" table:style-name="ce176">
            <text:p>1326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26.6" table:style-name="ce176">
            <text:p>1326,6</text:p>
          </table:table-cell>
          <table:table-cell office:value-type="float" office:value="159.19" table:style-name="ce176">
            <text:p>159,1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485.79" table:style-name="ce176">
            <text:p>1485,7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1.43" table:style-name="ce176">
            <text:p>111,43</text:p>
          </table:table-cell>
          <table:table-cell office:value-type="float" office:value="0" table:style-name="ce176">
            <text:p>0</text:p>
          </table:table-cell>
          <table:table-cell office:value-type="float" office:value="111.43" table:style-name="ce176">
            <text:p>111,43</text:p>
          </table:table-cell>
          <table:table-cell office:value-type="string" table:style-name="ce176">
            <text:p>13/11/2020</text:p>
          </table:table-cell>
          <table:table-cell office:value-type="string" table:style-name="ce176">
            <text:p>001-050-000391521</text:p>
          </table:table-cell>
          <table:table-cell office:value-type="string" table:style-name="ce176">
            <text:p>131120200713900129490012001050000391521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479999999999997" table:style-name="ce176">
            <text:p>36,4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479999999999997" table:style-name="ce176">
            <text:p>36,48</text:p>
          </table:table-cell>
          <table:table-cell office:value-type="float" office:value="147.91" table:style-name="ce176">
            <text:p>147,9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CANASTA LAVATODO - PTO 202011000822</text:p>
          </table:table-cell>
          <table:table-cell office:value-type="string" table:style-name="ce176">
            <text:p>FAC 001-001-000000633</text:p>
          </table:table-cell>
          <table:table-cell office:value-type="string" table:style-name="ce176">
            <text:p>06112020010992333618001200100100000063313209789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09</text:p>
          </table:table-cell>
          <table:table-cell table:style-name="ce176"/>
          <table:table-cell office:value-type="float" office:value="101.2" table:style-name="ce176">
            <text:p>10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1.2" table:style-name="ce176">
            <text:p>101,2</text:p>
          </table:table-cell>
          <table:table-cell office:value-type="float" office:value="12.14" table:style-name="ce176">
            <text:p>12,1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3.34" table:style-name="ce176">
            <text:p>113,3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.5" table:style-name="ce176">
            <text:p>8,5</text:p>
          </table:table-cell>
          <table:table-cell office:value-type="float" office:value="0" table:style-name="ce176">
            <text:p>0</text:p>
          </table:table-cell>
          <table:table-cell office:value-type="float" office:value="8.5" table:style-name="ce176">
            <text:p>8,5</text:p>
          </table:table-cell>
          <table:table-cell office:value-type="string" table:style-name="ce176">
            <text:p>09/11/2020</text:p>
          </table:table-cell>
          <table:table-cell office:value-type="string" table:style-name="ce176">
            <text:p>001-050-000390978</text:p>
          </table:table-cell>
          <table:table-cell office:value-type="string" table:style-name="ce176">
            <text:p>0911202007139001294900120010500003909781390012916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78" table:style-name="ce176">
            <text:p>2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78" table:style-name="ce176">
            <text:p>2,78</text:p>
          </table:table-cell>
          <table:table-cell office:value-type="float" office:value="11.28" table:style-name="ce176">
            <text:p>11,2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s premios Effie - PTO 202010000814</text:p>
          </table:table-cell>
          <table:table-cell office:value-type="string" table:style-name="ce176">
            <text:p>FAC 001-001-000000634</text:p>
          </table:table-cell>
          <table:table-cell office:value-type="string" table:style-name="ce176">
            <text:p>06112020010992333618001200100100000063413209856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0</text:p>
          </table:table-cell>
          <table:table-cell table:style-name="ce176"/>
          <table:table-cell office:value-type="float" office:value="157.30000000000001" table:style-name="ce176">
            <text:p>157,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7.30000000000001" table:style-name="ce176">
            <text:p>157,3</text:p>
          </table:table-cell>
          <table:table-cell office:value-type="float" office:value="18.88" table:style-name="ce176">
            <text:p>18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76.18" table:style-name="ce176">
            <text:p>176,1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.22" table:style-name="ce176">
            <text:p>13,22</text:p>
          </table:table-cell>
          <table:table-cell office:value-type="float" office:value="0" table:style-name="ce176">
            <text:p>0</text:p>
          </table:table-cell>
          <table:table-cell office:value-type="float" office:value="13.22" table:style-name="ce176">
            <text:p>13,22</text:p>
          </table:table-cell>
          <table:table-cell office:value-type="string" table:style-name="ce176">
            <text:p>06/11/2020</text:p>
          </table:table-cell>
          <table:table-cell office:value-type="string" table:style-name="ce176">
            <text:p>001-050-000390766</text:p>
          </table:table-cell>
          <table:table-cell office:value-type="string" table:style-name="ce176">
            <text:p>061120200713900129490012001050000390766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3" table:style-name="ce176">
            <text:p>4,3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.33" table:style-name="ce176">
            <text:p>4,33</text:p>
          </table:table-cell>
          <table:table-cell office:value-type="float" office:value="17.55" table:style-name="ce176">
            <text:p>17,5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0000802; PTO 202010000789</text:p>
          </table:table-cell>
          <table:table-cell office:value-type="string" table:style-name="ce176">
            <text:p>FAC 001-001-000000635</text:p>
          </table:table-cell>
          <table:table-cell office:value-type="string" table:style-name="ce176">
            <text:p>06112020010992333618001200100100000063513215491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1</text:p>
          </table:table-cell>
          <table:table-cell table:style-name="ce176"/>
          <table:table-cell office:value-type="float" office:value="692" table:style-name="ce176">
            <text:p>69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92" table:style-name="ce176">
            <text:p>692</text:p>
          </table:table-cell>
          <table:table-cell office:value-type="float" office:value="83.04" table:style-name="ce176">
            <text:p>83,0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75.04" table:style-name="ce176">
            <text:p>775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8.13" table:style-name="ce176">
            <text:p>58,13</text:p>
          </table:table-cell>
          <table:table-cell office:value-type="float" office:value="0" table:style-name="ce176">
            <text:p>0</text:p>
          </table:table-cell>
          <table:table-cell office:value-type="float" office:value="58.13" table:style-name="ce176">
            <text:p>58,13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4</text:p>
          </table:table-cell>
          <table:table-cell office:value-type="string" table:style-name="ce176">
            <text:p>23112020071791321596001200100400001439400014394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03" table:style-name="ce176">
            <text:p>19,0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03" table:style-name="ce176">
            <text:p>19,03</text:p>
          </table:table-cell>
          <table:table-cell office:value-type="float" office:value="77.16" table:style-name="ce176">
            <text:p>77,1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6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HELADOS VARIOS <text:s/>- PTO 202010000815</text:p>
          </table:table-cell>
          <table:table-cell office:value-type="string" table:style-name="ce176">
            <text:p>FAC 001-001-000000636</text:p>
          </table:table-cell>
          <table:table-cell office:value-type="string" table:style-name="ce176">
            <text:p>0611202001099233361800120010010000006361321602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2</text:p>
          </table:table-cell>
          <table:table-cell table:style-name="ce176"/>
          <table:table-cell office:value-type="float" office:value="448.2" table:style-name="ce176">
            <text:p>448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8.2" table:style-name="ce176">
            <text:p>448,2</text:p>
          </table:table-cell>
          <table:table-cell office:value-type="float" office:value="53.78" table:style-name="ce176">
            <text:p>53,7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01.98" table:style-name="ce176">
            <text:p>501,9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65" table:style-name="ce176">
            <text:p>37,65</text:p>
          </table:table-cell>
          <table:table-cell office:value-type="float" office:value="0" table:style-name="ce176">
            <text:p>0</text:p>
          </table:table-cell>
          <table:table-cell office:value-type="float" office:value="37.65" table:style-name="ce176">
            <text:p>37,65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2</text:p>
          </table:table-cell>
          <table:table-cell office:value-type="string" table:style-name="ce176">
            <text:p>23112020071791321596001200100400001439200014392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3" table:style-name="ce176">
            <text:p>12,3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33" table:style-name="ce176">
            <text:p>12,33</text:p>
          </table:table-cell>
          <table:table-cell office:value-type="float" office:value="49.98" table:style-name="ce176">
            <text:p>49,9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NOTA DE CREDITO 51 APLICA FC 590 LA FABRIL S.A.</text:p>
          </table:table-cell>
          <table:table-cell office:value-type="string" table:style-name="ce176">
            <text:p>NCT 001-001-000000051</text:p>
          </table:table-cell>
          <table:table-cell office:value-type="string" table:style-name="ce176">
            <text:p>09112020040992333618001200100100000005113310426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3</text:p>
          </table:table-cell>
          <table:table-cell table:style-name="ce176"/>
          <table:table-cell office:value-type="float" office:value="-523.6" table:style-name="ce176">
            <text:p>-523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523.6" table:style-name="ce176">
            <text:p>-523,6</text:p>
          </table:table-cell>
          <table:table-cell office:value-type="float" office:value="-62.83" table:style-name="ce176">
            <text:p>-62,8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586.42999999999995" table:style-name="ce176">
            <text:p>-586,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NOTA DE CREDITO 52 LA FABRIL S.A. APLICA FC 591</text:p>
          </table:table-cell>
          <table:table-cell office:value-type="string" table:style-name="ce176">
            <text:p>NCT 001-001-000000052</text:p>
          </table:table-cell>
          <table:table-cell office:value-type="string" table:style-name="ce176">
            <text:p>09112020040992333618001200100100000005213310999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4</text:p>
          </table:table-cell>
          <table:table-cell table:style-name="ce176"/>
          <table:table-cell office:value-type="float" office:value="-913.22" table:style-name="ce176">
            <text:p>-913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-913.22" table:style-name="ce176">
            <text:p>-913,22</text:p>
          </table:table-cell>
          <table:table-cell office:value-type="float" office:value="-109.59" table:style-name="ce176">
            <text:p>-109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-1022.81" table:style-name="ce176">
            <text:p>-1022,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GANADORES JULIO - PTO 202008000768</text:p>
          </table:table-cell>
          <table:table-cell office:value-type="string" table:style-name="ce176">
            <text:p>FAC 001-001-000000637</text:p>
          </table:table-cell>
          <table:table-cell office:value-type="string" table:style-name="ce176">
            <text:p>0911202001099233361800120010010000006371331410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5</text:p>
          </table:table-cell>
          <table:table-cell table:style-name="ce176"/>
          <table:table-cell office:value-type="float" office:value="622.6" table:style-name="ce176">
            <text:p>622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22.6" table:style-name="ce176">
            <text:p>622,6</text:p>
          </table:table-cell>
          <table:table-cell office:value-type="float" office:value="74.709999999999994" table:style-name="ce176">
            <text:p>74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97.31" table:style-name="ce176">
            <text:p>697,3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2.3" table:style-name="ce176">
            <text:p>52,3</text:p>
          </table:table-cell>
          <table:table-cell office:value-type="float" office:value="0" table:style-name="ce176">
            <text:p>0</text:p>
          </table:table-cell>
          <table:table-cell office:value-type="float" office:value="52.3" table:style-name="ce176">
            <text:p>52,3</text:p>
          </table:table-cell>
          <table:table-cell office:value-type="string" table:style-name="ce176">
            <text:p>11/11/2020</text:p>
          </table:table-cell>
          <table:table-cell office:value-type="string" table:style-name="ce176">
            <text:p>001-050-000391099</text:p>
          </table:table-cell>
          <table:table-cell office:value-type="string" table:style-name="ce176">
            <text:p>111120200713900129490012001050000391099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12" table:style-name="ce176">
            <text:p>17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7.12" table:style-name="ce176">
            <text:p>17,12</text:p>
          </table:table-cell>
          <table:table-cell office:value-type="float" office:value="69.42" table:style-name="ce176">
            <text:p>69,4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LANZAMIENTO PROACTIVE <text:s/>- PTO 202008000764</text:p>
          </table:table-cell>
          <table:table-cell office:value-type="string" table:style-name="ce176">
            <text:p>FAC 001-001-000000638</text:p>
          </table:table-cell>
          <table:table-cell office:value-type="string" table:style-name="ce176">
            <text:p>09112020010992333618001200100100000063813314151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6</text:p>
          </table:table-cell>
          <table:table-cell table:style-name="ce176"/>
          <table:table-cell office:value-type="float" office:value="913.22" table:style-name="ce176">
            <text:p>913,2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13.22" table:style-name="ce176">
            <text:p>913,22</text:p>
          </table:table-cell>
          <table:table-cell office:value-type="float" office:value="109.59" table:style-name="ce176">
            <text:p>109,5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022.81" table:style-name="ce176">
            <text:p>1022,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6.709999999999994" table:style-name="ce176">
            <text:p>76,71</text:p>
          </table:table-cell>
          <table:table-cell office:value-type="float" office:value="0" table:style-name="ce176">
            <text:p>0</text:p>
          </table:table-cell>
          <table:table-cell office:value-type="float" office:value="76.709999999999994" table:style-name="ce176">
            <text:p>76,71</text:p>
          </table:table-cell>
          <table:table-cell office:value-type="string" table:style-name="ce176">
            <text:p>20/11/2020</text:p>
          </table:table-cell>
          <table:table-cell office:value-type="string" table:style-name="ce176">
            <text:p>001-050-000392473</text:p>
          </table:table-cell>
          <table:table-cell office:value-type="string" table:style-name="ce176">
            <text:p>20112020071390012949001200105000039247313900129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11" table:style-name="ce176">
            <text:p>25,1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5.11" table:style-name="ce176">
            <text:p>25,11</text:p>
          </table:table-cell>
          <table:table-cell office:value-type="float" office:value="101.82" table:style-name="ce176">
            <text:p>101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9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HELADERIAS HALLOWEEN <text:s/>- PTO 202010000808</text:p>
          </table:table-cell>
          <table:table-cell office:value-type="string" table:style-name="ce176">
            <text:p>FAC 001-001-000000639</text:p>
          </table:table-cell>
          <table:table-cell office:value-type="string" table:style-name="ce176">
            <text:p>09112020010992333618001200100100000063913314207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7</text:p>
          </table:table-cell>
          <table:table-cell table:style-name="ce176"/>
          <table:table-cell office:value-type="float" office:value="3659.13" table:style-name="ce176">
            <text:p>3659,1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659.13" table:style-name="ce176">
            <text:p>3659,13</text:p>
          </table:table-cell>
          <table:table-cell office:value-type="float" office:value="439.1" table:style-name="ce176">
            <text:p>439,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098.2299999999996" table:style-name="ce176">
            <text:p>4098,2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07.37" table:style-name="ce176">
            <text:p>307,37</text:p>
          </table:table-cell>
          <table:table-cell office:value-type="float" office:value="0" table:style-name="ce176">
            <text:p>0</text:p>
          </table:table-cell>
          <table:table-cell office:value-type="float" office:value="307.37" table:style-name="ce176">
            <text:p>307,37</text:p>
          </table:table-cell>
          <table:table-cell office:value-type="string" table:style-name="ce176">
            <text:p>23/11/2020</text:p>
          </table:table-cell>
          <table:table-cell office:value-type="string" table:style-name="ce176">
            <text:p>001-004-000014391</text:p>
          </table:table-cell>
          <table:table-cell office:value-type="string" table:style-name="ce176">
            <text:p>23112020071791321596001200100400001439100014391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0.63" table:style-name="ce176">
            <text:p>100,6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0.63" table:style-name="ce176">
            <text:p>100,63</text:p>
          </table:table-cell>
          <table:table-cell office:value-type="float" office:value="408" table:style-name="ce176">
            <text:p>40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11/2020</text:p>
          </table:table-cell>
          <table:table-cell office:value-type="string" table:style-name="ce176">
            <text:p>0905907895001</text:p>
          </table:table-cell>
          <table:table-cell office:value-type="string" table:style-name="ce176">
            <text:p>JENNY VERONICA ALVEAR CUCALON</text:p>
          </table:table-cell>
          <table:table-cell office:value-type="string" table:style-name="ce176">
            <text:p>ACTIVIDAD QUITO <text:s/>- PTO 202010000792</text:p>
          </table:table-cell>
          <table:table-cell office:value-type="string" table:style-name="ce176">
            <text:p>FAC 001-001-000000640</text:p>
          </table:table-cell>
          <table:table-cell office:value-type="string" table:style-name="ce176">
            <text:p>10112020010992333618001200100100000064013345346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8</text:p>
          </table:table-cell>
          <table:table-cell table:style-name="ce176"/>
          <table:table-cell office:value-type="float" office:value="1839.68" table:style-name="ce176">
            <text:p>1839,6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39.68" table:style-name="ce176">
            <text:p>1839,68</text:p>
          </table:table-cell>
          <table:table-cell office:value-type="float" office:value="220.76" table:style-name="ce176">
            <text:p>220,7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60.44" table:style-name="ce176">
            <text:p>2060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1/11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TARJETAS NUEVAS NAVIDAD JOLLY - PTO 202010000794</text:p>
          </table:table-cell>
          <table:table-cell office:value-type="string" table:style-name="ce176">
            <text:p>FAC 001-001-000000641</text:p>
          </table:table-cell>
          <table:table-cell office:value-type="string" table:style-name="ce176">
            <text:p>11112020010992333618001200100100000064113394649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19</text:p>
          </table:table-cell>
          <table:table-cell table:style-name="ce176"/>
          <table:table-cell office:value-type="float" office:value="108.9" table:style-name="ce176">
            <text:p>108,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8.9" table:style-name="ce176">
            <text:p>108,9</text:p>
          </table:table-cell>
          <table:table-cell office:value-type="float" office:value="13.07" table:style-name="ce176">
            <text:p>13,0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1.97" table:style-name="ce176">
            <text:p>121,9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.15" table:style-name="ce176">
            <text:p>9,15</text:p>
          </table:table-cell>
          <table:table-cell office:value-type="float" office:value="0" table:style-name="ce176">
            <text:p>0</text:p>
          </table:table-cell>
          <table:table-cell office:value-type="float" office:value="9.15" table:style-name="ce176">
            <text:p>9,15</text:p>
          </table:table-cell>
          <table:table-cell office:value-type="string" table:style-name="ce176">
            <text:p>20/11/2020</text:p>
          </table:table-cell>
          <table:table-cell office:value-type="string" table:style-name="ce176">
            <text:p>001-050-000392474</text:p>
          </table:table-cell>
          <table:table-cell office:value-type="string" table:style-name="ce176">
            <text:p>20112020071390012949001200105000039247413900129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9" table:style-name="ce176">
            <text:p>2,99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.99" table:style-name="ce176">
            <text:p>2,99</text:p>
          </table:table-cell>
          <table:table-cell office:value-type="float" office:value="12.14" table:style-name="ce176">
            <text:p>12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vento Reconocimiento Banco Guayaquil - PTO 202010000813</text:p>
          </table:table-cell>
          <table:table-cell office:value-type="string" table:style-name="ce176">
            <text:p>FAC 001-001-000000642</text:p>
          </table:table-cell>
          <table:table-cell office:value-type="string" table:style-name="ce176">
            <text:p>13112020010992333618001200100100000064213463690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0</text:p>
          </table:table-cell>
          <table:table-cell table:style-name="ce176"/>
          <table:table-cell office:value-type="float" office:value="1176" table:style-name="ce176">
            <text:p>11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76" table:style-name="ce176">
            <text:p>1176</text:p>
          </table:table-cell>
          <table:table-cell office:value-type="float" office:value="141.12" table:style-name="ce176">
            <text:p>141,1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17.12" table:style-name="ce176">
            <text:p>1317,1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8.78" table:style-name="ce176">
            <text:p>98,78</text:p>
          </table:table-cell>
          <table:table-cell office:value-type="float" office:value="0" table:style-name="ce176">
            <text:p>0</text:p>
          </table:table-cell>
          <table:table-cell office:value-type="float" office:value="98.78" table:style-name="ce176">
            <text:p>98,78</text:p>
          </table:table-cell>
          <table:table-cell office:value-type="string" table:style-name="ce176">
            <text:p>26/11/2020</text:p>
          </table:table-cell>
          <table:table-cell office:value-type="string" table:style-name="ce176">
            <text:p>001-020-000059037</text:p>
          </table:table-cell>
          <table:table-cell office:value-type="string" table:style-name="ce176">
            <text:p>26112020070990049459001200102000005903727913853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340000000000003" table:style-name="ce176">
            <text:p>32,34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2.340000000000003" table:style-name="ce176">
            <text:p>32,34</text:p>
          </table:table-cell>
          <table:table-cell office:value-type="float" office:value="131.12" table:style-name="ce176">
            <text:p>131,1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Visibilidad en locales de Sony Black Friday - PTO 202011000841</text:p>
          </table:table-cell>
          <table:table-cell office:value-type="string" table:style-name="ce176">
            <text:p>FAC 001-001-000000643</text:p>
          </table:table-cell>
          <table:table-cell office:value-type="string" table:style-name="ce176">
            <text:p>15112020010992333618001200100100000064313524484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1</text:p>
          </table:table-cell>
          <table:table-cell table:style-name="ce176"/>
          <table:table-cell office:value-type="float" office:value="1862.56" table:style-name="ce176">
            <text:p>1862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62.56" table:style-name="ce176">
            <text:p>1862,56</text:p>
          </table:table-cell>
          <table:table-cell office:value-type="float" office:value="223.51" table:style-name="ce176">
            <text:p>223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086.0700000000002" table:style-name="ce176">
            <text:p>2086,0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6.46" table:style-name="ce176">
            <text:p>156,46</text:p>
          </table:table-cell>
          <table:table-cell office:value-type="float" office:value="0" table:style-name="ce176">
            <text:p>0</text:p>
          </table:table-cell>
          <table:table-cell office:value-type="float" office:value="156.46" table:style-name="ce176">
            <text:p>156,46</text:p>
          </table:table-cell>
          <table:table-cell office:value-type="string" table:style-name="ce176">
            <text:p>26/11/2020</text:p>
          </table:table-cell>
          <table:table-cell office:value-type="string" table:style-name="ce176">
            <text:p>001-020-000059038</text:p>
          </table:table-cell>
          <table:table-cell office:value-type="string" table:style-name="ce176">
            <text:p>26112020070990049459001200102000005903889231647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.22" table:style-name="ce176">
            <text:p>51,2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51.22" table:style-name="ce176">
            <text:p>51,22</text:p>
          </table:table-cell>
          <table:table-cell office:value-type="float" office:value="207.68" table:style-name="ce176">
            <text:p>207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Revestimiento de totems - PTO 202011000840</text:p>
          </table:table-cell>
          <table:table-cell office:value-type="string" table:style-name="ce176">
            <text:p>FAC 001-001-000000644</text:p>
          </table:table-cell>
          <table:table-cell office:value-type="string" table:style-name="ce176">
            <text:p>15112020010992333618001200100100000064413524520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2</text:p>
          </table:table-cell>
          <table:table-cell table:style-name="ce176"/>
          <table:table-cell office:value-type="float" office:value="1097.5999999999999" table:style-name="ce176">
            <text:p>109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97.5999999999999" table:style-name="ce176">
            <text:p>1097,6</text:p>
          </table:table-cell>
          <table:table-cell office:value-type="float" office:value="131.71" table:style-name="ce176">
            <text:p>131,7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29.31" table:style-name="ce176">
            <text:p>1229,3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.2" table:style-name="ce176">
            <text:p>92,2</text:p>
          </table:table-cell>
          <table:table-cell office:value-type="float" office:value="0" table:style-name="ce176">
            <text:p>0</text:p>
          </table:table-cell>
          <table:table-cell office:value-type="float" office:value="92.2" table:style-name="ce176">
            <text:p>92,2</text:p>
          </table:table-cell>
          <table:table-cell office:value-type="string" table:style-name="ce176">
            <text:p>26/11/2020</text:p>
          </table:table-cell>
          <table:table-cell office:value-type="string" table:style-name="ce176">
            <text:p>001-020-000059039</text:p>
          </table:table-cell>
          <table:table-cell office:value-type="string" table:style-name="ce176">
            <text:p>26112020070990049459001200102000005903953955918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8" table:style-name="ce176">
            <text:p>30,1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8" table:style-name="ce176">
            <text:p>30,18</text:p>
          </table:table-cell>
          <table:table-cell office:value-type="float" office:value="122.38" table:style-name="ce176">
            <text:p>122,3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34; PTO 202011000833</text:p>
          </table:table-cell>
          <table:table-cell office:value-type="string" table:style-name="ce176">
            <text:p>FAC 001-001-000000646</text:p>
          </table:table-cell>
          <table:table-cell office:value-type="string" table:style-name="ce176">
            <text:p>1711202001099233361800120010010000006461359090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4</text:p>
          </table:table-cell>
          <table:table-cell table:style-name="ce176"/>
          <table:table-cell office:value-type="float" office:value="863" table:style-name="ce176">
            <text:p>86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63" table:style-name="ce176">
            <text:p>863</text:p>
          </table:table-cell>
          <table:table-cell office:value-type="float" office:value="103.56" table:style-name="ce176">
            <text:p>103,5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66.56" table:style-name="ce176">
            <text:p>966,5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vestimiento de bus de la Selección - PTO 202011000838_x000D_</text:p>
            <text:p>Pedido # 5002706198_x000D_</text:p>
            <text:p>Hoja de entrada: # 1010688920</text:p>
          </table:table-cell>
          <table:table-cell office:value-type="string" table:style-name="ce176">
            <text:p>FAC 001-001-000000647</text:p>
          </table:table-cell>
          <table:table-cell office:value-type="string" table:style-name="ce176">
            <text:p>1711202001099233361800120010010000006471359137914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5</text:p>
          </table:table-cell>
          <table:table-cell table:style-name="ce176"/>
          <table:table-cell office:value-type="float" office:value="4081" table:style-name="ce176">
            <text:p>40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081" table:style-name="ce176">
            <text:p>4081</text:p>
          </table:table-cell>
          <table:table-cell office:value-type="float" office:value="489.72" table:style-name="ce176">
            <text:p>489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570.72" table:style-name="ce176">
            <text:p>4570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42.8" table:style-name="ce176">
            <text:p>342,8</text:p>
          </table:table-cell>
          <table:table-cell office:value-type="float" office:value="0" table:style-name="ce176">
            <text:p>0</text:p>
          </table:table-cell>
          <table:table-cell office:value-type="float" office:value="342.8" table:style-name="ce176">
            <text:p>342,8</text:p>
          </table:table-cell>
          <table:table-cell office:value-type="string" table:style-name="ce176">
            <text:p>30/11/2020</text:p>
          </table:table-cell>
          <table:table-cell office:value-type="string" table:style-name="ce176">
            <text:p>014-005-000061872</text:p>
          </table:table-cell>
          <table:table-cell office:value-type="string" table:style-name="ce176">
            <text:p>30112020070992526742001201400500006187281237456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42" table:style-name="ce176">
            <text:p>71,42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1.42" table:style-name="ce176">
            <text:p>71,42</text:p>
          </table:table-cell>
          <table:table-cell office:value-type="float" office:value="414.22" table:style-name="ce176">
            <text:p>414,2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ctivaciones de partidos de Ecuaor - PTO 202011000829_x000D_</text:p>
            <text:p>Pedido # 5002706197_x000D_</text:p>
            <text:p>Hoja de entrada: # 1010687598</text:p>
          </table:table-cell>
          <table:table-cell office:value-type="string" table:style-name="ce176">
            <text:p>FAC 001-001-000000648</text:p>
          </table:table-cell>
          <table:table-cell office:value-type="string" table:style-name="ce176">
            <text:p>17112020010992333618001200100100000064813591457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6</text:p>
          </table:table-cell>
          <table:table-cell table:style-name="ce176"/>
          <table:table-cell office:value-type="float" office:value="686.57" table:style-name="ce176">
            <text:p>686,5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86.57" table:style-name="ce176">
            <text:p>686,57</text:p>
          </table:table-cell>
          <table:table-cell office:value-type="float" office:value="82.39" table:style-name="ce176">
            <text:p>82,3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768.96" table:style-name="ce176">
            <text:p>768,9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.67" table:style-name="ce176">
            <text:p>57,67</text:p>
          </table:table-cell>
          <table:table-cell office:value-type="float" office:value="0" table:style-name="ce176">
            <text:p>0</text:p>
          </table:table-cell>
          <table:table-cell office:value-type="float" office:value="57.67" table:style-name="ce176">
            <text:p>57,67</text:p>
          </table:table-cell>
          <table:table-cell office:value-type="string" table:style-name="ce176">
            <text:p>18/11/2020</text:p>
          </table:table-cell>
          <table:table-cell office:value-type="string" table:style-name="ce176">
            <text:p>014-005-000061018</text:p>
          </table:table-cell>
          <table:table-cell office:value-type="string" table:style-name="ce176">
            <text:p>18112020070992526742001201400500006101878145632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01" table:style-name="ce176">
            <text:p>12,01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01" table:style-name="ce176">
            <text:p>12,01</text:p>
          </table:table-cell>
          <table:table-cell office:value-type="float" office:value="69.680000000000007" table:style-name="ce176">
            <text:p>69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Uniformes de Barcelona - PTO 202011000819_x000D_</text:p>
            <text:p>Pedido: # 5002708103_x000D_</text:p>
            <text:p>Hoja de entrada #1010698961</text:p>
          </table:table-cell>
          <table:table-cell office:value-type="string" table:style-name="ce176">
            <text:p>FAC 001-001-000000649</text:p>
          </table:table-cell>
          <table:table-cell office:value-type="string" table:style-name="ce176">
            <text:p>21112020010992333618001200100100000064913740547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7</text:p>
          </table:table-cell>
          <table:table-cell table:style-name="ce176"/>
          <table:table-cell office:value-type="float" office:value="1243" table:style-name="ce176">
            <text:p>124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43" table:style-name="ce176">
            <text:p>1243</text:p>
          </table:table-cell>
          <table:table-cell office:value-type="float" office:value="149.16" table:style-name="ce176">
            <text:p>149,1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92.16" table:style-name="ce176">
            <text:p>1392,1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4.41" table:style-name="ce176">
            <text:p>104,41</text:p>
          </table:table-cell>
          <table:table-cell office:value-type="float" office:value="0" table:style-name="ce176">
            <text:p>0</text:p>
          </table:table-cell>
          <table:table-cell office:value-type="float" office:value="104.41" table:style-name="ce176">
            <text:p>104,41</text:p>
          </table:table-cell>
          <table:table-cell office:value-type="string" table:style-name="ce176">
            <text:p>30/11/2020</text:p>
          </table:table-cell>
          <table:table-cell office:value-type="string" table:style-name="ce176">
            <text:p>014-005-000061871</text:p>
          </table:table-cell>
          <table:table-cell office:value-type="string" table:style-name="ce176">
            <text:p>30112020070992526742001201400500006187162458137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75" table:style-name="ce176">
            <text:p>21,7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75" table:style-name="ce176">
            <text:p>21,75</text:p>
          </table:table-cell>
          <table:table-cell office:value-type="float" office:value="126.16" table:style-name="ce176">
            <text:p>126,1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1/11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Protectores faciales con personajes - PTO 202010000818_x000D_</text:p>
            <text:p>Pedido # 5002707845_x000D_</text:p>
            <text:p>Hoja de entrada #1010697728</text:p>
          </table:table-cell>
          <table:table-cell office:value-type="string" table:style-name="ce176">
            <text:p>FAC 001-001-000000650</text:p>
          </table:table-cell>
          <table:table-cell office:value-type="string" table:style-name="ce176">
            <text:p>21112020010992333618001200100100000065013740589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8</text:p>
          </table:table-cell>
          <table:table-cell table:style-name="ce176"/>
          <table:table-cell office:value-type="float" office:value="1218.8" table:style-name="ce176">
            <text:p>121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218.8" table:style-name="ce176">
            <text:p>1218,8</text:p>
          </table:table-cell>
          <table:table-cell office:value-type="float" office:value="146.26" table:style-name="ce176">
            <text:p>146,2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365.06" table:style-name="ce176">
            <text:p>1365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.38" table:style-name="ce176">
            <text:p>102,38</text:p>
          </table:table-cell>
          <table:table-cell office:value-type="float" office:value="0" table:style-name="ce176">
            <text:p>0</text:p>
          </table:table-cell>
          <table:table-cell office:value-type="float" office:value="102.38" table:style-name="ce176">
            <text:p>102,38</text:p>
          </table:table-cell>
          <table:table-cell office:value-type="string" table:style-name="ce176">
            <text:p>24/11/2020</text:p>
          </table:table-cell>
          <table:table-cell office:value-type="string" table:style-name="ce176">
            <text:p>014-005-000061208</text:p>
          </table:table-cell>
          <table:table-cell office:value-type="string" table:style-name="ce176">
            <text:p>24112020070992526742001201400500006120864325817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33" table:style-name="ce176">
            <text:p>21,33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1.33" table:style-name="ce176">
            <text:p>21,33</text:p>
          </table:table-cell>
          <table:table-cell office:value-type="float" office:value="123.71" table:style-name="ce176">
            <text:p>123,7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yecto Visibilidad Roma 2020 - PTO 202011000825</text:p>
          </table:table-cell>
          <table:table-cell office:value-type="string" table:style-name="ce176">
            <text:p>FAC 001-001-000000652</text:p>
          </table:table-cell>
          <table:table-cell office:value-type="string" table:style-name="ce176">
            <text:p>26112020010992333618001200100100000065213921542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9</text:p>
          </table:table-cell>
          <table:table-cell table:style-name="ce176"/>
          <table:table-cell office:value-type="float" office:value="102984" table:style-name="ce176">
            <text:p>1029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2984" table:style-name="ce176">
            <text:p>102984</text:p>
          </table:table-cell>
          <table:table-cell office:value-type="float" office:value="12358.08" table:style-name="ce176">
            <text:p>12358,0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15342.08" table:style-name="ce176">
            <text:p>115342,0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Visibilidad Mini Cooper - PTO 202011000842</text:p>
          </table:table-cell>
          <table:table-cell office:value-type="string" table:style-name="ce176">
            <text:p>FAC 001-001-000000653</text:p>
          </table:table-cell>
          <table:table-cell office:value-type="string" table:style-name="ce176">
            <text:p>2611202001099233361800120010010000006531392319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30</text:p>
          </table:table-cell>
          <table:table-cell table:style-name="ce176"/>
          <table:table-cell office:value-type="float" office:value="17024" table:style-name="ce176">
            <text:p>1702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024" table:style-name="ce176">
            <text:p>17024</text:p>
          </table:table-cell>
          <table:table-cell office:value-type="float" office:value="2042.88" table:style-name="ce176">
            <text:p>2042,8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066.88" table:style-name="ce176">
            <text:p>19066,8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173645.95" table:formula="of:=SUM([.M2:.M33])" table:style-name="ce1">
            <text:p>173645,95</text:p>
          </table:table-cell>
          <table:table-cell office:value-type="float" office:value="20837.510000000002" table:formula="of:=SUM([.N2:.N33])" table:style-name="ce1">
            <text:p>20837,51</text:p>
          </table:table-cell>
          <table:table-cell table:number-columns-repeated="2" table:style-name="ce1"/>
          <table:table-cell office:value-type="float" office:value="194483.46" table:formula="of:=SUM([.Q2:.Q33])" table:style-name="ce1">
            <text:p>194483,46</text:p>
          </table:table-cell>
          <table:table-cell table:number-columns-repeated="6" table:style-name="ce1"/>
          <table:table-cell office:value-type="float" office:value="4642.93" table:formula="of:=SUM([.X2:.X33])" table:style-name="ce1">
            <text:p>4642,93</text:p>
          </table:table-cell>
          <table:table-cell table:number-columns-repeated="19" table:style-name="ce1"/>
          <table:table-cell office:value-type="float" office:value="1198.1200000000001" table:formula="of:=SUM([.AR2:.AR33])" table:style-name="ce1">
            <text:p>1198,12</text:p>
          </table:table-cell>
          <table:table-cell office:value-type="float" office:value="5841.05" table:formula="of:=SUM([.AS2:.AS33])" table:style-name="ce1">
            <text:p>5841,05</text:p>
          </table:table-cell>
          <table:table-cell table:number-columns-repeated="16339"/>
        </table:table-row>
        <table:table-row table:number-rows-repeated="1048541" table:style-name="ro2">
          <table:table-cell table:number-columns-repeated="16384"/>
        </table:table-row>
      </table:table>
      <table:table table:name="1220" table:style-name="ta1">
        <table:table-column table:style-name="co8" table:number-columns-repeated="8" table:default-cell-style-name="ce1"/>
        <table:table-column table:style-name="co8" table:number-columns-repeated="4" table:default-cell-style-name="ce1" table:visibility="collapse"/>
        <table:table-column table:style-name="co8" table:number-columns-repeated="2" table:default-cell-style-name="ce1"/>
        <table:table-column table:style-name="co8" table:number-columns-repeated="2" table:default-cell-style-name="ce1" table:visibility="collapse"/>
        <table:table-column table:style-name="co8" table:default-cell-style-name="ce1"/>
        <table:table-column table:style-name="co8" table:number-columns-repeated="6" table:default-cell-style-name="ce1" table:visibility="collapse"/>
        <table:table-column table:style-name="co8" table:default-cell-style-name="ce1"/>
        <table:table-column table:style-name="co8" table:number-columns-repeated="19" table:default-cell-style-name="ce1" table:visibility="collapse"/>
        <table:table-column table:style-name="co8" table:number-columns-repeated="2" table:default-cell-style-name="ce1"/>
        <table:table-column table:style-name="co9" table:number-columns-repeated="16339" table:default-cell-style-name="ce1"/>
        <table:table-row table:style-name="ro2">
          <table:table-cell office:value-type="string" table:style-name="ce175">
            <text:p>F. Emisión</text:p>
          </table:table-cell>
          <table:table-cell office:value-type="string" table:style-name="ce175">
            <text:p>RUC</text:p>
          </table:table-cell>
          <table:table-cell office:value-type="string" table:style-name="ce175">
            <text:p>Razón Social</text:p>
          </table:table-cell>
          <table:table-cell office:value-type="string" table:style-name="ce175">
            <text:p>Detalle</text:p>
          </table:table-cell>
          <table:table-cell office:value-type="string" table:style-name="ce175">
            <text:p>No. Comprobante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Cod. Sustento</text:p>
          </table:table-cell>
          <table:table-cell office:value-type="string" table:style-name="ce175">
            <text:p>Cod. Asiento</text:p>
          </table:table-cell>
          <table:table-cell office:value-type="string" table:style-name="ce175">
            <text:p>Centro de Costo</text:p>
          </table:table-cell>
          <table:table-cell office:value-type="string" table:style-name="ce175">
            <text:p>12%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No objeto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IVA</text:p>
          </table:table-cell>
          <table:table-cell office:value-type="string" table:style-name="ce175">
            <text:p>IVA Gasto</text:p>
          </table:table-cell>
          <table:table-cell office:value-type="string" table:style-name="ce175">
            <text:p>ICE</text:p>
          </table:table-cell>
          <table:table-cell office:value-type="string" table:style-name="ce175">
            <text:p>Total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20%</text:p>
          </table:table-cell>
          <table:table-cell office:value-type="string" table:style-name="ce175">
            <text:p>30%</text:p>
          </table:table-cell>
          <table:table-cell office:value-type="string" table:style-name="ce175">
            <text:p>50%</text:p>
          </table:table-cell>
          <table:table-cell office:value-type="string" table:style-name="ce175">
            <text:p>70%</text:p>
          </table:table-cell>
          <table:table-cell office:value-type="string" table:style-name="ce175">
            <text:p>100%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Fecha Retención</text:p>
          </table:table-cell>
          <table:table-cell office:value-type="string" table:style-name="ce175">
            <text:p>No. Retención</text:p>
          </table:table-cell>
          <table:table-cell office:value-type="string" table:style-name="ce175">
            <text:p>No. Autorización</text:p>
          </table:table-cell>
          <table:table-cell office:value-type="string" table:style-name="ce175">
            <text:p>1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2.75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8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1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0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Otros %</text:p>
          </table:table-cell>
          <table:table-cell office:value-type="string" table:style-name="ce175">
            <text:p>Cod.</text:p>
          </table:table-cell>
          <table:table-cell office:value-type="string" table:style-name="ce175">
            <text:p>Subtotal</text:p>
          </table:table-cell>
          <table:table-cell office:value-type="string" table:style-name="ce175">
            <text:p>Total Retenciones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3/10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09000787; PTO 202009000783</text:p>
          </table:table-cell>
          <table:table-cell office:value-type="string" table:style-name="ce176">
            <text:p>FAC 001-001-000000613</text:p>
          </table:table-cell>
          <table:table-cell office:value-type="string" table:style-name="ce176">
            <text:p>13102020010992333618001200100100000061312417724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0000009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.450000000000003" table:style-name="ce176">
            <text:p>35,45</text:p>
          </table:table-cell>
          <table:table-cell office:value-type="float" office:value="0" table:style-name="ce176">
            <text:p>0</text:p>
          </table:table-cell>
          <table:table-cell office:value-type="float" office:value="35.450000000000003" table:style-name="ce176">
            <text:p>35,45</text:p>
          </table:table-cell>
          <table:table-cell office:value-type="string" table:style-name="ce176">
            <text:p>14/12/2020</text:p>
          </table:table-cell>
          <table:table-cell office:value-type="string" table:style-name="ce176">
            <text:p>001-004-000016165</text:p>
          </table:table-cell>
          <table:table-cell office:value-type="string" table:style-name="ce176">
            <text:p>14122020071791321596001200100400001616500016165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6" table:style-name="ce176">
            <text:p>11,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1.6" table:style-name="ce176">
            <text:p>11,6</text:p>
          </table:table-cell>
          <table:table-cell office:value-type="float" office:value="47.05" table:style-name="ce176">
            <text:p>47,0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7/11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34; PTO 202011000833</text:p>
          </table:table-cell>
          <table:table-cell office:value-type="string" table:style-name="ce176">
            <text:p>FAC 001-001-000000646</text:p>
          </table:table-cell>
          <table:table-cell office:value-type="string" table:style-name="ce176">
            <text:p>17112020010992333618001200100100000064613590904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4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2.489999999999995" table:style-name="ce176">
            <text:p>72,49</text:p>
          </table:table-cell>
          <table:table-cell office:value-type="float" office:value="0" table:style-name="ce176">
            <text:p>0</text:p>
          </table:table-cell>
          <table:table-cell office:value-type="float" office:value="72.489999999999995" table:style-name="ce176">
            <text:p>72,49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04-000017069</text:p>
          </table:table-cell>
          <table:table-cell office:value-type="string" table:style-name="ce176">
            <text:p>2312202007179132159600120010040000170690001706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73" table:style-name="ce176">
            <text:p>23,7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3.73" table:style-name="ce176">
            <text:p>23,73</text:p>
          </table:table-cell>
          <table:table-cell office:value-type="float" office:value="96.22" table:style-name="ce176">
            <text:p>96,2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royecto Visibilidad Roma 2020 - PTO 202011000825</text:p>
          </table:table-cell>
          <table:table-cell office:value-type="string" table:style-name="ce176">
            <text:p>FAC 001-001-000000652</text:p>
          </table:table-cell>
          <table:table-cell office:value-type="string" table:style-name="ce176">
            <text:p>26112020010992333618001200100100000065213921542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29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650.66" table:style-name="ce176">
            <text:p>8650,66</text:p>
          </table:table-cell>
          <table:table-cell office:value-type="float" office:value="0" table:style-name="ce176">
            <text:p>0</text:p>
          </table:table-cell>
          <table:table-cell office:value-type="float" office:value="8650.66" table:style-name="ce176">
            <text:p>8650,66</text:p>
          </table:table-cell>
          <table:table-cell office:value-type="string" table:style-name="ce176">
            <text:p>11/12/2020</text:p>
          </table:table-cell>
          <table:table-cell office:value-type="string" table:style-name="ce176">
            <text:p>001-020-000060224</text:p>
          </table:table-cell>
          <table:table-cell office:value-type="string" table:style-name="ce176">
            <text:p>11122020070990049459001200102000006022451069218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832.06" table:style-name="ce176">
            <text:p>2832,0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832.06" table:style-name="ce176">
            <text:p>2832,06</text:p>
          </table:table-cell>
          <table:table-cell office:value-type="float" office:value="11482.72" table:style-name="ce176">
            <text:p>11482,7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6/11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Visibilidad Mini Cooper - PTO 202011000842</text:p>
          </table:table-cell>
          <table:table-cell office:value-type="string" table:style-name="ce176">
            <text:p>FAC 001-001-000000653</text:p>
          </table:table-cell>
          <table:table-cell office:value-type="string" table:style-name="ce176">
            <text:p>2611202001099233361800120010010000006531392319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100003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30.02" table:style-name="ce176">
            <text:p>1430,02</text:p>
          </table:table-cell>
          <table:table-cell office:value-type="float" office:value="0" table:style-name="ce176">
            <text:p>0</text:p>
          </table:table-cell>
          <table:table-cell office:value-type="float" office:value="1430.02" table:style-name="ce176">
            <text:p>1430,02</text:p>
          </table:table-cell>
          <table:table-cell office:value-type="string" table:style-name="ce176">
            <text:p>01/12/2020</text:p>
          </table:table-cell>
          <table:table-cell office:value-type="string" table:style-name="ce176">
            <text:p>001-020-000059321</text:p>
          </table:table-cell>
          <table:table-cell office:value-type="string" table:style-name="ce176">
            <text:p>01122020070990049459001200102000005932124831280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68.16" table:style-name="ce176">
            <text:p>468,16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68.16" table:style-name="ce176">
            <text:p>468,16</text:p>
          </table:table-cell>
          <table:table-cell office:value-type="float" office:value="1898.18" table:style-name="ce176">
            <text:p>1898,1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35; PTO 202011000831; PTO 202011000828</text:p>
          </table:table-cell>
          <table:table-cell office:value-type="string" table:style-name="ce176">
            <text:p>FAC 001-001-000000654</text:p>
          </table:table-cell>
          <table:table-cell office:value-type="string" table:style-name="ce176">
            <text:p>01122020010992333618001200100100000065414038021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1</text:p>
          </table:table-cell>
          <table:table-cell table:style-name="ce176"/>
          <table:table-cell office:value-type="float" office:value="444" table:style-name="ce176">
            <text:p>4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4" table:style-name="ce176">
            <text:p>444</text:p>
          </table:table-cell>
          <table:table-cell office:value-type="float" office:value="53.28" table:style-name="ce176">
            <text:p>53,2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97.28" table:style-name="ce176">
            <text:p>497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299999999999997" table:style-name="ce176">
            <text:p>37,3</text:p>
          </table:table-cell>
          <table:table-cell office:value-type="float" office:value="0" table:style-name="ce176">
            <text:p>0</text:p>
          </table:table-cell>
          <table:table-cell office:value-type="float" office:value="37.299999999999997" table:style-name="ce176">
            <text:p>37,3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78</text:p>
          </table:table-cell>
          <table:table-cell office:value-type="string" table:style-name="ce176">
            <text:p>31122020071791321596001200100400001827800018278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21" table:style-name="ce176">
            <text:p>12,21</text:p>
          </table:table-cell>
          <table:table-cell office:value-type="float" office:value="49.51" table:style-name="ce176">
            <text:p>49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office:value-type="string" table:style-name="ce176">
            <text:p>FAC 001-001-000000655</text:p>
          </table:table-cell>
          <table:table-cell office:value-type="string" table:style-name="ce176">
            <text:p>01122020010992333618001200100100000065514038390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2</text:p>
          </table:table-cell>
          <table:table-cell table:style-name="ce176"/>
          <table:table-cell office:value-type="float" office:value="1980" table:style-name="ce176">
            <text:p>198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80" table:style-name="ce176">
            <text:p>1980</text:p>
          </table:table-cell>
          <table:table-cell office:value-type="float" office:value="237.6" table:style-name="ce176">
            <text:p>237,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217.6" table:style-name="ce176">
            <text:p>2217,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66.32" table:style-name="ce176">
            <text:p>166,32</text:p>
          </table:table-cell>
          <table:table-cell office:value-type="float" office:value="0" table:style-name="ce176">
            <text:p>0</text:p>
          </table:table-cell>
          <table:table-cell office:value-type="float" office:value="166.32" table:style-name="ce176">
            <text:p>166,32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14-005-000064744</text:p>
          </table:table-cell>
          <table:table-cell office:value-type="string" table:style-name="ce176">
            <text:p>30122020070992526742001201400500006474458162743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65" table:style-name="ce176">
            <text:p>34,6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4.65" table:style-name="ce176">
            <text:p>34,65</text:p>
          </table:table-cell>
          <table:table-cell office:value-type="float" office:value="200.97" table:style-name="ce176">
            <text:p>200,97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1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camiseta - PTO 202010000807_x000D_</text:p>
            <text:p>Pedido # 5002706482_x000D_</text:p>
            <text:p>Hoja de entrada #1010688921</text:p>
          </table:table-cell>
          <table:table-cell office:value-type="string" table:style-name="ce176">
            <text:p>FAC 001-001-000000656</text:p>
          </table:table-cell>
          <table:table-cell office:value-type="string" table:style-name="ce176">
            <text:p>01122020010992333618001200100100000065614038452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3</text:p>
          </table:table-cell>
          <table:table-cell table:style-name="ce176"/>
          <table:table-cell office:value-type="float" office:value="466.4" table:style-name="ce176">
            <text:p>46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6.4" table:style-name="ce176">
            <text:p>466,4</text:p>
          </table:table-cell>
          <table:table-cell office:value-type="float" office:value="55.97" table:style-name="ce176">
            <text:p>55,97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22.37" table:style-name="ce176">
            <text:p>522,3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.18" table:style-name="ce176">
            <text:p>39,18</text:p>
          </table:table-cell>
          <table:table-cell office:value-type="float" office:value="0" table:style-name="ce176">
            <text:p>0</text:p>
          </table:table-cell>
          <table:table-cell office:value-type="float" office:value="39.18" table:style-name="ce176">
            <text:p>39,18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14-005-000064746</text:p>
          </table:table-cell>
          <table:table-cell office:value-type="string" table:style-name="ce176">
            <text:p>30122020070992526742001201400500006474636145827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16" table:style-name="ce176">
            <text:p>8,16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8.16" table:style-name="ce176">
            <text:p>8,16</text:p>
          </table:table-cell>
          <table:table-cell office:value-type="float" office:value="47.34" table:style-name="ce176">
            <text:p>47,3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TRASLADO ELEMENTOS CN - PTO 202002000638_x000D_</text:p>
            <text:p>Pedido # 5002646131_x000D_</text:p>
            <text:p>Hoja de entrada # 1010727578</text:p>
          </table:table-cell>
          <table:table-cell office:value-type="string" table:style-name="ce176">
            <text:p>FAC 001-001-000000657</text:p>
          </table:table-cell>
          <table:table-cell office:value-type="string" table:style-name="ce176">
            <text:p>04122020010992333618001200100100000065714117825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4</text:p>
          </table:table-cell>
          <table:table-cell table:style-name="ce176"/>
          <table:table-cell office:value-type="float" office:value="220" table:style-name="ce176">
            <text:p>22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0" table:style-name="ce176">
            <text:p>220</text:p>
          </table:table-cell>
          <table:table-cell office:value-type="float" office:value="26.4" table:style-name="ce176">
            <text:p>26,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46.4" table:style-name="ce176">
            <text:p>246,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8.48" table:style-name="ce176">
            <text:p>18,48</text:p>
          </table:table-cell>
          <table:table-cell office:value-type="float" office:value="0" table:style-name="ce176">
            <text:p>0</text:p>
          </table:table-cell>
          <table:table-cell office:value-type="float" office:value="18.48" table:style-name="ce176">
            <text:p>18,48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14-005-000064833</text:p>
          </table:table-cell>
          <table:table-cell office:value-type="string" table:style-name="ce176">
            <text:p>31122020070992526742001201400500006483316845273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85" table:style-name="ce176">
            <text:p>3,85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85" table:style-name="ce176">
            <text:p>3,85</text:p>
          </table:table-cell>
          <table:table-cell office:value-type="float" office:value="22.33" table:style-name="ce176">
            <text:p>22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4/12/2020</text:p>
          </table:table-cell>
          <table:table-cell office:value-type="string" table:style-name="ce176">
            <text:p>0905907895001</text:p>
          </table:table-cell>
          <table:table-cell office:value-type="string" table:style-name="ce176">
            <text:p>JENNY VERONICA ALVEAR CUCALON</text:p>
          </table:table-cell>
          <table:table-cell office:value-type="string" table:style-name="ce176">
            <text:p>Eventos CN QUITO y GYE <text:s text:c="2"/>- PTO 202011000850</text:p>
          </table:table-cell>
          <table:table-cell office:value-type="string" table:style-name="ce176">
            <text:p>FAC 001-001-000000658</text:p>
          </table:table-cell>
          <table:table-cell office:value-type="string" table:style-name="ce176">
            <text:p>0412202001099233361800120010010000006581411790019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5</text:p>
          </table:table-cell>
          <table:table-cell table:style-name="ce176"/>
          <table:table-cell office:value-type="float" office:value="1379.28" table:style-name="ce176">
            <text:p>1379,2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79.28" table:style-name="ce176">
            <text:p>1379,28</text:p>
          </table:table-cell>
          <table:table-cell office:value-type="float" office:value="165.51" table:style-name="ce176">
            <text:p>165,51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4.79" table:style-name="ce176">
            <text:p>1544,79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VILEDA - PTO 202011000837</text:p>
          </table:table-cell>
          <table:table-cell office:value-type="string" table:style-name="ce176">
            <text:p>FAC 001-001-000000659</text:p>
          </table:table-cell>
          <table:table-cell office:value-type="string" table:style-name="ce176">
            <text:p>05122020010992333618001200100100000065914160103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6</text:p>
          </table:table-cell>
          <table:table-cell table:style-name="ce176"/>
          <table:table-cell office:value-type="float" office:value="3360.5" table:style-name="ce176">
            <text:p>3360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360.5" table:style-name="ce176">
            <text:p>3360,5</text:p>
          </table:table-cell>
          <table:table-cell office:value-type="float" office:value="403.26" table:style-name="ce176">
            <text:p>403,2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763.76" table:style-name="ce176">
            <text:p>3763,7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82.27999999999997" table:style-name="ce176">
            <text:p>282,28</text:p>
          </table:table-cell>
          <table:table-cell office:value-type="float" office:value="0" table:style-name="ce176">
            <text:p>0</text:p>
          </table:table-cell>
          <table:table-cell office:value-type="float" office:value="282.27999999999997" table:style-name="ce176">
            <text:p>282,28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689</text:p>
          </table:table-cell>
          <table:table-cell office:value-type="string" table:style-name="ce176">
            <text:p>231220200713900129490012001050000401689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2.41" table:style-name="ce176">
            <text:p>92,4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2.41" table:style-name="ce176">
            <text:p>92,41</text:p>
          </table:table-cell>
          <table:table-cell office:value-type="float" office:value="374.69" table:style-name="ce176">
            <text:p>374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Evento Tennis Club Samborondón - PTO 202012000853_x000D_</text:p>
            <text:p># de solicitud 128114</text:p>
          </table:table-cell>
          <table:table-cell office:value-type="string" table:style-name="ce176">
            <text:p>FAC 001-001-000000660</text:p>
          </table:table-cell>
          <table:table-cell office:value-type="string" table:style-name="ce176">
            <text:p>0512202001099233361800120010010000006601416012915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7</text:p>
          </table:table-cell>
          <table:table-cell table:style-name="ce176"/>
          <table:table-cell office:value-type="float" office:value="571.20000000000005" table:style-name="ce176">
            <text:p>57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71.20000000000005" table:style-name="ce176">
            <text:p>571,2</text:p>
          </table:table-cell>
          <table:table-cell office:value-type="float" office:value="68.540000000000006" table:style-name="ce176">
            <text:p>68,5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639.74" table:style-name="ce176">
            <text:p>639,7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7.98" table:style-name="ce176">
            <text:p>47,98</text:p>
          </table:table-cell>
          <table:table-cell office:value-type="float" office:value="0" table:style-name="ce176">
            <text:p>0</text:p>
          </table:table-cell>
          <table:table-cell office:value-type="float" office:value="47.98" table:style-name="ce176">
            <text:p>47,98</text:p>
          </table:table-cell>
          <table:table-cell office:value-type="string" table:style-name="ce176">
            <text:p>11/12/2020</text:p>
          </table:table-cell>
          <table:table-cell office:value-type="string" table:style-name="ce176">
            <text:p>001-020-000060225</text:p>
          </table:table-cell>
          <table:table-cell office:value-type="string" table:style-name="ce176">
            <text:p>1112202007099004945900120010200000602258365222413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1" table:style-name="ce176">
            <text:p>15,7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5.71" table:style-name="ce176">
            <text:p>15,71</text:p>
          </table:table-cell>
          <table:table-cell office:value-type="float" office:value="63.69" table:style-name="ce176">
            <text:p>63,69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Medallas y trofeo para torneo fútbol Torremar - PTO 202012000852_x000D_</text:p>
            <text:p>Solicitud # 128113_x000D_</text:p>
            <text:p/>
          </table:table-cell>
          <table:table-cell office:value-type="string" table:style-name="ce176">
            <text:p>FAC 001-001-000000661</text:p>
          </table:table-cell>
          <table:table-cell office:value-type="string" table:style-name="ce176">
            <text:p>05122020010992333618001200100100000066114160146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8</text:p>
          </table:table-cell>
          <table:table-cell table:style-name="ce176"/>
          <table:table-cell office:value-type="float" office:value="758.8" table:style-name="ce176">
            <text:p>758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58.8" table:style-name="ce176">
            <text:p>758,8</text:p>
          </table:table-cell>
          <table:table-cell office:value-type="float" office:value="91.06" table:style-name="ce176">
            <text:p>91,0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49.86" table:style-name="ce176">
            <text:p>849,8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3.74" table:style-name="ce176">
            <text:p>63,74</text:p>
          </table:table-cell>
          <table:table-cell office:value-type="float" office:value="0" table:style-name="ce176">
            <text:p>0</text:p>
          </table:table-cell>
          <table:table-cell office:value-type="float" office:value="63.74" table:style-name="ce176">
            <text:p>63,74</text:p>
          </table:table-cell>
          <table:table-cell office:value-type="string" table:style-name="ce176">
            <text:p>11/12/2020</text:p>
          </table:table-cell>
          <table:table-cell office:value-type="string" table:style-name="ce176">
            <text:p>001-020-000060226</text:p>
          </table:table-cell>
          <table:table-cell office:value-type="string" table:style-name="ce176">
            <text:p>11122020070990049459001200102000006022656528013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87" table:style-name="ce176">
            <text:p>20,87</text:p>
          </table:table-cell>
          <table:table-cell office:value-type="float" office:value="84.61" table:style-name="ce176">
            <text:p>84,6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08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1000844; PTO 202011000832; PTO 202011000820</text:p>
          </table:table-cell>
          <table:table-cell office:value-type="string" table:style-name="ce176">
            <text:p>FAC 001-001-000000662</text:p>
          </table:table-cell>
          <table:table-cell office:value-type="string" table:style-name="ce176">
            <text:p>08122020010992333618001200100100000066214222331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09</text:p>
          </table:table-cell>
          <table:table-cell table:style-name="ce176"/>
          <table:table-cell office:value-type="float" office:value="881" table:style-name="ce176">
            <text:p>88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881" table:style-name="ce176">
            <text:p>881</text:p>
          </table:table-cell>
          <table:table-cell office:value-type="float" office:value="105.72" table:style-name="ce176">
            <text:p>105,7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986.72" table:style-name="ce176">
            <text:p>986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4" table:style-name="ce176">
            <text:p>74</text:p>
          </table:table-cell>
          <table:table-cell office:value-type="float" office:value="0" table:style-name="ce176">
            <text:p>0</text:p>
          </table:table-cell>
          <table:table-cell office:value-type="float" office:value="74" table:style-name="ce176">
            <text:p>74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80</text:p>
          </table:table-cell>
          <table:table-cell office:value-type="string" table:style-name="ce176">
            <text:p>3112202007179132159600120010040000182800001828018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23" table:style-name="ce176">
            <text:p>24,2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4.23" table:style-name="ce176">
            <text:p>24,23</text:p>
          </table:table-cell>
          <table:table-cell office:value-type="float" office:value="98.23" table:style-name="ce176">
            <text:p>98,2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Retiro de vinil del Bus de la Selección - PTO 202011000848_x000D_</text:p>
            <text:p>Hoja de entrada #1010740817_x000D_</text:p>
            <text:p>Pedido #5002714371</text:p>
          </table:table-cell>
          <table:table-cell office:value-type="string" table:style-name="ce176">
            <text:p>FAC 001-001-000000663</text:p>
          </table:table-cell>
          <table:table-cell office:value-type="string" table:style-name="ce176">
            <text:p>10122020010992333618001200100100000066314283077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0</text:p>
          </table:table-cell>
          <table:table-cell table:style-name="ce176"/>
          <table:table-cell office:value-type="float" office:value="385" table:style-name="ce176">
            <text:p>38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5" table:style-name="ce176">
            <text:p>385</text:p>
          </table:table-cell>
          <table:table-cell office:value-type="float" office:value="46.2" table:style-name="ce176">
            <text:p>46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31.2" table:style-name="ce176">
            <text:p>431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.340000000000003" table:style-name="ce176">
            <text:p>32,34</text:p>
          </table:table-cell>
          <table:table-cell office:value-type="float" office:value="0" table:style-name="ce176">
            <text:p>0</text:p>
          </table:table-cell>
          <table:table-cell office:value-type="float" office:value="32.340000000000003" table:style-name="ce176">
            <text:p>32,34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14-005-000064838</text:p>
          </table:table-cell>
          <table:table-cell office:value-type="string" table:style-name="ce176">
            <text:p>31122020070992526742001201400500006483865243871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74" table:style-name="ce176">
            <text:p>6,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74" table:style-name="ce176">
            <text:p>6,74</text:p>
          </table:table-cell>
          <table:table-cell office:value-type="float" office:value="39.08" table:style-name="ce176">
            <text:p>39,0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0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Montaje Tennis Club Samborondon por 7 días - PTO 202012000862_x000D_</text:p>
            <text:p>Solicitud #128550</text:p>
          </table:table-cell>
          <table:table-cell office:value-type="string" table:style-name="ce176">
            <text:p>FAC 001-001-000000664</text:p>
          </table:table-cell>
          <table:table-cell office:value-type="string" table:style-name="ce176">
            <text:p>1012202001099233361800120010010000006641429149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1</text:p>
          </table:table-cell>
          <table:table-cell table:style-name="ce176"/>
          <table:table-cell office:value-type="float" office:value="235.2" table:style-name="ce176">
            <text:p>235,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35.2" table:style-name="ce176">
            <text:p>235,2</text:p>
          </table:table-cell>
          <table:table-cell office:value-type="float" office:value="28.22" table:style-name="ce176">
            <text:p>28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63.42" table:style-name="ce176">
            <text:p>263,4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9.75" table:style-name="ce176">
            <text:p>19,75</text:p>
          </table:table-cell>
          <table:table-cell office:value-type="float" office:value="0" table:style-name="ce176">
            <text:p>0</text:p>
          </table:table-cell>
          <table:table-cell office:value-type="float" office:value="19.75" table:style-name="ce176">
            <text:p>19,75</text:p>
          </table:table-cell>
          <table:table-cell office:value-type="string" table:style-name="ce176">
            <text:p>18/12/2020</text:p>
          </table:table-cell>
          <table:table-cell office:value-type="string" table:style-name="ce176">
            <text:p>001-020-000060933</text:p>
          </table:table-cell>
          <table:table-cell office:value-type="string" table:style-name="ce176">
            <text:p>18122020070990049459001200102000006093351069218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7" table:style-name="ce176">
            <text:p>6,4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6.47" table:style-name="ce176">
            <text:p>6,47</text:p>
          </table:table-cell>
          <table:table-cell office:value-type="float" office:value="26.22" table:style-name="ce176">
            <text:p>26,2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FUNDACION <text:s/>- PTO 202012000869</text:p>
          </table:table-cell>
          <table:table-cell office:value-type="string" table:style-name="ce176">
            <text:p>FAC 001-001-000000665</text:p>
          </table:table-cell>
          <table:table-cell office:value-type="string" table:style-name="ce176">
            <text:p>14122020010992333618001200100100000066514394290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2</text:p>
          </table:table-cell>
          <table:table-cell table:style-name="ce176"/>
          <table:table-cell office:value-type="float" office:value="462" table:style-name="ce176">
            <text:p>46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62" table:style-name="ce176">
            <text:p>462</text:p>
          </table:table-cell>
          <table:table-cell office:value-type="float" office:value="55.44" table:style-name="ce176">
            <text:p>55,4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17.44000000000005" table:style-name="ce176">
            <text:p>517,4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8.81" table:style-name="ce176">
            <text:p>38,81</text:p>
          </table:table-cell>
          <table:table-cell office:value-type="float" office:value="0" table:style-name="ce176">
            <text:p>0</text:p>
          </table:table-cell>
          <table:table-cell office:value-type="float" office:value="38.81" table:style-name="ce176">
            <text:p>38,81</text:p>
          </table:table-cell>
          <table:table-cell office:value-type="string" table:style-name="ce176">
            <text:p>17/12/2020</text:p>
          </table:table-cell>
          <table:table-cell office:value-type="string" table:style-name="ce176">
            <text:p>001-050-000399460</text:p>
          </table:table-cell>
          <table:table-cell office:value-type="string" table:style-name="ce176">
            <text:p>171220200713900129490012001050000399460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7" table:style-name="ce176">
            <text:p>12,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7" table:style-name="ce176">
            <text:p>12,7</text:p>
          </table:table-cell>
          <table:table-cell office:value-type="float" office:value="51.51" table:style-name="ce176">
            <text:p>51,5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a ganadores GYE <text:s/>- PTO 202012000868</text:p>
          </table:table-cell>
          <table:table-cell office:value-type="string" table:style-name="ce176">
            <text:p>FAC 001-001-000000666</text:p>
          </table:table-cell>
          <table:table-cell office:value-type="string" table:style-name="ce176">
            <text:p>14122020010992333618001200100100000066614394312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3</text:p>
          </table:table-cell>
          <table:table-cell table:style-name="ce176"/>
          <table:table-cell office:value-type="float" office:value="137.5" table:style-name="ce176">
            <text:p>137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7.5" table:style-name="ce176">
            <text:p>137,5</text:p>
          </table:table-cell>
          <table:table-cell office:value-type="float" office:value="16.5" table:style-name="ce176">
            <text:p>16,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4" table:style-name="ce176">
            <text:p>15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.55" table:style-name="ce176">
            <text:p>11,55</text:p>
          </table:table-cell>
          <table:table-cell office:value-type="float" office:value="0" table:style-name="ce176">
            <text:p>0</text:p>
          </table:table-cell>
          <table:table-cell office:value-type="float" office:value="11.55" table:style-name="ce176">
            <text:p>11,55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7</text:p>
          </table:table-cell>
          <table:table-cell office:value-type="string" table:style-name="ce176">
            <text:p>23122020071390012949001200105000040141713900129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78" table:style-name="ce176">
            <text:p>3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.78" table:style-name="ce176">
            <text:p>3,78</text:p>
          </table:table-cell>
          <table:table-cell office:value-type="float" office:value="15.33" table:style-name="ce176">
            <text:p>15,33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de premios ganadores NAVIDAD - PTO 202012000867</text:p>
          </table:table-cell>
          <table:table-cell office:value-type="string" table:style-name="ce176">
            <text:p>FAC 001-001-000000667</text:p>
          </table:table-cell>
          <table:table-cell office:value-type="string" table:style-name="ce176">
            <text:p>1412202001099233361800120010010000006671439434016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4</text:p>
          </table:table-cell>
          <table:table-cell table:style-name="ce176"/>
          <table:table-cell office:value-type="float" office:value="2622.95" table:style-name="ce176">
            <text:p>2622,9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622.95" table:style-name="ce176">
            <text:p>2622,95</text:p>
          </table:table-cell>
          <table:table-cell office:value-type="float" office:value="314.75" table:style-name="ce176">
            <text:p>314,75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937.7" table:style-name="ce176">
            <text:p>2937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20.32" table:style-name="ce176">
            <text:p>220,32</text:p>
          </table:table-cell>
          <table:table-cell office:value-type="float" office:value="0" table:style-name="ce176">
            <text:p>0</text:p>
          </table:table-cell>
          <table:table-cell office:value-type="float" office:value="220.32" table:style-name="ce176">
            <text:p>220,32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6</text:p>
          </table:table-cell>
          <table:table-cell office:value-type="string" table:style-name="ce176">
            <text:p>231220200713900129490012001050000401416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2.13" table:style-name="ce176">
            <text:p>72,1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2.13" table:style-name="ce176">
            <text:p>72,13</text:p>
          </table:table-cell>
          <table:table-cell office:value-type="float" office:value="292.45" table:style-name="ce176">
            <text:p>292,45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NAPPIS INFLUENCERS - PTO 202012000866</text:p>
          </table:table-cell>
          <table:table-cell office:value-type="string" table:style-name="ce176">
            <text:p>FAC 001-001-000000668</text:p>
          </table:table-cell>
          <table:table-cell office:value-type="string" table:style-name="ce176">
            <text:p>14122020010992333618001200100100000066814394370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5</text:p>
          </table:table-cell>
          <table:table-cell table:style-name="ce176"/>
          <table:table-cell office:value-type="float" office:value="1096.48" table:style-name="ce176">
            <text:p>1096,4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096.48" table:style-name="ce176">
            <text:p>1096,48</text:p>
          </table:table-cell>
          <table:table-cell office:value-type="float" office:value="131.58000000000001" table:style-name="ce176">
            <text:p>131,5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228.06" table:style-name="ce176">
            <text:p>1228,0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92.11" table:style-name="ce176">
            <text:p>92,11</text:p>
          </table:table-cell>
          <table:table-cell office:value-type="float" office:value="0" table:style-name="ce176">
            <text:p>0</text:p>
          </table:table-cell>
          <table:table-cell office:value-type="float" office:value="92.11" table:style-name="ce176">
            <text:p>92,11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5</text:p>
          </table:table-cell>
          <table:table-cell office:value-type="string" table:style-name="ce176">
            <text:p>231220200713900129490012001050000401415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5" table:style-name="ce176">
            <text:p>30,15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0.15" table:style-name="ce176">
            <text:p>30,15</text:p>
          </table:table-cell>
          <table:table-cell office:value-type="float" office:value="122.26" table:style-name="ce176">
            <text:p>122,2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íos nacional y gye premios - PTO 202012000858</text:p>
          </table:table-cell>
          <table:table-cell office:value-type="string" table:style-name="ce176">
            <text:p>FAC 001-001-000000669</text:p>
          </table:table-cell>
          <table:table-cell office:value-type="string" table:style-name="ce176">
            <text:p>14122020010992333618001200100100000066914394388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6</text:p>
          </table:table-cell>
          <table:table-cell table:style-name="ce176"/>
          <table:table-cell office:value-type="float" office:value="440.77" table:style-name="ce176">
            <text:p>440,7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40.77" table:style-name="ce176">
            <text:p>440,77</text:p>
          </table:table-cell>
          <table:table-cell office:value-type="float" office:value="52.89" table:style-name="ce176">
            <text:p>52,8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93.66" table:style-name="ce176">
            <text:p>493,6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7.020000000000003" table:style-name="ce176">
            <text:p>37,02</text:p>
          </table:table-cell>
          <table:table-cell office:value-type="float" office:value="0" table:style-name="ce176">
            <text:p>0</text:p>
          </table:table-cell>
          <table:table-cell office:value-type="float" office:value="37.020000000000003" table:style-name="ce176">
            <text:p>37,02</text:p>
          </table:table-cell>
          <table:table-cell office:value-type="string" table:style-name="ce176">
            <text:p>17/12/2020</text:p>
          </table:table-cell>
          <table:table-cell office:value-type="string" table:style-name="ce176">
            <text:p>001-050-000399461</text:p>
          </table:table-cell>
          <table:table-cell office:value-type="string" table:style-name="ce176">
            <text:p>171220200713900129490012001050000399461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12" table:style-name="ce176">
            <text:p>12,1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2.12" table:style-name="ce176">
            <text:p>12,12</text:p>
          </table:table-cell>
          <table:table-cell office:value-type="float" office:value="49.14" table:style-name="ce176">
            <text:p>49,14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4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KITS NINACURO SIEMBRA - PTO 202011000836</text:p>
          </table:table-cell>
          <table:table-cell office:value-type="string" table:style-name="ce176">
            <text:p>FAC 001-001-000000670</text:p>
          </table:table-cell>
          <table:table-cell office:value-type="string" table:style-name="ce176">
            <text:p>14122020010992333618001200100100000067014394413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7</text:p>
          </table:table-cell>
          <table:table-cell table:style-name="ce176"/>
          <table:table-cell office:value-type="float" office:value="1751.64" table:style-name="ce176">
            <text:p>1751,6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751.64" table:style-name="ce176">
            <text:p>1751,64</text:p>
          </table:table-cell>
          <table:table-cell office:value-type="float" office:value="210.2" table:style-name="ce176">
            <text:p>210,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961.84" table:style-name="ce176">
            <text:p>1961,8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7.13999999999999" table:style-name="ce176">
            <text:p>147,14</text:p>
          </table:table-cell>
          <table:table-cell office:value-type="float" office:value="0" table:style-name="ce176">
            <text:p>0</text:p>
          </table:table-cell>
          <table:table-cell office:value-type="float" office:value="147.13999999999999" table:style-name="ce176">
            <text:p>147,14</text:p>
          </table:table-cell>
          <table:table-cell office:value-type="string" table:style-name="ce176">
            <text:p>17/12/2020</text:p>
          </table:table-cell>
          <table:table-cell office:value-type="string" table:style-name="ce176">
            <text:p>001-050-000399462</text:p>
          </table:table-cell>
          <table:table-cell office:value-type="string" table:style-name="ce176">
            <text:p>171220200713900129490012001050000399462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8.17" table:style-name="ce176">
            <text:p>48,17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48.17" table:style-name="ce176">
            <text:p>48,17</text:p>
          </table:table-cell>
          <table:table-cell office:value-type="float" office:value="195.31" table:style-name="ce176">
            <text:p>195,31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PERSONAL DICIEMBRE NUEVO FORMATO - PTO 202012000856</text:p>
          </table:table-cell>
          <table:table-cell office:value-type="string" table:style-name="ce176">
            <text:p>FAC 001-001-000000671</text:p>
          </table:table-cell>
          <table:table-cell office:value-type="string" table:style-name="ce176">
            <text:p>1512202001099233361800120010010000006711442110211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8</text:p>
          </table:table-cell>
          <table:table-cell table:style-name="ce176"/>
          <table:table-cell office:value-type="float" office:value="1342.38" table:style-name="ce176">
            <text:p>1342,3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342.38" table:style-name="ce176">
            <text:p>1342,38</text:p>
          </table:table-cell>
          <table:table-cell office:value-type="float" office:value="161.09" table:style-name="ce176">
            <text:p>161,09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1503.47" table:style-name="ce176">
            <text:p>1503,4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12.76" table:style-name="ce176">
            <text:p>112,76</text:p>
          </table:table-cell>
          <table:table-cell office:value-type="float" office:value="0" table:style-name="ce176">
            <text:p>0</text:p>
          </table:table-cell>
          <table:table-cell office:value-type="float" office:value="112.76" table:style-name="ce176">
            <text:p>112,76</text:p>
          </table:table-cell>
          <table:table-cell office:value-type="string" table:style-name="ce176">
            <text:p>23/12/2020</text:p>
          </table:table-cell>
          <table:table-cell office:value-type="string" table:style-name="ce176">
            <text:p>001-050-000401414</text:p>
          </table:table-cell>
          <table:table-cell office:value-type="string" table:style-name="ce176">
            <text:p>2312202007139001294900120010500004014141390012914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92" table:style-name="ce176">
            <text:p>36,9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36.92" table:style-name="ce176">
            <text:p>36,92</text:p>
          </table:table-cell>
          <table:table-cell office:value-type="float" office:value="149.68" table:style-name="ce176">
            <text:p>149,6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0992526742001</text:p>
          </table:table-cell>
          <table:table-cell office:value-type="string" table:style-name="ce176">
            <text:p>DINADEC S.A.</text:p>
          </table:table-cell>
          <table:table-cell office:value-type="string" table:style-name="ce176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office:value-type="string" table:style-name="ce176">
            <text:p>FAC 001-001-000000672</text:p>
          </table:table-cell>
          <table:table-cell office:value-type="string" table:style-name="ce176">
            <text:p>15122020010992333618001200100100000067214428453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19</text:p>
          </table:table-cell>
          <table:table-cell table:style-name="ce176"/>
          <table:table-cell office:value-type="float" office:value="4228.6099999999997" table:style-name="ce176">
            <text:p>4228,6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28.6099999999997" table:style-name="ce176">
            <text:p>4228,61</text:p>
          </table:table-cell>
          <table:table-cell office:value-type="float" office:value="507.43" table:style-name="ce176">
            <text:p>507,43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736.04" table:style-name="ce176">
            <text:p>4736,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55.2" table:style-name="ce176">
            <text:p>355,2</text:p>
          </table:table-cell>
          <table:table-cell office:value-type="float" office:value="0" table:style-name="ce176">
            <text:p>0</text:p>
          </table:table-cell>
          <table:table-cell office:value-type="float" office:value="355.2" table:style-name="ce176">
            <text:p>355,2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14-005-000064766</text:p>
          </table:table-cell>
          <table:table-cell office:value-type="string" table:style-name="ce176">
            <text:p>3012202007099252674200120140050000647662563781417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4" table:style-name="ce176">
            <text:p>74</text:p>
          </table:table-cell>
          <table:table-cell office:value-type="string" table:style-name="ce176">
            <text:p>30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4" table:style-name="ce176">
            <text:p>74</text:p>
          </table:table-cell>
          <table:table-cell office:value-type="float" office:value="429.2" table:style-name="ce176">
            <text:p>429,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Iluminación carro vitrina Exhibición Mini Cooper - PTO 202012000861</text:p>
          </table:table-cell>
          <table:table-cell office:value-type="string" table:style-name="ce176">
            <text:p>FAC 001-001-000000673</text:p>
          </table:table-cell>
          <table:table-cell office:value-type="string" table:style-name="ce176">
            <text:p>15122020010992333618001200100100000067314431008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0</text:p>
          </table:table-cell>
          <table:table-cell table:style-name="ce176"/>
          <table:table-cell office:value-type="float" office:value="716.8" table:style-name="ce176">
            <text:p>716,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16.8" table:style-name="ce176">
            <text:p>716,8</text:p>
          </table:table-cell>
          <table:table-cell office:value-type="float" office:value="86.02" table:style-name="ce176">
            <text:p>86,0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02.82" table:style-name="ce176">
            <text:p>802,8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0.21" table:style-name="ce176">
            <text:p>60,21</text:p>
          </table:table-cell>
          <table:table-cell office:value-type="float" office:value="0" table:style-name="ce176">
            <text:p>0</text:p>
          </table:table-cell>
          <table:table-cell office:value-type="float" office:value="60.21" table:style-name="ce176">
            <text:p>60,21</text:p>
          </table:table-cell>
          <table:table-cell office:value-type="string" table:style-name="ce176">
            <text:p>21/12/2020</text:p>
          </table:table-cell>
          <table:table-cell office:value-type="string" table:style-name="ce176">
            <text:p>001-020-000061180</text:p>
          </table:table-cell>
          <table:table-cell office:value-type="string" table:style-name="ce176">
            <text:p>211220200709900494590012001020000061180326765261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71" table:style-name="ce176">
            <text:p>19,7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9.71" table:style-name="ce176">
            <text:p>19,71</text:p>
          </table:table-cell>
          <table:table-cell office:value-type="float" office:value="79.92" table:style-name="ce176">
            <text:p>79,9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5/12/2020</text:p>
          </table:table-cell>
          <table:table-cell office:value-type="string" table:style-name="ce176">
            <text:p>0990049459001</text:p>
          </table:table-cell>
          <table:table-cell office:value-type="string" table:style-name="ce176">
            <text:p>BANCO GUAYAQUIL S.A.</text:p>
          </table:table-cell>
          <table:table-cell office:value-type="string" table:style-name="ce176">
            <text:p>Permisos Ecovia QUito - PTO 202011000851</text:p>
          </table:table-cell>
          <table:table-cell office:value-type="string" table:style-name="ce176">
            <text:p>FAC 001-001-000000674</text:p>
          </table:table-cell>
          <table:table-cell office:value-type="string" table:style-name="ce176">
            <text:p>1512202001099233361800120010010000006741443101717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1</text:p>
          </table:table-cell>
          <table:table-cell table:style-name="ce176"/>
          <table:table-cell office:value-type="float" office:value="39200" table:style-name="ce176">
            <text:p>3920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9200" table:style-name="ce176">
            <text:p>39200</text:p>
          </table:table-cell>
          <table:table-cell office:value-type="float" office:value="4704" table:style-name="ce176">
            <text:p>4704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43904" table:style-name="ce176">
            <text:p>43904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292.8" table:style-name="ce176">
            <text:p>3292,8</text:p>
          </table:table-cell>
          <table:table-cell office:value-type="float" office:value="0" table:style-name="ce176">
            <text:p>0</text:p>
          </table:table-cell>
          <table:table-cell office:value-type="float" office:value="3292.8" table:style-name="ce176">
            <text:p>3292,8</text:p>
          </table:table-cell>
          <table:table-cell office:value-type="string" table:style-name="ce176">
            <text:p>21/12/2020</text:p>
          </table:table-cell>
          <table:table-cell office:value-type="string" table:style-name="ce176">
            <text:p>001-020-000061181</text:p>
          </table:table-cell>
          <table:table-cell office:value-type="string" table:style-name="ce176">
            <text:p>211220200709900494590012001020000061181845657481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78" table:style-name="ce176">
            <text:p>10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078" table:style-name="ce176">
            <text:p>1078</text:p>
          </table:table-cell>
          <table:table-cell office:value-type="float" office:value="4370.8" table:style-name="ce176">
            <text:p>4370,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6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PTO 202012000865; PTO 202012000855</text:p>
          </table:table-cell>
          <table:table-cell office:value-type="string" table:style-name="ce176">
            <text:p>FAC 001-001-000000675</text:p>
          </table:table-cell>
          <table:table-cell office:value-type="string" table:style-name="ce176">
            <text:p>1612202001099233361800120010010000006751445402013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2</text:p>
          </table:table-cell>
          <table:table-cell table:style-name="ce176"/>
          <table:table-cell office:value-type="float" office:value="503" table:style-name="ce176">
            <text:p>503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503" table:style-name="ce176">
            <text:p>503</text:p>
          </table:table-cell>
          <table:table-cell office:value-type="float" office:value="60.36" table:style-name="ce176">
            <text:p>60,36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563.36" table:style-name="ce176">
            <text:p>563,3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42.25" table:style-name="ce176">
            <text:p>42,25</text:p>
          </table:table-cell>
          <table:table-cell office:value-type="float" office:value="0" table:style-name="ce176">
            <text:p>0</text:p>
          </table:table-cell>
          <table:table-cell office:value-type="float" office:value="42.25" table:style-name="ce176">
            <text:p>42,25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81</text:p>
          </table:table-cell>
          <table:table-cell office:value-type="string" table:style-name="ce176">
            <text:p>31122020071791321596001200100400001828100018281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83" table:style-name="ce176">
            <text:p>13,83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13.83" table:style-name="ce176">
            <text:p>13,83</text:p>
          </table:table-cell>
          <table:table-cell office:value-type="float" office:value="56.08" table:style-name="ce176">
            <text:p>56,0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trega ganadores ALBERTO SOLER - PTO 202012000871</text:p>
          </table:table-cell>
          <table:table-cell office:value-type="string" table:style-name="ce176">
            <text:p>FAC 001-001-000000676</text:p>
          </table:table-cell>
          <table:table-cell office:value-type="string" table:style-name="ce176">
            <text:p>1812202001099233361800120010010000006761450373018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3</text:p>
          </table:table-cell>
          <table:table-cell table:style-name="ce176"/>
          <table:table-cell office:value-type="float" office:value="258.5" table:style-name="ce176">
            <text:p>258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58.5" table:style-name="ce176">
            <text:p>258,5</text:p>
          </table:table-cell>
          <table:table-cell office:value-type="float" office:value="31.02" table:style-name="ce176">
            <text:p>31,0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289.52" table:style-name="ce176">
            <text:p>289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1.71" table:style-name="ce176">
            <text:p>21,71</text:p>
          </table:table-cell>
          <table:table-cell office:value-type="float" office:value="0" table:style-name="ce176">
            <text:p>0</text:p>
          </table:table-cell>
          <table:table-cell office:value-type="float" office:value="21.71" table:style-name="ce176">
            <text:p>21,71</text:p>
          </table:table-cell>
          <table:table-cell office:value-type="string" table:style-name="ce176">
            <text:p>18/12/2020</text:p>
          </table:table-cell>
          <table:table-cell office:value-type="string" table:style-name="ce176">
            <text:p>001-050-000399999</text:p>
          </table:table-cell>
          <table:table-cell office:value-type="string" table:style-name="ce176">
            <text:p>1812202007139001294900120010500003999991390012911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11" table:style-name="ce176">
            <text:p>7,11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7.11" table:style-name="ce176">
            <text:p>7,11</text:p>
          </table:table-cell>
          <table:table-cell office:value-type="float" office:value="28.82" table:style-name="ce176">
            <text:p>28,82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12/2020</text:p>
          </table:table-cell>
          <table:table-cell office:value-type="string" table:style-name="ce176">
            <text:p>1791321596001</text:p>
          </table:table-cell>
          <table:table-cell office:value-type="string" table:style-name="ce176">
            <text:p>UNILEVER ANDINA ECUADOR S.A.</text:p>
          </table:table-cell>
          <table:table-cell office:value-type="string" table:style-name="ce176">
            <text:p>ARTES CONGELADOR NAVIDAD MAGNUM <text:s/>- PTO 202012000854</text:p>
          </table:table-cell>
          <table:table-cell office:value-type="string" table:style-name="ce176">
            <text:p>FAC 001-001-000000677</text:p>
          </table:table-cell>
          <table:table-cell office:value-type="string" table:style-name="ce176">
            <text:p>1812202001099233361800120010010000006771450375512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4</text:p>
          </table:table-cell>
          <table:table-cell table:style-name="ce176"/>
          <table:table-cell office:value-type="float" office:value="346" table:style-name="ce176">
            <text:p>346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46" table:style-name="ce176">
            <text:p>346</text:p>
          </table:table-cell>
          <table:table-cell office:value-type="float" office:value="41.52" table:style-name="ce176">
            <text:p>41,5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87.52" table:style-name="ce176">
            <text:p>387,5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29.06" table:style-name="ce176">
            <text:p>29,06</text:p>
          </table:table-cell>
          <table:table-cell office:value-type="float" office:value="0" table:style-name="ce176">
            <text:p>0</text:p>
          </table:table-cell>
          <table:table-cell office:value-type="float" office:value="29.06" table:style-name="ce176">
            <text:p>29,06</text:p>
          </table:table-cell>
          <table:table-cell office:value-type="string" table:style-name="ce176">
            <text:p>31/12/2020</text:p>
          </table:table-cell>
          <table:table-cell office:value-type="string" table:style-name="ce176">
            <text:p>001-004-000018281</text:p>
          </table:table-cell>
          <table:table-cell office:value-type="string" table:style-name="ce176">
            <text:p>311220200717913215960012001004000018281000182811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52" table:style-name="ce176">
            <text:p>9,52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9.52" table:style-name="ce176">
            <text:p>9,52</text:p>
          </table:table-cell>
          <table:table-cell office:value-type="float" office:value="38.58" table:style-name="ce176">
            <text:p>38,58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18/12/2020</text:p>
          </table:table-cell>
          <table:table-cell office:value-type="string" table:style-name="ce176">
            <text:p>1390012949001</text:p>
          </table:table-cell>
          <table:table-cell office:value-type="string" table:style-name="ce176">
            <text:p>LA FABRIL S.A.</text:p>
          </table:table-cell>
          <table:table-cell office:value-type="string" table:style-name="ce176">
            <text:p>Envio adicional ganadores navidad - PTO 202012000872</text:p>
          </table:table-cell>
          <table:table-cell office:value-type="string" table:style-name="ce176">
            <text:p>FAC 001-001-000000678</text:p>
          </table:table-cell>
          <table:table-cell office:value-type="string" table:style-name="ce176">
            <text:p>1812202001099233361800120010010000006781450587310</text:p>
          </table:table-cell>
          <table:table-cell office:value-type="string" table:style-name="ce176">
            <text:p>-</text:p>
          </table:table-cell>
          <table:table-cell office:value-type="string" table:style-name="ce176">
            <text:p>VTA 202012000025</text:p>
          </table:table-cell>
          <table:table-cell table:style-name="ce176"/>
          <table:table-cell office:value-type="float" office:value="755.7" table:style-name="ce176">
            <text:p>755,7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755.7" table:style-name="ce176">
            <text:p>755,7</text:p>
          </table:table-cell>
          <table:table-cell office:value-type="float" office:value="90.68" table:style-name="ce176">
            <text:p>90,68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846.38" table:style-name="ce176">
            <text:p>846,38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63.48" table:style-name="ce176">
            <text:p>63,48</text:p>
          </table:table-cell>
          <table:table-cell office:value-type="float" office:value="0" table:style-name="ce176">
            <text:p>0</text:p>
          </table:table-cell>
          <table:table-cell office:value-type="float" office:value="63.48" table:style-name="ce176">
            <text:p>63,48</text:p>
          </table:table-cell>
          <table:table-cell office:value-type="string" table:style-name="ce176">
            <text:p>30/12/2020</text:p>
          </table:table-cell>
          <table:table-cell office:value-type="string" table:style-name="ce176">
            <text:p>001-050-000403045</text:p>
          </table:table-cell>
          <table:table-cell office:value-type="string" table:style-name="ce176">
            <text:p>3012202007139001294900120010500004030451390012915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78" table:style-name="ce176">
            <text:p>20,78</text:p>
          </table:table-cell>
          <table:table-cell office:value-type="string" table:style-name="ce176">
            <text:p>344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20.78" table:style-name="ce176">
            <text:p>20,78</text:p>
          </table:table-cell>
          <table:table-cell office:value-type="float" office:value="84.26" table:style-name="ce176">
            <text:p>84,26</text:p>
          </table:table-cell>
          <table:table-cell table:number-columns-repeated="16339"/>
        </table:table-row>
        <table:table-row table:style-name="ro7">
          <table:table-cell office:value-type="string" table:style-name="ce176">
            <text:p>28/12/2020</text:p>
          </table:table-cell>
          <table:table-cell office:value-type="string" table:style-name="ce176">
            <text:p>0990800707001</text:p>
          </table:table-cell>
          <table:table-cell office:value-type="string" table:style-name="ce176">
            <text:p>PREDIOS BONAFIDE S.A.</text:p>
          </table:table-cell>
          <table:table-cell office:value-type="string" table:style-name="ce176">
            <text:p>DECORACION EVENTO NAVIDAD EMPRESA - PTO 202011000827</text:p>
          </table:table-cell>
          <table:table-cell office:value-type="string" table:style-name="ce176">
            <text:p>FAC 001-001-000000679</text:p>
          </table:table-cell>
          <table:table-cell table:style-name="ce176"/>
          <table:table-cell office:value-type="string" table:style-name="ce176">
            <text:p>-</text:p>
          </table:table-cell>
          <table:table-cell office:value-type="string" table:style-name="ce176">
            <text:p>VTA 202012000026</text:p>
          </table:table-cell>
          <table:table-cell table:style-name="ce176"/>
          <table:table-cell office:value-type="float" office:value="343.5" table:style-name="ce176">
            <text:p>343,5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343.5" table:style-name="ce176">
            <text:p>343,5</text:p>
          </table:table-cell>
          <table:table-cell office:value-type="float" office:value="41.22" table:style-name="ce176">
            <text:p>41,22</text:p>
          </table:table-cell>
          <table:table-cell office:value-type="string" table:style-name="ce176">
            <text:p>-</text:p>
          </table:table-cell>
          <table:table-cell office:value-type="float" office:value="0" table:style-name="ce176">
            <text:p>0</text:p>
          </table:table-cell>
          <table:table-cell office:value-type="float" office:value="384.72" table:style-name="ce176">
            <text:p>384,72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string" table:style-name="ce176">
            <text:p>999-999-999999999</text:p>
          </table:table-cell>
          <table:table-cell office:value-type="string" table:style-name="ce176">
            <text:p>9999999999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string" table:style-name="ce176">
            <text:p>332</text:p>
          </table:table-cell>
          <table:table-cell office:value-type="float" office:value="0" table:style-name="ce176">
            <text:p>0</text:p>
          </table:table-cell>
          <table:table-cell table:style-name="ce176"/>
          <table:table-cell office:value-type="float" office:value="0" table:style-name="ce176">
            <text:p>0</text:p>
          </table:table-cell>
          <table:table-cell office:value-type="float" office:value="0" table:style-name="ce176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float" office:value="64887.21" table:formula="of:=SUM([.M2:.M31])" table:style-name="ce1">
            <text:p>64887,21</text:p>
          </table:table-cell>
          <table:table-cell office:value-type="float" office:value="7786.4600000000009" table:formula="of:=SUM([.N2:.N31])" table:style-name="ce1">
            <text:p>7786,46</text:p>
          </table:table-cell>
          <table:table-cell table:number-columns-repeated="2" table:style-name="ce1"/>
          <table:table-cell office:value-type="float" office:value="72673.670000000027" table:formula="of:=SUM([.Q2:.Q31])" table:style-name="ce1">
            <text:p>72673,67</text:p>
          </table:table-cell>
          <table:table-cell table:number-columns-repeated="6" table:style-name="ce1"/>
          <table:table-cell office:value-type="float" office:value="15494.409999999998" table:formula="of:=SUM([.X2:.X31])" table:style-name="ce1">
            <text:p>15494,41</text:p>
          </table:table-cell>
          <table:table-cell table:number-columns-repeated="19" table:style-name="ce1"/>
          <table:table-cell office:value-type="float" office:value="4999.7699999999986" table:formula="of:=SUM([.AR2:.AR31])" table:style-name="ce1">
            <text:p>4999,77</text:p>
          </table:table-cell>
          <table:table-cell office:value-type="float" office:value="20494.180000000004" table:formula="of:=SUM([.AS2:.AS31])" table:style-name="ce1">
            <text:p>20494,18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percentage-style style:name="N37">
      <number:number number:decimal-places="2" number:min-integer-digits="1"/>
      <number:text> %</number:text>
    </number:percentag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 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Comma_32_10" style:display-name="Excel Built-in Comma 10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4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6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arlos Almeida</meta:initial-creator>
    <dc:creator>Carlos Almeida</dc:creator>
    <meta:creation-date>2020-11-18T12:40:37Z</meta:creation-date>
    <dc:date>2021-03-18T20:27:04Z</dc:date>
    <meta:editing-cycles>14</meta:editing-cycles>
    <meta:editing-duration>PT11052S</meta:editing-duration>
  </office:meta>
</office:document-meta>
</file>